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2000000000A0000000A5B354D19DE71D0E4.gif" manifest:media-type="image/gif"/>
  <manifest:file-entry manifest:full-path="Object 2/Pictures/100002000000000B0000000BC0C472F3971B5F86.gif" manifest:media-type="image/gif"/>
  <manifest:file-entry manifest:full-path="Object 2/Pictures/100002000000000A0000000A921E59AEAD2B8155.gif" manifest:media-type="image/gif"/>
  <manifest:file-entry manifest:full-path="Object 2/Pictures/100002000000000A0000000AC4799C84EB83207C.gif" manifest:media-type="image/gif"/>
  <manifest:file-entry manifest:full-path="Object 2/Pictures/100002000000000A0000000A32620BEE896551C7.gif" manifest:media-type="image/gif"/>
  <manifest:file-entry manifest:full-path="Object 2/Pictures/100002000000000A0000000A8A2ED053E52383D5.gif" manifest:media-type="image/gif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2000000000C0000000C69959ADFEAC38DB9.gif" manifest:media-type="image/gif"/>
  <manifest:file-entry manifest:full-path="Object 1/Pictures/100002000000000B0000000BC0C472F3971B5F86.gif" manifest:media-type="image/gif"/>
  <manifest:file-entry manifest:full-path="Object 1/Pictures/100002000000001000000010BC7FFBB6C09A3D6B.gif" manifest:media-type="image/gif"/>
  <manifest:file-entry manifest:full-path="Object 1/Pictures/100002000000000E00000007920574A49F7B3973.gif" manifest:media-type="image/gif"/>
  <manifest:file-entry manifest:full-path="Object 1/Pictures/100002000000000A0000000A5B354D19DE71D0E4.gif" manifest:media-type="image/gif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400000004202A8EFAE04BCB5E7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Pictures/100002000000000E00000007920574A49F7B3973.gif" manifest:media-type="image/gif"/>
  <manifest:file-entry manifest:full-path="Object 4/Pictures/100002000000000B0000000BC0C472F3971B5F86.gif" manifest:media-type="image/gif"/>
  <manifest:file-entry manifest:full-path="Object 4/Pictures/100002000000000C0000000C69959ADFEAC38DB9.gif" manifest:media-type="image/gif"/>
  <manifest:file-entry manifest:full-path="Object 4/Pictures/100002000000001000000010BC7FFBB6C09A3D6B.gif" manifest:media-type="image/gif"/>
  <manifest:file-entry manifest:full-path="Object 4/Pictures/100002000000000A0000000A5B354D19DE71D0E4.gif" manifest:media-type="image/gif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Times New Roman1" svg:font-family="'Times New Roman'" style:font-adornments="Normal" style:font-family-generic="roma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mm"/>
    </style:style>
    <style:style style:name="co3" style:family="table-column">
      <style:table-column-properties fo:break-before="auto" style:column-width="80.65mm"/>
    </style:style>
    <style:style style:name="co4" style:family="table-column">
      <style:table-column-properties fo:break-before="auto" style:column-width="71.44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38.4mm"/>
    </style:style>
    <style:style style:name="co7" style:family="table-column">
      <style:table-column-properties fo:break-before="auto" style:column-width="21.13mm"/>
    </style:style>
    <style:style style:name="co8" style:family="table-column">
      <style:table-column-properties fo:break-before="auto" style:column-width="60.82mm"/>
    </style:style>
    <style:style style:name="co9" style:family="table-column">
      <style:table-column-properties fo:break-before="auto" style:column-width="33.32mm"/>
    </style:style>
    <style:style style:name="co10" style:family="table-column">
      <style:table-column-properties fo:break-before="auto" style:column-width="77.52mm"/>
    </style:style>
    <style:style style:name="co11" style:family="table-column">
      <style:table-column-properties fo:break-before="auto" style:column-width="73.36mm"/>
    </style:style>
    <style:style style:name="co12" style:family="table-column">
      <style:table-column-properties fo:break-before="auto" style:column-width="39.16mm"/>
    </style:style>
    <style:style style:name="co13" style:family="table-column">
      <style:table-column-properties fo:break-before="auto" style:column-width="33.16mm"/>
    </style:style>
    <style:style style:name="co14" style:family="table-column">
      <style:table-column-properties fo:break-before="auto" style:column-width="44.93mm"/>
    </style:style>
    <style:style style:name="co15" style:family="table-column">
      <style:table-column-properties fo:break-before="auto" style:column-width="26.78mm"/>
    </style:style>
    <style:style style:name="co16" style:family="table-column">
      <style:table-column-properties fo:break-before="auto" style:column-width="24.25mm"/>
    </style:style>
    <style:style style:name="co17" style:family="table-column">
      <style:table-column-properties fo:break-before="auto" style:column-width="19.4mm"/>
    </style:style>
    <style:style style:name="co18" style:family="table-column">
      <style:table-column-properties fo:break-before="auto" style:column-width="26.97mm"/>
    </style:style>
    <style:style style:name="co19" style:family="table-column">
      <style:table-column-properties fo:break-before="auto" style:column-width="42.67mm"/>
    </style:style>
    <style:style style:name="co20" style:family="table-column">
      <style:table-column-properties fo:break-before="auto" style:column-width="50.61mm"/>
    </style:style>
    <style:style style:name="co21" style:family="table-column">
      <style:table-column-properties fo:break-before="auto" style:column-width="49.02mm"/>
    </style:style>
    <style:style style:name="co22" style:family="table-column">
      <style:table-column-properties fo:break-before="auto" style:column-width="56.89mm"/>
    </style:style>
    <style:style style:name="co23" style:family="table-column">
      <style:table-column-properties fo:break-before="auto" style:column-width="13.12mm"/>
    </style:style>
    <style:style style:name="co24" style:family="table-column">
      <style:table-column-properties fo:break-before="auto" style:column-width="14.15mm"/>
    </style:style>
    <style:style style:name="co25" style:family="table-column">
      <style:table-column-properties fo:break-before="auto" style:column-width="17.82mm"/>
    </style:style>
    <style:style style:name="co26" style:family="table-column">
      <style:table-column-properties fo:break-before="auto" style:column-width="49.76mm"/>
    </style:style>
    <style:style style:name="co27" style:family="table-column">
      <style:table-column-properties fo:break-before="auto" style:column-width="30.37mm"/>
    </style:style>
    <style:style style:name="co28" style:family="table-column">
      <style:table-column-properties fo:break-before="auto" style:column-width="60.89mm"/>
    </style:style>
    <style:style style:name="co29" style:family="table-column">
      <style:table-column-properties fo:break-before="auto" style:column-width="46.28mm"/>
    </style:style>
    <style:style style:name="co30" style:family="table-column">
      <style:table-column-properties fo:break-before="auto" style:column-width="25.72mm"/>
    </style:style>
    <style:style style:name="co31" style:family="table-column">
      <style:table-column-properties fo:break-before="auto" style:column-width="13.19mm"/>
    </style:style>
    <style:style style:name="co32" style:family="table-column">
      <style:table-column-properties fo:break-before="auto" style:column-width="17mm"/>
    </style:style>
    <style:style style:name="co33" style:family="table-column">
      <style:table-column-properties fo:break-before="auto" style:column-width="49.42mm"/>
    </style:style>
    <style:style style:name="co34" style:family="table-column">
      <style:table-column-properties fo:break-before="auto" style:column-width="47.73mm"/>
    </style:style>
    <style:style style:name="co35" style:family="table-column">
      <style:table-column-properties fo:break-before="auto" style:column-width="51.98mm"/>
    </style:style>
    <style:style style:name="co36" style:family="table-column">
      <style:table-column-properties fo:break-before="auto" style:column-width="25.54mm"/>
    </style:style>
    <style:style style:name="co37" style:family="table-column">
      <style:table-column-properties fo:break-before="auto" style:column-width="22.7mm"/>
    </style:style>
    <style:style style:name="co38" style:family="table-column">
      <style:table-column-properties fo:break-before="auto" style:column-width="22.68mm"/>
    </style:style>
    <style:style style:name="co39" style:family="table-column">
      <style:table-column-properties fo:break-before="auto" style:column-width="24.8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22.28mm" fo:break-before="auto" style:use-optimal-row-height="true"/>
    </style:style>
    <style:style style:name="ro6" style:family="table-row">
      <style:table-row-properties style:row-height="11.94mm" fo:break-before="auto" style:use-optimal-row-height="true"/>
    </style:style>
    <style:style style:name="ro7" style:family="table-row">
      <style:table-row-properties style:row-height="23.02mm" fo:break-before="auto" style:use-optimal-row-height="true"/>
    </style:style>
    <style:style style:name="ro8" style:family="table-row">
      <style:table-row-properties style:row-height="15.43mm" fo:break-before="auto" style:use-optimal-row-height="false"/>
    </style:style>
    <style:style style:name="ro9" style:family="table-row">
      <style:table-row-properties style:row-height="25.79mm" fo:break-before="auto" style:use-optimal-row-height="false"/>
    </style:style>
    <style:style style:name="ro10" style:family="table-row">
      <style:table-row-properties style:row-height="16.49mm" fo:break-before="auto" style:use-optimal-row-height="false"/>
    </style:style>
    <style:style style:name="ro11" style:family="table-row">
      <style:table-row-properties style:row-height="18.04mm" fo:break-before="auto" style:use-optimal-row-height="false"/>
    </style:style>
    <style:style style:name="ro12" style:family="table-row">
      <style:table-row-properties style:row-height="20.23mm" fo:break-before="auto" style:use-optimal-row-height="false"/>
    </style:style>
    <style:style style:name="ro13" style:family="table-row">
      <style:table-row-properties style:row-height="15.28mm" fo:break-before="auto" style:use-optimal-row-height="true"/>
    </style:style>
    <style:style style:name="ro14" style:family="table-row">
      <style:table-row-properties style:row-height="24.52mm" fo:break-before="auto" style:use-optimal-row-height="false"/>
    </style:style>
    <style:style style:name="ro15" style:family="table-row">
      <style:table-row-properties style:row-height="29.51mm" fo:break-before="auto" style:use-optimal-row-height="false"/>
    </style:style>
    <style:style style:name="ro16" style:family="table-row">
      <style:table-row-properties style:row-height="12.63mm" fo:break-before="auto" style:use-optimal-row-height="false"/>
    </style:style>
    <style:style style:name="ro17" style:family="table-row">
      <style:table-row-properties style:row-height="30.34mm" fo:break-before="auto" style:use-optimal-row-height="false"/>
    </style:style>
    <style:style style:name="ro18" style:family="table-row">
      <style:table-row-properties style:row-height="6.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63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52" style:family="table-cell" style:parent-style-name="Default">
      <style:table-cell-properties style:cell-protect="protected formula-hidden" style:print-content="true"/>
    </style:style>
    <style:style style:name="ce11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5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57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7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9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9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98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7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9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3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2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1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2" style:family="table-cell" style:parent-style-name="Default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0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&quot;VRAI&quot;))" style:apply-style-name="VRAI" style:base-cell-address="'Radian en degré'.D3"/>
      <style:map style:condition="is-true-formula(IF(#REF!=&quot;FAUX&quot;))" style:apply-style-name="FAUX" style:base-cell-address="'Radian en degré'.D3"/>
    </style:style>
    <style:style style:name="ce2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&quot;VRAI&quot;))" style:apply-style-name="VRAI" style:base-cell-address="'Radian en degré'.D4"/>
      <style:map style:condition="is-true-formula(IF(#REF!=&quot;FAUX&quot;))" style:apply-style-name="FAUX" style:base-cell-address="'Radian en degré'.D4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&quot;VRAI&quot;))" style:apply-style-name="VRAI" style:base-cell-address="'Radian en degré'.D5"/>
      <style:map style:condition="is-true-formula(IF(#REF!=&quot;FAUX&quot;))" style:apply-style-name="FAUX" style:base-cell-address="'Radian en degré'.D5"/>
    </style:style>
    <style:style style:name="ce3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&quot;VRAI&quot;))" style:apply-style-name="VRAI" style:base-cell-address="'Radian en degré'.D6"/>
      <style:map style:condition="is-true-formula(IF(#REF!=&quot;FAUX&quot;))" style:apply-style-name="FAUX" style:base-cell-address="'Radian en degré'.D6"/>
    </style:style>
    <style:style style:name="ce3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&quot;VRAI&quot;))" style:apply-style-name="VRAI" style:base-cell-address="'Radian en degré'.D7"/>
      <style:map style:condition="is-true-formula(IF(#REF!=&quot;FAUX&quot;))" style:apply-style-name="FAUX" style:base-cell-address="'Radian en degré'.D7"/>
    </style:style>
    <style:style style:name="ce3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&quot;VRAI&quot;))" style:apply-style-name="VRAI" style:base-cell-address="'Radian en degré'.D8"/>
      <style:map style:condition="is-true-formula(IF(#REF!=&quot;FAUX&quot;))" style:apply-style-name="FAUX" style:base-cell-address="'Radian en degré'.D8"/>
    </style:style>
    <style:style style:name="ce3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&quot;VRAI&quot;))" style:apply-style-name="VRAI" style:base-cell-address="'Radian en degré'.D9"/>
      <style:map style:condition="is-true-formula(IF(#REF!=&quot;FAUX&quot;))" style:apply-style-name="FAUX" style:base-cell-address="'Radian en degré'.D9"/>
    </style:style>
    <style:style style:name="ce3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&quot;VRAI&quot;))" style:apply-style-name="VRAI" style:base-cell-address="'Radian en degré'.D10"/>
      <style:map style:condition="is-true-formula(IF(#REF!=&quot;FAUX&quot;))" style:apply-style-name="FAUX" style:base-cell-address="'Radian en degré'.D10"/>
    </style:style>
    <style:style style:name="ce4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&quot;VRAI&quot;))" style:apply-style-name="VRAI" style:base-cell-address="'Radian en degré'.D11"/>
      <style:map style:condition="is-true-formula(IF(#REF!=&quot;FAUX&quot;))" style:apply-style-name="FAUX" style:base-cell-address="'Radian en degré'.D11"/>
    </style:style>
    <style:style style:name="ce4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&quot;VRAI&quot;))" style:apply-style-name="VRAI" style:base-cell-address="'Radian en degré'.D12"/>
      <style:map style:condition="is-true-formula(IF(#REF!=&quot;FAUX&quot;))" style:apply-style-name="FAUX" style:base-cell-address="'Radian en degré'.D12"/>
    </style:style>
    <style:style style:name="ce4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&quot;VRAI&quot;))" style:apply-style-name="VRAI" style:base-cell-address="'Radian en degré'.D13"/>
      <style:map style:condition="is-true-formula(IF(#REF!=&quot;FAUX&quot;))" style:apply-style-name="FAUX" style:base-cell-address="'Radian en degré'.D13"/>
    </style:style>
    <style:style style:name="ce4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&quot;VRAI&quot;))" style:apply-style-name="VRAI" style:base-cell-address="'Radian en degré'.D14"/>
      <style:map style:condition="is-true-formula(IF(#REF!=&quot;FAUX&quot;))" style:apply-style-name="FAUX" style:base-cell-address="'Radian en degré'.D14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&quot;VRAI&quot;))" style:apply-style-name="VRAI" style:base-cell-address="'Radian en degré'.D15"/>
      <style:map style:condition="is-true-formula(IF(#REF!=&quot;FAUX&quot;))" style:apply-style-name="FAUX" style:base-cell-address="'Radian en degré'.D15"/>
    </style:style>
    <style:style style:name="ce5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&quot;VRAI&quot;))" style:apply-style-name="VRAI" style:base-cell-address="'Radian en degré'.D16"/>
      <style:map style:condition="is-true-formula(IF(#REF!=&quot;FAUX&quot;))" style:apply-style-name="FAUX" style:base-cell-address="'Radian en degré'.D16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&quot;VRAI&quot;))" style:apply-style-name="VRAI" style:base-cell-address="'Radian en degré'.D17"/>
      <style:map style:condition="is-true-formula(IF(#REF!=&quot;FAUX&quot;))" style:apply-style-name="FAUX" style:base-cell-address="'Radian en degré'.D17"/>
    </style:style>
    <style:style style:name="ce47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#REF!=&quot;VRAI&quot;))" style:apply-style-name="VRAI" style:base-cell-address="'Radian en degré'.E3"/>
      <style:map style:condition="is-true-formula(IF(#REF!=&quot;FAUX&quot;))" style:apply-style-name="FAUX" style:base-cell-address="'Radian en degré'.E3"/>
    </style:style>
    <style:style style:name="ce6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#REF!=&quot;VRAI&quot;))" style:apply-style-name="VRAI" style:base-cell-address="'Radian en degré'.E4"/>
      <style:map style:condition="is-true-formula(IF(#REF!=&quot;FAUX&quot;))" style:apply-style-name="FAUX" style:base-cell-address="'Radian en degré'.E4"/>
    </style:style>
    <style:style style:name="ce6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#REF!=&quot;VRAI&quot;))" style:apply-style-name="VRAI" style:base-cell-address="'Radian en degré'.E5"/>
      <style:map style:condition="is-true-formula(IF(#REF!=&quot;FAUX&quot;))" style:apply-style-name="FAUX" style:base-cell-address="'Radian en degré'.E5"/>
    </style:style>
    <style:style style:name="ce6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#REF!=&quot;VRAI&quot;))" style:apply-style-name="VRAI" style:base-cell-address="'Radian en degré'.E6"/>
      <style:map style:condition="is-true-formula(IF(#REF!=&quot;FAUX&quot;))" style:apply-style-name="FAUX" style:base-cell-address="'Radian en degré'.E6"/>
    </style:style>
    <style:style style:name="ce7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#REF!=&quot;VRAI&quot;))" style:apply-style-name="VRAI" style:base-cell-address="'Radian en degré'.E7"/>
      <style:map style:condition="is-true-formula(IF(#REF!=&quot;FAUX&quot;))" style:apply-style-name="FAUX" style:base-cell-address="'Radian en degré'.E7"/>
    </style:style>
    <style:style style:name="ce7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#REF!=&quot;VRAI&quot;))" style:apply-style-name="VRAI" style:base-cell-address="'Radian en degré'.E8"/>
      <style:map style:condition="is-true-formula(IF(#REF!=&quot;FAUX&quot;))" style:apply-style-name="FAUX" style:base-cell-address="'Radian en degré'.E8"/>
    </style:style>
    <style:style style:name="ce7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#REF!=&quot;VRAI&quot;))" style:apply-style-name="VRAI" style:base-cell-address="'Radian en degré'.E9"/>
      <style:map style:condition="is-true-formula(IF(#REF!=&quot;FAUX&quot;))" style:apply-style-name="FAUX" style:base-cell-address="'Radian en degré'.E9"/>
    </style:style>
    <style:style style:name="ce7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#REF!=&quot;VRAI&quot;))" style:apply-style-name="VRAI" style:base-cell-address="'Radian en degré'.E10"/>
      <style:map style:condition="is-true-formula(IF(#REF!=&quot;FAUX&quot;))" style:apply-style-name="FAUX" style:base-cell-address="'Radian en degré'.E10"/>
    </style:style>
    <style:style style:name="ce8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#REF!=&quot;VRAI&quot;))" style:apply-style-name="VRAI" style:base-cell-address="'Radian en degré'.E11"/>
      <style:map style:condition="is-true-formula(IF(#REF!=&quot;FAUX&quot;))" style:apply-style-name="FAUX" style:base-cell-address="'Radian en degré'.E11"/>
    </style:style>
    <style:style style:name="ce8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#REF!=&quot;VRAI&quot;))" style:apply-style-name="VRAI" style:base-cell-address="'Radian en degré'.E12"/>
      <style:map style:condition="is-true-formula(IF(#REF!=&quot;FAUX&quot;))" style:apply-style-name="FAUX" style:base-cell-address="'Radian en degré'.E12"/>
    </style:style>
    <style:style style:name="ce8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#REF!=&quot;VRAI&quot;))" style:apply-style-name="VRAI" style:base-cell-address="'Radian en degré'.E13"/>
      <style:map style:condition="is-true-formula(IF(#REF!=&quot;FAUX&quot;))" style:apply-style-name="FAUX" style:base-cell-address="'Radian en degré'.E13"/>
    </style:style>
    <style:style style:name="ce8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#REF!=&quot;VRAI&quot;))" style:apply-style-name="VRAI" style:base-cell-address="'Radian en degré'.E14"/>
      <style:map style:condition="is-true-formula(IF(#REF!=&quot;FAUX&quot;))" style:apply-style-name="FAUX" style:base-cell-address="'Radian en degré'.E14"/>
    </style:style>
    <style:style style:name="ce8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#REF!=&quot;VRAI&quot;))" style:apply-style-name="VRAI" style:base-cell-address="'Radian en degré'.E15"/>
      <style:map style:condition="is-true-formula(IF(#REF!=&quot;FAUX&quot;))" style:apply-style-name="FAUX" style:base-cell-address="'Radian en degré'.E15"/>
    </style:style>
    <style:style style:name="ce8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#REF!=&quot;VRAI&quot;))" style:apply-style-name="VRAI" style:base-cell-address="'Radian en degré'.E16"/>
      <style:map style:condition="is-true-formula(IF(#REF!=&quot;FAUX&quot;))" style:apply-style-name="FAUX" style:base-cell-address="'Radian en degré'.E16"/>
    </style:style>
    <style:style style:name="ce8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#REF!=&quot;VRAI&quot;))" style:apply-style-name="VRAI" style:base-cell-address="'Radian en degré'.E17"/>
      <style:map style:condition="is-true-formula(IF(#REF!=&quot;FAUX&quot;))" style:apply-style-name="FAUX" style:base-cell-address="'Radian en degré'.E17"/>
    </style:style>
    <style:style style:name="ce1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8" style:family="table-cell" style:parent-style-name="Default" style:data-style-name="N139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54" style:family="table-cell" style:parent-style-name="Default" style:data-style-name="N11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1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28pt" style:font-size-asian="28pt" style:font-size-complex="28pt"/>
    </style:style>
    <style:style style:name="ce62" style:family="table-cell" style:parent-style-name="Default" style:data-style-name="N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8" style:family="table-cell" style:parent-style-name="Default" style:data-style-name="N14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9" style:family="table-cell" style:parent-style-name="Default" style:data-style-name="N140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51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28pt" style:font-size-asian="28pt" style:font-size-complex="28pt"/>
    </style:style>
    <style:style style:name="ce15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3]=&quot;VRAI&quot;))" style:apply-style-name="VRAI" style:base-cell-address="'Degré en radian'.F3"/>
      <style:map style:condition="is-true-formula(IF([.F3]=&quot;FAUX&quot;))" style:apply-style-name="FAUX" style:base-cell-address="'Degré en radian'.F3"/>
    </style:style>
    <style:style style:name="ce15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Degré en radian'.F4"/>
      <style:map style:condition="is-true-formula(IF([.F4]=&quot;FAUX&quot;))" style:apply-style-name="FAUX" style:base-cell-address="'Degré en radian'.F4"/>
    </style:style>
    <style:style style:name="ce15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Degré en radian'.F5"/>
      <style:map style:condition="is-true-formula(IF([.F5]=&quot;FAUX&quot;))" style:apply-style-name="FAUX" style:base-cell-address="'Degré en radian'.F5"/>
    </style:style>
    <style:style style:name="ce15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Degré en radian'.F6"/>
      <style:map style:condition="is-true-formula(IF([.F6]=&quot;FAUX&quot;))" style:apply-style-name="FAUX" style:base-cell-address="'Degré en radian'.F6"/>
    </style:style>
    <style:style style:name="ce1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Degré en radian'.F7"/>
      <style:map style:condition="is-true-formula(IF([.F7]=&quot;FAUX&quot;))" style:apply-style-name="FAUX" style:base-cell-address="'Degré en radian'.F7"/>
    </style:style>
    <style:style style:name="ce15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Degré en radian'.F8"/>
      <style:map style:condition="is-true-formula(IF([.F8]=&quot;FAUX&quot;))" style:apply-style-name="FAUX" style:base-cell-address="'Degré en radian'.F8"/>
    </style:style>
    <style:style style:name="ce15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Degré en radian'.F9"/>
      <style:map style:condition="is-true-formula(IF([.F9]=&quot;FAUX&quot;))" style:apply-style-name="FAUX" style:base-cell-address="'Degré en radian'.F9"/>
    </style:style>
    <style:style style:name="ce15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Degré en radian'.F10"/>
      <style:map style:condition="is-true-formula(IF([.F10]=&quot;FAUX&quot;))" style:apply-style-name="FAUX" style:base-cell-address="'Degré en radian'.F10"/>
    </style:style>
    <style:style style:name="ce1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Degré en radian'.F11"/>
      <style:map style:condition="is-true-formula(IF([.F11]=&quot;FAUX&quot;))" style:apply-style-name="FAUX" style:base-cell-address="'Degré en radian'.F11"/>
    </style:style>
    <style:style style:name="ce15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Degré en radian'.F12"/>
      <style:map style:condition="is-true-formula(IF([.F12]=&quot;FAUX&quot;))" style:apply-style-name="FAUX" style:base-cell-address="'Degré en radian'.F12"/>
    </style:style>
    <style:style style:name="ce16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Degré en radian'.F13"/>
      <style:map style:condition="is-true-formula(IF([.F13]=&quot;FAUX&quot;))" style:apply-style-name="FAUX" style:base-cell-address="'Degré en radian'.F13"/>
    </style:style>
    <style:style style:name="ce16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4]=&quot;VRAI&quot;))" style:apply-style-name="VRAI" style:base-cell-address="'Degré en radian'.F14"/>
      <style:map style:condition="is-true-formula(IF([.F14]=&quot;FAUX&quot;))" style:apply-style-name="FAUX" style:base-cell-address="'Degré en radian'.F14"/>
    </style:style>
    <style:style style:name="ce16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5]=&quot;VRAI&quot;))" style:apply-style-name="VRAI" style:base-cell-address="'Degré en radian'.F15"/>
      <style:map style:condition="is-true-formula(IF([.F15]=&quot;FAUX&quot;))" style:apply-style-name="FAUX" style:base-cell-address="'Degré en radian'.F15"/>
    </style:style>
    <style:style style:name="ce16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6]=&quot;VRAI&quot;))" style:apply-style-name="VRAI" style:base-cell-address="'Degré en radian'.F16"/>
      <style:map style:condition="is-true-formula(IF([.F16]=&quot;FAUX&quot;))" style:apply-style-name="FAUX" style:base-cell-address="'Degré en radian'.F16"/>
    </style:style>
    <style:style style:name="ce16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7]=&quot;VRAI&quot;))" style:apply-style-name="VRAI" style:base-cell-address="'Degré en radian'.F17"/>
      <style:map style:condition="is-true-formula(IF([.F17]=&quot;FAUX&quot;))" style:apply-style-name="FAUX" style:base-cell-address="'Degré en radian'.F17"/>
    </style:style>
    <style:style style:name="ce16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3]=&quot;VRAI&quot;))" style:apply-style-name="VRAI" style:base-cell-address="'Degré en radian'.G3"/>
      <style:map style:condition="is-true-formula(IF([.F3]=&quot;FAUX&quot;))" style:apply-style-name="FAUX" style:base-cell-address="'Degré en radian'.G3"/>
    </style:style>
    <style:style style:name="ce16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4]=&quot;VRAI&quot;))" style:apply-style-name="VRAI" style:base-cell-address="'Degré en radian'.G4"/>
      <style:map style:condition="is-true-formula(IF([.F4]=&quot;FAUX&quot;))" style:apply-style-name="FAUX" style:base-cell-address="'Degré en radian'.G4"/>
    </style:style>
    <style:style style:name="ce16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5]=&quot;VRAI&quot;))" style:apply-style-name="VRAI" style:base-cell-address="'Degré en radian'.G5"/>
      <style:map style:condition="is-true-formula(IF([.F5]=&quot;FAUX&quot;))" style:apply-style-name="FAUX" style:base-cell-address="'Degré en radian'.G5"/>
    </style:style>
    <style:style style:name="ce16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6]=&quot;VRAI&quot;))" style:apply-style-name="VRAI" style:base-cell-address="'Degré en radian'.G6"/>
      <style:map style:condition="is-true-formula(IF([.F6]=&quot;FAUX&quot;))" style:apply-style-name="FAUX" style:base-cell-address="'Degré en radian'.G6"/>
    </style:style>
    <style:style style:name="ce16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7]=&quot;VRAI&quot;))" style:apply-style-name="VRAI" style:base-cell-address="'Degré en radian'.G7"/>
      <style:map style:condition="is-true-formula(IF([.F7]=&quot;FAUX&quot;))" style:apply-style-name="FAUX" style:base-cell-address="'Degré en radian'.G7"/>
    </style:style>
    <style:style style:name="ce17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8]=&quot;VRAI&quot;))" style:apply-style-name="VRAI" style:base-cell-address="'Degré en radian'.G8"/>
      <style:map style:condition="is-true-formula(IF([.F8]=&quot;FAUX&quot;))" style:apply-style-name="FAUX" style:base-cell-address="'Degré en radian'.G8"/>
    </style:style>
    <style:style style:name="ce17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9]=&quot;VRAI&quot;))" style:apply-style-name="VRAI" style:base-cell-address="'Degré en radian'.G9"/>
      <style:map style:condition="is-true-formula(IF([.F9]=&quot;FAUX&quot;))" style:apply-style-name="FAUX" style:base-cell-address="'Degré en radian'.G9"/>
    </style:style>
    <style:style style:name="ce17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0]=&quot;VRAI&quot;))" style:apply-style-name="VRAI" style:base-cell-address="'Degré en radian'.G10"/>
      <style:map style:condition="is-true-formula(IF([.F10]=&quot;FAUX&quot;))" style:apply-style-name="FAUX" style:base-cell-address="'Degré en radian'.G10"/>
    </style:style>
    <style:style style:name="ce17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1]=&quot;VRAI&quot;))" style:apply-style-name="VRAI" style:base-cell-address="'Degré en radian'.G11"/>
      <style:map style:condition="is-true-formula(IF([.F11]=&quot;FAUX&quot;))" style:apply-style-name="FAUX" style:base-cell-address="'Degré en radian'.G11"/>
    </style:style>
    <style:style style:name="ce17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2]=&quot;VRAI&quot;))" style:apply-style-name="VRAI" style:base-cell-address="'Degré en radian'.G12"/>
      <style:map style:condition="is-true-formula(IF([.F12]=&quot;FAUX&quot;))" style:apply-style-name="FAUX" style:base-cell-address="'Degré en radian'.G12"/>
    </style:style>
    <style:style style:name="ce18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3]=&quot;VRAI&quot;))" style:apply-style-name="VRAI" style:base-cell-address="'Degré en radian'.G13"/>
      <style:map style:condition="is-true-formula(IF([.F13]=&quot;FAUX&quot;))" style:apply-style-name="FAUX" style:base-cell-address="'Degré en radian'.G13"/>
    </style:style>
    <style:style style:name="ce18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4]=&quot;VRAI&quot;))" style:apply-style-name="VRAI" style:base-cell-address="'Degré en radian'.G14"/>
      <style:map style:condition="is-true-formula(IF([.F14]=&quot;FAUX&quot;))" style:apply-style-name="FAUX" style:base-cell-address="'Degré en radian'.G14"/>
    </style:style>
    <style:style style:name="ce18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5]=&quot;VRAI&quot;))" style:apply-style-name="VRAI" style:base-cell-address="'Degré en radian'.G15"/>
      <style:map style:condition="is-true-formula(IF([.F15]=&quot;FAUX&quot;))" style:apply-style-name="FAUX" style:base-cell-address="'Degré en radian'.G15"/>
    </style:style>
    <style:style style:name="ce18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6]=&quot;VRAI&quot;))" style:apply-style-name="VRAI" style:base-cell-address="'Degré en radian'.G16"/>
      <style:map style:condition="is-true-formula(IF([.F16]=&quot;FAUX&quot;))" style:apply-style-name="FAUX" style:base-cell-address="'Degré en radian'.G16"/>
    </style:style>
    <style:style style:name="ce18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7]=&quot;VRAI&quot;))" style:apply-style-name="VRAI" style:base-cell-address="'Degré en radian'.G17"/>
      <style:map style:condition="is-true-formula(IF([.F17]=&quot;FAUX&quot;))" style:apply-style-name="FAUX" style:base-cell-address="'Degré en radian'.G17"/>
    </style:style>
    <style:style style:name="ce102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3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font-size="28pt" style:font-size-asian="28pt" style:font-size-complex="28pt"/>
    </style:style>
    <style:style style:name="ce13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4" style:family="table-cell" style:parent-style-name="Default" style:data-style-name="N0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9" style:family="table-cell" style:parent-style-name="Default" style:data-style-name="N0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9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0" style:family="table-cell" style:parent-style-name="Default">
      <style:table-cell-properties fo:background-color="#dddddd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1" style:family="table-cell" style:parent-style-name="Default" style:data-style-name="N140">
      <style:table-cell-properties fo:background-color="#c0c0c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9" style:family="table-cell" style:parent-style-name="Default" style:data-style-name="N140">
      <style:table-cell-properties fo:background-color="#c0c0c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72" style:family="table-cell" style:parent-style-name="Default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9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3]=&quot;VRAI&quot;))" style:apply-style-name="VRAI" style:base-cell-address="'Mesure principale'.F3"/>
      <style:map style:condition="is-true-formula(IF([.F3]=&quot;FAUX&quot;))" style:apply-style-name="FAUX" style:base-cell-address="'Mesure principale'.F3"/>
    </style:style>
    <style:style style:name="ce19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Mesure principale'.F4"/>
      <style:map style:condition="is-true-formula(IF([.F4]=&quot;FAUX&quot;))" style:apply-style-name="FAUX" style:base-cell-address="'Mesure principale'.F4"/>
    </style:style>
    <style:style style:name="ce19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Mesure principale'.F5"/>
      <style:map style:condition="is-true-formula(IF([.F5]=&quot;FAUX&quot;))" style:apply-style-name="FAUX" style:base-cell-address="'Mesure principale'.F5"/>
    </style:style>
    <style:style style:name="ce19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Mesure principale'.F6"/>
      <style:map style:condition="is-true-formula(IF([.F6]=&quot;FAUX&quot;))" style:apply-style-name="FAUX" style:base-cell-address="'Mesure principale'.F6"/>
    </style:style>
    <style:style style:name="ce20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Mesure principale'.F7"/>
      <style:map style:condition="is-true-formula(IF([.F7]=&quot;FAUX&quot;))" style:apply-style-name="FAUX" style:base-cell-address="'Mesure principale'.F7"/>
    </style:style>
    <style:style style:name="ce20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Mesure principale'.F8"/>
      <style:map style:condition="is-true-formula(IF([.F8]=&quot;FAUX&quot;))" style:apply-style-name="FAUX" style:base-cell-address="'Mesure principale'.F8"/>
    </style:style>
    <style:style style:name="ce20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Mesure principale'.F9"/>
      <style:map style:condition="is-true-formula(IF([.F9]=&quot;FAUX&quot;))" style:apply-style-name="FAUX" style:base-cell-address="'Mesure principale'.F9"/>
    </style:style>
    <style:style style:name="ce20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Mesure principale'.F10"/>
      <style:map style:condition="is-true-formula(IF([.F10]=&quot;FAUX&quot;))" style:apply-style-name="FAUX" style:base-cell-address="'Mesure principale'.F10"/>
    </style:style>
    <style:style style:name="ce20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Mesure principale'.F11"/>
      <style:map style:condition="is-true-formula(IF([.F11]=&quot;FAUX&quot;))" style:apply-style-name="FAUX" style:base-cell-address="'Mesure principale'.F11"/>
    </style:style>
    <style:style style:name="ce20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Mesure principale'.F12"/>
      <style:map style:condition="is-true-formula(IF([.F12]=&quot;FAUX&quot;))" style:apply-style-name="FAUX" style:base-cell-address="'Mesure principale'.F12"/>
    </style:style>
    <style:style style:name="ce20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Mesure principale'.F13"/>
      <style:map style:condition="is-true-formula(IF([.F13]=&quot;FAUX&quot;))" style:apply-style-name="FAUX" style:base-cell-address="'Mesure principale'.F13"/>
    </style:style>
    <style:style style:name="ce20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4]=&quot;VRAI&quot;))" style:apply-style-name="VRAI" style:base-cell-address="'Mesure principale'.F14"/>
      <style:map style:condition="is-true-formula(IF([.F14]=&quot;FAUX&quot;))" style:apply-style-name="FAUX" style:base-cell-address="'Mesure principale'.F14"/>
    </style:style>
    <style:style style:name="ce20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5]=&quot;VRAI&quot;))" style:apply-style-name="VRAI" style:base-cell-address="'Mesure principale'.F15"/>
      <style:map style:condition="is-true-formula(IF([.F15]=&quot;FAUX&quot;))" style:apply-style-name="FAUX" style:base-cell-address="'Mesure principale'.F15"/>
    </style:style>
    <style:style style:name="ce20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6]=&quot;VRAI&quot;))" style:apply-style-name="VRAI" style:base-cell-address="'Mesure principale'.F16"/>
      <style:map style:condition="is-true-formula(IF([.F16]=&quot;FAUX&quot;))" style:apply-style-name="FAUX" style:base-cell-address="'Mesure principale'.F16"/>
    </style:style>
    <style:style style:name="ce21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7]=&quot;VRAI&quot;))" style:apply-style-name="VRAI" style:base-cell-address="'Mesure principale'.F17"/>
      <style:map style:condition="is-true-formula(IF([.F17]=&quot;FAUX&quot;))" style:apply-style-name="FAUX" style:base-cell-address="'Mesure principale'.F17"/>
    </style:style>
    <style:style style:name="ce22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8]=&quot;VRAI&quot;))" style:apply-style-name="VRAI" style:base-cell-address="'Mesure principale'.F18"/>
      <style:map style:condition="is-true-formula(IF([.F18]=&quot;FAUX&quot;))" style:apply-style-name="FAUX" style:base-cell-address="'Mesure principale'.F18"/>
    </style:style>
    <style:style style:name="ce21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3]=&quot;VRAI&quot;))" style:apply-style-name="VRAI" style:base-cell-address="'Mesure principale'.G3"/>
      <style:map style:condition="is-true-formula(IF([.F3]=&quot;FAUX&quot;))" style:apply-style-name="FAUX" style:base-cell-address="'Mesure principale'.G3"/>
    </style:style>
    <style:style style:name="ce21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4]=&quot;VRAI&quot;))" style:apply-style-name="VRAI" style:base-cell-address="'Mesure principale'.G4"/>
      <style:map style:condition="is-true-formula(IF([.F4]=&quot;FAUX&quot;))" style:apply-style-name="FAUX" style:base-cell-address="'Mesure principale'.G4"/>
    </style:style>
    <style:style style:name="ce21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5]=&quot;VRAI&quot;))" style:apply-style-name="VRAI" style:base-cell-address="'Mesure principale'.G5"/>
      <style:map style:condition="is-true-formula(IF([.F5]=&quot;FAUX&quot;))" style:apply-style-name="FAUX" style:base-cell-address="'Mesure principale'.G5"/>
    </style:style>
    <style:style style:name="ce21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6]=&quot;VRAI&quot;))" style:apply-style-name="VRAI" style:base-cell-address="'Mesure principale'.G6"/>
      <style:map style:condition="is-true-formula(IF([.F6]=&quot;FAUX&quot;))" style:apply-style-name="FAUX" style:base-cell-address="'Mesure principale'.G6"/>
    </style:style>
    <style:style style:name="ce21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7]=&quot;VRAI&quot;))" style:apply-style-name="VRAI" style:base-cell-address="'Mesure principale'.G7"/>
      <style:map style:condition="is-true-formula(IF([.F7]=&quot;FAUX&quot;))" style:apply-style-name="FAUX" style:base-cell-address="'Mesure principale'.G7"/>
    </style:style>
    <style:style style:name="ce21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8]=&quot;VRAI&quot;))" style:apply-style-name="VRAI" style:base-cell-address="'Mesure principale'.G8"/>
      <style:map style:condition="is-true-formula(IF([.F8]=&quot;FAUX&quot;))" style:apply-style-name="FAUX" style:base-cell-address="'Mesure principale'.G8"/>
    </style:style>
    <style:style style:name="ce21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9]=&quot;VRAI&quot;))" style:apply-style-name="VRAI" style:base-cell-address="'Mesure principale'.G9"/>
      <style:map style:condition="is-true-formula(IF([.F9]=&quot;FAUX&quot;))" style:apply-style-name="FAUX" style:base-cell-address="'Mesure principale'.G9"/>
    </style:style>
    <style:style style:name="ce22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0]=&quot;VRAI&quot;))" style:apply-style-name="VRAI" style:base-cell-address="'Mesure principale'.G10"/>
      <style:map style:condition="is-true-formula(IF([.F10]=&quot;FAUX&quot;))" style:apply-style-name="FAUX" style:base-cell-address="'Mesure principale'.G10"/>
    </style:style>
    <style:style style:name="ce22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1]=&quot;VRAI&quot;))" style:apply-style-name="VRAI" style:base-cell-address="'Mesure principale'.G11"/>
      <style:map style:condition="is-true-formula(IF([.F11]=&quot;FAUX&quot;))" style:apply-style-name="FAUX" style:base-cell-address="'Mesure principale'.G11"/>
    </style:style>
    <style:style style:name="ce22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2]=&quot;VRAI&quot;))" style:apply-style-name="VRAI" style:base-cell-address="'Mesure principale'.G12"/>
      <style:map style:condition="is-true-formula(IF([.F12]=&quot;FAUX&quot;))" style:apply-style-name="FAUX" style:base-cell-address="'Mesure principale'.G12"/>
    </style:style>
    <style:style style:name="ce22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3]=&quot;VRAI&quot;))" style:apply-style-name="VRAI" style:base-cell-address="'Mesure principale'.G13"/>
      <style:map style:condition="is-true-formula(IF([.F13]=&quot;FAUX&quot;))" style:apply-style-name="FAUX" style:base-cell-address="'Mesure principale'.G13"/>
    </style:style>
    <style:style style:name="ce22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4]=&quot;VRAI&quot;))" style:apply-style-name="VRAI" style:base-cell-address="'Mesure principale'.G14"/>
      <style:map style:condition="is-true-formula(IF([.F14]=&quot;FAUX&quot;))" style:apply-style-name="FAUX" style:base-cell-address="'Mesure principale'.G14"/>
    </style:style>
    <style:style style:name="ce22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5]=&quot;VRAI&quot;))" style:apply-style-name="VRAI" style:base-cell-address="'Mesure principale'.G15"/>
      <style:map style:condition="is-true-formula(IF([.F15]=&quot;FAUX&quot;))" style:apply-style-name="FAUX" style:base-cell-address="'Mesure principale'.G15"/>
    </style:style>
    <style:style style:name="ce22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6]=&quot;VRAI&quot;))" style:apply-style-name="VRAI" style:base-cell-address="'Mesure principale'.G16"/>
      <style:map style:condition="is-true-formula(IF([.F16]=&quot;FAUX&quot;))" style:apply-style-name="FAUX" style:base-cell-address="'Mesure principale'.G16"/>
    </style:style>
    <style:style style:name="ce22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7]=&quot;VRAI&quot;))" style:apply-style-name="VRAI" style:base-cell-address="'Mesure principale'.G17"/>
      <style:map style:condition="is-true-formula(IF([.F17]=&quot;FAUX&quot;))" style:apply-style-name="FAUX" style:base-cell-address="'Mesure principale'.G17"/>
    </style:style>
    <style:style style:name="ce24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8]=&quot;VRAI&quot;))" style:apply-style-name="VRAI" style:base-cell-address="'Mesure principale'.G18"/>
      <style:map style:condition="is-true-formula(IF([.F18]=&quot;FAUX&quot;))" style:apply-style-name="FAUX" style:base-cell-address="'Mesure principale'.G18"/>
    </style:style>
    <style:style style:name="ce66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6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4" style:family="table-cell" style:parent-style-name="Default" style:data-style-name="N134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3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241" style:family="table-cell" style:parent-style-name="Default" style:data-style-name="N14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122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/>
    </style:style>
    <style:style style:name="ce123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/>
    </style:style>
    <style:style style:name="ce248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fo:font-weight="bold" style:font-size-asian="28pt" style:font-weight-asian="bold" style:font-size-complex="28pt" style:font-weight-complex="bold"/>
    </style:style>
    <style:style style:name="ce257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258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</style:style>
    <style:style style:name="ce259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99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0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1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262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3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4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5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4d1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6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28pt" fo:font-weight="bold" style:font-size-asian="28pt" style:font-weight-asian="bold" style:font-size-complex="28pt" style:font-weight-complex="bold"/>
    </style:style>
    <style:style style:name="ce267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9900" style:font-name="Times New Roman" fo:font-size="28pt" fo:font-weight="bold" style:font-size-asian="28pt" style:font-weight-asian="bold" style:font-size-complex="28pt" style:font-weight-complex="bold"/>
    </style:style>
    <style:style style:name="ce268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00" style:font-name="Times New Roman" fo:font-size="28pt" fo:font-weight="bold" style:font-size-asian="28pt" style:font-weight-asian="bold" style:font-size-complex="28pt" style:font-weight-complex="bold"/>
    </style:style>
    <style:style style:name="ce269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70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28pt" fo:font-weight="bold" style:font-size-asian="28pt" style:font-weight-asian="bold" style:font-size-complex="28pt" style:font-weight-complex="bold"/>
    </style:style>
    <style:style style:name="ce271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weight="bold" style:font-size-asian="28pt" style:font-weight-asian="bold" style:font-size-complex="28pt" style:font-weight-complex="bold"/>
    </style:style>
    <style:style style:name="ce272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4d1" style:font-name="Times New Roman" fo:font-size="28pt" fo:font-weight="bold" style:font-size-asian="28pt" style:font-weight-asian="bold" style:font-size-complex="28pt" style:font-weight-complex="bold"/>
    </style:style>
    <style:style style:name="ce282" style:family="table-cell" style:parent-style-name="Default" style:data-style-name="N14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fo:font-weight="bold" style:font-size-asian="28pt" style:font-weight-asian="bold" style:font-size-complex="28pt" style:font-weight-complex="bold"/>
    </style:style>
    <style:style style:name="ce295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0" style:family="table-cell" style:parent-style-name="Default" style:data-style-name="N10000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97" style:family="table-cell" style:parent-style-name="Default" style:data-style-name="N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03" style:family="table-cell" style:parent-style-name="Default" style:data-style-name="N140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05" style:family="table-cell" style:parent-style-name="Default" style:data-style-name="N140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09" style:family="table-cell" style:parent-style-name="Default" style:data-style-name="N140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99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0" style:family="table-cell" style:parent-style-name="Default" style:data-style-name="N140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2" style:family="table-cell" style:parent-style-name="Default" style:data-style-name="N140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3" style:family="table-cell" style:parent-style-name="Default" style:data-style-name="N140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4" style:family="table-cell" style:parent-style-name="Default" style:data-style-name="N140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7" style:family="table-cell" style:parent-style-name="Default" style:data-style-name="N140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8" style:family="table-cell" style:parent-style-name="Default" style:data-style-name="N140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4d1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9" style:family="table-cell" style:parent-style-name="Default" style:data-style-name="N140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172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style:font-name-asian="Microsoft YaHei" style:font-size-asian="10.5pt" style:language-asian="fr" style:country-asian="FR" style:font-size-complex="10.5pt" style:language-complex="ar" style:country-complex="SA"/>
    </style:style>
    <style:style style:name="ce30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73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0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/>
    </style:style>
    <style:style style:name="ce307" style:family="table-cell" style:parent-style-name="Default" style:data-style-name="N14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/>
    </style:style>
    <style:style style:name="ce308" style:family="table-cell" style:parent-style-name="Default" style:data-style-name="N134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style:font-name-asian="Microsoft YaHei" style:font-size-asian="10.5pt" style:language-asian="fr" style:country-asian="FR" style:font-size-complex="10.5pt" style:language-complex="ar" style:country-complex="SA"/>
    </style:style>
    <style:style style:name="ce17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0.5pt" style:font-name-asian="Microsoft YaHei" style:font-size-asian="10.5pt" style:language-asian="fr" style:country-asian="FR" style:font-size-complex="10.5pt" style:language-complex="ar" style:country-complex="SA"/>
    </style:style>
    <style:style style:name="ce17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9pt" style:font-name-asian="Microsoft YaHei" style:font-size-asian="9pt" style:language-asian="fr" style:country-asian="FR" style:font-size-complex="9pt" style:language-complex="ar" style:country-complex="SA"/>
    </style:style>
    <style:style style:name="ce311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9pt" style:font-name-asian="Microsoft YaHei" style:font-size-asian="9pt" style:language-asian="fr" style:country-asian="FR" style:font-size-complex="9pt" style:language-complex="ar" style:country-complex="SA"/>
    </style:style>
    <style:style style:name="ce21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28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</style:style>
    <style:style style:name="ce32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weight="bold" style:font-size-asian="28pt" style:font-weight-asian="bold" style:font-size-complex="28pt" style:font-weight-complex="bold"/>
    </style:style>
    <style:style style:name="ce3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weight="bold" style:font-size-asian="28pt" style:font-weight-asian="bold" style:font-size-complex="28pt" style:font-weight-complex="bold"/>
    </style:style>
    <style:style style:name="ce31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91" style:family="table-cell" style:parent-style-name="Default" style:data-style-name="N99">
      <style:table-cell-properties style:cell-protect="protected formula-hidden" style:print-content="true"/>
    </style:style>
    <style:style style:name="ce324" style:family="table-cell" style:parent-style-name="Default" style:data-style-name="N141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325" style:family="table-cell" style:parent-style-name="Default" style:data-style-name="N141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</style:style>
    <style:style style:name="ce326" style:family="table-cell" style:parent-style-name="Default" style:data-style-name="N141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weight="bold" style:font-size-asian="28pt" style:font-weight-asian="bold" style:font-size-complex="28pt" style:font-weight-complex="bold"/>
    </style:style>
    <style:style style:name="ce334" style:family="table-cell" style:parent-style-name="Default" style:data-style-name="N141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weight="bold" style:font-size-asian="28pt" style:font-weight-asian="bold" style:font-size-complex="28pt" style:font-weight-complex="bold"/>
    </style:style>
    <style:style style:name="ce335" style:family="table-cell" style:parent-style-name="Default" style:data-style-name="N141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2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dc2300" style:font-name="Times New Roman" fo:font-size="28pt" fo:font-weight="bold" style:font-size-asian="28pt" style:font-weight-asian="bold" style:font-size-complex="28pt" style:font-weight-complex="bold"/>
    </style:style>
    <style:style style:name="ce33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</style:style>
    <style:style style:name="ce33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weight="bold" style:font-size-asian="28pt" style:font-weight-asian="bold" style:font-size-complex="28pt" style:font-weight-complex="bold"/>
    </style:style>
    <style:style style:name="ce34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weight="bold" style:font-size-asian="28pt" style:font-weight-asian="bold" style:font-size-complex="28pt" style:font-weight-complex="bold"/>
    </style:style>
    <style:style style:name="ce65" style:family="table-cell" style:parent-style-name="Default" style:data-style-name="N139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3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3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3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4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4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50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fo:font-weight="normal" style:font-name-asian="Microsoft YaHei" style:font-size-asian="10.5pt" style:language-asian="fr" style:country-asian="FR" style:font-weight-asian="normal" style:font-size-complex="10.5pt" style:language-complex="ar" style:country-complex="SA" style:font-weight-complex="normal"/>
    </style:style>
    <style:style style:name="ce351" style:family="table-cell" style:parent-style-name="Default" style:data-style-name="N134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fo:font-weight="normal" style:font-name-asian="Microsoft YaHei" style:font-size-asian="10.5pt" style:language-asian="fr" style:country-asian="FR" style:font-weight-asian="normal" style:font-size-complex="10.5pt" style:language-complex="ar" style:country-complex="SA" style:font-weight-complex="normal"/>
    </style:style>
    <style:style style:name="ce35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0.5pt" fo:font-weight="normal" style:font-name-asian="Microsoft YaHei" style:font-size-asian="10.5pt" style:language-asian="fr" style:country-asian="FR" style:font-weight-asian="normal" style:font-size-complex="10.5pt" style:language-complex="ar" style:country-complex="SA" style:font-weight-complex="normal"/>
    </style:style>
    <style:style style:name="ce35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9pt" fo:font-weight="normal" style:font-name-asian="Microsoft YaHei" style:font-size-asian="9pt" style:language-asian="fr" style:country-asian="FR" style:font-weight-asian="normal" style:font-size-complex="9pt" style:language-complex="ar" style:country-complex="SA" style:font-weight-complex="normal"/>
    </style:style>
    <style:style style:name="ce35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9pt" style:font-name-asian="Microsoft YaHei" style:font-size-asian="9pt" style:language-asian="fr" style:country-asian="FR" style:font-size-complex="9pt" style:language-complex="ar" style:country-complex="SA"/>
    </style:style>
    <style:style style:name="ce355" style:family="table-cell" style:parent-style-name="Default">
      <style:table-cell-properties style:cell-protect="protected formula-hidden" style:print-content="true"/>
      <style:text-properties fo:color="#000000"/>
    </style:style>
    <style:style style:name="ce34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6600" style:font-name="Times New Roman" fo:font-size="28pt" fo:font-weight="bold" style:font-size-asian="28pt" style:font-weight-asian="bold" style:font-size-complex="28pt" style:font-weight-complex="bold"/>
    </style:style>
    <style:style style:name="ce34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24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4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6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6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41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0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81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82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3" style:family="table-cell" style:parent-style-name="Default">
      <style:table-cell-properties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4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normal" style:font-size-asian="12pt" style:font-weight-asian="normal" style:font-size-complex="12pt" style:font-weight-complex="normal"/>
    </style:style>
    <style:style style:name="ce386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12pt" fo:font-weight="bold" style:font-size-asian="12pt" style:font-weight-asian="bold" style:font-size-complex="12pt" style:font-weight-complex="bold"/>
    </style:style>
    <style:style style:name="ce387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12pt" fo:font-weight="bold" style:font-size-asian="12pt" style:font-weight-asian="bold" style:font-size-complex="12pt" style:font-weight-complex="bold"/>
    </style:style>
    <style:style style:name="ce388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12pt" fo:font-weight="bold" style:font-size-asian="12pt" style:font-weight-asian="bold" style:font-size-complex="12pt" style:font-weight-complex="bold"/>
    </style:style>
    <style:style style:name="ce389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12pt" fo:font-weight="bold" style:font-size-asian="12pt" style:font-weight-asian="bold" style:font-size-complex="12pt" style:font-weight-complex="bold"/>
    </style:style>
    <style:style style:name="ce390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c5c00" style:font-name="Times New Roman" fo:font-size="12pt" fo:font-weight="bold" style:font-size-asian="12pt" style:font-weight-asian="bold" style:font-size-complex="12pt" style:font-weight-complex="bold"/>
    </style:style>
    <style:style style:name="ce391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12pt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1c99e0" style:font-name="Times New Roman" fo:font-size="12pt" fo:font-weight="bold" style:font-size-asian="12pt" style:font-weight-asian="bold" style:font-size-complex="12pt" style:font-weight-complex="bold"/>
    </style:style>
    <style:style style:name="ce394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12pt" fo:font-weight="bold" style:font-size-asian="12pt" style:font-weight-asian="bold" style:font-size-complex="12pt" style:font-weight-complex="bold"/>
    </style:style>
    <style:style style:name="ce395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450" style:family="table-cell" style:parent-style-name="Default">
      <style:table-cell-properties fo:background-color="#000000" style:cell-protect="hidden-and-protected" style:print-content="false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97" style:family="table-cell" style:parent-style-name="Default">
      <style:table-cell-properties fo:background-color="#000000" style:cell-protect="hidden-and-protected" style:print-content="false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398" style:family="table-cell" style:parent-style-name="Default">
      <style:table-cell-properties fo:background-color="#000000" style:cell-protect="hidden-and-protected" style:print-content="false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1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9" style:family="table-cell" style:parent-style-name="Default" style:data-style-name="N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54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1" style:family="table-cell" style:parent-style-name="Default">
      <style:table-cell-properties style:cell-protect="hidden-and-protected" style:print-content="false"/>
    </style:style>
    <style:style style:name="ce402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69" style:family="table-cell" style:parent-style-name="Default" style:data-style-name="N14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12pt" fo:font-weight="bold" style:font-size-asian="12pt" style:font-weight-asian="bold" style:font-size-complex="12pt" style:font-weight-complex="bold"/>
    </style:style>
    <style:style style:name="ce470" style:family="table-cell" style:parent-style-name="Default" style:data-style-name="N14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12pt" fo:font-weight="bold" style:font-size-asian="12pt" style:font-weight-asian="bold" style:font-size-complex="12pt" style:font-weight-complex="bold"/>
    </style:style>
    <style:style style:name="ce471" style:family="table-cell" style:parent-style-name="Default" style:data-style-name="N14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 style:data-style-name="N14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12pt" fo:font-weight="bold" style:font-size-asian="12pt" style:font-weight-asian="bold" style:font-size-complex="12pt" style:font-weight-complex="bold"/>
    </style:style>
    <style:style style:name="ce473" style:family="table-cell" style:parent-style-name="Default" style:data-style-name="N14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c5c00" style:font-name="Times New Roman" fo:font-size="12pt" fo:font-weight="bold" style:font-size-asian="12pt" style:font-weight-asian="bold" style:font-size-complex="12pt" style:font-weight-complex="bold"/>
    </style:style>
    <style:style style:name="ce474" style:family="table-cell" style:parent-style-name="Default" style:data-style-name="N14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75" style:family="table-cell" style:parent-style-name="Default" style:data-style-name="N14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12pt" fo:font-weight="bold" style:font-size-asian="12pt" style:font-weight-asian="bold" style:font-size-complex="12pt" style:font-weight-complex="bold"/>
    </style:style>
    <style:style style:name="ce476" style:family="table-cell" style:parent-style-name="Default" style:data-style-name="N14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12pt" fo:font-weight="bold" style:font-size-asian="12pt" style:font-weight-asian="bold" style:font-size-complex="12pt" style:font-weight-complex="bold"/>
    </style:style>
    <style:style style:name="ce477" style:family="table-cell" style:parent-style-name="Default" style:data-style-name="N140">
      <style:table-cell-properties style:cell-protect="hidden-and-protected" style:print-content="fals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1c99e0" style:font-name="Times New Roman" fo:font-size="12pt" fo:font-weight="bold" style:font-size-asian="12pt" style:font-weight-asian="bold" style:font-size-complex="12pt" style:font-weight-complex="bold"/>
    </style:style>
    <style:style style:name="ce478" style:family="table-cell" style:parent-style-name="Default" style:data-style-name="N14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12pt" fo:font-weight="bold" style:font-size-asian="12pt" style:font-weight-asian="bold" style:font-size-complex="12pt" style:font-weight-complex="bold"/>
    </style:style>
    <style:style style:name="ce413" style:family="table-cell" style:parent-style-name="Default">
      <style:table-cell-properties fo:background-color="#000000" style:cell-protect="hidden-and-protected" style:print-content="false"/>
      <style:text-properties fo:color="#ffffff"/>
    </style:style>
    <style:style style:name="ce414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15" style:family="table-cell" style:parent-style-name="Default">
      <style:table-cell-properties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6" style:family="table-cell" style:parent-style-name="Default">
      <style:table-cell-properties style:cell-protect="hidden-and-protected" style:print-content="false" style:text-align-source="fix" style:repeat-content="false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7" style:family="table-cell" style:parent-style-name="Default" style:data-style-name="N0">
      <style:table-cell-properties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8" style:family="table-cell" style:parent-style-name="Default" style:data-style-name="N10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9" style:family="table-cell" style:parent-style-name="Default" style:data-style-name="N100">
      <style:table-cell-properties fo:background-color="#cccccc"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0" style:family="table-cell" style:parent-style-name="Default" style:data-style-name="N100">
      <style:table-cell-properties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1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12pt" fo:font-weight="bold" style:font-size-asian="12pt" style:font-weight-asian="bold" style:font-size-complex="12pt" style:font-weight-complex="bold"/>
    </style:style>
    <style:style style:name="ce422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12pt" fo:font-weight="bold" style:font-size-asian="12pt" style:font-weight-asian="bold" style:font-size-complex="12pt" style:font-weight-complex="bold"/>
    </style:style>
    <style:style style:name="ce423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12pt" fo:font-weight="bold" style:font-size-asian="12pt" style:font-weight-asian="bold" style:font-size-complex="12pt" style:font-weight-complex="bold"/>
    </style:style>
    <style:style style:name="ce424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12pt" fo:font-weight="bold" style:font-size-asian="12pt" style:font-weight-asian="bold" style:font-size-complex="12pt" style:font-weight-complex="bold"/>
    </style:style>
    <style:style style:name="ce425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c5c00" style:font-name="Times New Roman" fo:font-size="12pt" fo:font-weight="bold" style:font-size-asian="12pt" style:font-weight-asian="bold" style:font-size-complex="12pt" style:font-weight-complex="bold"/>
    </style:style>
    <style:style style:name="ce426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27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12pt" fo:font-weight="bold" style:font-size-asian="12pt" style:font-weight-asian="bold" style:font-size-complex="12pt" style:font-weight-complex="bold"/>
    </style:style>
    <style:style style:name="ce428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12pt" fo:font-weight="bold" style:font-size-asian="12pt" style:font-weight-asian="bold" style:font-size-complex="12pt" style:font-weight-complex="bold"/>
    </style:style>
    <style:style style:name="ce429" style:family="table-cell" style:parent-style-name="Default" style:data-style-name="N134">
      <style:table-cell-properties style:cell-protect="hidden-and-protected" style:print-content="fals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1c99e0" style:font-name="Times New Roman" fo:font-size="12pt" fo:font-weight="bold" style:font-size-asian="12pt" style:font-weight-asian="bold" style:font-size-complex="12pt" style:font-weight-complex="bold"/>
    </style:style>
    <style:style style:name="ce430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12pt" fo:font-weight="bold" style:font-size-asian="12pt" style:font-weight-asian="bold" style:font-size-complex="12pt" style:font-weight-complex="bold"/>
    </style:style>
    <style:style style:name="ce431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2" style:family="table-cell" style:parent-style-name="Default" style:data-style-name="N100">
      <style:table-cell-properties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3" style:family="table-cell" style:parent-style-name="Default" style:data-style-name="N0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4" style:family="table-cell" style:parent-style-name="Default" style:data-style-name="N10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5" style:family="table-cell" style:parent-style-name="Default" style:data-style-name="N0">
      <style:table-cell-properties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6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7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8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9" style:family="table-cell" style:parent-style-name="Default" style:data-style-name="N0">
      <style:table-cell-properties fo:background-color="#cccccc"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0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1" style:family="table-cell" style:parent-style-name="Default">
      <style:table-cell-properties fo:background-color="#c0c0c0"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2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3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style:cell-protect="hidden-and-protected" style:print-content="false"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5" style:family="table-cell" style:parent-style-name="Default">
      <style:table-cell-properties style:cell-protect="hidden-and-protected" style:print-content="false"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10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gr5" style:family="graphic">
      <style:graphic-properties draw:textarea-vertical-align="middle" fo:background-color="#dc23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sub 58%"/>
    </style:style>
    <style:style style:name="T7" style:family="text">
      <style:text-properties fo:font-style="normal" style:text-position="sub 58%" style:font-style-asian="normal" style:font-style-complex="normal"/>
    </style:style>
    <style:style style:name="T8" style:family="text">
      <style:text-properties fo:font-style="italic" style:font-style-asian="italic" style:font-style-complex="italic" style:text-position="sub 58%"/>
    </style:style>
    <style:style style:name="T9" style:family="text">
      <style:text-properties style:font-name="Times New Roman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ffffff" style:font-name="Times New Roman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ffffff" style:font-name="Times New Roman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sub 58%"/>
    </style:style>
    <style:style style:name="T13" style:family="text">
      <style:text-properties fo:color="#ffffff" style:font-name="Times New Roman" fo:font-weight="bold" style:text-underline-style="none" style:text-underline-color="font-color" style:text-line-through-type="none" fo:font-style="normal" style:text-outline="false" fo:text-shadow="none" style:text-position="sub 58%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Symbo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ymbol" style:font-name-complex="Symbol" style:font-size-asian="10pt" style:font-size-complex="10pt"/>
    </style:style>
    <style:style style:name="T1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Symbol" fo:font-size="10pt" style:font-name-asian="Symbol" style:font-name-complex="Symbol" style:font-size-asian="10pt" style:font-size-complex="10pt"/>
    </style:style>
    <style:style style:name="T20" style:family="text">
      <style:text-properties fo:color="#ffffff" style:font-name="Times New Roman" fo:font-size="28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color="#ffffff" style:font-name="Times New Roman" fo:font-size="28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sub 58%"/>
    </style:style>
  </office:automatic-styles>
  <office:body>
    <office:spreadsheet>
      <table:content-validations>
        <table:content-validation table:name="val1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J4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2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J5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3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K4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4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K5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5" table:condition="of:cell-content-is-in-list(&quot;-√3&quot;;&quot;-1&quot;;&quot;-√3/3&quot;;&quot;0&quot;;&quot;√3/3&quot;;&quot;1&quot;;&quot;√3&quot;;&quot;Impossible&quot;;&quot;&quot;)" table:allow-empty-cell="true" table:display-list="unsorted" table:base-cell-address="'Cos Sin Tan'.L4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6" table:condition="of:cell-content-is-in-list(&quot;-√3&quot;;&quot;-1&quot;;&quot;-√3/3&quot;;&quot;0&quot;;&quot;√3/3&quot;;&quot;1&quot;;&quot;√3&quot;;&quot;Impossible&quot;;&quot;&quot;)" table:allow-empty-cell="true" table:display-list="unsorted" table:base-cell-address="'Cos Sin Tan'.L5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</table:content-validations>
      <table:table table:name="Aide" table:style-name="ta1" table:protected="true" table:protection-key="XEXljND0r1JjRPQiuXm9aOlQJ58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88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03mm" svg:x2="37.37mm" svg:y2="110.25mm">
            <text:p/>
          </draw:line>
        </table:shapes>
        <table:table-column table:style-name="co1" table:number-columns-repeated="1022" table:default-cell-style-name="ce6"/>
        <table:table-column table:style-name="co1" table:number-columns-repeated="2" table:default-cell-style-name="ce11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56"/>
          <table:covered-table-cell table:style-name="ce59"/>
          <table:covered-table-cell table:number-columns-repeated="5" table:style-name="ce73"/>
          <table:table-cell table:style-name="ce23"/>
          <table:table-cell table:style-name="ce40" table:number-columns-repeated="1013"/>
          <table:table-cell table:style-name="ce98" table:number-columns-repeated="2"/>
        </table:table-row>
        <table:table-row table:style-name="ro2">
          <table:table-cell table:style-name="ce1"/>
          <table:table-cell table:style-name="ce56"/>
          <table:table-cell table:style-name="ce59"/>
          <table:table-cell table:style-name="ce73" table:number-columns-repeated="5"/>
          <table:table-cell table:style-name="ce23"/>
          <table:table-cell table:style-name="ce40" table:number-columns-repeated="1013"/>
          <table:table-cell table:style-name="ce98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57"/>
          <table:table-cell table:style-name="ce39" table:number-columns-repeated="1016"/>
        </table:table-row>
        <table:table-row table:style-name="ro2">
          <table:table-cell table:style-name="ce2"/>
          <table:table-cell table:style-name="ce57" table:number-columns-repeated="7"/>
          <table:table-cell table:style-name="ce39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57"/>
          <table:table-cell table:style-name="ce39" table:number-columns-repeated="1016"/>
        </table:table-row>
        <table:table-row table:style-name="ro2">
          <table:table-cell table:style-name="ce2"/>
          <table:table-cell table:style-name="ce57" table:number-columns-repeated="7"/>
          <table:table-cell table:style-name="ce39" table:number-columns-repeated="1016"/>
        </table:table-row>
        <table:table-row table:style-name="ro3">
          <table:table-cell table:style-name="ce5" table:number-columns-repeated="8"/>
          <table:table-cell table:number-columns-repeated="1016"/>
        </table:table-row>
        <table:table-row table:style-name="ro3">
          <table:table-cell table:style-name="ce63" office:value-type="string" calcext:value-type="string" table:number-columns-spanned="8" table:number-rows-spanned="2">
            <text:p><text:a xlink:href="https://github.com/KELLERStephane/QCM-maths-physique-chimie" xlink:type="simple">https://github.com/KELLERStephane/QCM-maths-physique-chimie</text:a> </text:p>
          </table:table-cell>
          <table:covered-table-cell table:number-columns-repeated="7" table:style-name="ce5"/>
          <table:table-cell table:number-columns-repeated="1016"/>
        </table:table-row>
        <table:table-row table:style-name="ro3">
          <table:covered-table-cell table:style-name="ce13"/>
          <table:covered-table-cell table:number-columns-repeated="7" table:style-name="ce5"/>
          <table:table-cell table:number-columns-repeated="1016"/>
        </table:table-row>
        <table:table-row table:style-name="ro3">
          <table:table-cell table:style-name="ce13"/>
          <table:table-cell table:style-name="ce5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C13" table:end-x="21.85mm" table:end-y="2.15mm" draw:z-index="0" draw:style-name="gr3" draw:text-style-name="P3" svg:width="35.04mm" svg:height="8.45mm" svg:x="9.41mm" svg:y="4.3mm" draw:control="control1"/>
          </table:table-cell>
          <table:table-cell table:number-columns-repeated="2"/>
          <table:table-cell>
            <draw:control table:end-cell-address="Aide.F13" table:end-x="12.92mm" table:end-y="2.29mm" draw:z-index="1" draw:style-name="gr3" draw:text-style-name="P3" svg:width="34.82mm" svg:height="9.63mm" svg:x="0.69mm" svg:y="3.26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94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52"/>
          <table:table-cell table:number-columns-repeated="1023"/>
        </table:table-row>
        <table:table-row table:style-name="ro3">
          <table:table-cell table:style-name="ce11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dian en degré" table:style-name="ta1" table:protected="true" table:protection-key="XEXljND0r1JjRPQiuXm9aOlQJ58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3" form:id="control3" form:label="Résultat" form:linked-cell="'Radian en degré'.F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linked-cell="'Radian en degré'.F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70.04mm" svg:height="17.63mm" svg:x="338.8mm" svg:y="12.37mm" draw:control="control3"/>
          <draw:control draw:z-index="1" draw:style-name="gr3" draw:text-style-name="P3" svg:width="70.02mm" svg:height="20.09mm" svg:x="338.81mm" svg:y="59.69mm" draw:control="control4"/>
        </table:shapes>
        <table:table-column table:style-name="co2" table:default-cell-style-name="ce19"/>
        <table:table-column table:style-name="co3" table:number-columns-repeated="2" table:default-cell-style-name="ce19"/>
        <table:table-column table:style-name="co4" table:number-columns-repeated="2" table:default-cell-style-name="ce19"/>
        <table:table-column table:style-name="co5" table:default-cell-style-name="ce19"/>
        <table:table-column table:style-name="co6" table:default-cell-style-name="ce19"/>
        <table:table-column table:style-name="co1" table:number-columns-repeated="1017" table:default-cell-style-name="ce19"/>
        <table:table-row table:style-name="ro5">
          <table:table-cell table:style-name="ce7" office:value-type="string" calcext:value-type="string" table:number-columns-spanned="4" table:number-rows-spanned="1">
            <text:p>KELLER Stéphane - Lycée agricole Louis Pasteur</text:p>
          </table:table-cell>
          <table:covered-table-cell table:number-columns-repeated="2" table:style-name="ce92"/>
          <table:covered-table-cell table:style-name="ce103"/>
          <table:table-cell table:style-name="ce47" office:value-type="string" calcext:value-type="string">
            <text:p>Nouveau test :</text:p>
            <text:p>Crtl + Shift + F9</text:p>
          </table:table-cell>
          <table:table-cell table:style-name="ce16"/>
          <table:table-cell table:number-columns-repeated="1018"/>
        </table:table-row>
        <table:table-row table:style-name="ro6">
          <table:table-cell table:style-name="ce92" office:value-type="string" calcext:value-type="string">
            <text:p>N°</text:p>
          </table:table-cell>
          <table:table-cell table:style-name="ce92" office:value-type="string" calcext:value-type="string">
            <text:p>En radian</text:p>
          </table:table-cell>
          <table:table-cell table:style-name="ce92" office:value-type="string" calcext:value-type="string">
            <text:p>En degré</text:p>
          </table:table-cell>
          <table:table-cell table:style-name="ce103" office:value-type="string" calcext:value-type="string">
            <text:p>Vrai ou Faux</text:p>
          </table:table-cell>
          <table:table-cell table:style-name="ce92" office:value-type="string" calcext:value-type="string">
            <text:p>Réponse</text:p>
          </table:table-cell>
          <table:table-cell table:style-name="ce50" office:value-type="boolean" office:boolean-value="false" calcext:value-type="boolean">
            <text:p>FAUX</text:p>
          </table:table-cell>
          <table:table-cell table:number-columns-repeated="1018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8" table:formula="of:=INDEX([$Données.$E$3:$Données.$E$19];[$Données.I3])" office:value-type="string" office:string-value="π" calcext:value-type="string">
            <text:p>π</text:p>
          </table:table-cell>
          <table:table-cell table:style-name="ce42"/>
          <table:table-cell table:style-name="ce20" table:formula="of:=IF([.$F$2];IF([.C3]=INDEX([$Données.$D$3:$Données.$D$19];[$Données.I3]);&quot;VRAI&quot;;&quot;FAUX&quot;);&quot;&quot;)">
            <text:p/>
          </table:table-cell>
          <table:table-cell table:style-name="ce60" table:formula="of:=IF(AND([.$F$2];[.$F$5]);INDEX([$Données.$D$3:$Données.$D$19];[$Données.I3]);&quot;&quot;)">
            <text:p/>
          </table:table-cell>
          <table:table-cell table:style-name="ce18" table:formula="of:=IF([.$F$2];20/COUNT([.A$1:.A$1048576])*COUNTIF([.D$1:.D$1048576];&quot;VRAI&quot;);&quot;&quot;)" table:number-columns-spanned="1" table:number-rows-spanned="2">
            <text:p/>
          </table:table-cell>
          <table:table-cell table:style-name="ce21" office:value-type="string" calcext:value-type="string" table:number-columns-spanned="1" table:number-rows-spanned="2">
            <text:p>/20</text:p>
          </table:table-cell>
          <table:table-cell table:number-columns-repeated="1017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9" table:formula="of:=INDEX([$Données.$E$3:$Données.$E$19];[$Données.I4])" office:value-type="string" office:string-value="2π/3" calcext:value-type="string">
            <text:p>2π/3</text:p>
          </table:table-cell>
          <table:table-cell table:style-name="ce42"/>
          <table:table-cell table:style-name="ce25" table:formula="of:=IF([.$F$2];IF([.C4]=INDEX([$Données.$D$3:$Données.$D$19];[$Données.I4]);&quot;VRAI&quot;;&quot;FAUX&quot;);&quot;&quot;)">
            <text:p/>
          </table:table-cell>
          <table:table-cell table:style-name="ce61" table:formula="of:=IF(AND([.$F$2];[.$F$5]);INDEX([$Données.$D$3:$Données.$D$19];[$Données.I4]);&quot;&quot;)">
            <text:p/>
          </table:table-cell>
          <table:covered-table-cell table:style-name="ce52"/>
          <table:covered-table-cell/>
          <table:table-cell table:number-columns-repeated="1017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table-cell table:style-name="ce8" table:formula="of:=INDEX([$Données.$E$3:$Données.$E$19];[$Données.I5])" office:value-type="string" office:string-value="π/4" calcext:value-type="string">
            <text:p>π/4</text:p>
          </table:table-cell>
          <table:table-cell table:style-name="ce42"/>
          <table:table-cell table:style-name="ce27" table:formula="of:=IF([.$F$2];IF([.C5]=INDEX([$Données.$D$3:$Données.$D$19];[$Données.I5]);&quot;VRAI&quot;;&quot;FAUX&quot;);&quot;&quot;)">
            <text:p/>
          </table:table-cell>
          <table:table-cell table:style-name="ce67" table:formula="of:=IF(AND([.$F$2];[.$F$5]);INDEX([$Données.$D$3:$Données.$D$19];[$Données.I5]);&quot;&quot;)">
            <text:p/>
          </table:table-cell>
          <table:table-cell table:style-name="ce50" office:value-type="boolean" office:boolean-value="false" calcext:value-type="boolean">
            <text:p>FAUX</text:p>
          </table:table-cell>
          <table:table-cell table:number-columns-repeated="1018"/>
        </table:table-row>
        <table:table-row table:style-name="ro6">
          <table:table-cell table:style-name="ce4" office:value-type="float" office:value="4" calcext:value-type="float">
            <text:p>4</text:p>
          </table:table-cell>
          <table:table-cell table:style-name="ce9" table:formula="of:=INDEX([$Données.$E$3:$Données.$E$19];[$Données.I6])" office:value-type="string" office:string-value="π/2" calcext:value-type="string">
            <text:p>π/2</text:p>
          </table:table-cell>
          <table:table-cell table:style-name="ce42"/>
          <table:table-cell table:style-name="ce30" table:formula="of:=IF([.$F$2];IF([.C6]=INDEX([$Données.$D$3:$Données.$D$19];[$Données.I6]);&quot;VRAI&quot;;&quot;FAUX&quot;);&quot;&quot;)">
            <text:p/>
          </table:table-cell>
          <table:table-cell table:style-name="ce68" table:formula="of:=IF(AND([.$F$2];[.$F$5]);INDEX([$Données.$D$3:$Données.$D$19];[$Données.I6]);&quot;&quot;)">
            <text:p/>
          </table:table-cell>
          <table:table-cell table:number-columns-repeated="1019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8" table:formula="of:=INDEX([$Données.$E$3:$Données.$E$19];[$Données.I7])" office:value-type="string" office:string-value="7π/4" calcext:value-type="string">
            <text:p>7π/4</text:p>
          </table:table-cell>
          <table:table-cell table:style-name="ce42"/>
          <table:table-cell table:style-name="ce31" table:formula="of:=IF([.$F$2];IF([.C7]=INDEX([$Données.$D$3:$Données.$D$19];[$Données.I7]);&quot;VRAI&quot;;&quot;FAUX&quot;);&quot;&quot;)">
            <text:p/>
          </table:table-cell>
          <table:table-cell table:style-name="ce75" table:formula="of:=IF(AND([.$F$2];[.$F$5]);INDEX([$Données.$D$3:$Données.$D$19];[$Données.I7]);&quot;&quot;)">
            <text:p/>
          </table:table-cell>
          <table:table-cell table:number-columns-repeated="1019"/>
        </table:table-row>
        <table:table-row table:style-name="ro6">
          <table:table-cell table:style-name="ce4" office:value-type="float" office:value="6" calcext:value-type="float">
            <text:p>6</text:p>
          </table:table-cell>
          <table:table-cell table:style-name="ce9" table:formula="of:=INDEX([$Données.$E$3:$Données.$E$19];[$Données.I8])" office:value-type="string" office:string-value="7π/6" calcext:value-type="string">
            <text:p>7π/6</text:p>
          </table:table-cell>
          <table:table-cell table:style-name="ce42"/>
          <table:table-cell table:style-name="ce32" table:formula="of:=IF([.$F$2];IF([.C8]=INDEX([$Données.$D$3:$Données.$D$19];[$Données.I8]);&quot;VRAI&quot;;&quot;FAUX&quot;);&quot;&quot;)">
            <text:p/>
          </table:table-cell>
          <table:table-cell table:style-name="ce77" table:formula="of:=IF(AND([.$F$2];[.$F$5]);INDEX([$Données.$D$3:$Données.$D$19];[$Données.I8]);&quot;&quot;)">
            <text:p/>
          </table:table-cell>
          <table:table-cell table:number-columns-repeated="1019"/>
        </table:table-row>
        <table:table-row table:style-name="ro6">
          <table:table-cell table:style-name="ce3" office:value-type="float" office:value="7" calcext:value-type="float">
            <text:p>7</text:p>
          </table:table-cell>
          <table:table-cell table:style-name="ce8" table:formula="of:=INDEX([$Données.$E$3:$Données.$E$19];[$Données.I9])" office:value-type="string" office:string-value="5π/6" calcext:value-type="string">
            <text:p>5π/6</text:p>
          </table:table-cell>
          <table:table-cell table:style-name="ce42"/>
          <table:table-cell table:style-name="ce33" table:formula="of:=IF([.$F$2];IF([.C9]=INDEX([$Données.$D$3:$Données.$D$19];[$Données.I9]);&quot;VRAI&quot;;&quot;FAUX&quot;);&quot;&quot;)">
            <text:p/>
          </table:table-cell>
          <table:table-cell table:style-name="ce78" table:formula="of:=IF(AND([.$F$2];[.$F$5]);INDEX([$Données.$D$3:$Données.$D$19];[$Données.I9]);&quot;&quot;)">
            <text:p/>
          </table:table-cell>
          <table:table-cell table:number-columns-repeated="1019"/>
        </table:table-row>
        <table:table-row table:style-name="ro6">
          <table:table-cell table:style-name="ce4" office:value-type="float" office:value="8" calcext:value-type="float">
            <text:p>8</text:p>
          </table:table-cell>
          <table:table-cell table:style-name="ce9" table:formula="of:=INDEX([$Données.$E$3:$Données.$E$19];[$Données.I10])" office:value-type="string" office:string-value="3π/2" calcext:value-type="string">
            <text:p>3π/2</text:p>
          </table:table-cell>
          <table:table-cell table:style-name="ce42"/>
          <table:table-cell table:style-name="ce36" table:formula="of:=IF([.$F$2];IF([.C10]=INDEX([$Données.$D$3:$Données.$D$19];[$Données.I10]);&quot;VRAI&quot;;&quot;FAUX&quot;);&quot;&quot;)">
            <text:p/>
          </table:table-cell>
          <table:table-cell table:style-name="ce79" table:formula="of:=IF(AND([.$F$2];[.$F$5]);INDEX([$Données.$D$3:$Données.$D$19];[$Données.I10]);&quot;&quot;)">
            <text:p/>
          </table:table-cell>
          <table:table-cell table:number-columns-repeated="1019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8" table:formula="of:=INDEX([$Données.$E$3:$Données.$E$19];[$Données.I11])" office:value-type="string" office:string-value="π/6" calcext:value-type="string">
            <text:p>π/6</text:p>
          </table:table-cell>
          <table:table-cell table:style-name="ce42"/>
          <table:table-cell table:style-name="ce43" table:formula="of:=IF([.$F$2];IF([.C11]=INDEX([$Données.$D$3:$Données.$D$19];[$Données.I11]);&quot;VRAI&quot;;&quot;FAUX&quot;);&quot;&quot;)">
            <text:p/>
          </table:table-cell>
          <table:table-cell table:style-name="ce80" table:formula="of:=IF(AND([.$F$2];[.$F$5]);INDEX([$Données.$D$3:$Données.$D$19];[$Données.I11]);&quot;&quot;)">
            <text:p/>
          </table:table-cell>
          <table:table-cell table:number-columns-repeated="1019"/>
        </table:table-row>
        <table:table-row table:style-name="ro6">
          <table:table-cell table:style-name="ce4" office:value-type="float" office:value="10" calcext:value-type="float">
            <text:p>10</text:p>
          </table:table-cell>
          <table:table-cell table:style-name="ce9" table:formula="of:=INDEX([$Données.$E$3:$Données.$E$19];[$Données.I12])" office:value-type="string" office:string-value="4π/3" calcext:value-type="string">
            <text:p>4π/3</text:p>
          </table:table-cell>
          <table:table-cell table:style-name="ce42"/>
          <table:table-cell table:style-name="ce44" table:formula="of:=IF([.$F$2];IF([.C12]=INDEX([$Données.$D$3:$Données.$D$19];[$Données.I12]);&quot;VRAI&quot;;&quot;FAUX&quot;);&quot;&quot;)">
            <text:p/>
          </table:table-cell>
          <table:table-cell table:style-name="ce81" table:formula="of:=IF(AND([.$F$2];[.$F$5]);INDEX([$Données.$D$3:$Données.$D$19];[$Données.I12]);&quot;&quot;)">
            <text:p/>
          </table:table-cell>
          <table:table-cell table:number-columns-repeated="1019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8" table:formula="of:=INDEX([$Données.$E$3:$Données.$E$19];[$Données.I13])" office:value-type="string" office:string-value="2π" calcext:value-type="string">
            <text:p>2π</text:p>
          </table:table-cell>
          <table:table-cell table:style-name="ce42"/>
          <table:table-cell table:style-name="ce45" table:formula="of:=IF([.$F$2];IF([.C13]=INDEX([$Données.$D$3:$Données.$D$19];[$Données.I13]);&quot;VRAI&quot;;&quot;FAUX&quot;);&quot;&quot;)">
            <text:p/>
          </table:table-cell>
          <table:table-cell table:style-name="ce82" table:formula="of:=IF(AND([.$F$2];[.$F$5]);INDEX([$Données.$D$3:$Données.$D$19];[$Données.I13]);&quot;&quot;)">
            <text:p/>
          </table:table-cell>
          <table:table-cell table:style-name="ce54"/>
          <table:table-cell table:number-columns-repeated="1018"/>
        </table:table-row>
        <table:table-row table:style-name="ro6">
          <table:table-cell table:style-name="ce4" office:value-type="float" office:value="12" calcext:value-type="float">
            <text:p>12</text:p>
          </table:table-cell>
          <table:table-cell table:style-name="ce9" table:formula="of:=INDEX([$Données.$E$3:$Données.$E$19];[$Données.I14])" office:value-type="string" office:string-value="11π/6" calcext:value-type="string">
            <text:p>11π/6</text:p>
          </table:table-cell>
          <table:table-cell table:style-name="ce42"/>
          <table:table-cell table:style-name="ce46" table:formula="of:=IF([.$F$2];IF([.C14]=INDEX([$Données.$D$3:$Données.$D$19];[$Données.I14]);&quot;VRAI&quot;;&quot;FAUX&quot;);&quot;&quot;)">
            <text:p/>
          </table:table-cell>
          <table:table-cell table:style-name="ce83" table:formula="of:=IF(AND([.$F$2];[.$F$5]);INDEX([$Données.$D$3:$Données.$D$19];[$Données.I14]);&quot;&quot;)">
            <text:p/>
          </table:table-cell>
          <table:table-cell table:number-columns-repeated="1019"/>
        </table:table-row>
        <table:table-row table:style-name="ro6">
          <table:table-cell table:style-name="ce3" office:value-type="float" office:value="13" calcext:value-type="float">
            <text:p>13</text:p>
          </table:table-cell>
          <table:table-cell table:style-name="ce8" table:formula="of:=INDEX([$Données.$E$3:$Données.$E$19];[$Données.I15])" office:value-type="string" office:string-value="3π/4" calcext:value-type="string">
            <text:p>3π/4</text:p>
          </table:table-cell>
          <table:table-cell table:style-name="ce42"/>
          <table:table-cell table:style-name="ce48" table:formula="of:=IF([.$F$2];IF([.C15]=INDEX([$Données.$D$3:$Données.$D$19];[$Données.I15]);&quot;VRAI&quot;;&quot;FAUX&quot;);&quot;&quot;)">
            <text:p/>
          </table:table-cell>
          <table:table-cell table:style-name="ce84" table:formula="of:=IF(AND([.$F$2];[.$F$5]);INDEX([$Données.$D$3:$Données.$D$19];[$Données.I15]);&quot;&quot;)">
            <text:p/>
          </table:table-cell>
          <table:table-cell table:number-columns-repeated="1019"/>
        </table:table-row>
        <table:table-row table:style-name="ro6">
          <table:table-cell table:style-name="ce4" office:value-type="float" office:value="14" calcext:value-type="float">
            <text:p>14</text:p>
          </table:table-cell>
          <table:table-cell table:style-name="ce9" table:formula="of:=INDEX([$Données.$E$3:$Données.$E$19];[$Données.I16])" office:value-type="string" office:string-value="π/3" calcext:value-type="string">
            <text:p>π/3</text:p>
          </table:table-cell>
          <table:table-cell table:style-name="ce42"/>
          <table:table-cell table:style-name="ce53" table:formula="of:=IF([.$F$2];IF([.C16]=INDEX([$Données.$D$3:$Données.$D$19];[$Données.I16]);&quot;VRAI&quot;;&quot;FAUX&quot;);&quot;&quot;)">
            <text:p/>
          </table:table-cell>
          <table:table-cell table:style-name="ce85" table:formula="of:=IF(AND([.$F$2];[.$F$5]);INDEX([$Données.$D$3:$Données.$D$19];[$Données.I16]);&quot;&quot;)">
            <text:p/>
          </table:table-cell>
          <table:table-cell table:number-columns-repeated="1019"/>
        </table:table-row>
        <table:table-row table:style-name="ro6">
          <table:table-cell table:style-name="ce3" office:value-type="float" office:value="15" calcext:value-type="float">
            <text:p>15</text:p>
          </table:table-cell>
          <table:table-cell table:style-name="ce8" table:formula="of:=INDEX([$Données.$E$3:$Données.$E$19];[$Données.I17])" office:value-type="string" office:string-value="5π/3" calcext:value-type="string">
            <text:p>5π/3</text:p>
          </table:table-cell>
          <table:table-cell table:style-name="ce42"/>
          <table:table-cell table:style-name="ce58" table:formula="of:=IF([.$F$2];IF([.C17]=INDEX([$Données.$D$3:$Données.$D$19];[$Données.I17]);&quot;VRAI&quot;;&quot;FAUX&quot;);&quot;&quot;)">
            <text:p/>
          </table:table-cell>
          <table:table-cell table:style-name="ce89" table:formula="of:=IF(AND([.$F$2];[.$F$5]);INDEX([$Données.$D$3:$Données.$D$19];[$Données.I17]);&quot;&quot;)">
            <text:p/>
          </table:table-cell>
          <table:table-cell table:number-columns-repeated="1019"/>
        </table:table-row>
        <table:table-row table:style-name="ro6" table:number-rows-repeated="65">
          <table:table-cell table:style-name="ce22" table:number-columns-repeated="2"/>
          <table:table-cell table:number-columns-repeated="1022"/>
        </table:table-row>
        <table:table-row table:style-name="ro6" table:number-rows-repeated="104849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Radian en degré'.D3:'Radian en degré'.D3">
            <calcext:condition calcext:apply-style-name="VRAI" calcext:value="formula-is(IF(#REF!=&quot;VRAI&quot;))" calcext:base-cell-address="'Radian en degré'.D3"/>
            <calcext:condition calcext:apply-style-name="FAUX" calcext:value="formula-is(IF(#REF!=&quot;FAUX&quot;))" calcext:base-cell-address="'Radian en degré'.D3"/>
          </calcext:conditional-format>
          <calcext:conditional-format calcext:target-range-address="'Radian en degré'.D4:'Radian en degré'.D4">
            <calcext:condition calcext:apply-style-name="VRAI" calcext:value="formula-is(IF(#REF!=&quot;VRAI&quot;))" calcext:base-cell-address="'Radian en degré'.D4"/>
            <calcext:condition calcext:apply-style-name="FAUX" calcext:value="formula-is(IF(#REF!=&quot;FAUX&quot;))" calcext:base-cell-address="'Radian en degré'.D4"/>
          </calcext:conditional-format>
          <calcext:conditional-format calcext:target-range-address="'Radian en degré'.D5:'Radian en degré'.D5">
            <calcext:condition calcext:apply-style-name="VRAI" calcext:value="formula-is(IF(#REF!=&quot;VRAI&quot;))" calcext:base-cell-address="'Radian en degré'.D5"/>
            <calcext:condition calcext:apply-style-name="FAUX" calcext:value="formula-is(IF(#REF!=&quot;FAUX&quot;))" calcext:base-cell-address="'Radian en degré'.D5"/>
          </calcext:conditional-format>
          <calcext:conditional-format calcext:target-range-address="'Radian en degré'.D6:'Radian en degré'.D6">
            <calcext:condition calcext:apply-style-name="VRAI" calcext:value="formula-is(IF(#REF!=&quot;VRAI&quot;))" calcext:base-cell-address="'Radian en degré'.D6"/>
            <calcext:condition calcext:apply-style-name="FAUX" calcext:value="formula-is(IF(#REF!=&quot;FAUX&quot;))" calcext:base-cell-address="'Radian en degré'.D6"/>
          </calcext:conditional-format>
          <calcext:conditional-format calcext:target-range-address="'Radian en degré'.D7:'Radian en degré'.D7">
            <calcext:condition calcext:apply-style-name="VRAI" calcext:value="formula-is(IF(#REF!=&quot;VRAI&quot;))" calcext:base-cell-address="'Radian en degré'.D7"/>
            <calcext:condition calcext:apply-style-name="FAUX" calcext:value="formula-is(IF(#REF!=&quot;FAUX&quot;))" calcext:base-cell-address="'Radian en degré'.D7"/>
          </calcext:conditional-format>
          <calcext:conditional-format calcext:target-range-address="'Radian en degré'.D8:'Radian en degré'.D8">
            <calcext:condition calcext:apply-style-name="VRAI" calcext:value="formula-is(IF(#REF!=&quot;VRAI&quot;))" calcext:base-cell-address="'Radian en degré'.D8"/>
            <calcext:condition calcext:apply-style-name="FAUX" calcext:value="formula-is(IF(#REF!=&quot;FAUX&quot;))" calcext:base-cell-address="'Radian en degré'.D8"/>
          </calcext:conditional-format>
          <calcext:conditional-format calcext:target-range-address="'Radian en degré'.D9:'Radian en degré'.D9">
            <calcext:condition calcext:apply-style-name="VRAI" calcext:value="formula-is(IF(#REF!=&quot;VRAI&quot;))" calcext:base-cell-address="'Radian en degré'.D9"/>
            <calcext:condition calcext:apply-style-name="FAUX" calcext:value="formula-is(IF(#REF!=&quot;FAUX&quot;))" calcext:base-cell-address="'Radian en degré'.D9"/>
          </calcext:conditional-format>
          <calcext:conditional-format calcext:target-range-address="'Radian en degré'.D10:'Radian en degré'.D10">
            <calcext:condition calcext:apply-style-name="VRAI" calcext:value="formula-is(IF(#REF!=&quot;VRAI&quot;))" calcext:base-cell-address="'Radian en degré'.D10"/>
            <calcext:condition calcext:apply-style-name="FAUX" calcext:value="formula-is(IF(#REF!=&quot;FAUX&quot;))" calcext:base-cell-address="'Radian en degré'.D10"/>
          </calcext:conditional-format>
          <calcext:conditional-format calcext:target-range-address="'Radian en degré'.D11:'Radian en degré'.D11">
            <calcext:condition calcext:apply-style-name="VRAI" calcext:value="formula-is(IF(#REF!=&quot;VRAI&quot;))" calcext:base-cell-address="'Radian en degré'.D11"/>
            <calcext:condition calcext:apply-style-name="FAUX" calcext:value="formula-is(IF(#REF!=&quot;FAUX&quot;))" calcext:base-cell-address="'Radian en degré'.D11"/>
          </calcext:conditional-format>
          <calcext:conditional-format calcext:target-range-address="'Radian en degré'.D12:'Radian en degré'.D12">
            <calcext:condition calcext:apply-style-name="VRAI" calcext:value="formula-is(IF(#REF!=&quot;VRAI&quot;))" calcext:base-cell-address="'Radian en degré'.D12"/>
            <calcext:condition calcext:apply-style-name="FAUX" calcext:value="formula-is(IF(#REF!=&quot;FAUX&quot;))" calcext:base-cell-address="'Radian en degré'.D12"/>
          </calcext:conditional-format>
          <calcext:conditional-format calcext:target-range-address="'Radian en degré'.D13:'Radian en degré'.D13">
            <calcext:condition calcext:apply-style-name="VRAI" calcext:value="formula-is(IF(#REF!=&quot;VRAI&quot;))" calcext:base-cell-address="'Radian en degré'.D13"/>
            <calcext:condition calcext:apply-style-name="FAUX" calcext:value="formula-is(IF(#REF!=&quot;FAUX&quot;))" calcext:base-cell-address="'Radian en degré'.D13"/>
          </calcext:conditional-format>
          <calcext:conditional-format calcext:target-range-address="'Radian en degré'.D14:'Radian en degré'.D14">
            <calcext:condition calcext:apply-style-name="VRAI" calcext:value="formula-is(IF(#REF!=&quot;VRAI&quot;))" calcext:base-cell-address="'Radian en degré'.D14"/>
            <calcext:condition calcext:apply-style-name="FAUX" calcext:value="formula-is(IF(#REF!=&quot;FAUX&quot;))" calcext:base-cell-address="'Radian en degré'.D14"/>
          </calcext:conditional-format>
          <calcext:conditional-format calcext:target-range-address="'Radian en degré'.D15:'Radian en degré'.D15">
            <calcext:condition calcext:apply-style-name="VRAI" calcext:value="formula-is(IF(#REF!=&quot;VRAI&quot;))" calcext:base-cell-address="'Radian en degré'.D15"/>
            <calcext:condition calcext:apply-style-name="FAUX" calcext:value="formula-is(IF(#REF!=&quot;FAUX&quot;))" calcext:base-cell-address="'Radian en degré'.D15"/>
          </calcext:conditional-format>
          <calcext:conditional-format calcext:target-range-address="'Radian en degré'.D16:'Radian en degré'.D16">
            <calcext:condition calcext:apply-style-name="VRAI" calcext:value="formula-is(IF(#REF!=&quot;VRAI&quot;))" calcext:base-cell-address="'Radian en degré'.D16"/>
            <calcext:condition calcext:apply-style-name="FAUX" calcext:value="formula-is(IF(#REF!=&quot;FAUX&quot;))" calcext:base-cell-address="'Radian en degré'.D16"/>
          </calcext:conditional-format>
          <calcext:conditional-format calcext:target-range-address="'Radian en degré'.D17:'Radian en degré'.D17">
            <calcext:condition calcext:apply-style-name="VRAI" calcext:value="formula-is(IF(#REF!=&quot;VRAI&quot;))" calcext:base-cell-address="'Radian en degré'.D17"/>
            <calcext:condition calcext:apply-style-name="FAUX" calcext:value="formula-is(IF(#REF!=&quot;FAUX&quot;))" calcext:base-cell-address="'Radian en degré'.D17"/>
          </calcext:conditional-format>
          <calcext:conditional-format calcext:target-range-address="'Radian en degré'.E3:'Radian en degré'.E3">
            <calcext:condition calcext:apply-style-name="VRAI" calcext:value="formula-is(IF(#REF!=&quot;VRAI&quot;))" calcext:base-cell-address="'Radian en degré'.E3"/>
            <calcext:condition calcext:apply-style-name="FAUX" calcext:value="formula-is(IF(#REF!=&quot;FAUX&quot;))" calcext:base-cell-address="'Radian en degré'.E3"/>
          </calcext:conditional-format>
          <calcext:conditional-format calcext:target-range-address="'Radian en degré'.E4:'Radian en degré'.E4">
            <calcext:condition calcext:apply-style-name="VRAI" calcext:value="formula-is(IF(#REF!=&quot;VRAI&quot;))" calcext:base-cell-address="'Radian en degré'.E4"/>
            <calcext:condition calcext:apply-style-name="FAUX" calcext:value="formula-is(IF(#REF!=&quot;FAUX&quot;))" calcext:base-cell-address="'Radian en degré'.E4"/>
          </calcext:conditional-format>
          <calcext:conditional-format calcext:target-range-address="'Radian en degré'.E5:'Radian en degré'.E5">
            <calcext:condition calcext:apply-style-name="VRAI" calcext:value="formula-is(IF(#REF!=&quot;VRAI&quot;))" calcext:base-cell-address="'Radian en degré'.E5"/>
            <calcext:condition calcext:apply-style-name="FAUX" calcext:value="formula-is(IF(#REF!=&quot;FAUX&quot;))" calcext:base-cell-address="'Radian en degré'.E5"/>
          </calcext:conditional-format>
          <calcext:conditional-format calcext:target-range-address="'Radian en degré'.E6:'Radian en degré'.E6">
            <calcext:condition calcext:apply-style-name="VRAI" calcext:value="formula-is(IF(#REF!=&quot;VRAI&quot;))" calcext:base-cell-address="'Radian en degré'.E6"/>
            <calcext:condition calcext:apply-style-name="FAUX" calcext:value="formula-is(IF(#REF!=&quot;FAUX&quot;))" calcext:base-cell-address="'Radian en degré'.E6"/>
          </calcext:conditional-format>
          <calcext:conditional-format calcext:target-range-address="'Radian en degré'.E7:'Radian en degré'.E7">
            <calcext:condition calcext:apply-style-name="VRAI" calcext:value="formula-is(IF(#REF!=&quot;VRAI&quot;))" calcext:base-cell-address="'Radian en degré'.E7"/>
            <calcext:condition calcext:apply-style-name="FAUX" calcext:value="formula-is(IF(#REF!=&quot;FAUX&quot;))" calcext:base-cell-address="'Radian en degré'.E7"/>
          </calcext:conditional-format>
          <calcext:conditional-format calcext:target-range-address="'Radian en degré'.E8:'Radian en degré'.E8">
            <calcext:condition calcext:apply-style-name="VRAI" calcext:value="formula-is(IF(#REF!=&quot;VRAI&quot;))" calcext:base-cell-address="'Radian en degré'.E8"/>
            <calcext:condition calcext:apply-style-name="FAUX" calcext:value="formula-is(IF(#REF!=&quot;FAUX&quot;))" calcext:base-cell-address="'Radian en degré'.E8"/>
          </calcext:conditional-format>
          <calcext:conditional-format calcext:target-range-address="'Radian en degré'.E9:'Radian en degré'.E9">
            <calcext:condition calcext:apply-style-name="VRAI" calcext:value="formula-is(IF(#REF!=&quot;VRAI&quot;))" calcext:base-cell-address="'Radian en degré'.E9"/>
            <calcext:condition calcext:apply-style-name="FAUX" calcext:value="formula-is(IF(#REF!=&quot;FAUX&quot;))" calcext:base-cell-address="'Radian en degré'.E9"/>
          </calcext:conditional-format>
          <calcext:conditional-format calcext:target-range-address="'Radian en degré'.E10:'Radian en degré'.E10">
            <calcext:condition calcext:apply-style-name="VRAI" calcext:value="formula-is(IF(#REF!=&quot;VRAI&quot;))" calcext:base-cell-address="'Radian en degré'.E10"/>
            <calcext:condition calcext:apply-style-name="FAUX" calcext:value="formula-is(IF(#REF!=&quot;FAUX&quot;))" calcext:base-cell-address="'Radian en degré'.E10"/>
          </calcext:conditional-format>
          <calcext:conditional-format calcext:target-range-address="'Radian en degré'.E11:'Radian en degré'.E11">
            <calcext:condition calcext:apply-style-name="VRAI" calcext:value="formula-is(IF(#REF!=&quot;VRAI&quot;))" calcext:base-cell-address="'Radian en degré'.E11"/>
            <calcext:condition calcext:apply-style-name="FAUX" calcext:value="formula-is(IF(#REF!=&quot;FAUX&quot;))" calcext:base-cell-address="'Radian en degré'.E11"/>
          </calcext:conditional-format>
          <calcext:conditional-format calcext:target-range-address="'Radian en degré'.E12:'Radian en degré'.E12">
            <calcext:condition calcext:apply-style-name="VRAI" calcext:value="formula-is(IF(#REF!=&quot;VRAI&quot;))" calcext:base-cell-address="'Radian en degré'.E12"/>
            <calcext:condition calcext:apply-style-name="FAUX" calcext:value="formula-is(IF(#REF!=&quot;FAUX&quot;))" calcext:base-cell-address="'Radian en degré'.E12"/>
          </calcext:conditional-format>
          <calcext:conditional-format calcext:target-range-address="'Radian en degré'.E13:'Radian en degré'.E13">
            <calcext:condition calcext:apply-style-name="VRAI" calcext:value="formula-is(IF(#REF!=&quot;VRAI&quot;))" calcext:base-cell-address="'Radian en degré'.E13"/>
            <calcext:condition calcext:apply-style-name="FAUX" calcext:value="formula-is(IF(#REF!=&quot;FAUX&quot;))" calcext:base-cell-address="'Radian en degré'.E13"/>
          </calcext:conditional-format>
          <calcext:conditional-format calcext:target-range-address="'Radian en degré'.E14:'Radian en degré'.E14">
            <calcext:condition calcext:apply-style-name="VRAI" calcext:value="formula-is(IF(#REF!=&quot;VRAI&quot;))" calcext:base-cell-address="'Radian en degré'.E14"/>
            <calcext:condition calcext:apply-style-name="FAUX" calcext:value="formula-is(IF(#REF!=&quot;FAUX&quot;))" calcext:base-cell-address="'Radian en degré'.E14"/>
          </calcext:conditional-format>
          <calcext:conditional-format calcext:target-range-address="'Radian en degré'.E15:'Radian en degré'.E15">
            <calcext:condition calcext:apply-style-name="VRAI" calcext:value="formula-is(IF(#REF!=&quot;VRAI&quot;))" calcext:base-cell-address="'Radian en degré'.E15"/>
            <calcext:condition calcext:apply-style-name="FAUX" calcext:value="formula-is(IF(#REF!=&quot;FAUX&quot;))" calcext:base-cell-address="'Radian en degré'.E15"/>
          </calcext:conditional-format>
          <calcext:conditional-format calcext:target-range-address="'Radian en degré'.E16:'Radian en degré'.E16">
            <calcext:condition calcext:apply-style-name="VRAI" calcext:value="formula-is(IF(#REF!=&quot;VRAI&quot;))" calcext:base-cell-address="'Radian en degré'.E16"/>
            <calcext:condition calcext:apply-style-name="FAUX" calcext:value="formula-is(IF(#REF!=&quot;FAUX&quot;))" calcext:base-cell-address="'Radian en degré'.E16"/>
          </calcext:conditional-format>
          <calcext:conditional-format calcext:target-range-address="'Radian en degré'.E17:'Radian en degré'.E17">
            <calcext:condition calcext:apply-style-name="VRAI" calcext:value="formula-is(IF(#REF!=&quot;VRAI&quot;))" calcext:base-cell-address="'Radian en degré'.E17"/>
            <calcext:condition calcext:apply-style-name="FAUX" calcext:value="formula-is(IF(#REF!=&quot;FAUX&quot;))" calcext:base-cell-address="'Radian en degré'.E17"/>
          </calcext:conditional-format>
        </calcext:conditional-formats>
      </table:table>
      <table:table table:name="Degré en radian" table:style-name="ta1" table:protected="true" table:protection-key="XEXljND0r1JjRPQiuXm9aOlQJ58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5" form:id="control5" form:label="Résultat" form:linked-cell="'Degré en radian'.H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linked-cell="'Degré en radian'.H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70.6mm" svg:height="19.91mm" svg:x="340.25mm" svg:y="10.09mm" draw:control="control5"/>
          <draw:control draw:z-index="1" draw:style-name="gr3" draw:text-style-name="P3" svg:width="69.9mm" svg:height="19.99mm" svg:x="340.28mm" svg:y="65.08mm" draw:control="control6"/>
        </table:shapes>
        <table:table-column table:style-name="co7" table:default-cell-style-name="ce19"/>
        <table:table-column table:style-name="co8" table:default-cell-style-name="ce19"/>
        <table:table-column table:style-name="co9" table:number-columns-repeated="3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number-columns-repeated="2" table:default-cell-style-name="ce19"/>
        <table:table-column table:style-name="co13" table:default-cell-style-name="ce19"/>
        <table:table-column table:style-name="co1" table:number-columns-repeated="1011" table:default-cell-style-name="ce19"/>
        <table:table-column table:style-name="co1" table:number-columns-repeated="2" table:default-cell-style-name="ce34"/>
        <table:table-column table:style-name="co1" table:default-cell-style-name="ce52"/>
        <table:table-row table:style-name="ro5"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3" table:style-name="ce92"/>
          <table:covered-table-cell table:style-name="ce92" office:value-type="string" calcext:value-type="string">
            <text:p>Nouveau test :</text:p>
            <text:p>Crtl + Shift + F9</text:p>
          </table:covered-table-cell>
          <table:covered-table-cell table:style-name="ce103"/>
          <table:table-cell table:style-name="ce47" office:value-type="string" calcext:value-type="string">
            <text:p>Nouveau test :</text:p>
            <text:p>Crtl + Shift + F9</text:p>
          </table:table-cell>
          <table:table-cell table:number-columns-repeated="1017"/>
        </table:table-row>
        <table:table-row table:style-name="ro6">
          <table:table-cell table:style-name="ce47" office:value-type="string" calcext:value-type="string">
            <text:p>N°</text:p>
          </table:table-cell>
          <table:table-cell table:style-name="ce92" office:value-type="string" calcext:value-type="string">
            <text:p>En degré</text:p>
          </table:table-cell>
          <table:table-cell table:style-name="ce92" office:value-type="string" calcext:value-type="string" table:number-columns-spanned="3" table:number-rows-spanned="1">
            <text:p>En radian</text:p>
          </table:table-cell>
          <table:covered-table-cell table:number-columns-repeated="2" table:style-name="ce52"/>
          <table:table-cell table:style-name="ce103" office:value-type="string" calcext:value-type="string">
            <text:p>Vrai ou Faux</text:p>
          </table:table-cell>
          <table:table-cell table:style-name="ce92" office:value-type="string" calcext:value-type="string">
            <text:p>Réponse</text:p>
          </table:table-cell>
          <table:table-cell table:style-name="ce102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8" table:formula="of:=INDEX([$Données.$D$3:$Données.$D$19];[$Données.J3])" office:value-type="float" office:value="315" calcext:value-type="float">
            <text:p>315</text:p>
          </table:table-cell>
          <table:table-cell table:style-name="ce62"/>
          <table:table-cell table:style-name="ce28" table:formula="of:=IF(AND(ISBLANK([.C3])=0;[.C3]=0);&quot;&quot;;IF(ISBLANK([.E3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0" table:formula="of:=IF([.$H$2];IF(IF([.C3]=&quot;&quot;;1;[.C3])*180/IF([.E3]=&quot;&quot;;1;[.E3])=[.B3];&quot;VRAI&quot;;&quot;FAUX&quot;);&quot;&quot;)">
            <text:p/>
          </table:table-cell>
          <table:table-cell table:style-name="ce165" table:formula="of:=IF(AND([.$H$2];[.$H$5]);INDEX([$Données.$E$3:$Données.$E$19];[$Données.J3]);&quot;&quot;)">
            <text:p/>
          </table:table-cell>
          <table:table-cell table:style-name="ce18" table:formula="of:=IF([.$H$2];20/COUNT([.A$1:.A$1048576])*COUNTIF([.F$1:.F$1048576];&quot;VRAI&quot;);&quot;&quot;)" table:number-columns-spanned="1" table:number-rows-spanned="2">
            <text:p/>
          </table:table-cell>
          <table:table-cell table:style-name="ce21" office:value-type="string" calcext:value-type="string" table:number-columns-spanned="1" table:number-rows-spanned="2">
            <text:p>/20</text:p>
          </table:table-cell>
          <table:table-cell table:number-columns-repeated="1015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9" table:formula="of:=INDEX([$Données.$D$3:$Données.$D$19];[$Données.J4])" office:value-type="float" office:value="360" calcext:value-type="float">
            <text:p>360</text:p>
          </table:table-cell>
          <table:table-cell table:style-name="ce62"/>
          <table:table-cell table:style-name="ce49" table:formula="of:=IF(AND(ISBLANK([.C4])=0;[.C4]=0);&quot;&quot;;IF(ISBLANK([.E4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1" table:formula="of:=IF([.$H$2];IF(IF([.C4]=&quot;&quot;;1;[.C4])*180/IF([.E4]=&quot;&quot;;1;[.E4])=[.B4];&quot;VRAI&quot;;&quot;FAUX&quot;);&quot;&quot;)">
            <text:p/>
          </table:table-cell>
          <table:table-cell table:style-name="ce166" table:formula="of:=IF(AND([.$H$2];[.$H$5]);INDEX([$Données.$E$3:$Données.$E$19];[$Données.J4]);&quot;&quot;)">
            <text:p/>
          </table:table-cell>
          <table:covered-table-cell table:style-name="ce47"/>
          <table:covered-table-cell table:style-name="ce52"/>
          <table:table-cell table:number-columns-repeated="1015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table-cell table:style-name="ce8" table:formula="of:=INDEX([$Données.$D$3:$Données.$D$19];[$Données.J5])" office:value-type="float" office:value="225" calcext:value-type="float">
            <text:p>225</text:p>
          </table:table-cell>
          <table:table-cell table:style-name="ce62"/>
          <table:table-cell table:style-name="ce28" table:formula="of:=IF(AND(ISBLANK([.C5])=0;[.C5]=0);&quot;&quot;;IF(ISBLANK([.E5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2" table:formula="of:=IF([.$H$2];IF(IF([.C5]=&quot;&quot;;1;[.C5])*180/IF([.E5]=&quot;&quot;;1;[.E5])=[.B5];&quot;VRAI&quot;;&quot;FAUX&quot;);&quot;&quot;)">
            <text:p/>
          </table:table-cell>
          <table:table-cell table:style-name="ce167" table:formula="of:=IF(AND([.$H$2];[.$H$5]);INDEX([$Données.$E$3:$Données.$E$19];[$Données.J5]);&quot;&quot;)">
            <text:p/>
          </table:table-cell>
          <table:table-cell table:style-name="ce102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6">
          <table:table-cell table:style-name="ce4" office:value-type="float" office:value="4" calcext:value-type="float">
            <text:p>4</text:p>
          </table:table-cell>
          <table:table-cell table:style-name="ce9" table:formula="of:=INDEX([$Données.$D$3:$Données.$D$19];[$Données.J6])" office:value-type="float" office:value="90" calcext:value-type="float">
            <text:p>90</text:p>
          </table:table-cell>
          <table:table-cell table:style-name="ce62"/>
          <table:table-cell table:style-name="ce49" table:formula="of:=IF(AND(ISBLANK([.C6])=0;[.C6]=0);&quot;&quot;;IF(ISBLANK([.E6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3" table:formula="of:=IF([.$H$2];IF(IF([.C6]=&quot;&quot;;1;[.C6])*180/IF([.E6]=&quot;&quot;;1;[.E6])=[.B6];&quot;VRAI&quot;;&quot;FAUX&quot;);&quot;&quot;)">
            <text:p/>
          </table:table-cell>
          <table:table-cell table:style-name="ce168" table:formula="of:=IF(AND([.$H$2];[.$H$5]);INDEX([$Données.$E$3:$Données.$E$19];[$Données.J6]);&quot;&quot;)">
            <text:p/>
          </table:table-cell>
          <table:table-cell table:number-columns-repeated="1017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8" table:formula="of:=INDEX([$Données.$D$3:$Données.$D$19];[$Données.J7])" office:value-type="float" office:value="60" calcext:value-type="float">
            <text:p>60</text:p>
          </table:table-cell>
          <table:table-cell table:style-name="ce62"/>
          <table:table-cell table:style-name="ce28" table:formula="of:=IF(AND(ISBLANK([.C7])=0;[.C7]=0);&quot;&quot;;IF(ISBLANK([.E7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4" table:formula="of:=IF([.$H$2];IF(IF([.C7]=&quot;&quot;;1;[.C7])*180/IF([.E7]=&quot;&quot;;1;[.E7])=[.B7];&quot;VRAI&quot;;&quot;FAUX&quot;);&quot;&quot;)">
            <text:p/>
          </table:table-cell>
          <table:table-cell table:style-name="ce169" table:formula="of:=IF(AND([.$H$2];[.$H$5]);INDEX([$Données.$E$3:$Données.$E$19];[$Données.J7]);&quot;&quot;)">
            <text:p/>
          </table:table-cell>
          <table:table-cell table:number-columns-repeated="1017"/>
        </table:table-row>
        <table:table-row table:style-name="ro6">
          <table:table-cell table:style-name="ce4" office:value-type="float" office:value="6" calcext:value-type="float">
            <text:p>6</text:p>
          </table:table-cell>
          <table:table-cell table:style-name="ce9" table:formula="of:=INDEX([$Données.$D$3:$Données.$D$19];[$Données.J8])" office:value-type="float" office:value="300" calcext:value-type="float">
            <text:p>300</text:p>
          </table:table-cell>
          <table:table-cell table:style-name="ce62"/>
          <table:table-cell table:style-name="ce49" table:formula="of:=IF(AND(ISBLANK([.C8])=0;[.C8]=0);&quot;&quot;;IF(ISBLANK([.E8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5" table:formula="of:=IF([.$H$2];IF(IF([.C8]=&quot;&quot;;1;[.C8])*180/IF([.E8]=&quot;&quot;;1;[.E8])=[.B8];&quot;VRAI&quot;;&quot;FAUX&quot;);&quot;&quot;)">
            <text:p/>
          </table:table-cell>
          <table:table-cell table:style-name="ce171" table:formula="of:=IF(AND([.$H$2];[.$H$5]);INDEX([$Données.$E$3:$Données.$E$19];[$Données.J8]);&quot;&quot;)">
            <text:p/>
          </table:table-cell>
          <table:table-cell table:number-columns-repeated="1017"/>
        </table:table-row>
        <table:table-row table:style-name="ro6">
          <table:table-cell table:style-name="ce3" office:value-type="float" office:value="7" calcext:value-type="float">
            <text:p>7</text:p>
          </table:table-cell>
          <table:table-cell table:style-name="ce8" table:formula="of:=INDEX([$Données.$D$3:$Données.$D$19];[$Données.J9])" office:value-type="float" office:value="45" calcext:value-type="float">
            <text:p>45</text:p>
          </table:table-cell>
          <table:table-cell table:style-name="ce62"/>
          <table:table-cell table:style-name="ce28" table:formula="of:=IF(AND(ISBLANK([.C9])=0;[.C9]=0);&quot;&quot;;IF(ISBLANK([.E9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6" table:formula="of:=IF([.$H$2];IF(IF([.C9]=&quot;&quot;;1;[.C9])*180/IF([.E9]=&quot;&quot;;1;[.E9])=[.B9];&quot;VRAI&quot;;&quot;FAUX&quot;);&quot;&quot;)">
            <text:p/>
          </table:table-cell>
          <table:table-cell table:style-name="ce174" table:formula="of:=IF(AND([.$H$2];[.$H$5]);INDEX([$Données.$E$3:$Données.$E$19];[$Données.J9]);&quot;&quot;)">
            <text:p/>
          </table:table-cell>
          <table:table-cell table:number-columns-repeated="1017"/>
        </table:table-row>
        <table:table-row table:style-name="ro6">
          <table:table-cell table:style-name="ce4" office:value-type="float" office:value="8" calcext:value-type="float">
            <text:p>8</text:p>
          </table:table-cell>
          <table:table-cell table:style-name="ce9" table:formula="of:=INDEX([$Données.$D$3:$Données.$D$19];[$Données.J10])" office:value-type="float" office:value="0" calcext:value-type="float">
            <text:p>0</text:p>
          </table:table-cell>
          <table:table-cell table:style-name="ce62"/>
          <table:table-cell table:style-name="ce49" table:formula="of:=IF(AND(ISBLANK([.C10])=0;[.C10]=0);&quot;&quot;;IF(ISBLANK([.E10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7" table:formula="of:=IF([.$H$2];IF(IF([.C10]=&quot;&quot;;1;[.C10])*180/IF([.E10]=&quot;&quot;;1;[.E10])=[.B10];&quot;VRAI&quot;;&quot;FAUX&quot;);&quot;&quot;)">
            <text:p/>
          </table:table-cell>
          <table:table-cell table:style-name="ce175" table:formula="of:=IF(AND([.$H$2];[.$H$5]);INDEX([$Données.$E$3:$Données.$E$19];[$Données.J10]);&quot;&quot;)">
            <text:p/>
          </table:table-cell>
          <table:table-cell table:number-columns-repeated="1017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8" table:formula="of:=INDEX([$Données.$D$3:$Données.$D$19];[$Données.J11])" office:value-type="float" office:value="120" calcext:value-type="float">
            <text:p>120</text:p>
          </table:table-cell>
          <table:table-cell table:style-name="ce62"/>
          <table:table-cell table:style-name="ce28" table:formula="of:=IF(AND(ISBLANK([.C11])=0;[.C11]=0);&quot;&quot;;IF(ISBLANK([.E11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8" table:formula="of:=IF([.$H$2];IF(IF([.C11]=&quot;&quot;;1;[.C11])*180/IF([.E11]=&quot;&quot;;1;[.E11])=[.B11];&quot;VRAI&quot;;&quot;FAUX&quot;);&quot;&quot;)">
            <text:p/>
          </table:table-cell>
          <table:table-cell table:style-name="ce176" table:formula="of:=IF(AND([.$H$2];[.$H$5]);INDEX([$Données.$E$3:$Données.$E$19];[$Données.J11]);&quot;&quot;)">
            <text:p/>
          </table:table-cell>
          <table:table-cell table:number-columns-repeated="1017"/>
        </table:table-row>
        <table:table-row table:style-name="ro6">
          <table:table-cell table:style-name="ce4" office:value-type="float" office:value="10" calcext:value-type="float">
            <text:p>10</text:p>
          </table:table-cell>
          <table:table-cell table:style-name="ce9" table:formula="of:=INDEX([$Données.$D$3:$Données.$D$19];[$Données.J12])" office:value-type="float" office:value="150" calcext:value-type="float">
            <text:p>150</text:p>
          </table:table-cell>
          <table:table-cell table:style-name="ce62"/>
          <table:table-cell table:style-name="ce49" table:formula="of:=IF(AND(ISBLANK([.C12])=0;[.C12]=0);&quot;&quot;;IF(ISBLANK([.E12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9" table:formula="of:=IF([.$H$2];IF(IF([.C12]=&quot;&quot;;1;[.C12])*180/IF([.E12]=&quot;&quot;;1;[.E12])=[.B12];&quot;VRAI&quot;;&quot;FAUX&quot;);&quot;&quot;)">
            <text:p/>
          </table:table-cell>
          <table:table-cell table:style-name="ce179" table:formula="of:=IF(AND([.$H$2];[.$H$5]);INDEX([$Données.$E$3:$Données.$E$19];[$Données.J12]);&quot;&quot;)">
            <text:p/>
          </table:table-cell>
          <table:table-cell table:number-columns-repeated="1017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8" table:formula="of:=INDEX([$Données.$D$3:$Données.$D$19];[$Données.J13])" office:value-type="float" office:value="210" calcext:value-type="float">
            <text:p>210</text:p>
          </table:table-cell>
          <table:table-cell table:style-name="ce62"/>
          <table:table-cell table:style-name="ce28" table:formula="of:=IF(AND(ISBLANK([.C13])=0;[.C13]=0);&quot;&quot;;IF(ISBLANK([.E13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0" table:formula="of:=IF([.$H$2];IF(IF([.C13]=&quot;&quot;;1;[.C13])*180/IF([.E13]=&quot;&quot;;1;[.E13])=[.B13];&quot;VRAI&quot;;&quot;FAUX&quot;);&quot;&quot;)">
            <text:p/>
          </table:table-cell>
          <table:table-cell table:style-name="ce180" table:formula="of:=IF(AND([.$H$2];[.$H$5]);INDEX([$Données.$E$3:$Données.$E$19];[$Données.J13]);&quot;&quot;)">
            <text:p/>
          </table:table-cell>
          <table:table-cell table:number-columns-repeated="1017"/>
        </table:table-row>
        <table:table-row table:style-name="ro6">
          <table:table-cell table:style-name="ce4" office:value-type="float" office:value="12" calcext:value-type="float">
            <text:p>12</text:p>
          </table:table-cell>
          <table:table-cell table:style-name="ce9" table:formula="of:=INDEX([$Données.$D$3:$Données.$D$19];[$Données.J14])" office:value-type="float" office:value="240" calcext:value-type="float">
            <text:p>240</text:p>
          </table:table-cell>
          <table:table-cell table:style-name="ce62"/>
          <table:table-cell table:style-name="ce49" table:formula="of:=IF(AND(ISBLANK([.C14])=0;[.C14]=0);&quot;&quot;;IF(ISBLANK([.E14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1" table:formula="of:=IF([.$H$2];IF(IF([.C14]=&quot;&quot;;1;[.C14])*180/IF([.E14]=&quot;&quot;;1;[.E14])=[.B14];&quot;VRAI&quot;;&quot;FAUX&quot;);&quot;&quot;)">
            <text:p/>
          </table:table-cell>
          <table:table-cell table:style-name="ce181" table:formula="of:=IF(AND([.$H$2];[.$H$5]);INDEX([$Données.$E$3:$Données.$E$19];[$Données.J14]);&quot;&quot;)">
            <text:p/>
          </table:table-cell>
          <table:table-cell table:number-columns-repeated="1017"/>
        </table:table-row>
        <table:table-row table:style-name="ro6">
          <table:table-cell table:style-name="ce3" office:value-type="float" office:value="13" calcext:value-type="float">
            <text:p>13</text:p>
          </table:table-cell>
          <table:table-cell table:style-name="ce8" table:formula="of:=INDEX([$Données.$D$3:$Données.$D$19];[$Données.J15])" office:value-type="float" office:value="330" calcext:value-type="float">
            <text:p>330</text:p>
          </table:table-cell>
          <table:table-cell table:style-name="ce62"/>
          <table:table-cell table:style-name="ce28" table:formula="of:=IF(AND(ISBLANK([.C15])=0;[.C15]=0);&quot;&quot;;IF(ISBLANK([.E15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2" table:formula="of:=IF([.$H$2];IF(IF([.C15]=&quot;&quot;;1;[.C15])*180/IF([.E15]=&quot;&quot;;1;[.E15])=[.B15];&quot;VRAI&quot;;&quot;FAUX&quot;);&quot;&quot;)">
            <text:p/>
          </table:table-cell>
          <table:table-cell table:style-name="ce182" table:formula="of:=IF(AND([.$H$2];[.$H$5]);INDEX([$Données.$E$3:$Données.$E$19];[$Données.J15]);&quot;&quot;)">
            <text:p/>
          </table:table-cell>
          <table:table-cell table:number-columns-repeated="1017"/>
        </table:table-row>
        <table:table-row table:style-name="ro6">
          <table:table-cell table:style-name="ce4" office:value-type="float" office:value="14" calcext:value-type="float">
            <text:p>14</text:p>
          </table:table-cell>
          <table:table-cell table:style-name="ce9" table:formula="of:=INDEX([$Données.$D$3:$Données.$D$19];[$Données.J16])" office:value-type="float" office:value="135" calcext:value-type="float">
            <text:p>135</text:p>
          </table:table-cell>
          <table:table-cell table:style-name="ce62"/>
          <table:table-cell table:style-name="ce49" table:formula="of:=IF(AND(ISBLANK([.C16])=0;[.C16]=0);&quot;&quot;;IF(ISBLANK([.E16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3" table:formula="of:=IF([.$H$2];IF(IF([.C16]=&quot;&quot;;1;[.C16])*180/IF([.E16]=&quot;&quot;;1;[.E16])=[.B16];&quot;VRAI&quot;;&quot;FAUX&quot;);&quot;&quot;)">
            <text:p/>
          </table:table-cell>
          <table:table-cell table:style-name="ce183" table:formula="of:=IF(AND([.$H$2];[.$H$5]);INDEX([$Données.$E$3:$Données.$E$19];[$Données.J16]);&quot;&quot;)">
            <text:p/>
          </table:table-cell>
          <table:table-cell table:number-columns-repeated="1017"/>
        </table:table-row>
        <table:table-row table:style-name="ro6">
          <table:table-cell table:style-name="ce3" office:value-type="float" office:value="15" calcext:value-type="float">
            <text:p>15</text:p>
          </table:table-cell>
          <table:table-cell table:style-name="ce8" table:formula="of:=INDEX([$Données.$D$3:$Données.$D$19];[$Données.J17])" office:value-type="float" office:value="180" calcext:value-type="float">
            <text:p>180</text:p>
          </table:table-cell>
          <table:table-cell table:style-name="ce62"/>
          <table:table-cell table:style-name="ce28" table:formula="of:=IF(AND(ISBLANK([.C17])=0;[.C17]=0);&quot;&quot;;IF(ISBLANK([.E17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4" table:formula="of:=IF([.$H$2];IF(IF([.C17]=&quot;&quot;;1;[.C17])*180/IF([.E17]=&quot;&quot;;1;[.E17])=[.B17];&quot;VRAI&quot;;&quot;FAUX&quot;);&quot;&quot;)">
            <text:p/>
          </table:table-cell>
          <table:table-cell table:style-name="ce184" table:formula="of:=IF(AND([.$H$2];[.$H$5]);INDEX([$Données.$E$3:$Données.$E$19];[$Données.J17]);&quot;&quot;)">
            <text:p/>
          </table:table-cell>
          <table:table-cell table:number-columns-repeated="1017"/>
        </table:table-row>
        <table:table-row table:style-name="ro6" table:number-rows-repeated="3">
          <table:table-cell table:style-name="ce24"/>
          <table:table-cell table:style-name="ce26" table:number-columns-repeated="3"/>
          <table:table-cell table:number-columns-repeated="1020"/>
        </table:table-row>
        <table:table-row table:style-name="ro6">
          <table:table-cell table:style-name="ce24"/>
          <table:table-cell table:style-name="ce26" table:number-columns-repeated="2"/>
          <table:table-cell table:style-name="ce51"/>
          <table:table-cell table:number-columns-repeated="1020"/>
        </table:table-row>
        <table:table-row table:style-name="ro6" table:number-rows-repeated="66">
          <table:table-cell table:style-name="ce24"/>
          <table:table-cell table:style-name="ce26" table:number-columns-repeated="3"/>
          <table:table-cell table:number-columns-repeated="1020"/>
        </table:table-row>
        <table:table-row table:style-name="ro6" table:number-rows-repeated="1048488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Degré en radian'.F3:'Degré en radian'.F3">
            <calcext:condition calcext:apply-style-name="VRAI" calcext:value="formula-is(IF([.F3]=&quot;VRAI&quot;))" calcext:base-cell-address="'Degré en radian'.F3"/>
            <calcext:condition calcext:apply-style-name="FAUX" calcext:value="formula-is(IF([.F3]=&quot;FAUX&quot;))" calcext:base-cell-address="'Degré en radian'.F3"/>
          </calcext:conditional-format>
          <calcext:conditional-format calcext:target-range-address="'Degré en radian'.F4:'Degré en radian'.F4">
            <calcext:condition calcext:apply-style-name="VRAI" calcext:value="formula-is(IF([.F4]=&quot;VRAI&quot;))" calcext:base-cell-address="'Degré en radian'.F4"/>
            <calcext:condition calcext:apply-style-name="FAUX" calcext:value="formula-is(IF([.F4]=&quot;FAUX&quot;))" calcext:base-cell-address="'Degré en radian'.F4"/>
          </calcext:conditional-format>
          <calcext:conditional-format calcext:target-range-address="'Degré en radian'.F5:'Degré en radian'.F5">
            <calcext:condition calcext:apply-style-name="VRAI" calcext:value="formula-is(IF([.F5]=&quot;VRAI&quot;))" calcext:base-cell-address="'Degré en radian'.F5"/>
            <calcext:condition calcext:apply-style-name="FAUX" calcext:value="formula-is(IF([.F5]=&quot;FAUX&quot;))" calcext:base-cell-address="'Degré en radian'.F5"/>
          </calcext:conditional-format>
          <calcext:conditional-format calcext:target-range-address="'Degré en radian'.F6:'Degré en radian'.F6">
            <calcext:condition calcext:apply-style-name="VRAI" calcext:value="formula-is(IF([.F6]=&quot;VRAI&quot;))" calcext:base-cell-address="'Degré en radian'.F6"/>
            <calcext:condition calcext:apply-style-name="FAUX" calcext:value="formula-is(IF([.F6]=&quot;FAUX&quot;))" calcext:base-cell-address="'Degré en radian'.F6"/>
          </calcext:conditional-format>
          <calcext:conditional-format calcext:target-range-address="'Degré en radian'.F7:'Degré en radian'.F7">
            <calcext:condition calcext:apply-style-name="VRAI" calcext:value="formula-is(IF([.F7]=&quot;VRAI&quot;))" calcext:base-cell-address="'Degré en radian'.F7"/>
            <calcext:condition calcext:apply-style-name="FAUX" calcext:value="formula-is(IF([.F7]=&quot;FAUX&quot;))" calcext:base-cell-address="'Degré en radian'.F7"/>
          </calcext:conditional-format>
          <calcext:conditional-format calcext:target-range-address="'Degré en radian'.F8:'Degré en radian'.F8">
            <calcext:condition calcext:apply-style-name="VRAI" calcext:value="formula-is(IF([.F8]=&quot;VRAI&quot;))" calcext:base-cell-address="'Degré en radian'.F8"/>
            <calcext:condition calcext:apply-style-name="FAUX" calcext:value="formula-is(IF([.F8]=&quot;FAUX&quot;))" calcext:base-cell-address="'Degré en radian'.F8"/>
          </calcext:conditional-format>
          <calcext:conditional-format calcext:target-range-address="'Degré en radian'.F9:'Degré en radian'.F9">
            <calcext:condition calcext:apply-style-name="VRAI" calcext:value="formula-is(IF([.F9]=&quot;VRAI&quot;))" calcext:base-cell-address="'Degré en radian'.F9"/>
            <calcext:condition calcext:apply-style-name="FAUX" calcext:value="formula-is(IF([.F9]=&quot;FAUX&quot;))" calcext:base-cell-address="'Degré en radian'.F9"/>
          </calcext:conditional-format>
          <calcext:conditional-format calcext:target-range-address="'Degré en radian'.F10:'Degré en radian'.F10">
            <calcext:condition calcext:apply-style-name="VRAI" calcext:value="formula-is(IF([.F10]=&quot;VRAI&quot;))" calcext:base-cell-address="'Degré en radian'.F10"/>
            <calcext:condition calcext:apply-style-name="FAUX" calcext:value="formula-is(IF([.F10]=&quot;FAUX&quot;))" calcext:base-cell-address="'Degré en radian'.F10"/>
          </calcext:conditional-format>
          <calcext:conditional-format calcext:target-range-address="'Degré en radian'.F11:'Degré en radian'.F11">
            <calcext:condition calcext:apply-style-name="VRAI" calcext:value="formula-is(IF([.F11]=&quot;VRAI&quot;))" calcext:base-cell-address="'Degré en radian'.F11"/>
            <calcext:condition calcext:apply-style-name="FAUX" calcext:value="formula-is(IF([.F11]=&quot;FAUX&quot;))" calcext:base-cell-address="'Degré en radian'.F11"/>
          </calcext:conditional-format>
          <calcext:conditional-format calcext:target-range-address="'Degré en radian'.F12:'Degré en radian'.F12">
            <calcext:condition calcext:apply-style-name="VRAI" calcext:value="formula-is(IF([.F12]=&quot;VRAI&quot;))" calcext:base-cell-address="'Degré en radian'.F12"/>
            <calcext:condition calcext:apply-style-name="FAUX" calcext:value="formula-is(IF([.F12]=&quot;FAUX&quot;))" calcext:base-cell-address="'Degré en radian'.F12"/>
          </calcext:conditional-format>
          <calcext:conditional-format calcext:target-range-address="'Degré en radian'.F13:'Degré en radian'.F13">
            <calcext:condition calcext:apply-style-name="VRAI" calcext:value="formula-is(IF([.F13]=&quot;VRAI&quot;))" calcext:base-cell-address="'Degré en radian'.F13"/>
            <calcext:condition calcext:apply-style-name="FAUX" calcext:value="formula-is(IF([.F13]=&quot;FAUX&quot;))" calcext:base-cell-address="'Degré en radian'.F13"/>
          </calcext:conditional-format>
          <calcext:conditional-format calcext:target-range-address="'Degré en radian'.F14:'Degré en radian'.F14">
            <calcext:condition calcext:apply-style-name="VRAI" calcext:value="formula-is(IF([.F14]=&quot;VRAI&quot;))" calcext:base-cell-address="'Degré en radian'.F14"/>
            <calcext:condition calcext:apply-style-name="FAUX" calcext:value="formula-is(IF([.F14]=&quot;FAUX&quot;))" calcext:base-cell-address="'Degré en radian'.F14"/>
          </calcext:conditional-format>
          <calcext:conditional-format calcext:target-range-address="'Degré en radian'.F15:'Degré en radian'.F15">
            <calcext:condition calcext:apply-style-name="VRAI" calcext:value="formula-is(IF([.F15]=&quot;VRAI&quot;))" calcext:base-cell-address="'Degré en radian'.F15"/>
            <calcext:condition calcext:apply-style-name="FAUX" calcext:value="formula-is(IF([.F15]=&quot;FAUX&quot;))" calcext:base-cell-address="'Degré en radian'.F15"/>
          </calcext:conditional-format>
          <calcext:conditional-format calcext:target-range-address="'Degré en radian'.F16:'Degré en radian'.F16">
            <calcext:condition calcext:apply-style-name="VRAI" calcext:value="formula-is(IF([.F16]=&quot;VRAI&quot;))" calcext:base-cell-address="'Degré en radian'.F16"/>
            <calcext:condition calcext:apply-style-name="FAUX" calcext:value="formula-is(IF([.F16]=&quot;FAUX&quot;))" calcext:base-cell-address="'Degré en radian'.F16"/>
          </calcext:conditional-format>
          <calcext:conditional-format calcext:target-range-address="'Degré en radian'.F17:'Degré en radian'.F17">
            <calcext:condition calcext:apply-style-name="VRAI" calcext:value="formula-is(IF([.F17]=&quot;VRAI&quot;))" calcext:base-cell-address="'Degré en radian'.F17"/>
            <calcext:condition calcext:apply-style-name="FAUX" calcext:value="formula-is(IF([.F17]=&quot;FAUX&quot;))" calcext:base-cell-address="'Degré en radian'.F17"/>
          </calcext:conditional-format>
          <calcext:conditional-format calcext:target-range-address="'Degré en radian'.G3:'Degré en radian'.G3">
            <calcext:condition calcext:apply-style-name="VRAI" calcext:value="formula-is(IF([.F3]=&quot;VRAI&quot;))" calcext:base-cell-address="'Degré en radian'.G3"/>
            <calcext:condition calcext:apply-style-name="FAUX" calcext:value="formula-is(IF([.F3]=&quot;FAUX&quot;))" calcext:base-cell-address="'Degré en radian'.G3"/>
          </calcext:conditional-format>
          <calcext:conditional-format calcext:target-range-address="'Degré en radian'.G4:'Degré en radian'.G4">
            <calcext:condition calcext:apply-style-name="VRAI" calcext:value="formula-is(IF([.F4]=&quot;VRAI&quot;))" calcext:base-cell-address="'Degré en radian'.G4"/>
            <calcext:condition calcext:apply-style-name="FAUX" calcext:value="formula-is(IF([.F4]=&quot;FAUX&quot;))" calcext:base-cell-address="'Degré en radian'.G4"/>
          </calcext:conditional-format>
          <calcext:conditional-format calcext:target-range-address="'Degré en radian'.G5:'Degré en radian'.G5">
            <calcext:condition calcext:apply-style-name="VRAI" calcext:value="formula-is(IF([.F5]=&quot;VRAI&quot;))" calcext:base-cell-address="'Degré en radian'.G5"/>
            <calcext:condition calcext:apply-style-name="FAUX" calcext:value="formula-is(IF([.F5]=&quot;FAUX&quot;))" calcext:base-cell-address="'Degré en radian'.G5"/>
          </calcext:conditional-format>
          <calcext:conditional-format calcext:target-range-address="'Degré en radian'.G6:'Degré en radian'.G6">
            <calcext:condition calcext:apply-style-name="VRAI" calcext:value="formula-is(IF([.F6]=&quot;VRAI&quot;))" calcext:base-cell-address="'Degré en radian'.G6"/>
            <calcext:condition calcext:apply-style-name="FAUX" calcext:value="formula-is(IF([.F6]=&quot;FAUX&quot;))" calcext:base-cell-address="'Degré en radian'.G6"/>
          </calcext:conditional-format>
          <calcext:conditional-format calcext:target-range-address="'Degré en radian'.G7:'Degré en radian'.G7">
            <calcext:condition calcext:apply-style-name="VRAI" calcext:value="formula-is(IF([.F7]=&quot;VRAI&quot;))" calcext:base-cell-address="'Degré en radian'.G7"/>
            <calcext:condition calcext:apply-style-name="FAUX" calcext:value="formula-is(IF([.F7]=&quot;FAUX&quot;))" calcext:base-cell-address="'Degré en radian'.G7"/>
          </calcext:conditional-format>
          <calcext:conditional-format calcext:target-range-address="'Degré en radian'.G8:'Degré en radian'.G8">
            <calcext:condition calcext:apply-style-name="VRAI" calcext:value="formula-is(IF([.F8]=&quot;VRAI&quot;))" calcext:base-cell-address="'Degré en radian'.G8"/>
            <calcext:condition calcext:apply-style-name="FAUX" calcext:value="formula-is(IF([.F8]=&quot;FAUX&quot;))" calcext:base-cell-address="'Degré en radian'.G8"/>
          </calcext:conditional-format>
          <calcext:conditional-format calcext:target-range-address="'Degré en radian'.G9:'Degré en radian'.G9">
            <calcext:condition calcext:apply-style-name="VRAI" calcext:value="formula-is(IF([.F9]=&quot;VRAI&quot;))" calcext:base-cell-address="'Degré en radian'.G9"/>
            <calcext:condition calcext:apply-style-name="FAUX" calcext:value="formula-is(IF([.F9]=&quot;FAUX&quot;))" calcext:base-cell-address="'Degré en radian'.G9"/>
          </calcext:conditional-format>
          <calcext:conditional-format calcext:target-range-address="'Degré en radian'.G10:'Degré en radian'.G10">
            <calcext:condition calcext:apply-style-name="VRAI" calcext:value="formula-is(IF([.F10]=&quot;VRAI&quot;))" calcext:base-cell-address="'Degré en radian'.G10"/>
            <calcext:condition calcext:apply-style-name="FAUX" calcext:value="formula-is(IF([.F10]=&quot;FAUX&quot;))" calcext:base-cell-address="'Degré en radian'.G10"/>
          </calcext:conditional-format>
          <calcext:conditional-format calcext:target-range-address="'Degré en radian'.G11:'Degré en radian'.G11">
            <calcext:condition calcext:apply-style-name="VRAI" calcext:value="formula-is(IF([.F11]=&quot;VRAI&quot;))" calcext:base-cell-address="'Degré en radian'.G11"/>
            <calcext:condition calcext:apply-style-name="FAUX" calcext:value="formula-is(IF([.F11]=&quot;FAUX&quot;))" calcext:base-cell-address="'Degré en radian'.G11"/>
          </calcext:conditional-format>
          <calcext:conditional-format calcext:target-range-address="'Degré en radian'.G12:'Degré en radian'.G12">
            <calcext:condition calcext:apply-style-name="VRAI" calcext:value="formula-is(IF([.F12]=&quot;VRAI&quot;))" calcext:base-cell-address="'Degré en radian'.G12"/>
            <calcext:condition calcext:apply-style-name="FAUX" calcext:value="formula-is(IF([.F12]=&quot;FAUX&quot;))" calcext:base-cell-address="'Degré en radian'.G12"/>
          </calcext:conditional-format>
          <calcext:conditional-format calcext:target-range-address="'Degré en radian'.G13:'Degré en radian'.G13">
            <calcext:condition calcext:apply-style-name="VRAI" calcext:value="formula-is(IF([.F13]=&quot;VRAI&quot;))" calcext:base-cell-address="'Degré en radian'.G13"/>
            <calcext:condition calcext:apply-style-name="FAUX" calcext:value="formula-is(IF([.F13]=&quot;FAUX&quot;))" calcext:base-cell-address="'Degré en radian'.G13"/>
          </calcext:conditional-format>
          <calcext:conditional-format calcext:target-range-address="'Degré en radian'.G14:'Degré en radian'.G14">
            <calcext:condition calcext:apply-style-name="VRAI" calcext:value="formula-is(IF([.F14]=&quot;VRAI&quot;))" calcext:base-cell-address="'Degré en radian'.G14"/>
            <calcext:condition calcext:apply-style-name="FAUX" calcext:value="formula-is(IF([.F14]=&quot;FAUX&quot;))" calcext:base-cell-address="'Degré en radian'.G14"/>
          </calcext:conditional-format>
          <calcext:conditional-format calcext:target-range-address="'Degré en radian'.G15:'Degré en radian'.G15">
            <calcext:condition calcext:apply-style-name="VRAI" calcext:value="formula-is(IF([.F15]=&quot;VRAI&quot;))" calcext:base-cell-address="'Degré en radian'.G15"/>
            <calcext:condition calcext:apply-style-name="FAUX" calcext:value="formula-is(IF([.F15]=&quot;FAUX&quot;))" calcext:base-cell-address="'Degré en radian'.G15"/>
          </calcext:conditional-format>
          <calcext:conditional-format calcext:target-range-address="'Degré en radian'.G16:'Degré en radian'.G16">
            <calcext:condition calcext:apply-style-name="VRAI" calcext:value="formula-is(IF([.F16]=&quot;VRAI&quot;))" calcext:base-cell-address="'Degré en radian'.G16"/>
            <calcext:condition calcext:apply-style-name="FAUX" calcext:value="formula-is(IF([.F16]=&quot;FAUX&quot;))" calcext:base-cell-address="'Degré en radian'.G16"/>
          </calcext:conditional-format>
          <calcext:conditional-format calcext:target-range-address="'Degré en radian'.G17:'Degré en radian'.G17">
            <calcext:condition calcext:apply-style-name="VRAI" calcext:value="formula-is(IF([.F17]=&quot;VRAI&quot;))" calcext:base-cell-address="'Degré en radian'.G17"/>
            <calcext:condition calcext:apply-style-name="FAUX" calcext:value="formula-is(IF([.F17]=&quot;FAUX&quot;))" calcext:base-cell-address="'Degré en radian'.G17"/>
          </calcext:conditional-format>
        </calcext:conditional-formats>
      </table:table>
      <table:table table:name="Mesure principale" table:style-name="ta1" table:protected="true" table:protection-key="XEXljND0r1JjRPQiuXm9aOlQJ58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7" form:id="control7" form:label="Résultat" form:linked-cell="'Mesure principale'.H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linked-cell="'Mesure principale'.H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70.04mm" svg:height="17.63mm" svg:x="298.8mm" svg:y="14.37mm" draw:control="control7"/>
          <draw:control draw:z-index="1" draw:style-name="gr3" draw:text-style-name="P3" svg:width="70.02mm" svg:height="20.09mm" svg:x="298.81mm" svg:y="60.69mm" draw:control="control8"/>
        </table:shapes>
        <table:table-column table:style-name="co2" table:default-cell-style-name="ce19"/>
        <table:table-column table:style-name="co14" table:default-cell-style-name="ce19"/>
        <table:table-column table:style-name="co15" table:number-columns-repeated="3" table:default-cell-style-name="ce19"/>
        <table:table-column table:style-name="co4" table:number-columns-repeated="2" table:default-cell-style-name="ce19"/>
        <table:table-column table:style-name="co5" table:default-cell-style-name="ce19"/>
        <table:table-column table:style-name="co6" table:default-cell-style-name="ce19"/>
        <table:table-column table:style-name="co1" table:number-columns-repeated="1015" table:default-cell-style-name="ce19"/>
        <table:table-row table:style-name="ro7"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4" table:style-name="ce92"/>
          <table:covered-table-cell table:style-name="ce103"/>
          <table:table-cell table:style-name="ce47" office:value-type="string" calcext:value-type="string">
            <text:p>Nouveau test :</text:p>
            <text:p>Crtl + Shift + F9</text:p>
          </table:table-cell>
          <table:table-cell table:style-name="ce16"/>
          <table:table-cell table:number-columns-repeated="1016"/>
        </table:table-row>
        <table:table-row table:style-name="ro6">
          <table:table-cell table:style-name="ce92" office:value-type="string" calcext:value-type="string">
            <text:p>N°</text:p>
          </table:table-cell>
          <table:table-cell table:style-name="ce92" office:value-type="string" calcext:value-type="string">
            <text:p>Angle</text:p>
          </table:table-cell>
          <table:table-cell table:style-name="ce92" office:value-type="string" calcext:value-type="string" table:number-columns-spanned="3" table:number-rows-spanned="1">
            <text:p>Mesure principale</text:p>
          </table:table-cell>
          <table:covered-table-cell table:style-name="ce92"/>
          <table:covered-table-cell table:style-name="ce92" office:value-type="string" calcext:value-type="string">
            <text:p>Mesure principale</text:p>
          </table:covered-table-cell>
          <table:table-cell table:style-name="ce103" office:value-type="string" calcext:value-type="string">
            <text:p>Vrai ou Faux</text:p>
          </table:table-cell>
          <table:table-cell table:style-name="ce92" office:value-type="string" calcext:value-type="string">
            <text:p>Réponse</text:p>
          </table:table-cell>
          <table:table-cell table:style-name="ce50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8" table:formula="of:=INDEX([$Données.$R$38:$Données.$R$69];[$Données.T38])" office:value-type="float" office:value="-60" calcext:value-type="float">
            <text:p>-60</text:p>
          </table:table-cell>
          <table:table-cell table:style-name="ce189" table:number-columns-spanned="3" table:number-rows-spanned="1"/>
          <table:covered-table-cell table:style-name="ce69"/>
          <table:covered-table-cell table:style-name="ce72"/>
          <table:table-cell table:style-name="ce196" table:formula="of:=IF([.$H$2];IF([.C3]=INDEX([$Données.$S$38:$Données.$S$69];[$Données.T38]);&quot;VRAI&quot;;&quot;FAUX&quot;);&quot;&quot;)">
            <text:p/>
          </table:table-cell>
          <table:table-cell table:style-name="ce212" table:formula="of:=IF(AND([.$H$2];[.$H$5]);INDEX([$Données.$S$38:$Données.$S$69];[$Données.T38]);&quot;&quot;)">
            <text:p/>
          </table:table-cell>
          <table:table-cell table:style-name="ce18" table:formula="of:=IF([.$H$2];20/COUNT([.A$1:.A$1048576])*COUNTIF([.F$1:.F$1048576];&quot;VRAI&quot;);&quot;&quot;)" table:number-columns-spanned="1" table:number-rows-spanned="2">
            <text:p/>
          </table:table-cell>
          <table:table-cell table:style-name="ce21" office:value-type="string" calcext:value-type="string" table:number-columns-spanned="1" table:number-rows-spanned="2">
            <text:p>/20</text:p>
          </table:table-cell>
          <table:table-cell table:number-columns-repeated="1015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9" table:formula="of:=INDEX([$Données.$R$38:$Données.$R$69];[$Données.T39])" office:value-type="float" office:value="45" calcext:value-type="float">
            <text:p>45</text:p>
          </table:table-cell>
          <table:table-cell table:style-name="ce189" table:number-columns-spanned="3" table:number-rows-spanned="1"/>
          <table:covered-table-cell table:style-name="ce70"/>
          <table:covered-table-cell table:style-name="ce72"/>
          <table:table-cell table:style-name="ce197" table:formula="of:=IF([.$H$2];IF([.C4]=INDEX([$Données.$S$38:$Données.$S$69];[$Données.T39]);&quot;VRAI&quot;;&quot;FAUX&quot;);&quot;&quot;)">
            <text:p/>
          </table:table-cell>
          <table:table-cell table:style-name="ce213" table:formula="of:=IF(AND([.$H$2];[.$H$5]);INDEX([$Données.$S$38:$Données.$S$69];[$Données.T39]);&quot;&quot;)">
            <text:p/>
          </table:table-cell>
          <table:covered-table-cell table:style-name="ce52"/>
          <table:covered-table-cell/>
          <table:table-cell table:number-columns-repeated="1015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table-cell table:style-name="ce8" table:formula="of:=INDEX([$Données.$R$38:$Données.$R$69];[$Données.T40])" office:value-type="float" office:value="-180" calcext:value-type="float">
            <text:p>-180</text:p>
          </table:table-cell>
          <table:table-cell table:style-name="ce189" table:number-columns-spanned="3" table:number-rows-spanned="1"/>
          <table:covered-table-cell table:style-name="ce69"/>
          <table:covered-table-cell table:style-name="ce72"/>
          <table:table-cell table:style-name="ce198" table:formula="of:=IF([.$H$2];IF([.C5]=INDEX([$Données.$S$38:$Données.$S$69];[$Données.T40]);&quot;VRAI&quot;;&quot;FAUX&quot;);&quot;&quot;)">
            <text:p/>
          </table:table-cell>
          <table:table-cell table:style-name="ce214" table:formula="of:=IF(AND([.$H$2];[.$H$5]);INDEX([$Données.$S$38:$Données.$S$69];[$Données.T40]);&quot;&quot;)">
            <text:p/>
          </table:table-cell>
          <table:table-cell table:style-name="ce50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6">
          <table:table-cell table:style-name="ce4" office:value-type="float" office:value="4" calcext:value-type="float">
            <text:p>4</text:p>
          </table:table-cell>
          <table:table-cell table:style-name="ce9" table:formula="of:=INDEX([$Données.$R$38:$Données.$R$69];[$Données.T41])" office:value-type="float" office:value="-45" calcext:value-type="float">
            <text:p>-45</text:p>
          </table:table-cell>
          <table:table-cell table:style-name="ce189" table:number-columns-spanned="3" table:number-rows-spanned="1"/>
          <table:covered-table-cell table:style-name="ce70"/>
          <table:covered-table-cell table:style-name="ce72"/>
          <table:table-cell table:style-name="ce199" table:formula="of:=IF([.$H$2];IF([.C6]=INDEX([$Données.$S$38:$Données.$S$69];[$Données.T41]);&quot;VRAI&quot;;&quot;FAUX&quot;);&quot;&quot;)">
            <text:p/>
          </table:table-cell>
          <table:table-cell table:style-name="ce215" table:formula="of:=IF(AND([.$H$2];[.$H$5]);INDEX([$Données.$S$38:$Données.$S$69];[$Données.T41]);&quot;&quot;)">
            <text:p/>
          </table:table-cell>
          <table:table-cell table:style-name="ce66"/>
          <table:table-cell table:number-columns-repeated="1016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8" table:formula="of:=INDEX([$Données.$R$38:$Données.$R$69];[$Données.T42])" office:value-type="float" office:value="-90" calcext:value-type="float">
            <text:p>-90</text:p>
          </table:table-cell>
          <table:table-cell table:style-name="ce189" table:number-columns-spanned="3" table:number-rows-spanned="1"/>
          <table:covered-table-cell table:style-name="ce69"/>
          <table:covered-table-cell table:style-name="ce72"/>
          <table:table-cell table:style-name="ce200" table:formula="of:=IF([.$H$2];IF([.C7]=INDEX([$Données.$S$38:$Données.$S$69];[$Données.T42]);&quot;VRAI&quot;;&quot;FAUX&quot;);&quot;&quot;)">
            <text:p/>
          </table:table-cell>
          <table:table-cell table:style-name="ce216" table:formula="of:=IF(AND([.$H$2];[.$H$5]);INDEX([$Données.$S$38:$Données.$S$69];[$Données.T42]);&quot;&quot;)">
            <text:p/>
          </table:table-cell>
          <table:table-cell table:style-name="ce66"/>
          <table:table-cell table:number-columns-repeated="1016"/>
        </table:table-row>
        <table:table-row table:style-name="ro6">
          <table:table-cell table:style-name="ce4" office:value-type="float" office:value="6" calcext:value-type="float">
            <text:p>6</text:p>
          </table:table-cell>
          <table:table-cell table:style-name="ce9" table:formula="of:=INDEX([$Données.$R$38:$Données.$R$69];[$Données.T43])" office:value-type="float" office:value="-150" calcext:value-type="float">
            <text:p>-150</text:p>
          </table:table-cell>
          <table:table-cell table:style-name="ce189" table:number-columns-spanned="3" table:number-rows-spanned="1"/>
          <table:covered-table-cell table:style-name="ce70"/>
          <table:covered-table-cell table:style-name="ce72"/>
          <table:table-cell table:style-name="ce201" table:formula="of:=IF([.$H$2];IF([.C8]=INDEX([$Données.$S$38:$Données.$S$69];[$Données.T43]);&quot;VRAI&quot;;&quot;FAUX&quot;);&quot;&quot;)">
            <text:p/>
          </table:table-cell>
          <table:table-cell table:style-name="ce217" table:formula="of:=IF(AND([.$H$2];[.$H$5]);INDEX([$Données.$S$38:$Données.$S$69];[$Données.T43]);&quot;&quot;)">
            <text:p/>
          </table:table-cell>
          <table:table-cell table:number-columns-repeated="1017"/>
        </table:table-row>
        <table:table-row table:style-name="ro6">
          <table:table-cell table:style-name="ce3" office:value-type="float" office:value="7" calcext:value-type="float">
            <text:p>7</text:p>
          </table:table-cell>
          <table:table-cell table:style-name="ce8" table:formula="of:=INDEX([$Données.$R$38:$Données.$R$69];[$Données.T44])" office:value-type="float" office:value="-315" calcext:value-type="float">
            <text:p>-315</text:p>
          </table:table-cell>
          <table:table-cell table:style-name="ce189" table:number-columns-spanned="3" table:number-rows-spanned="1"/>
          <table:covered-table-cell table:style-name="ce69"/>
          <table:covered-table-cell table:style-name="ce72"/>
          <table:table-cell table:style-name="ce202" table:formula="of:=IF([.$H$2];IF([.C9]=INDEX([$Données.$S$38:$Données.$S$69];[$Données.T44]);&quot;VRAI&quot;;&quot;FAUX&quot;);&quot;&quot;)">
            <text:p/>
          </table:table-cell>
          <table:table-cell table:style-name="ce218" table:formula="of:=IF(AND([.$H$2];[.$H$5]);INDEX([$Données.$S$38:$Données.$S$69];[$Données.T44]);&quot;&quot;)">
            <text:p/>
          </table:table-cell>
          <table:table-cell table:number-columns-repeated="1017"/>
        </table:table-row>
        <table:table-row table:style-name="ro6">
          <table:table-cell table:style-name="ce4" office:value-type="float" office:value="8" calcext:value-type="float">
            <text:p>8</text:p>
          </table:table-cell>
          <table:table-cell table:style-name="ce9" table:formula="of:=INDEX([$Données.$R$38:$Données.$R$69];[$Données.T45])" office:value-type="float" office:value="120" calcext:value-type="float">
            <text:p>120</text:p>
          </table:table-cell>
          <table:table-cell table:style-name="ce189" table:number-columns-spanned="3" table:number-rows-spanned="1"/>
          <table:covered-table-cell table:style-name="ce71"/>
          <table:covered-table-cell table:style-name="ce189"/>
          <table:table-cell table:style-name="ce203" table:formula="of:=IF([.$H$2];IF([.C10]=INDEX([$Données.$S$38:$Données.$S$69];[$Données.T45]);&quot;VRAI&quot;;&quot;FAUX&quot;);&quot;&quot;)">
            <text:p/>
          </table:table-cell>
          <table:table-cell table:style-name="ce221" table:formula="of:=IF(AND([.$H$2];[.$H$5]);INDEX([$Données.$S$38:$Données.$S$69];[$Données.T45]);&quot;&quot;)">
            <text:p/>
          </table:table-cell>
          <table:table-cell table:number-columns-repeated="1017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132" table:formula="of:=INDEX([$Données.$R$3:$Données.$R$35];[$Données.W3])" office:value-type="float" office:value="0" calcext:value-type="float">
            <text:p>0</text:p>
          </table:table-cell>
          <table:table-cell table:style-name="ce189"/>
          <table:table-cell table:style-name="ce28" table:formula="of:=IF(AND(ISBLANK([.C11])=0;[.C11]=0);&quot;&quot;;IF(ISBLANK([.E11]);&quot;π&quot;;&quot;π /&quot;))" office:value-type="string" office:string-value="π" calcext:value-type="string">
            <text:p>π</text:p>
          </table:table-cell>
          <table:table-cell table:style-name="ce189"/>
          <table:table-cell table:style-name="ce204" table:formula="of:=IF([.$H$2];IF(IF([.C11]=&quot;-&quot;;-1;IF([.C11]=&quot;&quot;;1;[.C11]))*180/IF([.E11]=&quot;&quot;;1;[.E11])=INDEX([$Données.$T$3:$Données.$T$35];[$Données.W3]);&quot;VRAI&quot;;&quot;FAUX&quot;);&quot;&quot;)">
            <text:p/>
          </table:table-cell>
          <table:table-cell table:style-name="ce222" table:formula="of:=IF(AND([.$H$2];[.$H$5]);INDEX([$Données.$S$3:$Données.$S$35];[$Données.W3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6">
          <table:table-cell table:style-name="ce4" office:value-type="float" office:value="10" calcext:value-type="float">
            <text:p>10</text:p>
          </table:table-cell>
          <table:table-cell table:style-name="ce64" table:formula="of:=INDEX([$Données.$R$3:$Données.$R$35];[$Données.W4])" office:value-type="string" office:string-value="-π/2" calcext:value-type="string">
            <text:p>-π/2</text:p>
          </table:table-cell>
          <table:table-cell table:style-name="ce189"/>
          <table:table-cell table:style-name="ce29" table:formula="of:=IF(AND(ISBLANK([.C12])=0;[.C12]=0);&quot;&quot;;IF(ISBLANK([.E12]);&quot;π&quot;;&quot;π /&quot;))" office:value-type="string" office:string-value="π" calcext:value-type="string">
            <text:p>π</text:p>
          </table:table-cell>
          <table:table-cell table:style-name="ce189"/>
          <table:table-cell table:style-name="ce205" table:formula="of:=IF([.$H$2];IF(IF([.C12]=&quot;-&quot;;-1;IF([.C12]=&quot;&quot;;1;[.C12]))*180/IF([.E12]=&quot;&quot;;1;[.E12])=INDEX([$Données.$T$3:$Données.$T$35];[$Données.W4]);&quot;VRAI&quot;;&quot;FAUX&quot;);&quot;&quot;)">
            <text:p/>
          </table:table-cell>
          <table:table-cell table:style-name="ce223" table:formula="of:=IF(AND([.$H$2];[.$H$5]);INDEX([$Données.$S$3:$Données.$S$35];[$Données.W4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132" table:formula="of:=INDEX([$Données.$R$3:$Données.$R$35];[$Données.W5])" office:value-type="string" office:string-value="2π/3" calcext:value-type="string">
            <text:p>2π/3</text:p>
          </table:table-cell>
          <table:table-cell table:style-name="ce189"/>
          <table:table-cell table:style-name="ce28" table:formula="of:=IF(AND(ISBLANK([.C13])=0;[.C13]=0);&quot;&quot;;IF(ISBLANK([.E13]);&quot;π&quot;;&quot;π /&quot;))" office:value-type="string" office:string-value="π" calcext:value-type="string">
            <text:p>π</text:p>
          </table:table-cell>
          <table:table-cell table:style-name="ce189"/>
          <table:table-cell table:style-name="ce206" table:formula="of:=IF([.$H$2];IF(IF([.C13]=&quot;-&quot;;-1;IF([.C13]=&quot;&quot;;1;[.C13]))*180/IF([.E13]=&quot;&quot;;1;[.E13])=INDEX([$Données.$T$3:$Données.$T$35];[$Données.W5]);&quot;VRAI&quot;;&quot;FAUX&quot;);&quot;&quot;)">
            <text:p/>
          </table:table-cell>
          <table:table-cell table:style-name="ce224" table:formula="of:=IF(AND([.$H$2];[.$H$5]);INDEX([$Données.$S$3:$Données.$S$35];[$Données.W5]);&quot;&quot;)">
            <text:p/>
          </table:table-cell>
          <table:table-cell table:style-name="ce54"/>
          <table:table-cell table:style-name="ce76"/>
          <table:table-cell table:number-columns-repeated="1015"/>
        </table:table-row>
        <table:table-row table:style-name="ro6">
          <table:table-cell table:style-name="ce4" office:value-type="float" office:value="12" calcext:value-type="float">
            <text:p>12</text:p>
          </table:table-cell>
          <table:table-cell table:style-name="ce64" table:formula="of:=INDEX([$Données.$R$3:$Données.$R$35];[$Données.W6])" office:value-type="string" office:string-value="2π" calcext:value-type="string">
            <text:p>2π</text:p>
          </table:table-cell>
          <table:table-cell table:style-name="ce189"/>
          <table:table-cell table:style-name="ce29" table:formula="of:=IF(AND(ISBLANK([.C14])=0;[.C14]=0);&quot;&quot;;IF(ISBLANK([.E14]);&quot;π&quot;;&quot;π /&quot;))" office:value-type="string" office:string-value="π" calcext:value-type="string">
            <text:p>π</text:p>
          </table:table-cell>
          <table:table-cell table:style-name="ce189"/>
          <table:table-cell table:style-name="ce207" table:formula="of:=IF([.$H$2];IF(IF([.C14]=&quot;-&quot;;-1;IF([.C14]=&quot;&quot;;1;[.C14]))*180/IF([.E14]=&quot;&quot;;1;[.E14])=INDEX([$Données.$T$3:$Données.$T$35];[$Données.W6]);&quot;VRAI&quot;;&quot;FAUX&quot;);&quot;&quot;)">
            <text:p/>
          </table:table-cell>
          <table:table-cell table:style-name="ce225" table:formula="of:=IF(AND([.$H$2];[.$H$5]);INDEX([$Données.$S$3:$Données.$S$35];[$Données.W6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6">
          <table:table-cell table:style-name="ce3" office:value-type="float" office:value="13" calcext:value-type="float">
            <text:p>13</text:p>
          </table:table-cell>
          <table:table-cell table:style-name="ce132" table:formula="of:=INDEX([$Données.$R$3:$Données.$R$35];[$Données.W7])" office:value-type="string" office:string-value="-4π/3" calcext:value-type="string">
            <text:p>-4π/3</text:p>
          </table:table-cell>
          <table:table-cell table:style-name="ce189"/>
          <table:table-cell table:style-name="ce28" table:formula="of:=IF(AND(ISBLANK([.C15])=0;[.C15]=0);&quot;&quot;;IF(ISBLANK([.E15]);&quot;π&quot;;&quot;π /&quot;))" office:value-type="string" office:string-value="π" calcext:value-type="string">
            <text:p>π</text:p>
          </table:table-cell>
          <table:table-cell table:style-name="ce189"/>
          <table:table-cell table:style-name="ce208" table:formula="of:=IF([.$H$2];IF(IF([.C15]=&quot;-&quot;;-1;IF([.C15]=&quot;&quot;;1;[.C15]))*180/IF([.E15]=&quot;&quot;;1;[.E15])=INDEX([$Données.$T$3:$Données.$T$35];[$Données.W7]);&quot;VRAI&quot;;&quot;FAUX&quot;);&quot;&quot;)">
            <text:p/>
          </table:table-cell>
          <table:table-cell table:style-name="ce226" table:formula="of:=IF(AND([.$H$2];[.$H$5]);INDEX([$Données.$S$3:$Données.$S$35];[$Données.W7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6">
          <table:table-cell table:style-name="ce4" office:value-type="float" office:value="14" calcext:value-type="float">
            <text:p>14</text:p>
          </table:table-cell>
          <table:table-cell table:style-name="ce64" table:formula="of:=INDEX([$Données.$R$3:$Données.$R$35];[$Données.W8])" office:value-type="string" office:string-value="-π/6" calcext:value-type="string">
            <text:p>-π/6</text:p>
          </table:table-cell>
          <table:table-cell table:style-name="ce189"/>
          <table:table-cell table:style-name="ce29" table:formula="of:=IF(AND(ISBLANK([.C16])=0;[.C16]=0);&quot;&quot;;IF(ISBLANK([.E16]);&quot;π&quot;;&quot;π /&quot;))" office:value-type="string" office:string-value="π" calcext:value-type="string">
            <text:p>π</text:p>
          </table:table-cell>
          <table:table-cell table:style-name="ce189"/>
          <table:table-cell table:style-name="ce209" table:formula="of:=IF([.$H$2];IF(IF([.C16]=&quot;-&quot;;-1;IF([.C16]=&quot;&quot;;1;[.C16]))*180/IF([.E16]=&quot;&quot;;1;[.E16])=INDEX([$Données.$T$3:$Données.$T$35];[$Données.W8]);&quot;VRAI&quot;;&quot;FAUX&quot;);&quot;&quot;)">
            <text:p/>
          </table:table-cell>
          <table:table-cell table:style-name="ce227" table:formula="of:=IF(AND([.$H$2];[.$H$5]);INDEX([$Données.$S$3:$Données.$S$35];[$Données.W8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6">
          <table:table-cell table:style-name="ce3" office:value-type="float" office:value="15" calcext:value-type="float">
            <text:p>15</text:p>
          </table:table-cell>
          <table:table-cell table:style-name="ce132" table:formula="of:=INDEX([$Données.$R$3:$Données.$R$35];[$Données.W9])" office:value-type="string" office:string-value="π/6" calcext:value-type="string">
            <text:p>π/6</text:p>
          </table:table-cell>
          <table:table-cell table:style-name="ce189"/>
          <table:table-cell table:style-name="ce28" table:formula="of:=IF(AND(ISBLANK([.C17])=0;[.C17]=0);&quot;&quot;;IF(ISBLANK([.E17]);&quot;π&quot;;&quot;π /&quot;))" office:value-type="string" office:string-value="π" calcext:value-type="string">
            <text:p>π</text:p>
          </table:table-cell>
          <table:table-cell table:style-name="ce189"/>
          <table:table-cell table:style-name="ce210" table:formula="of:=IF([.$H$2];IF(IF([.C17]=&quot;-&quot;;-1;IF([.C17]=&quot;&quot;;1;[.C17]))*180/IF([.E17]=&quot;&quot;;1;[.E17])=INDEX([$Données.$T$3:$Données.$T$35];[$Données.W9]);&quot;VRAI&quot;;&quot;FAUX&quot;);&quot;&quot;)">
            <text:p/>
          </table:table-cell>
          <table:table-cell table:style-name="ce228" table:formula="of:=IF(AND([.$H$2];[.$H$5]);INDEX([$Données.$S$3:$Données.$S$35];[$Données.W9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6">
          <table:table-cell table:style-name="ce4" office:value-type="float" office:value="16" calcext:value-type="float">
            <text:p>16</text:p>
          </table:table-cell>
          <table:table-cell table:style-name="ce64" table:formula="of:=INDEX([$Données.$R$3:$Données.$R$35];[$Données.W10])" office:value-type="string" office:string-value="5π/4" calcext:value-type="string">
            <text:p>5π/4</text:p>
          </table:table-cell>
          <table:table-cell table:style-name="ce189"/>
          <table:table-cell table:style-name="ce29" table:formula="of:=IF(AND(ISBLANK([.C18])=0;[.C18]=0);&quot;&quot;;IF(ISBLANK([.E18]);&quot;π&quot;;&quot;π /&quot;))" office:value-type="string" office:string-value="π" calcext:value-type="string">
            <text:p>π</text:p>
          </table:table-cell>
          <table:table-cell table:style-name="ce189"/>
          <table:table-cell table:style-name="ce220" table:formula="of:=IF([.$H$2];IF(IF([.C18]=&quot;-&quot;;-1;IF([.C18]=&quot;&quot;;1;[.C18]))*180/IF([.E18]=&quot;&quot;;1;[.E18])=INDEX([$Données.$T$3:$Données.$T$35];[$Données.W10]);&quot;VRAI&quot;;&quot;FAUX&quot;);&quot;&quot;)">
            <text:p/>
          </table:table-cell>
          <table:table-cell table:style-name="ce242" table:formula="of:=IF(AND([.$H$2];[.$H$5]);INDEX([$Données.$S$3:$Données.$S$35];[$Données.W10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6" table:number-rows-repeated="64">
          <table:table-cell table:style-name="ce22" table:number-columns-repeated="4"/>
          <table:table-cell table:number-columns-repeated="1020"/>
        </table:table-row>
        <table:table-row table:style-name="ro6" table:number-rows-repeated="104849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Mesure principale'.F3:'Mesure principale'.F3">
            <calcext:condition calcext:apply-style-name="VRAI" calcext:value="formula-is(IF([.F3]=&quot;VRAI&quot;))" calcext:base-cell-address="'Mesure principale'.F3"/>
            <calcext:condition calcext:apply-style-name="FAUX" calcext:value="formula-is(IF([.F3]=&quot;FAUX&quot;))" calcext:base-cell-address="'Mesure principale'.F3"/>
          </calcext:conditional-format>
          <calcext:conditional-format calcext:target-range-address="'Mesure principale'.F4:'Mesure principale'.F4">
            <calcext:condition calcext:apply-style-name="VRAI" calcext:value="formula-is(IF([.F4]=&quot;VRAI&quot;))" calcext:base-cell-address="'Mesure principale'.F4"/>
            <calcext:condition calcext:apply-style-name="FAUX" calcext:value="formula-is(IF([.F4]=&quot;FAUX&quot;))" calcext:base-cell-address="'Mesure principale'.F4"/>
          </calcext:conditional-format>
          <calcext:conditional-format calcext:target-range-address="'Mesure principale'.F5:'Mesure principale'.F5">
            <calcext:condition calcext:apply-style-name="VRAI" calcext:value="formula-is(IF([.F5]=&quot;VRAI&quot;))" calcext:base-cell-address="'Mesure principale'.F5"/>
            <calcext:condition calcext:apply-style-name="FAUX" calcext:value="formula-is(IF([.F5]=&quot;FAUX&quot;))" calcext:base-cell-address="'Mesure principale'.F5"/>
          </calcext:conditional-format>
          <calcext:conditional-format calcext:target-range-address="'Mesure principale'.F6:'Mesure principale'.F6">
            <calcext:condition calcext:apply-style-name="VRAI" calcext:value="formula-is(IF([.F6]=&quot;VRAI&quot;))" calcext:base-cell-address="'Mesure principale'.F6"/>
            <calcext:condition calcext:apply-style-name="FAUX" calcext:value="formula-is(IF([.F6]=&quot;FAUX&quot;))" calcext:base-cell-address="'Mesure principale'.F6"/>
          </calcext:conditional-format>
          <calcext:conditional-format calcext:target-range-address="'Mesure principale'.F7:'Mesure principale'.F7">
            <calcext:condition calcext:apply-style-name="VRAI" calcext:value="formula-is(IF([.F7]=&quot;VRAI&quot;))" calcext:base-cell-address="'Mesure principale'.F7"/>
            <calcext:condition calcext:apply-style-name="FAUX" calcext:value="formula-is(IF([.F7]=&quot;FAUX&quot;))" calcext:base-cell-address="'Mesure principale'.F7"/>
          </calcext:conditional-format>
          <calcext:conditional-format calcext:target-range-address="'Mesure principale'.F8:'Mesure principale'.F8">
            <calcext:condition calcext:apply-style-name="VRAI" calcext:value="formula-is(IF([.F8]=&quot;VRAI&quot;))" calcext:base-cell-address="'Mesure principale'.F8"/>
            <calcext:condition calcext:apply-style-name="FAUX" calcext:value="formula-is(IF([.F8]=&quot;FAUX&quot;))" calcext:base-cell-address="'Mesure principale'.F8"/>
          </calcext:conditional-format>
          <calcext:conditional-format calcext:target-range-address="'Mesure principale'.F9:'Mesure principale'.F9">
            <calcext:condition calcext:apply-style-name="VRAI" calcext:value="formula-is(IF([.F9]=&quot;VRAI&quot;))" calcext:base-cell-address="'Mesure principale'.F9"/>
            <calcext:condition calcext:apply-style-name="FAUX" calcext:value="formula-is(IF([.F9]=&quot;FAUX&quot;))" calcext:base-cell-address="'Mesure principale'.F9"/>
          </calcext:conditional-format>
          <calcext:conditional-format calcext:target-range-address="'Mesure principale'.F10:'Mesure principale'.F10">
            <calcext:condition calcext:apply-style-name="VRAI" calcext:value="formula-is(IF([.F10]=&quot;VRAI&quot;))" calcext:base-cell-address="'Mesure principale'.F10"/>
            <calcext:condition calcext:apply-style-name="FAUX" calcext:value="formula-is(IF([.F10]=&quot;FAUX&quot;))" calcext:base-cell-address="'Mesure principale'.F10"/>
          </calcext:conditional-format>
          <calcext:conditional-format calcext:target-range-address="'Mesure principale'.F11:'Mesure principale'.F11">
            <calcext:condition calcext:apply-style-name="VRAI" calcext:value="formula-is(IF([.F11]=&quot;VRAI&quot;))" calcext:base-cell-address="'Mesure principale'.F11"/>
            <calcext:condition calcext:apply-style-name="FAUX" calcext:value="formula-is(IF([.F11]=&quot;FAUX&quot;))" calcext:base-cell-address="'Mesure principale'.F11"/>
          </calcext:conditional-format>
          <calcext:conditional-format calcext:target-range-address="'Mesure principale'.F12:'Mesure principale'.F12">
            <calcext:condition calcext:apply-style-name="VRAI" calcext:value="formula-is(IF([.F12]=&quot;VRAI&quot;))" calcext:base-cell-address="'Mesure principale'.F12"/>
            <calcext:condition calcext:apply-style-name="FAUX" calcext:value="formula-is(IF([.F12]=&quot;FAUX&quot;))" calcext:base-cell-address="'Mesure principale'.F12"/>
          </calcext:conditional-format>
          <calcext:conditional-format calcext:target-range-address="'Mesure principale'.F13:'Mesure principale'.F13">
            <calcext:condition calcext:apply-style-name="VRAI" calcext:value="formula-is(IF([.F13]=&quot;VRAI&quot;))" calcext:base-cell-address="'Mesure principale'.F13"/>
            <calcext:condition calcext:apply-style-name="FAUX" calcext:value="formula-is(IF([.F13]=&quot;FAUX&quot;))" calcext:base-cell-address="'Mesure principale'.F13"/>
          </calcext:conditional-format>
          <calcext:conditional-format calcext:target-range-address="'Mesure principale'.F14:'Mesure principale'.F14">
            <calcext:condition calcext:apply-style-name="VRAI" calcext:value="formula-is(IF([.F14]=&quot;VRAI&quot;))" calcext:base-cell-address="'Mesure principale'.F14"/>
            <calcext:condition calcext:apply-style-name="FAUX" calcext:value="formula-is(IF([.F14]=&quot;FAUX&quot;))" calcext:base-cell-address="'Mesure principale'.F14"/>
          </calcext:conditional-format>
          <calcext:conditional-format calcext:target-range-address="'Mesure principale'.F15:'Mesure principale'.F15">
            <calcext:condition calcext:apply-style-name="VRAI" calcext:value="formula-is(IF([.F15]=&quot;VRAI&quot;))" calcext:base-cell-address="'Mesure principale'.F15"/>
            <calcext:condition calcext:apply-style-name="FAUX" calcext:value="formula-is(IF([.F15]=&quot;FAUX&quot;))" calcext:base-cell-address="'Mesure principale'.F15"/>
          </calcext:conditional-format>
          <calcext:conditional-format calcext:target-range-address="'Mesure principale'.F16:'Mesure principale'.F16">
            <calcext:condition calcext:apply-style-name="VRAI" calcext:value="formula-is(IF([.F16]=&quot;VRAI&quot;))" calcext:base-cell-address="'Mesure principale'.F16"/>
            <calcext:condition calcext:apply-style-name="FAUX" calcext:value="formula-is(IF([.F16]=&quot;FAUX&quot;))" calcext:base-cell-address="'Mesure principale'.F16"/>
          </calcext:conditional-format>
          <calcext:conditional-format calcext:target-range-address="'Mesure principale'.F17:'Mesure principale'.F17">
            <calcext:condition calcext:apply-style-name="VRAI" calcext:value="formula-is(IF([.F17]=&quot;VRAI&quot;))" calcext:base-cell-address="'Mesure principale'.F17"/>
            <calcext:condition calcext:apply-style-name="FAUX" calcext:value="formula-is(IF([.F17]=&quot;FAUX&quot;))" calcext:base-cell-address="'Mesure principale'.F17"/>
          </calcext:conditional-format>
          <calcext:conditional-format calcext:target-range-address="'Mesure principale'.G3:'Mesure principale'.G3">
            <calcext:condition calcext:apply-style-name="VRAI" calcext:value="formula-is(IF([.F3]=&quot;VRAI&quot;))" calcext:base-cell-address="'Mesure principale'.G3"/>
            <calcext:condition calcext:apply-style-name="FAUX" calcext:value="formula-is(IF([.F3]=&quot;FAUX&quot;))" calcext:base-cell-address="'Mesure principale'.G3"/>
          </calcext:conditional-format>
          <calcext:conditional-format calcext:target-range-address="'Mesure principale'.G4:'Mesure principale'.G4">
            <calcext:condition calcext:apply-style-name="VRAI" calcext:value="formula-is(IF([.F4]=&quot;VRAI&quot;))" calcext:base-cell-address="'Mesure principale'.G4"/>
            <calcext:condition calcext:apply-style-name="FAUX" calcext:value="formula-is(IF([.F4]=&quot;FAUX&quot;))" calcext:base-cell-address="'Mesure principale'.G4"/>
          </calcext:conditional-format>
          <calcext:conditional-format calcext:target-range-address="'Mesure principale'.G5:'Mesure principale'.G5">
            <calcext:condition calcext:apply-style-name="VRAI" calcext:value="formula-is(IF([.F5]=&quot;VRAI&quot;))" calcext:base-cell-address="'Mesure principale'.G5"/>
            <calcext:condition calcext:apply-style-name="FAUX" calcext:value="formula-is(IF([.F5]=&quot;FAUX&quot;))" calcext:base-cell-address="'Mesure principale'.G5"/>
          </calcext:conditional-format>
          <calcext:conditional-format calcext:target-range-address="'Mesure principale'.G6:'Mesure principale'.G6">
            <calcext:condition calcext:apply-style-name="VRAI" calcext:value="formula-is(IF([.F6]=&quot;VRAI&quot;))" calcext:base-cell-address="'Mesure principale'.G6"/>
            <calcext:condition calcext:apply-style-name="FAUX" calcext:value="formula-is(IF([.F6]=&quot;FAUX&quot;))" calcext:base-cell-address="'Mesure principale'.G6"/>
          </calcext:conditional-format>
          <calcext:conditional-format calcext:target-range-address="'Mesure principale'.G7:'Mesure principale'.G7">
            <calcext:condition calcext:apply-style-name="VRAI" calcext:value="formula-is(IF([.F7]=&quot;VRAI&quot;))" calcext:base-cell-address="'Mesure principale'.G7"/>
            <calcext:condition calcext:apply-style-name="FAUX" calcext:value="formula-is(IF([.F7]=&quot;FAUX&quot;))" calcext:base-cell-address="'Mesure principale'.G7"/>
          </calcext:conditional-format>
          <calcext:conditional-format calcext:target-range-address="'Mesure principale'.G8:'Mesure principale'.G8">
            <calcext:condition calcext:apply-style-name="VRAI" calcext:value="formula-is(IF([.F8]=&quot;VRAI&quot;))" calcext:base-cell-address="'Mesure principale'.G8"/>
            <calcext:condition calcext:apply-style-name="FAUX" calcext:value="formula-is(IF([.F8]=&quot;FAUX&quot;))" calcext:base-cell-address="'Mesure principale'.G8"/>
          </calcext:conditional-format>
          <calcext:conditional-format calcext:target-range-address="'Mesure principale'.G9:'Mesure principale'.G9">
            <calcext:condition calcext:apply-style-name="VRAI" calcext:value="formula-is(IF([.F9]=&quot;VRAI&quot;))" calcext:base-cell-address="'Mesure principale'.G9"/>
            <calcext:condition calcext:apply-style-name="FAUX" calcext:value="formula-is(IF([.F9]=&quot;FAUX&quot;))" calcext:base-cell-address="'Mesure principale'.G9"/>
          </calcext:conditional-format>
          <calcext:conditional-format calcext:target-range-address="'Mesure principale'.G10:'Mesure principale'.G10">
            <calcext:condition calcext:apply-style-name="VRAI" calcext:value="formula-is(IF([.F10]=&quot;VRAI&quot;))" calcext:base-cell-address="'Mesure principale'.G10"/>
            <calcext:condition calcext:apply-style-name="FAUX" calcext:value="formula-is(IF([.F10]=&quot;FAUX&quot;))" calcext:base-cell-address="'Mesure principale'.G10"/>
          </calcext:conditional-format>
          <calcext:conditional-format calcext:target-range-address="'Mesure principale'.G11:'Mesure principale'.G11">
            <calcext:condition calcext:apply-style-name="VRAI" calcext:value="formula-is(IF([.F11]=&quot;VRAI&quot;))" calcext:base-cell-address="'Mesure principale'.G11"/>
            <calcext:condition calcext:apply-style-name="FAUX" calcext:value="formula-is(IF([.F11]=&quot;FAUX&quot;))" calcext:base-cell-address="'Mesure principale'.G11"/>
          </calcext:conditional-format>
          <calcext:conditional-format calcext:target-range-address="'Mesure principale'.G12:'Mesure principale'.G12">
            <calcext:condition calcext:apply-style-name="VRAI" calcext:value="formula-is(IF([.F12]=&quot;VRAI&quot;))" calcext:base-cell-address="'Mesure principale'.G12"/>
            <calcext:condition calcext:apply-style-name="FAUX" calcext:value="formula-is(IF([.F12]=&quot;FAUX&quot;))" calcext:base-cell-address="'Mesure principale'.G12"/>
          </calcext:conditional-format>
          <calcext:conditional-format calcext:target-range-address="'Mesure principale'.G13:'Mesure principale'.G13">
            <calcext:condition calcext:apply-style-name="VRAI" calcext:value="formula-is(IF([.F13]=&quot;VRAI&quot;))" calcext:base-cell-address="'Mesure principale'.G13"/>
            <calcext:condition calcext:apply-style-name="FAUX" calcext:value="formula-is(IF([.F13]=&quot;FAUX&quot;))" calcext:base-cell-address="'Mesure principale'.G13"/>
          </calcext:conditional-format>
          <calcext:conditional-format calcext:target-range-address="'Mesure principale'.G14:'Mesure principale'.G14">
            <calcext:condition calcext:apply-style-name="VRAI" calcext:value="formula-is(IF([.F14]=&quot;VRAI&quot;))" calcext:base-cell-address="'Mesure principale'.G14"/>
            <calcext:condition calcext:apply-style-name="FAUX" calcext:value="formula-is(IF([.F14]=&quot;FAUX&quot;))" calcext:base-cell-address="'Mesure principale'.G14"/>
          </calcext:conditional-format>
          <calcext:conditional-format calcext:target-range-address="'Mesure principale'.G15:'Mesure principale'.G15">
            <calcext:condition calcext:apply-style-name="VRAI" calcext:value="formula-is(IF([.F15]=&quot;VRAI&quot;))" calcext:base-cell-address="'Mesure principale'.G15"/>
            <calcext:condition calcext:apply-style-name="FAUX" calcext:value="formula-is(IF([.F15]=&quot;FAUX&quot;))" calcext:base-cell-address="'Mesure principale'.G15"/>
          </calcext:conditional-format>
          <calcext:conditional-format calcext:target-range-address="'Mesure principale'.G16:'Mesure principale'.G16">
            <calcext:condition calcext:apply-style-name="VRAI" calcext:value="formula-is(IF([.F16]=&quot;VRAI&quot;))" calcext:base-cell-address="'Mesure principale'.G16"/>
            <calcext:condition calcext:apply-style-name="FAUX" calcext:value="formula-is(IF([.F16]=&quot;FAUX&quot;))" calcext:base-cell-address="'Mesure principale'.G16"/>
          </calcext:conditional-format>
          <calcext:conditional-format calcext:target-range-address="'Mesure principale'.G17:'Mesure principale'.G17">
            <calcext:condition calcext:apply-style-name="VRAI" calcext:value="formula-is(IF([.F17]=&quot;VRAI&quot;))" calcext:base-cell-address="'Mesure principale'.G17"/>
            <calcext:condition calcext:apply-style-name="FAUX" calcext:value="formula-is(IF([.F17]=&quot;FAUX&quot;))" calcext:base-cell-address="'Mesure principale'.G17"/>
          </calcext:conditional-format>
          <calcext:conditional-format calcext:target-range-address="'Mesure principale'.F18:'Mesure principale'.F18">
            <calcext:condition calcext:apply-style-name="VRAI" calcext:value="formula-is(IF([.F18]=&quot;VRAI&quot;))" calcext:base-cell-address="'Mesure principale'.F18"/>
            <calcext:condition calcext:apply-style-name="FAUX" calcext:value="formula-is(IF([.F18]=&quot;FAUX&quot;))" calcext:base-cell-address="'Mesure principale'.F18"/>
          </calcext:conditional-format>
          <calcext:conditional-format calcext:target-range-address="'Mesure principale'.G18:'Mesure principale'.G18">
            <calcext:condition calcext:apply-style-name="VRAI" calcext:value="formula-is(IF([.F18]=&quot;VRAI&quot;))" calcext:base-cell-address="'Mesure principale'.G18"/>
            <calcext:condition calcext:apply-style-name="FAUX" calcext:value="formula-is(IF([.F18]=&quot;FAUX&quot;))" calcext:base-cell-address="'Mesure principale'.G18"/>
          </calcext:conditional-format>
        </calcext:conditional-formats>
      </table:table>
      <table:table table:name="Cos Sin Tan" table:style-name="ta1" table:protected="true" table:protection-key="XEXljND0r1JjRPQiuXm9aOlQJ58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9" form:id="control9" form:label="Résultat" form:linked-cell="'Cos Sin Tan'.G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oints" form:control-implementation="ooo:com.sun.star.form.component.CheckBox" xml:id="control10" form:id="control10" form:label="Points" form:linked-cell="'Cos Sin Tan'.G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1" form:id="control11" form:label="Réponses" form:linked-cell="'Cos Sin Tan'.G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style-name="gr4" draw:text-style-name="P1" svg:width="154.23mm" svg:height="147.19mm" svg:x="0mm" svg:y="56.91mm">
            <loext:p draw:notify-on-update-of-ranges="'Cos Sin Tan'.K9:'Cos Sin Tan'.K9 Données.L3:Données.L203 Données.L2:Données.L2 Données.M3:Données.M203 'Cos Sin Tan'.A24:'Cos Sin Tan'.A24 'Cos Sin Tan'.H12:'Cos Sin Tan'.H12 'Cos Sin Tan'.B24:'Cos Sin Tan'.B24 'Cos Sin Tan'.A25:'Cos Sin Tan'.A25 'Cos Sin Tan'.H13:'Cos Sin Tan'.H13 'Cos Sin Tan'.B25:'Cos Sin Tan'.B25 'Cos Sin Tan'.A17:'Cos Sin Tan'.A17 'Cos Sin Tan'.H5:'Cos Sin Tan'.H5 'Cos Sin Tan'.B17:'Cos Sin Tan'.B17 'Cos Sin Tan'.A21:'Cos Sin Tan'.A21 'Cos Sin Tan'.H9:'Cos Sin Tan'.H9 'Cos Sin Tan'.B21:'Cos Sin Tan'.B21 'Cos Sin Tan'.A22:'Cos Sin Tan'.A22 'Cos Sin Tan'.H10:'Cos Sin Tan'.H10 'Cos Sin Tan'.B22:'Cos Sin Tan'.B22 'Cos Sin Tan'.A23:'Cos Sin Tan'.A23 'Cos Sin Tan'.H11:'Cos Sin Tan'.H11 'Cos Sin Tan'.B23:'Cos Sin Tan'.B23 'Cos Sin Tan'.A18:'Cos Sin Tan'.A18 'Cos Sin Tan'.H6:'Cos Sin Tan'.H6 'Cos Sin Tan'.B18:'Cos Sin Tan'.B18 'Cos Sin Tan'.A19:'Cos Sin Tan'.A19 'Cos Sin Tan'.H7:'Cos Sin Tan'.H7 'Cos Sin Tan'.B19:'Cos Sin Tan'.B19 'Cos Sin Tan'.A20:'Cos Sin Tan'.A20 'Cos Sin Tan'.H8:'Cos Sin Tan'.H8 'Cos Sin Tan'.B20:'Cos Sin Tan'.B20 'Cos Sin Tan'.A16:'Cos Sin Tan'.A16 'Cos Sin Tan'.H4:'Cos Sin Tan'.H4 'Cos Sin Tan'.B16:'Cos Sin Tan'.B16 Données.L3:Données.L203 Données.L2:Données.L2 Données.N3:Données.N20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ce35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number-columns-repeated="3" table:default-cell-style-name="ce35"/>
        <table:table-column table:style-name="co21" table:default-cell-style-name="ce35"/>
        <table:table-column table:style-name="co22" table:number-columns-repeated="3" table:default-cell-style-name="ce35"/>
        <table:table-column table:style-name="co1" table:number-columns-repeated="1006" table:default-cell-style-name="ce35"/>
        <table:table-column table:style-name="co1" table:number-columns-repeated="2" table:default-cell-style-name="ce240"/>
        <table:table-row table:style-name="ro8">
          <table:table-cell table:style-name="ce47" office:value-type="string" calcext:value-type="string" table:number-columns-spanned="7" table:number-rows-spanned="3">
            <text:p>Nouveau test :</text:p>
            <text:p>Crtl + Shift + F9</text:p>
          </table:table-cell>
          <table:covered-table-cell table:style-name="ce240"/>
          <table:covered-table-cell table:style-name="ce241"/>
          <table:covered-table-cell table:style-name="ce235"/>
          <table:covered-table-cell table:style-name="ce235" office:value-type="string" calcext:value-type="string">
            <text:p>Nouveau test :</text:p>
            <text:p>Crtl + Shift + F9</text:p>
          </table:covered-table-cell>
          <table:covered-table-cell table:number-columns-repeated="2" table:style-name="ce235"/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4" table:style-name="ce248"/>
          <table:covered-table-cell table:style-name="ce103"/>
          <table:table-cell table:style-name="ce145"/>
          <table:table-cell table:style-name="ce18" table:formula="of:=IF([.$G$12];2*SUM([.$M$4:.$M$13])/3;&quot;&quot;)">
            <text:p/>
          </table:table-cell>
          <table:table-cell table:style-name="ce21" office:value-type="string" calcext:value-type="string">
            <text:p>/20</text:p>
          </table:table-cell>
          <table:table-cell table:number-columns-repeated="1008"/>
        </table:table-row>
        <table:table-row table:style-name="ro8">
          <table:covered-table-cell table:style-name="ce47"/>
          <table:covered-table-cell table:style-name="ce240"/>
          <table:covered-table-cell table:style-name="ce241"/>
          <table:covered-table-cell table:number-columns-repeated="4" table:style-name="ce235"/>
          <table:table-cell table:style-name="ce7" office:value-type="string" calcext:value-type="string" table:number-columns-spanned="1" table:number-rows-spanned="2">
            <text:p>Point</text:p>
          </table:table-cell>
          <table:table-cell table:style-name="ce248" office:value-type="string" calcext:value-type="string" table:number-columns-spanned="1" table:number-rows-spanned="2">
            <text:p>Angle</text:p>
            <text:p><text:span text:style-name="T5">x</text:span> (°)</text:p>
          </table:table-cell>
          <table:table-cell table:style-name="ce248" table:number-columns-repeated="3"/>
          <table:table-cell table:style-name="ce103"/>
          <table:table-cell table:style-name="ce277" office:value-type="string" calcext:value-type="string" table:number-columns-spanned="3" table:number-rows-spanned="1">
            <text:p>Réponses</text:p>
          </table:table-cell>
          <table:covered-table-cell table:style-name="ce18"/>
          <table:covered-table-cell table:style-name="ce21"/>
          <table:table-cell table:number-columns-repeated="1008"/>
        </table:table-row>
        <table:table-row table:style-name="ro9">
          <table:covered-table-cell table:style-name="ce235"/>
          <table:covered-table-cell table:style-name="ce240"/>
          <table:covered-table-cell table:style-name="ce241"/>
          <table:covered-table-cell table:number-columns-repeated="4" table:style-name="ce235"/>
          <table:covered-table-cell table:number-columns-repeated="2" table:style-name="ce248"/>
          <table:table-cell table:style-name="ce248" office:value-type="string" calcext:value-type="string">
            <text:p>cos(<text:span text:style-name="T5">x</text:span>)</text:p>
          </table:table-cell>
          <table:table-cell table:style-name="ce248" office:value-type="string" calcext:value-type="string">
            <text:p>sin(<text:span text:style-name="T5">x</text:span>)</text:p>
          </table:table-cell>
          <table:table-cell table:style-name="ce248" office:value-type="string" calcext:value-type="string">
            <text:p>tan(<text:span text:style-name="T5">x</text:span>)</text:p>
          </table:table-cell>
          <table:table-cell table:style-name="ce170" office:value-type="string" calcext:value-type="string">
            <text:p>Bonne(s)</text:p>
            <text:p>réponse(s)</text:p>
          </table:table-cell>
          <table:table-cell table:style-name="ce248" office:value-type="string" calcext:value-type="string">
            <text:p>cos(<text:span text:style-name="T5">x</text:span>)</text:p>
          </table:table-cell>
          <table:table-cell table:style-name="ce248" office:value-type="string" calcext:value-type="string">
            <text:p>sin(<text:span text:style-name="T5">x</text:span>)</text:p>
          </table:table-cell>
          <table:table-cell table:style-name="ce248" office:value-type="string" calcext:value-type="string">
            <text:p>tan(<text:span text:style-name="T5">x</text:span>)</text:p>
          </table:table-cell>
          <table:table-cell table:number-columns-repeated="1008"/>
        </table:table-row>
        <table:table-row table:style-name="ro10">
          <table:table-cell table:style-name="ce244" table:formula="of:=[$Données.E22]" office:value-type="float" office:value="0.866025403784439" calcext:value-type="float">
            <text:p>0,866</text:p>
          </table:table-cell>
          <table:table-cell table:style-name="ce244" table:formula="of:=[$Données.F22]" office:value-type="float" office:value="0.5" calcext:value-type="float">
            <text:p>0,500</text:p>
          </table:table-cell>
          <table:table-cell table:style-name="ce244" table:formula="of:=[$Données.G22]" office:value-type="float" office:value="0.577350269189626" calcext:value-type="float">
            <text:p>0,577</text:p>
          </table:table-cell>
          <table:table-cell table:style-name="ce38" table:formula="of:=IF(OR([.J4]=[.A4];[.J4]=[$Données.B22]);1;0)" office:value-type="float" office:value="0" calcext:value-type="float">
            <text:p>0</text:p>
          </table:table-cell>
          <table:table-cell table:style-name="ce38" table:formula="of:=IF(OR([.K4]=[.B4];[.K4]=[$Données.C22]);1;0)" office:value-type="float" office:value="0" calcext:value-type="float">
            <text:p>0</text:p>
          </table:table-cell>
          <table:table-cell table:style-name="ce38" table:formula="of:=IF(OR([.L4]=[.C4];[.L4]=[$Données.D22]);1;0)" office:value-type="float" office:value="0" calcext:value-type="float">
            <text:p>0</text:p>
          </table:table-cell>
          <table:table-cell table:style-name="ce38"/>
          <table:table-cell table:style-name="ce257" office:value-type="string" calcext:value-type="string">
            <text:p><text:span text:style-name="T5">M</text:span><text:span text:style-name="T6">1</text:span></text:p>
          </table:table-cell>
          <table:table-cell table:style-name="ce257" table:formula="of:=[$Données.A22]" office:value-type="float" office:value="30" calcext:value-type="float">
            <text:p>30</text:p>
          </table:table-cell>
          <table:table-cell table:style-name="ce282" table:content-validation-name="val1"/>
          <table:table-cell table:style-name="ce282" table:content-validation-name="val3"/>
          <table:table-cell table:style-name="ce282" table:content-validation-name="val5"/>
          <table:table-cell table:style-name="ce257" table:formula="of:=IF([.$G$12];SUM([.D4:.F4]);&quot;&quot;)">
            <text:p/>
          </table:table-cell>
          <table:table-cell table:style-name="ce303" table:formula="of:=IF(AND([.$G$12];[.$G$13]);[$Données.B22];&quot; &quot;)" office:value-type="string" office:string-value=" " calcext:value-type="string">
            <text:p><text:s/></text:p>
          </table:table-cell>
          <table:table-cell table:style-name="ce303" table:formula="of:=IF(AND([.$G$12];[.$G$13]);[$Données.C22];&quot; &quot;)" office:value-type="string" office:string-value=" " calcext:value-type="string">
            <text:p><text:s/></text:p>
          </table:table-cell>
          <table:table-cell table:style-name="ce303" table:formula="of:=IF(AND([.$G$12];[.$G$13]);[$Données.D22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23]" office:value-type="float" office:value="0" calcext:value-type="float">
            <text:p>0,000</text:p>
          </table:table-cell>
          <table:table-cell table:style-name="ce244" table:formula="of:=[$Données.F23]" office:value-type="float" office:value="-1" calcext:value-type="float">
            <text:p>-1,000</text:p>
          </table:table-cell>
          <table:table-cell table:style-name="ce244" table:formula="of:=[$Données.G23]" office:value-type="string" office:string-value="Impossible" calcext:value-type="string">
            <text:p>Impossible</text:p>
          </table:table-cell>
          <table:table-cell table:style-name="ce38" table:formula="of:=IF(OR([.J5]=[.A5];[.J5]=[$Données.B23]);1;0)" office:value-type="float" office:value="1" calcext:value-type="float">
            <text:p>1</text:p>
          </table:table-cell>
          <table:table-cell table:style-name="ce38" table:formula="of:=IF(OR([.K5]=[.B5];[.K5]=[$Données.C23]);1;0)" office:value-type="float" office:value="0" calcext:value-type="float">
            <text:p>0</text:p>
          </table:table-cell>
          <table:table-cell table:style-name="ce38" table:formula="of:=IF(OR([.L5]=[.C5];[.L5]=[$Données.D23]);1;0)" office:value-type="float" office:value="0" calcext:value-type="float">
            <text:p>0</text:p>
          </table:table-cell>
          <table:table-cell table:style-name="ce38"/>
          <table:table-cell table:style-name="ce258" office:value-type="string" calcext:value-type="string">
            <text:p><text:span text:style-name="T5">M</text:span><text:span text:style-name="T6">2</text:span></text:p>
          </table:table-cell>
          <table:table-cell table:style-name="ce258" table:formula="of:=[$Données.A23]" office:value-type="float" office:value="270" calcext:value-type="float">
            <text:p>270</text:p>
          </table:table-cell>
          <table:table-cell table:style-name="ce282" table:content-validation-name="val2"/>
          <table:table-cell table:style-name="ce282" table:content-validation-name="val4"/>
          <table:table-cell table:style-name="ce282" table:content-validation-name="val6"/>
          <table:table-cell table:style-name="ce258" table:formula="of:=IF([.$G$12];SUM([.D5:.F5]);&quot;&quot;)">
            <text:p/>
          </table:table-cell>
          <table:table-cell table:style-name="ce305" table:formula="of:=IF(AND([.$G$12];[.$G$13]);[$Données.B23];&quot; &quot;)" office:value-type="string" office:string-value=" " calcext:value-type="string">
            <text:p><text:s/></text:p>
          </table:table-cell>
          <table:table-cell table:style-name="ce305" table:formula="of:=IF(AND([.$G$12];[.$G$13]);[$Données.C23];&quot; &quot;)" office:value-type="string" office:string-value=" " calcext:value-type="string">
            <text:p><text:s/></text:p>
          </table:table-cell>
          <table:table-cell table:style-name="ce305" table:formula="of:=IF(AND([.$G$12];[.$G$13]);[$Données.D23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24]" office:value-type="float" office:value="-1" calcext:value-type="float">
            <text:p>-1,000</text:p>
          </table:table-cell>
          <table:table-cell table:style-name="ce244" table:formula="of:=[$Données.F24]" office:value-type="float" office:value="0" calcext:value-type="float">
            <text:p>0,000</text:p>
          </table:table-cell>
          <table:table-cell table:style-name="ce244" table:formula="of:=[$Données.G24]" office:value-type="float" office:value="0" calcext:value-type="float">
            <text:p>0,000</text:p>
          </table:table-cell>
          <table:table-cell table:style-name="ce38" table:formula="of:=IF(OR([.J6]=[.A6];[.J6]=[$Données.B24]);1;0)" office:value-type="float" office:value="0" calcext:value-type="float">
            <text:p>0</text:p>
          </table:table-cell>
          <table:table-cell table:style-name="ce38" table:formula="of:=IF(OR([.K6]=[.B6];[.K6]=[$Données.C24]);1;0)" office:value-type="float" office:value="1" calcext:value-type="float">
            <text:p>1</text:p>
          </table:table-cell>
          <table:table-cell table:style-name="ce38" table:formula="of:=IF(OR([.L6]=[.C6];[.L6]=[$Données.D24]);1;0)" office:value-type="float" office:value="1" calcext:value-type="float">
            <text:p>1</text:p>
          </table:table-cell>
          <table:table-cell table:style-name="ce38"/>
          <table:table-cell table:style-name="ce259" office:value-type="string" calcext:value-type="string">
            <text:p><text:span text:style-name="T5">M</text:span><text:span text:style-name="T7">3</text:span></text:p>
          </table:table-cell>
          <table:table-cell table:style-name="ce267" table:formula="of:=[$Données.A24]" office:value-type="float" office:value="180" calcext:value-type="float">
            <text:p>180</text:p>
          </table:table-cell>
          <table:table-cell table:style-name="ce282" table:content-validation-name="val2"/>
          <table:table-cell table:style-name="ce282" table:content-validation-name="val4"/>
          <table:table-cell table:style-name="ce282" table:content-validation-name="val6"/>
          <table:table-cell table:style-name="ce267" table:formula="of:=IF([.$G$12];SUM([.D6:.F6]);&quot;&quot;)">
            <text:p/>
          </table:table-cell>
          <table:table-cell table:style-name="ce309" table:formula="of:=IF(AND([.$G$12];[.$G$13]);[$Données.B24];&quot; &quot;)" office:value-type="string" office:string-value=" " calcext:value-type="string">
            <text:p><text:s/></text:p>
          </table:table-cell>
          <table:table-cell table:style-name="ce309" table:formula="of:=IF(AND([.$G$12];[.$G$13]);[$Données.C24];&quot; &quot;)" office:value-type="string" office:string-value=" " calcext:value-type="string">
            <text:p><text:s/></text:p>
          </table:table-cell>
          <table:table-cell table:style-name="ce309" table:formula="of:=IF(AND([.$G$12];[.$G$13]);[$Données.D24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25]" office:value-type="float" office:value="-0.707106781186548" calcext:value-type="float">
            <text:p>-0,707</text:p>
          </table:table-cell>
          <table:table-cell table:style-name="ce244" table:formula="of:=[$Données.F25]" office:value-type="float" office:value="0.707106781186548" calcext:value-type="float">
            <text:p>0,707</text:p>
          </table:table-cell>
          <table:table-cell table:style-name="ce244" table:formula="of:=[$Données.G25]" office:value-type="float" office:value="-1" calcext:value-type="float">
            <text:p>-1,000</text:p>
          </table:table-cell>
          <table:table-cell table:style-name="ce38" table:formula="of:=IF(OR([.J7]=[.A7];[.J7]=[$Données.B25]);1;0)" office:value-type="float" office:value="0" calcext:value-type="float">
            <text:p>0</text:p>
          </table:table-cell>
          <table:table-cell table:style-name="ce38" table:formula="of:=IF(OR([.K7]=[.B7];[.K7]=[$Données.C25]);1;0)" office:value-type="float" office:value="0" calcext:value-type="float">
            <text:p>0</text:p>
          </table:table-cell>
          <table:table-cell table:style-name="ce38" table:formula="of:=IF(OR([.L7]=[.C7];[.L7]=[$Données.D25]);1;0)" office:value-type="float" office:value="0" calcext:value-type="float">
            <text:p>0</text:p>
          </table:table-cell>
          <table:table-cell table:style-name="ce38"/>
          <table:table-cell table:style-name="ce260" office:value-type="string" calcext:value-type="string">
            <text:p><text:span text:style-name="T5">M</text:span><text:span text:style-name="T7">4</text:span></text:p>
          </table:table-cell>
          <table:table-cell table:style-name="ce268" table:formula="of:=[$Données.A25]" office:value-type="float" office:value="135" calcext:value-type="float">
            <text:p>135</text:p>
          </table:table-cell>
          <table:table-cell table:style-name="ce282" table:content-validation-name="val2"/>
          <table:table-cell table:style-name="ce282" table:content-validation-name="val4"/>
          <table:table-cell table:style-name="ce282" table:content-validation-name="val6"/>
          <table:table-cell table:style-name="ce268" table:formula="of:=IF([.$G$12];SUM([.D7:.F7]);&quot;&quot;)">
            <text:p/>
          </table:table-cell>
          <table:table-cell table:style-name="ce310" table:formula="of:=IF(AND([.$G$12];[.$G$13]);[$Données.B25];&quot; &quot;)" office:value-type="string" office:string-value=" " calcext:value-type="string">
            <text:p><text:s/></text:p>
          </table:table-cell>
          <table:table-cell table:style-name="ce310" table:formula="of:=IF(AND([.$G$12];[.$G$13]);[$Données.C25];&quot; &quot;)" office:value-type="string" office:string-value=" " calcext:value-type="string">
            <text:p><text:s/></text:p>
          </table:table-cell>
          <table:table-cell table:style-name="ce310" table:formula="of:=IF(AND([.$G$12];[.$G$13]);[$Données.D25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26]" office:value-type="float" office:value="-0.707106781186548" calcext:value-type="float">
            <text:p>-0,707</text:p>
          </table:table-cell>
          <table:table-cell table:style-name="ce244" table:formula="of:=[$Données.F26]" office:value-type="float" office:value="-0.707106781186548" calcext:value-type="float">
            <text:p>-0,707</text:p>
          </table:table-cell>
          <table:table-cell table:style-name="ce244" table:formula="of:=[$Données.G26]" office:value-type="float" office:value="1" calcext:value-type="float">
            <text:p>1,000</text:p>
          </table:table-cell>
          <table:table-cell table:style-name="ce38" table:formula="of:=IF(OR([.J8]=[.A8];[.J8]=[$Données.B26]);1;0)" office:value-type="float" office:value="0" calcext:value-type="float">
            <text:p>0</text:p>
          </table:table-cell>
          <table:table-cell table:style-name="ce38" table:formula="of:=IF(OR([.K8]=[.B8];[.K8]=[$Données.C26]);1;0)" office:value-type="float" office:value="0" calcext:value-type="float">
            <text:p>0</text:p>
          </table:table-cell>
          <table:table-cell table:style-name="ce38" table:formula="of:=IF(OR([.L8]=[.C8];[.L8]=[$Données.D26]);1;0)" office:value-type="float" office:value="0" calcext:value-type="float">
            <text:p>0</text:p>
          </table:table-cell>
          <table:table-cell table:style-name="ce38"/>
          <table:table-cell table:style-name="ce261" office:value-type="string" calcext:value-type="string">
            <text:p><text:span text:style-name="T5">M</text:span><text:span text:style-name="T7">5</text:span></text:p>
          </table:table-cell>
          <table:table-cell table:style-name="ce261" table:formula="of:=[$Données.A26]" office:value-type="float" office:value="225" calcext:value-type="float">
            <text:p>225</text:p>
          </table:table-cell>
          <table:table-cell table:style-name="ce282" table:content-validation-name="val2"/>
          <table:table-cell table:style-name="ce282" table:content-validation-name="val4"/>
          <table:table-cell table:style-name="ce282" table:content-validation-name="val6"/>
          <table:table-cell table:style-name="ce261" table:formula="of:=IF([.$G$12];SUM([.D8:.F8]);&quot;&quot;)">
            <text:p/>
          </table:table-cell>
          <table:table-cell table:style-name="ce312" table:formula="of:=IF(AND([.$G$12];[.$G$13]);[$Données.B26];&quot; &quot;)" office:value-type="string" office:string-value=" " calcext:value-type="string">
            <text:p><text:s/></text:p>
          </table:table-cell>
          <table:table-cell table:style-name="ce312" table:formula="of:=IF(AND([.$G$12];[.$G$13]);[$Données.C26];&quot; &quot;)" office:value-type="string" office:string-value=" " calcext:value-type="string">
            <text:p><text:s/></text:p>
          </table:table-cell>
          <table:table-cell table:style-name="ce312" table:formula="of:=IF(AND([.$G$12];[.$G$13]);[$Données.D26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27]" office:value-type="float" office:value="0" calcext:value-type="float">
            <text:p>0,000</text:p>
          </table:table-cell>
          <table:table-cell table:style-name="ce244" table:formula="of:=[$Données.F27]" office:value-type="float" office:value="1" calcext:value-type="float">
            <text:p>1,000</text:p>
          </table:table-cell>
          <table:table-cell table:style-name="ce244" table:formula="of:=[$Données.G27]" office:value-type="string" office:string-value="Impossible" calcext:value-type="string">
            <text:p>Impossible</text:p>
          </table:table-cell>
          <table:table-cell table:style-name="ce38" table:formula="of:=IF(OR([.J9]=[.A9];[.J9]=[$Données.B27]);1;0)" office:value-type="float" office:value="1" calcext:value-type="float">
            <text:p>1</text:p>
          </table:table-cell>
          <table:table-cell table:style-name="ce38" table:formula="of:=IF(OR([.K9]=[.B9];[.K9]=[$Données.C27]);1;0)" office:value-type="float" office:value="0" calcext:value-type="float">
            <text:p>0</text:p>
          </table:table-cell>
          <table:table-cell table:style-name="ce38" table:formula="of:=IF(OR([.L9]=[.C9];[.L9]=[$Données.D27]);1;0)" office:value-type="float" office:value="0" calcext:value-type="float">
            <text:p>0</text:p>
          </table:table-cell>
          <table:table-cell table:style-name="ce38"/>
          <table:table-cell table:style-name="ce262" office:value-type="string" calcext:value-type="string">
            <text:p><text:span text:style-name="T5">M</text:span><text:span text:style-name="T8">6</text:span></text:p>
          </table:table-cell>
          <table:table-cell table:style-name="ce269" table:formula="of:=[$Données.A27]" office:value-type="float" office:value="90" calcext:value-type="float">
            <text:p>90</text:p>
          </table:table-cell>
          <table:table-cell table:style-name="ce282" table:content-validation-name="val2"/>
          <table:table-cell table:style-name="ce282" table:content-validation-name="val4"/>
          <table:table-cell table:style-name="ce282" table:content-validation-name="val6"/>
          <table:table-cell table:style-name="ce269" table:formula="of:=IF([.$G$12];SUM([.D9:.F9]);&quot;&quot;)">
            <text:p/>
          </table:table-cell>
          <table:table-cell table:style-name="ce313" table:formula="of:=IF(AND([.$G$12];[.$G$13]);[$Données.B27];&quot; &quot;)" office:value-type="string" office:string-value=" " calcext:value-type="string">
            <text:p><text:s/></text:p>
          </table:table-cell>
          <table:table-cell table:style-name="ce313" table:formula="of:=IF(AND([.$G$12];[.$G$13]);[$Données.C27];&quot; &quot;)" office:value-type="string" office:string-value=" " calcext:value-type="string">
            <text:p><text:s/></text:p>
          </table:table-cell>
          <table:table-cell table:style-name="ce313" table:formula="of:=IF(AND([.$G$12];[.$G$13]);[$Données.D27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28]" office:value-type="float" office:value="0.866025403784439" calcext:value-type="float">
            <text:p>0,866</text:p>
          </table:table-cell>
          <table:table-cell table:style-name="ce244" table:formula="of:=[$Données.F28]" office:value-type="float" office:value="-0.5" calcext:value-type="float">
            <text:p>-0,500</text:p>
          </table:table-cell>
          <table:table-cell table:style-name="ce244" table:formula="of:=[$Données.G28]" office:value-type="float" office:value="-0.577350269189626" calcext:value-type="float">
            <text:p>-0,577</text:p>
          </table:table-cell>
          <table:table-cell table:style-name="ce38" table:formula="of:=IF(OR([.J10]=[.A10];[.J10]=[$Données.B28]);1;0)" office:value-type="float" office:value="0" calcext:value-type="float">
            <text:p>0</text:p>
          </table:table-cell>
          <table:table-cell table:style-name="ce38" table:formula="of:=IF(OR([.K10]=[.B10];[.K10]=[$Données.C28]);1;0)" office:value-type="float" office:value="0" calcext:value-type="float">
            <text:p>0</text:p>
          </table:table-cell>
          <table:table-cell table:style-name="ce38" table:formula="of:=IF(OR([.L10]=[.C10];[.L10]=[$Données.D28]);1;0)" office:value-type="float" office:value="0" calcext:value-type="float">
            <text:p>0</text:p>
          </table:table-cell>
          <table:table-cell table:style-name="ce38"/>
          <table:table-cell table:style-name="ce263" office:value-type="string" calcext:value-type="string">
            <text:p><text:span text:style-name="T5">M</text:span><text:span text:style-name="T8">7</text:span></text:p>
          </table:table-cell>
          <table:table-cell table:style-name="ce270" table:formula="of:=[$Données.A28]" office:value-type="float" office:value="330" calcext:value-type="float">
            <text:p>330</text:p>
          </table:table-cell>
          <table:table-cell table:style-name="ce282" table:content-validation-name="val2"/>
          <table:table-cell table:style-name="ce282" table:content-validation-name="val4"/>
          <table:table-cell table:style-name="ce282" table:content-validation-name="val6"/>
          <table:table-cell table:style-name="ce270" table:formula="of:=IF([.$G$12];SUM([.D10:.F10]);&quot;&quot;)">
            <text:p/>
          </table:table-cell>
          <table:table-cell table:style-name="ce314" table:formula="of:=IF(AND([.$G$12];[.$G$13]);[$Données.B28];&quot; &quot;)" office:value-type="string" office:string-value=" " calcext:value-type="string">
            <text:p><text:s/></text:p>
          </table:table-cell>
          <table:table-cell table:style-name="ce314" table:formula="of:=IF(AND([.$G$12];[.$G$13]);[$Données.C28];&quot; &quot;)" office:value-type="string" office:string-value=" " calcext:value-type="string">
            <text:p><text:s/></text:p>
          </table:table-cell>
          <table:table-cell table:style-name="ce314" table:formula="of:=IF(AND([.$G$12];[.$G$13]);[$Données.D28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29]" office:value-type="float" office:value="-0.5" calcext:value-type="float">
            <text:p>-0,500</text:p>
          </table:table-cell>
          <table:table-cell table:style-name="ce244" table:formula="of:=[$Données.F29]" office:value-type="float" office:value="0.866025403784439" calcext:value-type="float">
            <text:p>0,866</text:p>
          </table:table-cell>
          <table:table-cell table:style-name="ce244" table:formula="of:=[$Données.G29]" office:value-type="float" office:value="-1.73205080756888" calcext:value-type="float">
            <text:p>-1,732</text:p>
          </table:table-cell>
          <table:table-cell table:style-name="ce38" table:formula="of:=IF(OR([.J11]=[.A11];[.J11]=[$Données.B29]);1;0)" office:value-type="float" office:value="0" calcext:value-type="float">
            <text:p>0</text:p>
          </table:table-cell>
          <table:table-cell table:style-name="ce38" table:formula="of:=IF(OR([.K11]=[.B11];[.K11]=[$Données.C29]);1;0)" office:value-type="float" office:value="0" calcext:value-type="float">
            <text:p>0</text:p>
          </table:table-cell>
          <table:table-cell table:style-name="ce38" table:formula="of:=IF(OR([.L11]=[.C11];[.L11]=[$Données.D29]);1;0)" office:value-type="float" office:value="0" calcext:value-type="float">
            <text:p>0</text:p>
          </table:table-cell>
          <table:table-cell table:style-name="ce122" office:value-type="boolean" office:boolean-value="false" calcext:value-type="boolean">
            <text:p>FAUX</text:p>
          </table:table-cell>
          <table:table-cell table:style-name="ce264" office:value-type="string" calcext:value-type="string">
            <text:p><text:span text:style-name="T5">M</text:span><text:span text:style-name="T7">8</text:span></text:p>
          </table:table-cell>
          <table:table-cell table:style-name="ce271" table:formula="of:=[$Données.A29]" office:value-type="float" office:value="120" calcext:value-type="float">
            <text:p>120</text:p>
          </table:table-cell>
          <table:table-cell table:style-name="ce282" table:content-validation-name="val2"/>
          <table:table-cell table:style-name="ce282" table:content-validation-name="val4"/>
          <table:table-cell table:style-name="ce282" table:content-validation-name="val6"/>
          <table:table-cell table:style-name="ce271" table:formula="of:=IF([.$G$12];SUM([.D11:.F11]);&quot;&quot;)">
            <text:p/>
          </table:table-cell>
          <table:table-cell table:style-name="ce317" table:formula="of:=IF(AND([.$G$12];[.$G$13]);[$Données.B29];&quot; &quot;)" office:value-type="string" office:string-value=" " calcext:value-type="string">
            <text:p><text:s/></text:p>
          </table:table-cell>
          <table:table-cell table:style-name="ce317" table:formula="of:=IF(AND([.$G$12];[.$G$13]);[$Données.C29];&quot; &quot;)" office:value-type="string" office:string-value=" " calcext:value-type="string">
            <text:p><text:s/></text:p>
          </table:table-cell>
          <table:table-cell table:style-name="ce317" table:formula="of:=IF(AND([.$G$12];[.$G$13]);[$Données.D29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30]" office:value-type="float" office:value="-0.866025403784439" calcext:value-type="float">
            <text:p>-0,866</text:p>
            <draw:control table:end-cell-address="'Cos Sin Tan'.C13" table:end-x="4.87mm" table:end-y="3.09mm" draw:z-index="2" draw:style-name="gr5" draw:text-style-name="P3" svg:width="40.13mm" svg:height="14.69mm" svg:x="9.91mm" svg:y="6.46mm" draw:control="control10"/>
          </table:table-cell>
          <table:table-cell table:style-name="ce244" table:formula="of:=[$Données.F30]" office:value-type="float" office:value="0.5" calcext:value-type="float">
            <text:p>0,500</text:p>
          </table:table-cell>
          <table:table-cell table:style-name="ce244" table:formula="of:=[$Données.G30]" office:value-type="float" office:value="-0.577350269189626" calcext:value-type="float">
            <text:p>-0,577</text:p>
            <draw:control table:end-cell-address="'Cos Sin Tan'.E13" table:end-x="9.9mm" table:end-y="3mm" draw:z-index="1" draw:style-name="gr5" draw:text-style-name="P3" svg:width="39.33mm" svg:height="14.64mm" svg:x="15.73mm" svg:y="6.42mm" draw:control="control9"/>
          </table:table-cell>
          <table:table-cell table:style-name="ce38" table:formula="of:=IF(OR([.J12]=[.A12];[.J12]=[$Données.B30]);1;0)" office:value-type="float" office:value="0" calcext:value-type="float">
            <text:p>0</text:p>
          </table:table-cell>
          <table:table-cell table:style-name="ce38" table:formula="of:=IF(OR([.K12]=[.B12];[.K12]=[$Données.C30]);1;0)" office:value-type="float" office:value="0" calcext:value-type="float">
            <text:p>0</text:p>
            <draw:control table:end-cell-address="'Cos Sin Tan'.G13" table:end-x="13.16mm" table:end-y="3.04mm" draw:z-index="3" draw:style-name="gr5" draw:text-style-name="P3" svg:width="39.91mm" svg:height="14.64mm" svg:x="20.08mm" svg:y="6.46mm" draw:control="control11"/>
          </table:table-cell>
          <table:table-cell table:style-name="ce38" table:formula="of:=IF(OR([.L12]=[.C12];[.L12]=[$Données.D30]);1;0)" office:value-type="float" office:value="0" calcext:value-type="float">
            <text:p>0</text:p>
          </table:table-cell>
          <table:table-cell table:style-name="ce123" office:value-type="boolean" office:boolean-value="false" calcext:value-type="boolean">
            <text:p>FAUX</text:p>
          </table:table-cell>
          <table:table-cell table:style-name="ce265" office:value-type="string" calcext:value-type="string">
            <text:p><text:span text:style-name="T5">M</text:span><text:span text:style-name="T7">9</text:span></text:p>
          </table:table-cell>
          <table:table-cell table:style-name="ce272" table:formula="of:=[$Données.A30]" office:value-type="float" office:value="150" calcext:value-type="float">
            <text:p>150</text:p>
          </table:table-cell>
          <table:table-cell table:style-name="ce282" table:content-validation-name="val2"/>
          <table:table-cell table:style-name="ce282" table:content-validation-name="val4"/>
          <table:table-cell table:style-name="ce282" table:content-validation-name="val6"/>
          <table:table-cell table:style-name="ce272" table:formula="of:=IF([.$G$12];SUM([.D12:.F12]);&quot;&quot;)">
            <text:p/>
          </table:table-cell>
          <table:table-cell table:style-name="ce318" table:formula="of:=IF(AND([.$G$12];[.$G$13]);[$Données.B30];&quot; &quot;)" office:value-type="string" office:string-value=" " calcext:value-type="string">
            <text:p><text:s/></text:p>
          </table:table-cell>
          <table:table-cell table:style-name="ce318" table:formula="of:=IF(AND([.$G$12];[.$G$13]);[$Données.C30];&quot; &quot;)" office:value-type="string" office:string-value=" " calcext:value-type="string">
            <text:p><text:s/></text:p>
          </table:table-cell>
          <table:table-cell table:style-name="ce318" table:formula="of:=IF(AND([.$G$12];[.$G$13]);[$Données.D30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31]" office:value-type="float" office:value="-0.866025403784439" calcext:value-type="float">
            <text:p>-0,866</text:p>
          </table:table-cell>
          <table:table-cell table:style-name="ce244" table:formula="of:=[$Données.F31]" office:value-type="float" office:value="-0.5" calcext:value-type="float">
            <text:p>-0,500</text:p>
          </table:table-cell>
          <table:table-cell table:style-name="ce244" table:formula="of:=[$Données.G31]" office:value-type="float" office:value="0.577350269189626" calcext:value-type="float">
            <text:p>0,577</text:p>
          </table:table-cell>
          <table:table-cell table:style-name="ce38" table:formula="of:=IF(OR([.J13]=[.A13];[.J13]=[$Données.B31]);1;0)" office:value-type="float" office:value="0" calcext:value-type="float">
            <text:p>0</text:p>
          </table:table-cell>
          <table:table-cell table:style-name="ce38" table:formula="of:=IF(OR([.K13]=[.B13];[.K13]=[$Données.C31]);1;0)" office:value-type="float" office:value="0" calcext:value-type="float">
            <text:p>0</text:p>
          </table:table-cell>
          <table:table-cell table:style-name="ce38" table:formula="of:=IF(OR([.L13]=[.C13];[.L13]=[$Données.D31]);1;0)" office:value-type="float" office:value="0" calcext:value-type="float">
            <text:p>0</text:p>
          </table:table-cell>
          <table:table-cell table:style-name="ce122" office:value-type="boolean" office:boolean-value="false" calcext:value-type="boolean">
            <text:p>FAUX</text:p>
          </table:table-cell>
          <table:table-cell table:style-name="ce266" office:value-type="string" calcext:value-type="string">
            <text:p><text:span text:style-name="T5">M</text:span><text:span text:style-name="T7">10</text:span></text:p>
          </table:table-cell>
          <table:table-cell table:style-name="ce266" table:formula="of:=[$Données.A31]" office:value-type="float" office:value="210" calcext:value-type="float">
            <text:p>210</text:p>
          </table:table-cell>
          <table:table-cell table:style-name="ce282" table:content-validation-name="val2"/>
          <table:table-cell table:style-name="ce282" table:content-validation-name="val4"/>
          <table:table-cell table:style-name="ce282" table:content-validation-name="val6"/>
          <table:table-cell table:style-name="ce266" table:formula="of:=IF([.$G$12];SUM([.D13:.F13]);&quot;&quot;)">
            <text:p/>
          </table:table-cell>
          <table:table-cell table:style-name="ce319" table:formula="of:=IF(AND([.$G$12];[.$G$13]);[$Données.B31];&quot; &quot;)" office:value-type="string" office:string-value=" " calcext:value-type="string">
            <text:p><text:s/></text:p>
          </table:table-cell>
          <table:table-cell table:style-name="ce319" table:formula="of:=IF(AND([.$G$12];[.$G$13]);[$Données.C31];&quot; &quot;)" office:value-type="string" office:string-value=" " calcext:value-type="string">
            <text:p><text:s/></text:p>
          </table:table-cell>
          <table:table-cell table:style-name="ce319" table:formula="of:=IF(AND([.$G$12];[.$G$13]);[$Données.D31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2">
          <table:table-cell table:style-name="ce52"/>
          <table:table-cell table:style-name="ce37"/>
          <table:table-cell table:style-name="ce52"/>
          <table:table-cell table:style-name="ce37"/>
          <table:table-cell table:style-name="ce52"/>
          <table:table-cell table:style-name="ce37" table:number-columns-repeated="2"/>
          <table:table-cell table:style-name="ce52" table:number-columns-repeated="6"/>
          <table:table-cell table:number-columns-repeated="1011"/>
        </table:table-row>
        <table:table-row table:style-name="ro10">
          <table:table-cell table:style-name="ce37" table:number-columns-repeated="7"/>
          <table:table-cell table:style-name="ce52" table:number-columns-repeated="6"/>
          <table:table-cell table:number-columns-repeated="1011"/>
        </table:table-row>
        <table:table-row table:style-name="ro3">
          <table:table-cell table:style-name="ce38" table:formula="of:=IF([.$G$11]=FALSE() ;&quot; &quot;;COS([.I4]*PI()/180))" office:value-type="string" office:string-value=" " calcext:value-type="string">
            <text:p><text:s/></text:p>
          </table:table-cell>
          <table:table-cell table:style-name="ce38" table:formula="of:=IF([.$G$11]=FALSE() ;&quot; &quot;;SIN([.I4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style-name="ce52" table:number-columns-repeated="5"/>
          <table:table-cell table:number-columns-repeated="1012"/>
        </table:table-row>
        <table:table-row table:style-name="ro3">
          <table:table-cell table:style-name="ce38" table:formula="of:=IF([.$G$11]=FALSE() ;&quot; &quot;;COS([.I5]*PI()/180))" office:value-type="string" office:string-value=" " calcext:value-type="string">
            <text:p><text:s/></text:p>
          </table:table-cell>
          <table:table-cell table:style-name="ce38" table:formula="of:=IF([.$G$11]=FALSE() ;&quot; &quot;;SIN([.I5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4"/>
          <table:table-cell table:style-name="ce295" table:number-columns-repeated="4"/>
          <table:table-cell table:number-columns-repeated="1009"/>
        </table:table-row>
        <table:table-row table:style-name="ro3">
          <table:table-cell table:style-name="ce38" table:formula="of:=IF([.$G$11]=FALSE() ;&quot; &quot;;COS([.I6]*PI()/180))" office:value-type="string" office:string-value=" " calcext:value-type="string">
            <text:p><text:s/></text:p>
          </table:table-cell>
          <table:table-cell table:style-name="ce38" table:formula="of:=IF([.$G$11]=FALSE() ;&quot; &quot;;SIN([.I6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5"/>
          <table:table-cell table:style-name="ce297"/>
          <table:table-cell table:number-columns-repeated="1011"/>
        </table:table-row>
        <table:table-row table:style-name="ro3">
          <table:table-cell table:style-name="ce38" table:formula="of:=IF([.$G$11]=FALSE() ;&quot; &quot;;COS([.I7]*PI()/180))" office:value-type="string" office:string-value=" " calcext:value-type="string">
            <text:p><text:s/></text:p>
          </table:table-cell>
          <table:table-cell table:style-name="ce38" table:formula="of:=IF([.$G$11]=FALSE() ;&quot; &quot;;SIN([.I7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>
          <table:table-cell table:style-name="ce38" table:formula="of:=IF([.$G$11]=FALSE() ;&quot; &quot;;COS([.I8]*PI()/180))" office:value-type="string" office:string-value=" " calcext:value-type="string">
            <text:p><text:s/></text:p>
          </table:table-cell>
          <table:table-cell table:style-name="ce38" table:formula="of:=IF([.$G$11]=FALSE() ;&quot; &quot;;SIN([.I8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>
          <table:table-cell table:style-name="ce38" table:formula="of:=IF([.$G$11]=FALSE() ;&quot; &quot;;COS([.I9]*PI()/180))" office:value-type="string" office:string-value=" " calcext:value-type="string">
            <text:p><text:s/></text:p>
          </table:table-cell>
          <table:table-cell table:style-name="ce38" table:formula="of:=IF([.$G$11]=FALSE() ;&quot; &quot;;SIN([.I9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>
          <table:table-cell table:style-name="ce38" table:formula="of:=IF([.$G$11]=FALSE() ;&quot; &quot;;COS([.I10]*PI()/180))" office:value-type="string" office:string-value=" " calcext:value-type="string">
            <text:p><text:s/></text:p>
          </table:table-cell>
          <table:table-cell table:style-name="ce38" table:formula="of:=IF([.$G$11]=FALSE() ;&quot; &quot;;SIN([.I10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>
          <table:table-cell table:style-name="ce38" table:formula="of:=IF([.$G$11]=FALSE() ;&quot; &quot;;COS([.I11]*PI()/180))" office:value-type="string" office:string-value=" " calcext:value-type="string">
            <text:p><text:s/></text:p>
          </table:table-cell>
          <table:table-cell table:style-name="ce38" table:formula="of:=IF([.$G$11]=FALSE() ;&quot; &quot;;SIN([.I11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>
          <table:table-cell table:style-name="ce38" table:formula="of:=IF([.$G$11]=FALSE() ;&quot; &quot;;COS([.I12]*PI()/180))" office:value-type="string" office:string-value=" " calcext:value-type="string">
            <text:p><text:s/></text:p>
          </table:table-cell>
          <table:table-cell table:style-name="ce38" table:formula="of:=IF([.$G$11]=FALSE() ;&quot; &quot;;SIN([.I12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>
          <table:table-cell table:style-name="ce38" table:formula="of:=IF([.$G$11]=FALSE() ;&quot; &quot;;COS([.I13]*PI()/180))" office:value-type="string" office:string-value=" " calcext:value-type="string">
            <text:p><text:s/></text:p>
          </table:table-cell>
          <table:table-cell table:style-name="ce38" table:formula="of:=IF([.$G$11]=FALSE() ;&quot; &quot;;SIN([.I13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 table:number-rows-repeated="19">
          <table:table-cell table:style-name="ce37" table:number-columns-repeated="7"/>
          <table:table-cell table:number-columns-repeated="1017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quations 1" table:style-name="ta1" table:protected="true" table:protection-key="XEXljND0r1JjRPQiuXm9aOlQJ58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ponses" form:control-implementation="ooo:com.sun.star.form.component.CheckBox" xml:id="control12" form:id="control12" form:label="Réponses" form:linked-cell="'Equations 1'.J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13" form:id="control13" form:label="Résultats" form:linked-cell="'Equations 1'.J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oints" form:control-implementation="ooo:com.sun.star.form.component.CheckBox" xml:id="control14" form:id="control14" form:label="Points" form:linked-cell="'Equations 1'.J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style-name="gr4" draw:text-style-name="P1" svg:width="157.93mm" svg:height="150.72mm" svg:x="1mm" svg:y="51.81mm">
            <loext:p draw:notify-on-update-of-ranges="Données.L3:Données.L203 Données.M3:Données.M203 'Equations 1'.A7:'Equations 1'.A7 'Equations 1'.B7:'Equations 1'.B7 'Equations 1'.A8:'Equations 1'.A8 'Equations 1'.B8:'Equations 1'.B8 'Equations 1'.C8:'Equations 1'.C8 'Equations 1'.D8:'Equations 1'.D8 'Equations 1'.C7:'Equations 1'.C7 'Equations 1'.D7:'Equations 1'.D7 'Equations 1'.A6:'Equations 1'.A6 'Equations 1'.B6:'Equations 1'.B6 'Equations 1'.C6:'Equations 1'.C6 'Equations 1'.D6:'Equations 1'.D6 'Equations 1'.A4:'Equations 1'.A4 'Equations 1'.B4:'Equations 1'.B4 'Equations 1'.C4:'Equations 1'.C4 'Equations 1'.D4:'Equations 1'.D4 Données.L3:Données.L203 Données.N3:Données.N203 'Equations 1'.A5:'Equations 1'.A5 'Equations 1'.B5:'Equations 1'.B5 'Equations 1'.C5:'Equations 1'.C5 'Equations 1'.D5:'Equations 1'.D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3" table:number-columns-repeated="10" table:default-cell-style-name="ce235"/>
        <table:table-column table:style-name="co24" table:default-cell-style-name="ce235"/>
        <table:table-column table:style-name="co25" table:default-cell-style-name="ce235"/>
        <table:table-column table:style-name="co26" table:default-cell-style-name="ce235"/>
        <table:table-column table:style-name="co27" table:number-columns-repeated="2" table:default-cell-style-name="ce235"/>
        <table:table-column table:style-name="co28" table:number-columns-repeated="3" table:default-cell-style-name="ce235"/>
        <table:table-column table:style-name="co29" table:default-cell-style-name="ce235"/>
        <table:table-column table:style-name="co30" table:number-columns-repeated="2" table:default-cell-style-name="ce235"/>
        <table:table-column table:style-name="co1" table:number-columns-repeated="1001" table:default-cell-style-name="ce235"/>
        <table:table-column table:style-name="co1" table:number-columns-repeated="2" table:default-cell-style-name="ce52"/>
        <table:table-row table:style-name="ro13">
          <table:table-cell table:style-name="ce47" office:value-type="string" calcext:value-type="string" table:number-columns-spanned="12" table:number-rows-spanned="3">
            <text:p>Nouveau test :</text:p>
            <text:p>Crtl + Shift + F9</text:p>
          </table:table-cell>
          <table:covered-table-cell table:style-name="ce240"/>
          <table:covered-table-cell table:style-name="ce241"/>
          <table:covered-table-cell table:number-columns-repeated="9"/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52"/>
          <table:covered-table-cell table:number-columns-repeated="4" table:style-name="ce248"/>
          <table:table-cell table:style-name="ce103"/>
          <table:table-cell table:style-name="ce65" table:formula="of:=IF([.$J$5];SUM([.$S$4:.$S$8])*2;&quot;&quot;)">
            <text:p/>
          </table:table-cell>
          <table:table-cell table:style-name="ce21" office:value-type="string" calcext:value-type="string">
            <text:p>/20</text:p>
          </table:table-cell>
          <table:table-cell table:number-columns-repeated="1003"/>
        </table:table-row>
        <table:table-row table:style-name="ro6">
          <table:covered-table-cell table:style-name="ce47"/>
          <table:covered-table-cell table:style-name="ce240"/>
          <table:covered-table-cell table:style-name="ce241"/>
          <table:covered-table-cell table:number-columns-repeated="9"/>
          <table:table-cell table:style-name="ce7" office:value-type="string" calcext:value-type="string" table:number-columns-spanned="1" table:number-rows-spanned="2">
            <text:p>Intervalle</text:p>
          </table:table-cell>
          <table:table-cell table:style-name="ce248" office:value-type="string" calcext:value-type="string" table:number-columns-spanned="2" table:number-rows-spanned="1">
            <text:p>Angles</text:p>
          </table:table-cell>
          <table:covered-table-cell table:style-name="ce248"/>
          <table:table-cell table:style-name="ce248" table:number-columns-repeated="3"/>
          <table:table-cell table:style-name="ce103" office:value-type="string" calcext:value-type="string" table:number-columns-spanned="1" table:number-rows-spanned="2">
            <text:p>Bonne(s) réponse(s)</text:p>
          </table:table-cell>
          <table:table-cell table:style-name="ce103" office:value-type="string" calcext:value-type="string" table:number-columns-spanned="2" table:number-rows-spanned="1">
            <text:p>Réponses</text:p>
          </table:table-cell>
          <table:covered-table-cell table:style-name="ce21"/>
          <table:table-cell table:number-columns-repeated="1003"/>
        </table:table-row>
        <table:table-row table:style-name="ro14">
          <table:covered-table-cell table:style-name="ce37"/>
          <table:covered-table-cell table:style-name="ce306"/>
          <table:covered-table-cell table:style-name="ce307"/>
          <table:covered-table-cell table:number-columns-repeated="9" table:style-name="ce37"/>
          <table:covered-table-cell table:style-name="ce248"/>
          <table:table-cell table:style-name="ce248" office:value-type="string" calcext:value-type="string" table:number-columns-spanned="2" table:number-rows-spanned="1">
            <text:p><text:span text:style-name="T5">x</text:span><text:span text:style-name="T6">1</text:span> ≤ <text:span text:style-name="T5">x</text:span><text:span text:style-name="T6">2</text:span></text:p>
          </table:table-cell>
          <table:covered-table-cell table:style-name="ce248"/>
          <table:table-cell table:style-name="ce248" office:value-type="string" calcext:value-type="string">
            <text:p>cos(<text:span text:style-name="T5">x</text:span>)</text:p>
          </table:table-cell>
          <table:table-cell table:style-name="ce248" office:value-type="string" calcext:value-type="string">
            <text:p>sin(<text:span text:style-name="T5">x</text:span>)</text:p>
          </table:table-cell>
          <table:table-cell table:style-name="ce248" office:value-type="string" calcext:value-type="string">
            <text:p>tan(<text:span text:style-name="T5">x</text:span>)</text:p>
          </table:table-cell>
          <table:covered-table-cell table:style-name="ce103"/>
          <table:table-cell table:style-name="ce248" office:value-type="string" calcext:value-type="string" table:number-columns-spanned="2" table:number-rows-spanned="1">
            <text:p><text:span text:style-name="T5">x</text:span><text:span text:style-name="T6">1</text:span> ≤ <text:span text:style-name="T5">x</text:span><text:span text:style-name="T6">2</text:span></text:p>
          </table:table-cell>
          <table:covered-table-cell/>
          <table:table-cell table:number-columns-repeated="1003"/>
        </table:table-row>
        <table:table-row table:style-name="ro15">
          <table:table-cell table:style-name="ce172" table:formula="of:=IF(OR([.$J$4]=1;[.$J$6]=1);COS([$Données.H45]*PI()/180);&quot;&quot;)">
            <text:p/>
          </table:table-cell>
          <table:table-cell table:style-name="ce172" table:formula="of:=IF(OR([.$J$4]=1;[.$J$6]=1);SIN([$Données.H45]*PI()/180);&quot;&quot;)">
            <text:p/>
          </table:table-cell>
          <table:table-cell table:style-name="ce308" table:formula="of:=IF(OR([.$J$4]=1;[.$J$6]=1);COS([$Données.I45]*PI()/180);&quot;&quot;)">
            <text:p/>
          </table:table-cell>
          <table:table-cell table:style-name="ce172" table:formula="of:=IF(OR([.$J$4]=1;[.$J$6]=1);SIN([$Données.I45]*PI()/180);&quot;&quot;)">
            <text:p/>
          </table:table-cell>
          <table:table-cell table:style-name="ce178" table:number-columns-repeated="4"/>
          <table:table-cell table:style-name="ce177"/>
          <table:table-cell table:style-name="ce311" office:value-type="boolean" office:boolean-value="false" calcext:value-type="boolean">
            <text:p>FAUX</text:p>
          </table:table-cell>
          <table:table-cell table:style-name="ce177" table:number-columns-repeated="2"/>
          <table:table-cell table:style-name="ce219" office:value-type="string" calcext:value-type="string">
            <text:p>]-180<text:span text:style-name="T9">;180</text:span>]</text:p>
          </table:table-cell>
          <table:table-cell table:style-name="ce42" table:number-columns-repeated="2"/>
          <table:table-cell table:style-name="ce324" table:formula="of:=[$Données.C36]" office:value-type="string" office:string-value="1/2" calcext:value-type="string">
            <text:p>1/2</text:p>
          </table:table-cell>
          <table:table-cell table:style-name="ce324" table:formula="of:=[$Données.D36]">
            <text:p/>
          </table:table-cell>
          <table:table-cell table:style-name="ce324" table:formula="of:=[$Données.E36]">
            <text:p/>
          </table:table-cell>
          <table:table-cell table:style-name="ce329" table:formula="of:=IF([.$J$5];IF([.N4]=[$Données.H45];1;0)+IF([.O4]=[$Données.I45];1;0);&quot;&quot;)">
            <text:p/>
          </table:table-cell>
          <table:table-cell table:style-name="ce231" table:formula="of:=IF(AND([.$J$5];[.$J$6]);[$Données.H45];&quot; &quot;)" office:value-type="string" office:string-value=" " calcext:value-type="string">
            <text:p><text:s/></text:p>
          </table:table-cell>
          <table:table-cell table:style-name="ce231" table:formula="of:=IF(AND([.$J$5];[.$J$6]);[$Données.I45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5">
          <table:table-cell table:style-name="ce172" table:formula="of:=IF(OR([.$J$4]=1;[.$J$6]=1);COS([$Données.H46]*PI()/180);&quot;&quot;)">
            <text:p/>
          </table:table-cell>
          <table:table-cell table:style-name="ce172" table:formula="of:=IF(OR([.$J$4]=1;[.$J$6]=1);SIN([$Données.H46]*PI()/180);&quot;&quot;)">
            <text:p/>
          </table:table-cell>
          <table:table-cell table:style-name="ce308" table:formula="of:=IF(OR([.$J$4]=1;[.$J$6]=1);COS([$Données.I46]*PI()/180);&quot;&quot;)">
            <text:p/>
          </table:table-cell>
          <table:table-cell table:style-name="ce172" table:formula="of:=IF(OR([.$J$4]=1;[.$J$6]=1);SIN([$Données.I46]*PI()/180);&quot;&quot;)">
            <text:p/>
          </table:table-cell>
          <table:table-cell table:style-name="ce178" table:number-columns-repeated="4"/>
          <table:table-cell table:style-name="ce177"/>
          <table:table-cell table:style-name="ce123" office:value-type="boolean" office:boolean-value="false" calcext:value-type="boolean">
            <text:p>FAUX</text:p>
          </table:table-cell>
          <table:table-cell table:style-name="ce177" table:number-columns-repeated="2"/>
          <table:table-cell table:style-name="ce285" office:value-type="string" calcext:value-type="string">
            <text:p>]-180<text:span text:style-name="T9">;180</text:span>]</text:p>
          </table:table-cell>
          <table:table-cell table:style-name="ce42" table:number-columns-repeated="2"/>
          <table:table-cell table:style-name="ce325" table:formula="of:=[$Données.C37]" office:value-type="string" office:string-value="√2/2" calcext:value-type="string">
            <text:p>√2/2</text:p>
          </table:table-cell>
          <table:table-cell table:style-name="ce325" table:formula="of:=[$Données.D37]">
            <text:p/>
          </table:table-cell>
          <table:table-cell table:style-name="ce325" table:formula="of:=[$Données.E37]">
            <text:p/>
          </table:table-cell>
          <table:table-cell table:style-name="ce330" table:formula="of:=IF([.$J$5];IF([.N5]=[$Données.H46];1;0)+IF([.O5]=[$Données.I46];1;0);&quot;&quot;)">
            <text:p/>
          </table:table-cell>
          <table:table-cell table:style-name="ce232" table:formula="of:=IF(AND([.$J$5];[.$J$6]);[$Données.H46];&quot; &quot;)" office:value-type="string" office:string-value=" " calcext:value-type="string">
            <text:p><text:s/></text:p>
          </table:table-cell>
          <table:table-cell table:style-name="ce232" table:formula="of:=IF(AND([.$J$5];[.$J$6]);[$Données.I46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5">
          <table:table-cell table:style-name="ce172" table:formula="of:=IF(OR([.$J$4]=1;[.$J$6]=1);COS([$Données.H47]*PI()/180);&quot;&quot;)">
            <text:p/>
          </table:table-cell>
          <table:table-cell table:style-name="ce172" table:formula="of:=IF(OR([.$J$4]=1;[.$J$6]=1);SIN([$Données.H47]*PI()/180);&quot;&quot;)">
            <text:p/>
          </table:table-cell>
          <table:table-cell table:style-name="ce308" table:formula="of:=IF(OR([.$J$4]=1;[.$J$6]=1);COS([$Données.I47]*PI()/180);&quot;&quot;)">
            <text:p/>
          </table:table-cell>
          <table:table-cell table:style-name="ce172" table:formula="of:=IF(OR([.$J$4]=1;[.$J$6]=1);SIN([$Données.I47]*PI()/180);&quot;&quot;)">
            <text:p/>
          </table:table-cell>
          <table:table-cell table:style-name="ce178" table:number-columns-repeated="4"/>
          <table:table-cell table:style-name="ce177"/>
          <table:table-cell table:style-name="ce123" office:value-type="boolean" office:boolean-value="false" calcext:value-type="boolean">
            <text:p>FAUX</text:p>
          </table:table-cell>
          <table:table-cell table:style-name="ce177" table:number-columns-repeated="2"/>
          <table:table-cell table:style-name="ce320" office:value-type="string" calcext:value-type="string">
            <text:p>]-180<text:span text:style-name="T9">;180</text:span>]</text:p>
          </table:table-cell>
          <table:table-cell table:style-name="ce42" table:number-columns-repeated="2"/>
          <table:table-cell table:style-name="ce326" table:formula="of:=[$Données.C38]" office:value-type="float" office:value="1" calcext:value-type="float">
            <text:p>1</text:p>
          </table:table-cell>
          <table:table-cell table:style-name="ce326" table:formula="of:=[$Données.D38]">
            <text:p/>
          </table:table-cell>
          <table:table-cell table:style-name="ce326" table:formula="of:=[$Données.E38]">
            <text:p/>
          </table:table-cell>
          <table:table-cell table:style-name="ce332" table:formula="of:=IF([.$J$5];IF([.N6]=[$Données.H47];1;0)+IF([.O6]=[$Données.I47];1;0);&quot;&quot;)">
            <text:p/>
          </table:table-cell>
          <table:table-cell table:style-name="ce233" table:formula="of:=IF(AND([.$J$5];[.$J$6]);[$Données.H47];&quot; &quot;)" office:value-type="string" office:string-value=" " calcext:value-type="string">
            <text:p><text:s/></text:p>
          </table:table-cell>
          <table:table-cell table:style-name="ce233" table:formula="of:=IF(AND([.$J$5];[.$J$6]);[$Données.I47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5">
          <table:table-cell table:style-name="ce172" table:formula="of:=IF(OR([.$J$4]=1;[.$J$6]=1);COS([$Données.H48]*PI()/180);&quot;&quot;)">
            <text:p/>
          </table:table-cell>
          <table:table-cell table:style-name="ce172" table:formula="of:=IF(OR([.$J$4]=1;[.$J$6]=1);SIN([$Données.H48]*PI()/180);&quot;&quot;)">
            <text:p/>
          </table:table-cell>
          <table:table-cell table:style-name="ce308" table:formula="of:=IF(OR([.$J$4]=1;[.$J$6]=1);COS([$Données.I48]*PI()/180);&quot;&quot;)">
            <text:p/>
          </table:table-cell>
          <table:table-cell table:style-name="ce172" table:formula="of:=IF(OR([.$J$4]=1;[.$J$6]=1);SIN([$Données.I48]*PI()/180);&quot;&quot;)">
            <text:p/>
          </table:table-cell>
          <table:table-cell table:style-name="ce178" table:number-columns-repeated="4"/>
          <table:table-cell table:style-name="ce177" table:number-columns-repeated="4"/>
          <table:table-cell table:style-name="ce315" office:value-type="string" calcext:value-type="string">
            <text:p>]-180<text:span text:style-name="T9">;180</text:span>]</text:p>
          </table:table-cell>
          <table:table-cell table:style-name="ce42" table:number-columns-repeated="2"/>
          <table:table-cell table:style-name="ce334" table:formula="of:=[$Données.C39]" office:value-type="string" office:string-value="-1/2" calcext:value-type="string">
            <text:p>-1/2</text:p>
          </table:table-cell>
          <table:table-cell table:style-name="ce334" table:formula="of:=[$Données.D39]">
            <text:p/>
          </table:table-cell>
          <table:table-cell table:style-name="ce334" table:formula="of:=[$Données.E39]">
            <text:p/>
          </table:table-cell>
          <table:table-cell table:style-name="ce341" table:formula="of:=IF([.$J$5];IF([.N7]=[$Données.H48];1;0)+IF([.O7]=[$Données.I48];1;0);&quot;&quot;)">
            <text:p/>
          </table:table-cell>
          <table:table-cell table:style-name="ce348" table:formula="of:=IF(AND([.$J$5];[.$J$6]);[$Données.H48];&quot; &quot;)" office:value-type="string" office:string-value=" " calcext:value-type="string">
            <text:p><text:s/></text:p>
          </table:table-cell>
          <table:table-cell table:style-name="ce348" table:formula="of:=IF(AND([.$J$5];[.$J$6]);[$Données.I48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5">
          <table:table-cell table:style-name="ce172" table:formula="of:=IF(OR([.$J$4]=1;[.$J$6]=1);COS([$Données.H49]*PI()/180);&quot;&quot;)">
            <text:p/>
          </table:table-cell>
          <table:table-cell table:style-name="ce172" table:formula="of:=IF(OR([.$J$4]=1;[.$J$6]=1);SIN([$Données.H49]*PI()/180);&quot;&quot;)">
            <text:p/>
          </table:table-cell>
          <table:table-cell table:style-name="ce308" table:formula="of:=IF(OR([.$J$4]=1;[.$J$6]=1);COS([$Données.I49]*PI()/180);&quot;&quot;)">
            <text:p/>
          </table:table-cell>
          <table:table-cell table:style-name="ce172" table:formula="of:=IF(OR([.$J$4]=1;[.$J$6]=1);SIN([$Données.I49]*PI()/180);&quot;&quot;)">
            <text:p/>
          </table:table-cell>
          <table:table-cell table:style-name="ce178" table:number-columns-repeated="4"/>
          <table:table-cell table:style-name="ce177" table:number-columns-repeated="4"/>
          <table:table-cell table:style-name="ce316" office:value-type="string" calcext:value-type="string">
            <text:p>]-180<text:span text:style-name="T9">;180</text:span>]</text:p>
          </table:table-cell>
          <table:table-cell table:style-name="ce42" table:number-columns-repeated="2"/>
          <table:table-cell table:style-name="ce335" table:formula="of:=[$Données.C40]">
            <text:p/>
          </table:table-cell>
          <table:table-cell table:style-name="ce335" table:formula="of:=[$Données.D40]" office:value-type="string" office:string-value="-√3/2" calcext:value-type="string">
            <text:p>-√3/2</text:p>
          </table:table-cell>
          <table:table-cell table:style-name="ce335" table:formula="of:=[$Données.E40]">
            <text:p/>
          </table:table-cell>
          <table:table-cell table:style-name="ce316" table:formula="of:=IF([.$J$5];IF([.N8]=[$Données.H49];1;0)+IF([.O8]=[$Données.I49];1;0);&quot;&quot;)">
            <text:p/>
          </table:table-cell>
          <table:table-cell table:style-name="ce349" table:formula="of:=IF(AND([.$J$5];[.$J$6]);[$Données.H49];&quot; &quot;)" office:value-type="string" office:string-value=" " calcext:value-type="string">
            <text:p><text:s/></text:p>
          </table:table-cell>
          <table:table-cell table:style-name="ce349" table:formula="of:=IF(AND([.$J$5];[.$J$6]);[$Données.I49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6">
          <table:table-cell table:style-name="ce304">
            <draw:control table:end-cell-address="'Equations 1'.E9" table:end-x="2.82mm" table:end-y="10.2mm" draw:z-index="3" draw:style-name="gr3" draw:text-style-name="P3" svg:width="50.11mm" svg:height="9.29mm" svg:x="5.2mm" svg:y="0.91mm" draw:control="control14"/>
          </table:table-cell>
          <table:table-cell table:style-name="ce304" table:number-columns-repeated="3"/>
          <table:table-cell table:style-name="ce304">
            <draw:control table:end-cell-address="'Equations 1'.I9" table:end-x="5.22mm" table:end-y="9.49mm" draw:z-index="2" draw:style-name="gr3" draw:text-style-name="P3" svg:width="50.13mm" svg:height="9.29mm" svg:x="7.6mm" svg:y="0.2mm" draw:control="control13"/>
          </table:table-cell>
          <table:table-cell table:style-name="ce304" table:number-columns-repeated="3"/>
          <table:table-cell table:style-name="ce304">
            <draw:control table:end-cell-address="'Equations 1'.L9" table:end-x="11.6mm" table:end-y="10.2mm" draw:z-index="1" draw:style-name="gr3" draw:text-style-name="P3" svg:width="40.54mm" svg:height="9.31mm" svg:x="11.47mm" svg:y="0.89mm" draw:control="control12"/>
          </table:table-cell>
          <table:table-cell table:style-name="ce304" table:number-columns-repeated="3"/>
          <table:table-cell/>
          <table:table-cell table:style-name="ce52" table:number-columns-repeated="6"/>
          <table:table-cell table:number-columns-repeated="1005"/>
        </table:table-row>
        <table:table-row table:style-name="ro16">
          <table:table-cell table:style-name="ce304" table:number-columns-repeated="12"/>
          <table:table-cell/>
          <table:table-cell table:style-name="ce52"/>
          <table:table-cell table:style-name="ce191" table:number-columns-repeated="3"/>
          <table:table-cell table:style-name="ce52" table:number-columns-repeated="2"/>
          <table:table-cell table:number-columns-repeated="1005"/>
        </table:table-row>
        <table:table-row table:style-name="ro16">
          <table:table-cell table:style-name="ce304" table:number-columns-repeated="12"/>
          <table:table-cell/>
          <table:table-cell table:style-name="ce52"/>
          <table:table-cell table:style-name="ce191" table:number-columns-repeated="3"/>
          <table:table-cell table:style-name="ce52"/>
          <table:table-cell table:number-columns-repeated="1006"/>
        </table:table-row>
        <table:table-row table:style-name="ro16">
          <table:table-cell table:style-name="ce173" table:number-columns-repeated="12"/>
          <table:table-cell table:number-columns-repeated="2"/>
          <table:table-cell table:style-name="ce191" table:number-columns-repeated="2"/>
          <table:table-cell table:style-name="ce52" table:number-columns-repeated="2"/>
          <table:table-cell table:number-columns-repeated="1006"/>
        </table:table-row>
        <table:table-row table:style-name="ro16" table:number-rows-repeated="2">
          <table:table-cell table:style-name="ce173" table:number-columns-repeated="12"/>
          <table:table-cell table:number-columns-repeated="2"/>
          <table:table-cell table:style-name="ce191" table:number-columns-repeated="3"/>
          <table:table-cell table:number-columns-repeated="1007"/>
        </table:table-row>
        <table:table-row table:style-name="ro16">
          <table:table-cell table:style-name="ce173" table:number-columns-repeated="12"/>
          <table:table-cell table:number-columns-repeated="1012"/>
        </table:table-row>
        <table:table-row table:style-name="ro16" table:number-rows-repeated="2">
          <table:table-cell table:style-name="ce173" table:number-columns-repeated="11"/>
          <table:table-cell table:style-name="Default"/>
          <table:table-cell table:number-columns-repeated="1012"/>
        </table:table-row>
        <table:table-row table:style-name="ro16" table:number-rows-repeated="2">
          <table:table-cell table:style-name="ce173" table:number-columns-repeated="12"/>
          <table:table-cell table:number-columns-repeated="1012"/>
        </table:table-row>
        <table:table-row table:style-name="ro16" table:number-rows-repeated="5">
          <table:table-cell table:style-name="ce38" table:number-columns-repeated="12"/>
          <table:table-cell table:number-columns-repeated="1012"/>
        </table:table-row>
        <table:table-row table:style-name="ro16" table:number-rows-repeated="15">
          <table:table-cell table:style-name="ce37" table:number-columns-repeated="12"/>
          <table:table-cell table:number-columns-repeated="1012"/>
        </table:table-row>
        <table:table-row table:style-name="ro3" table:number-rows-repeated="32">
          <table:table-cell table:style-name="ce37" table:number-columns-repeated="12"/>
          <table:table-cell table:number-columns-repeated="1012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quations 2" table:style-name="ta1" table:protected="true" table:protection-key="XEXljND0r1JjRPQiuXm9aOlQJ58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ponses" form:control-implementation="ooo:com.sun.star.form.component.CheckBox" xml:id="control15" form:id="control15" form:label="Réponses" form:linked-cell="'Equations 2'.J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6" form:id="control16" form:label="Résultat" form:linked-cell="'Equations 2'.J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oints" form:control-implementation="ooo:com.sun.star.form.component.CheckBox" xml:id="control17" form:id="control17" form:label="Points" form:linked-cell="'Equations 2'.J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1" draw:style-name="gr4" draw:text-style-name="P1" svg:width="159.94mm" svg:height="152.38mm" svg:x="0.71mm" svg:y="57.91mm">
            <loext:p draw:notify-on-update-of-ranges="Données.L3:Données.L203 Données.M3:Données.M203 'Equations 2'.A4:'Equations 2'.A4 'Equations 2'.B4:'Equations 2'.B4 'Equations 2'.A8:'Equations 2'.A8 'Equations 2'.B8:'Equations 2'.B8 'Equations 2'.C8:'Equations 2'.C8 'Equations 2'.D8:'Equations 2'.D8 'Equations 2'.A7:'Equations 2'.A7 'Equations 2'.B7:'Equations 2'.B7 'Equations 2'.C7:'Equations 2'.C7 'Equations 2'.D7:'Equations 2'.D7 'Equations 2'.A6:'Equations 2'.A6 'Equations 2'.B6:'Equations 2'.B6 'Equations 2'.C6:'Equations 2'.C6 'Equations 2'.D6:'Equations 2'.D6 'Equations 2'.A5:'Equations 2'.A5 'Equations 2'.B5:'Equations 2'.B5 'Equations 2'.C5:'Equations 2'.C5 'Equations 2'.D5:'Equations 2'.D5 'Equations 2'.C4:'Equations 2'.C4 'Equations 2'.D4:'Equations 2'.D4 Données.L3:Données.L203 Données.N3:Données.N20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1" table:number-columns-repeated="11" table:default-cell-style-name="ce235"/>
        <table:table-column table:style-name="co32" table:default-cell-style-name="ce235"/>
        <table:table-column table:style-name="co33" table:default-cell-style-name="ce235"/>
        <table:table-column table:style-name="co34" table:number-columns-repeated="2" table:default-cell-style-name="ce235"/>
        <table:table-column table:style-name="co35" table:number-columns-repeated="3" table:default-cell-style-name="ce235"/>
        <table:table-column table:style-name="co29" table:default-cell-style-name="ce235"/>
        <table:table-column table:style-name="co36" table:number-columns-repeated="2" table:default-cell-style-name="ce235"/>
        <table:table-column table:style-name="co1" table:number-columns-repeated="1000" table:default-cell-style-name="ce235"/>
        <table:table-column table:style-name="co1" table:number-columns-repeated="3" table:default-cell-style-name="ce52"/>
        <table:table-row table:style-name="ro13">
          <table:table-cell table:style-name="ce47" office:value-type="string" calcext:value-type="string" table:number-columns-spanned="12" table:number-rows-spanned="3">
            <text:p>Nouveau test :</text:p>
            <text:p>Crtl + Shift + F9</text:p>
          </table:table-cell>
          <table:covered-table-cell table:style-name="ce240"/>
          <table:covered-table-cell table:style-name="ce241"/>
          <table:covered-table-cell table:number-columns-repeated="9"/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52"/>
          <table:covered-table-cell table:number-columns-repeated="4" table:style-name="ce248"/>
          <table:table-cell table:style-name="ce103"/>
          <table:table-cell table:style-name="ce65" table:formula="of:=IF([.$J$5];SUM([.$S$4:.$S$8])*2;&quot;&quot;)">
            <text:p/>
          </table:table-cell>
          <table:table-cell table:style-name="ce21" office:value-type="string" calcext:value-type="string">
            <text:p>/20</text:p>
          </table:table-cell>
          <table:table-cell table:number-columns-repeated="1003"/>
        </table:table-row>
        <table:table-row table:style-name="ro6">
          <table:covered-table-cell table:style-name="ce47"/>
          <table:covered-table-cell table:style-name="ce240"/>
          <table:covered-table-cell table:style-name="ce241"/>
          <table:covered-table-cell table:number-columns-repeated="9"/>
          <table:table-cell table:style-name="ce7" office:value-type="string" calcext:value-type="string" table:number-columns-spanned="1" table:number-rows-spanned="2">
            <text:p>Intervalle</text:p>
          </table:table-cell>
          <table:table-cell table:style-name="ce248" office:value-type="string" calcext:value-type="string" table:number-columns-spanned="2" table:number-rows-spanned="1">
            <text:p>Angles</text:p>
          </table:table-cell>
          <table:covered-table-cell table:style-name="ce248"/>
          <table:table-cell table:style-name="ce248" table:number-columns-repeated="3"/>
          <table:table-cell table:style-name="ce103" office:value-type="string" calcext:value-type="string" table:number-columns-spanned="1" table:number-rows-spanned="2">
            <text:p>Bonne(s) réponse(s)</text:p>
          </table:table-cell>
          <table:table-cell table:style-name="ce103" office:value-type="string" calcext:value-type="string" table:number-columns-spanned="2" table:number-rows-spanned="1">
            <text:p>Réponses</text:p>
          </table:table-cell>
          <table:covered-table-cell table:style-name="ce21"/>
          <table:table-cell table:number-columns-repeated="1003"/>
        </table:table-row>
        <table:table-row table:style-name="ro17">
          <table:covered-table-cell table:style-name="ce37"/>
          <table:covered-table-cell table:style-name="ce306"/>
          <table:covered-table-cell table:style-name="ce307"/>
          <table:covered-table-cell table:number-columns-repeated="9" table:style-name="ce37"/>
          <table:covered-table-cell table:style-name="ce248"/>
          <table:table-cell table:style-name="ce248" office:value-type="string" calcext:value-type="string" table:number-columns-spanned="2" table:number-rows-spanned="1">
            <text:p><text:span text:style-name="T5">x</text:span><text:span text:style-name="T6">1</text:span> ≤ <text:span text:style-name="T5">x</text:span><text:span text:style-name="T6">2</text:span></text:p>
          </table:table-cell>
          <table:covered-table-cell table:style-name="ce248"/>
          <table:table-cell table:style-name="ce248" office:value-type="string" calcext:value-type="string">
            <text:p>cos(<text:span text:style-name="T5">x</text:span>)</text:p>
          </table:table-cell>
          <table:table-cell table:style-name="ce248" office:value-type="string" calcext:value-type="string">
            <text:p>sin(<text:span text:style-name="T5">x</text:span>)</text:p>
          </table:table-cell>
          <table:table-cell table:style-name="ce248" office:value-type="string" calcext:value-type="string">
            <text:p>tan(<text:span text:style-name="T5">x</text:span>)</text:p>
          </table:table-cell>
          <table:covered-table-cell table:style-name="ce103"/>
          <table:table-cell table:style-name="ce248" office:value-type="string" calcext:value-type="string" table:number-columns-spanned="2" table:number-rows-spanned="1">
            <text:p><text:span text:style-name="T5">x</text:span><text:span text:style-name="T6">1</text:span> ≤ <text:span text:style-name="T5">x</text:span><text:span text:style-name="T6">2</text:span></text:p>
          </table:table-cell>
          <table:covered-table-cell/>
          <table:table-cell table:number-columns-repeated="1003"/>
        </table:table-row>
        <table:table-row table:style-name="ro17">
          <table:table-cell table:style-name="ce350" table:formula="of:=IF(OR([.$J$4]=1;[.$J$6]=1);COS([$Données.H63]*PI()/180);&quot;&quot;)">
            <text:p/>
          </table:table-cell>
          <table:table-cell table:style-name="ce350" table:formula="of:=IF(OR([.$J$4]=1;[.$J$6]=1);SIN([$Données.H63]*PI()/180);&quot;&quot;)">
            <text:p/>
          </table:table-cell>
          <table:table-cell table:style-name="ce351" table:formula="of:=IF(OR([.$J$4]=1;[.$J$6]=1);COS([$Données.I63]*PI()/180);&quot;&quot;)">
            <text:p/>
          </table:table-cell>
          <table:table-cell table:style-name="ce350" table:formula="of:=IF(OR([.$J$4]=1;[.$J$6]=1);SIN([$Données.I63]*PI()/180);&quot;&quot;)">
            <text:p/>
          </table:table-cell>
          <table:table-cell table:style-name="ce352" table:number-columns-repeated="4"/>
          <table:table-cell table:style-name="ce353"/>
          <table:table-cell table:style-name="ce311" office:value-type="boolean" office:boolean-value="false" calcext:value-type="boolean">
            <text:p>FAUX</text:p>
          </table:table-cell>
          <table:table-cell table:style-name="ce354" table:number-columns-repeated="2"/>
          <table:table-cell table:style-name="ce219" office:value-type="string" calcext:value-type="string">
            <text:p>[0;360]</text:p>
          </table:table-cell>
          <table:table-cell table:style-name="ce42" table:number-columns-repeated="2"/>
          <table:table-cell table:style-name="ce324" table:formula="of:=[$Données.C54]" office:value-type="string" office:string-value="-1/2" calcext:value-type="string">
            <text:p>-1/2</text:p>
          </table:table-cell>
          <table:table-cell table:style-name="ce324" table:formula="of:=[$Données.D54]">
            <text:p/>
          </table:table-cell>
          <table:table-cell table:style-name="ce324" table:formula="of:=[$Données.E54]">
            <text:p/>
          </table:table-cell>
          <table:table-cell table:style-name="ce344" table:formula="of:=IF([.$J$5];IF([.N4]=[$Données.H63];1;0)+IF([.O4]=[$Données.I63];1;0);&quot;&quot;)">
            <text:p/>
          </table:table-cell>
          <table:table-cell table:style-name="ce344" table:formula="of:=IF(AND([.$J$5];[.$J$6]);[$Données.H63];&quot; &quot;)" office:value-type="string" office:string-value=" " calcext:value-type="string">
            <text:p><text:s/></text:p>
          </table:table-cell>
          <table:table-cell table:style-name="ce344" table:formula="of:=IF(AND([.$J$5];[.$J$6]);[$Données.I63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7">
          <table:table-cell table:style-name="ce350" table:formula="of:=IF(OR([.$J$4]=1;[.$J$6]=1);COS([$Données.H64]*PI()/180);&quot;&quot;)">
            <text:p/>
          </table:table-cell>
          <table:table-cell table:style-name="ce350" table:formula="of:=IF(OR([.$J$4]=1;[.$J$6]=1);SIN([$Données.H64]*PI()/180);&quot;&quot;)">
            <text:p/>
          </table:table-cell>
          <table:table-cell table:style-name="ce351" table:formula="of:=IF(OR([.$J$4]=1;[.$J$6]=1);COS([$Données.I64]*PI()/180);&quot;&quot;)">
            <text:p/>
          </table:table-cell>
          <table:table-cell table:style-name="ce350" table:formula="of:=IF(OR([.$J$4]=1;[.$J$6]=1);SIN([$Données.I64]*PI()/180);&quot;&quot;)">
            <text:p/>
          </table:table-cell>
          <table:table-cell table:style-name="ce352" table:number-columns-repeated="4"/>
          <table:table-cell table:style-name="ce353"/>
          <table:table-cell table:style-name="ce123" office:value-type="boolean" office:boolean-value="false" calcext:value-type="boolean">
            <text:p>FAUX</text:p>
          </table:table-cell>
          <table:table-cell table:style-name="ce354" table:number-columns-repeated="2"/>
          <table:table-cell table:style-name="ce285" office:value-type="string" calcext:value-type="string">
            <text:p>[0;360]</text:p>
          </table:table-cell>
          <table:table-cell table:style-name="ce42" table:number-columns-repeated="2"/>
          <table:table-cell table:style-name="ce325" table:formula="of:=[$Données.C55]">
            <text:p/>
          </table:table-cell>
          <table:table-cell table:style-name="ce325" table:formula="of:=[$Données.D55]" office:value-type="string" office:string-value="1/2" calcext:value-type="string">
            <text:p>1/2</text:p>
          </table:table-cell>
          <table:table-cell table:style-name="ce325" table:formula="of:=[$Données.E55]">
            <text:p/>
          </table:table-cell>
          <table:table-cell table:style-name="ce285" table:formula="of:=IF([.$J$5];IF([.N5]=[$Données.H64];1;0)+IF([.O5]=[$Données.I64];1;0);&quot;&quot;)">
            <text:p/>
          </table:table-cell>
          <table:table-cell table:style-name="ce245" table:formula="of:=IF(AND([.$J$5];[.$J$6]);[$Données.H64];&quot; &quot;)" office:value-type="string" office:string-value=" " calcext:value-type="string">
            <text:p><text:s/></text:p>
          </table:table-cell>
          <table:table-cell table:style-name="ce245" table:formula="of:=IF(AND([.$J$5];[.$J$6]);[$Données.I64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7">
          <table:table-cell table:style-name="ce350" table:formula="of:=IF(OR([.$J$4]=1;[.$J$6]=1);COS([$Données.H65]*PI()/180);&quot;&quot;)">
            <text:p/>
          </table:table-cell>
          <table:table-cell table:style-name="ce350" table:formula="of:=IF(OR([.$J$4]=1;[.$J$6]=1);SIN([$Données.H65]*PI()/180);&quot;&quot;)">
            <text:p/>
          </table:table-cell>
          <table:table-cell table:style-name="ce351" table:formula="of:=IF(OR([.$J$4]=1;[.$J$6]=1);COS([$Données.I65]*PI()/180);&quot;&quot;)">
            <text:p/>
          </table:table-cell>
          <table:table-cell table:style-name="ce350" table:formula="of:=IF(OR([.$J$4]=1;[.$J$6]=1);SIN([$Données.I65]*PI()/180);&quot;&quot;)">
            <text:p/>
          </table:table-cell>
          <table:table-cell table:style-name="ce352" table:number-columns-repeated="4"/>
          <table:table-cell table:style-name="ce353"/>
          <table:table-cell table:style-name="ce123" office:value-type="boolean" office:boolean-value="false" calcext:value-type="boolean">
            <text:p>FAUX</text:p>
          </table:table-cell>
          <table:table-cell table:style-name="ce354" table:number-columns-repeated="2"/>
          <table:table-cell table:style-name="ce343" office:value-type="string" calcext:value-type="string">
            <text:p>[0;360]</text:p>
          </table:table-cell>
          <table:table-cell table:style-name="ce42" table:number-columns-repeated="2"/>
          <table:table-cell table:style-name="ce326" table:formula="of:=[$Données.C56]">
            <text:p/>
          </table:table-cell>
          <table:table-cell table:style-name="ce326" table:formula="of:=[$Données.D56]">
            <text:p/>
          </table:table-cell>
          <table:table-cell table:style-name="ce326" table:formula="of:=[$Données.E56]" office:value-type="string" office:string-value="√3/3" calcext:value-type="string">
            <text:p>√3/3</text:p>
          </table:table-cell>
          <table:table-cell table:style-name="ce320" table:formula="of:=IF([.$J$5];IF([.N6]=[$Données.H65];1;0)+IF([.O6]=[$Données.I65];1;0);&quot;&quot;)">
            <text:p/>
          </table:table-cell>
          <table:table-cell table:style-name="ce246" table:formula="of:=IF(AND([.$J$5];[.$J$6]);[$Données.H65];&quot; &quot;)" office:value-type="string" office:string-value=" " calcext:value-type="string">
            <text:p><text:s/></text:p>
          </table:table-cell>
          <table:table-cell table:style-name="ce246" table:formula="of:=IF(AND([.$J$5];[.$J$6]);[$Données.I65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7">
          <table:table-cell table:style-name="ce350" table:formula="of:=IF(OR([.$J$4]=1;[.$J$6]=1);COS([$Données.H66]*PI()/180);&quot;&quot;)">
            <text:p/>
          </table:table-cell>
          <table:table-cell table:style-name="ce350" table:formula="of:=IF(OR([.$J$4]=1;[.$J$6]=1);SIN([$Données.H66]*PI()/180);&quot;&quot;)">
            <text:p/>
          </table:table-cell>
          <table:table-cell table:style-name="ce351" table:formula="of:=IF(OR([.$J$4]=1;[.$J$6]=1);COS([$Données.I66]*PI()/180);&quot;&quot;)">
            <text:p/>
          </table:table-cell>
          <table:table-cell table:style-name="ce350" table:formula="of:=IF(OR([.$J$4]=1;[.$J$6]=1);SIN([$Données.I66]*PI()/180);&quot;&quot;)">
            <text:p/>
          </table:table-cell>
          <table:table-cell table:style-name="ce352" table:number-columns-repeated="4"/>
          <table:table-cell table:style-name="ce353"/>
          <table:table-cell table:style-name="ce177"/>
          <table:table-cell table:style-name="ce354" table:number-columns-repeated="2"/>
          <table:table-cell table:style-name="ce315" office:value-type="string" calcext:value-type="string">
            <text:p>[0;360]</text:p>
          </table:table-cell>
          <table:table-cell table:style-name="ce42" table:number-columns-repeated="2"/>
          <table:table-cell table:style-name="ce334" table:formula="of:=[$Données.C57]" office:value-type="string" office:string-value="√2/2" calcext:value-type="string">
            <text:p>√2/2</text:p>
          </table:table-cell>
          <table:table-cell table:style-name="ce334" table:formula="of:=[$Données.D57]">
            <text:p/>
          </table:table-cell>
          <table:table-cell table:style-name="ce334" table:formula="of:=[$Données.E57]">
            <text:p/>
          </table:table-cell>
          <table:table-cell table:style-name="ce315" table:formula="of:=IF([.$J$5];IF([.N7]=[$Données.H66];1;0)+IF([.O7]=[$Données.I66];1;0);&quot;&quot;)">
            <text:p/>
          </table:table-cell>
          <table:table-cell table:style-name="ce360" table:formula="of:=IF(AND([.$J$5];[.$J$6]);[$Données.H66];&quot; &quot;)" office:value-type="string" office:string-value=" " calcext:value-type="string">
            <text:p><text:s/></text:p>
          </table:table-cell>
          <table:table-cell table:style-name="ce360" table:formula="of:=IF(AND([.$J$5];[.$J$6]);[$Données.I66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7">
          <table:table-cell table:style-name="ce350" table:formula="of:=IF(OR([.$J$4]=1;[.$J$6]=1);COS([$Données.H67]*PI()/180);&quot;&quot;)">
            <text:p/>
            <draw:control table:end-cell-address="'Equations 2'.D9" table:end-x="10.06mm" table:end-y="8.26mm" draw:z-index="3" draw:style-name="gr3" draw:text-style-name="P3" svg:width="44.64mm" svg:height="10.33mm" svg:x="5mm" svg:y="28.27mm" draw:control="control17"/>
          </table:table-cell>
          <table:table-cell table:style-name="ce350" table:formula="of:=IF(OR([.$J$4]=1;[.$J$6]=1);SIN([$Données.H67]*PI()/180);&quot;&quot;)">
            <text:p/>
          </table:table-cell>
          <table:table-cell table:style-name="ce351" table:formula="of:=IF(OR([.$J$4]=1;[.$J$6]=1);COS([$Données.I67]*PI()/180);&quot;&quot;)">
            <text:p/>
          </table:table-cell>
          <table:table-cell table:style-name="ce350" table:formula="of:=IF(OR([.$J$4]=1;[.$J$6]=1);SIN([$Données.I67]*PI()/180);&quot;&quot;)">
            <text:p/>
          </table:table-cell>
          <table:table-cell table:style-name="ce352">
            <draw:control table:end-cell-address="'Equations 2'.H9" table:end-x="7.93mm" table:end-y="8.27mm" draw:z-index="2" draw:style-name="gr3" draw:text-style-name="P3" svg:width="44.94mm" svg:height="10.33mm" svg:x="2.59mm" svg:y="28.28mm" draw:control="control16"/>
          </table:table-cell>
          <table:table-cell table:style-name="ce352" table:number-columns-repeated="2"/>
          <table:table-cell table:style-name="ce352">
            <draw:control table:end-cell-address="'Equations 2'.L9" table:end-x="5.53mm" table:end-y="9.17mm" draw:z-index="0" draw:style-name="gr3" draw:text-style-name="P3" svg:width="45.11mm" svg:height="10.91mm" svg:x="13.2mm" svg:y="28.6mm" draw:control="control15"/>
          </table:table-cell>
          <table:table-cell table:style-name="ce353"/>
          <table:table-cell table:style-name="ce177"/>
          <table:table-cell table:style-name="ce354" table:number-columns-repeated="2"/>
          <table:table-cell table:style-name="ce316" office:value-type="string" calcext:value-type="string">
            <text:p>[0;360]</text:p>
          </table:table-cell>
          <table:table-cell table:style-name="ce42" table:number-columns-repeated="2"/>
          <table:table-cell table:style-name="ce335" table:formula="of:=[$Données.C58]">
            <text:p/>
          </table:table-cell>
          <table:table-cell table:style-name="ce335" table:formula="of:=[$Données.D58]" office:value-type="float" office:value="0" calcext:value-type="float">
            <text:p>0</text:p>
          </table:table-cell>
          <table:table-cell table:style-name="ce335" table:formula="of:=[$Données.E58]">
            <text:p/>
          </table:table-cell>
          <table:table-cell table:style-name="ce316" table:formula="of:=IF([.$J$5];IF([.N8]=[$Données.H67];1;0)+IF([.O8]=[$Données.I67];1;0);&quot;&quot;)">
            <text:p/>
          </table:table-cell>
          <table:table-cell table:style-name="ce361" table:formula="of:=IF(AND([.$J$5];[.$J$6]);[$Données.H67];&quot; &quot;)" office:value-type="string" office:string-value=" " calcext:value-type="string">
            <text:p><text:s/></text:p>
          </table:table-cell>
          <table:table-cell table:style-name="ce361" table:formula="of:=IF(AND([.$J$5];[.$J$6]);[$Données.I67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6">
          <table:table-cell table:style-name="ce304" table:number-columns-repeated="12"/>
          <table:table-cell/>
          <table:table-cell table:style-name="ce52" table:number-columns-repeated="6"/>
          <table:table-cell table:number-columns-repeated="1005"/>
        </table:table-row>
        <table:table-row table:style-name="ro16">
          <table:table-cell table:style-name="ce304" table:number-columns-repeated="12"/>
          <table:table-cell/>
          <table:table-cell table:style-name="ce52"/>
          <table:table-cell table:style-name="ce191" table:number-columns-repeated="3"/>
          <table:table-cell table:style-name="ce52" table:number-columns-repeated="2"/>
          <table:table-cell table:number-columns-repeated="1005"/>
        </table:table-row>
        <table:table-row table:style-name="ro16">
          <table:table-cell table:style-name="ce304" table:number-columns-repeated="12"/>
          <table:table-cell/>
          <table:table-cell table:style-name="ce52"/>
          <table:table-cell table:style-name="ce191" table:number-columns-repeated="3"/>
          <table:table-cell table:style-name="ce52"/>
          <table:table-cell table:number-columns-repeated="1006"/>
        </table:table-row>
        <table:table-row table:style-name="ro16">
          <table:table-cell table:style-name="ce304" table:number-columns-repeated="12"/>
          <table:table-cell table:number-columns-repeated="2"/>
          <table:table-cell table:style-name="ce191" table:number-columns-repeated="2"/>
          <table:table-cell table:style-name="ce52" table:number-columns-repeated="2"/>
          <table:table-cell table:number-columns-repeated="1006"/>
        </table:table-row>
        <table:table-row table:style-name="ro16">
          <table:table-cell table:style-name="ce304" table:number-columns-repeated="12"/>
          <table:table-cell table:number-columns-repeated="2"/>
          <table:table-cell table:style-name="ce191" table:number-columns-repeated="3"/>
          <table:table-cell table:number-columns-repeated="1007"/>
        </table:table-row>
        <table:table-row table:style-name="ro16">
          <table:table-cell table:style-name="ce304" table:number-columns-repeated="12"/>
          <table:table-cell table:number-columns-repeated="2"/>
          <table:table-cell table:style-name="ce191" table:number-columns-repeated="3"/>
          <table:table-cell table:number-columns-repeated="2"/>
          <table:table-cell table:style-name="ce41"/>
          <table:table-cell table:number-columns-repeated="1004"/>
        </table:table-row>
        <table:table-row table:style-name="ro16">
          <table:table-cell table:style-name="ce304" table:number-columns-repeated="12"/>
          <table:table-cell table:number-columns-repeated="1012"/>
        </table:table-row>
        <table:table-row table:style-name="ro16" table:number-rows-repeated="2">
          <table:table-cell table:style-name="ce304" table:number-columns-repeated="11"/>
          <table:table-cell table:style-name="Default"/>
          <table:table-cell table:number-columns-repeated="1012"/>
        </table:table-row>
        <table:table-row table:style-name="ro16">
          <table:table-cell table:style-name="ce304" table:number-columns-repeated="11"/>
          <table:table-cell table:style-name="ce355"/>
          <table:table-cell table:number-columns-repeated="1012"/>
        </table:table-row>
        <table:table-row table:style-name="ro16" table:number-rows-repeated="3">
          <table:table-cell table:style-name="ce304" table:number-columns-repeated="12"/>
          <table:table-cell table:number-columns-repeated="1012"/>
        </table:table-row>
        <table:table-row table:style-name="ro16">
          <table:table-cell table:style-name="ce173" table:number-columns-repeated="12"/>
          <table:table-cell table:number-columns-repeated="1012"/>
        </table:table-row>
        <table:table-row table:style-name="ro16" table:number-rows-repeated="17">
          <table:table-cell table:style-name="ce37" table:number-columns-repeated="12"/>
          <table:table-cell table:number-columns-repeated="1012"/>
        </table:table-row>
        <table:table-row table:style-name="ro3" table:number-rows-repeated="32">
          <table:table-cell table:style-name="ce37" table:number-columns-repeated="12"/>
          <table:table-cell table:number-columns-repeated="1012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onnées" table:style-name="ta2" table:protected="true" table:protection-key="XEXljND0r1JjRPQiuXm9aOlQJ58=" table:protection-key-digest-algorithm="http://www.w3.org/2000/09/xmldsig#sha1">
        <loext:table-protection loext:select-unprotected-cells="true"/>
        <table:table-column table:style-name="co37" table:number-columns-repeated="3" table:default-cell-style-name="ce454"/>
        <table:table-column table:style-name="co38" table:number-columns-repeated="3" table:default-cell-style-name="ce454"/>
        <table:table-column table:style-name="co39" table:number-columns-repeated="3" table:default-cell-style-name="ce454"/>
        <table:table-column table:style-name="co1" table:number-columns-repeated="1013" table:default-cell-style-name="ce454"/>
        <table:table-column table:style-name="co1" table:number-columns-repeated="2" table:default-cell-style-name="ce401"/>
        <table:table-row table:style-name="ro6">
          <table:table-cell table:style-name="ce400" office:value-type="string" calcext:value-type="string" table:number-columns-spanned="23" table:number-rows-spanned="1">
            <text:p>KELLER Stéphane - Lycée agricole Louis Pasteur</text:p>
          </table:table-cell>
          <table:covered-table-cell table:style-name="ce400"/>
          <table:covered-table-cell table:number-columns-repeated="5" table:style-name="ce414"/>
          <table:covered-table-cell table:style-name="ce440"/>
          <table:covered-table-cell table:number-columns-repeated="2" table:style-name="ce441"/>
          <table:covered-table-cell/>
          <table:covered-table-cell table:number-columns-repeated="3" table:style-name="ce510"/>
          <table:covered-table-cell table:number-columns-repeated="9"/>
          <table:table-cell table:number-columns-repeated="1001"/>
        </table:table-row>
        <table:table-row table:style-name="ro18">
          <table:table-cell table:number-columns-repeated="2" table:style-name="ce381" office:value-type="string" calcext:value-type="string">
            <text:p>Aléatoire</text:p>
          </table:table-cell>
          <table:table-cell table:style-name="ce381" office:value-type="string" calcext:value-type="string">
            <text:p>Rang</text:p>
          </table:table-cell>
          <table:table-cell table:style-name="ce381" office:value-type="string" calcext:value-type="string">
            <text:p>Degrés</text:p>
          </table:table-cell>
          <table:table-cell table:style-name="ce381" office:value-type="string" calcext:value-type="string" table:number-columns-spanned="2" table:number-rows-spanned="1">
            <text:p>Radians</text:p>
          </table:table-cell>
          <table:covered-table-cell table:style-name="ce381"/>
          <table:table-cell table:style-name="ce381" office:value-type="string" calcext:value-type="string">
            <text:p>Numérateur</text:p>
          </table:table-cell>
          <table:table-cell table:style-name="ce381" office:value-type="string" calcext:value-type="string">
            <text:p>Dénominateur</text:p>
          </table:table-cell>
          <table:table-cell table:number-columns-repeated="2" table:style-name="ce381" office:value-type="string" calcext:value-type="string">
            <text:p>choix</text:p>
          </table:table-cell>
          <table:table-cell/>
          <table:table-cell table:style-name="ce510" office:value-type="string" calcext:value-type="string">
            <text:p>x</text:p>
          </table:table-cell>
          <table:table-cell table:style-name="ce510" office:value-type="string" calcext:value-type="string">
            <text:p>y<text:span text:style-name="T7">1</text:span></text:p>
          </table:table-cell>
          <table:table-cell table:style-name="ce510" office:value-type="string" calcext:value-type="string">
            <text:p>y<text:span text:style-name="T7">2</text:span></text:p>
          </table:table-cell>
          <table:table-cell/>
          <table:table-cell table:style-name="ce381" office:value-type="string" calcext:value-type="string">
            <text:p>Aléatoire</text:p>
          </table:table-cell>
          <table:table-cell table:style-name="ce381" office:value-type="string" calcext:value-type="string">
            <text:p>Rang</text:p>
          </table:table-cell>
          <table:table-cell table:style-name="ce381" office:value-type="string" calcext:value-type="string">
            <text:p>radians</text:p>
          </table:table-cell>
          <table:table-cell table:style-name="ce381" office:value-type="string" calcext:value-type="string">
            <text:p>MP</text:p>
          </table:table-cell>
          <table:table-cell table:style-name="ce381" office:value-type="string" calcext:value-type="string">
            <text:p>Degré</text:p>
          </table:table-cell>
          <table:table-cell table:style-name="ce381" office:value-type="string" calcext:value-type="string">
            <text:p>Num</text:p>
          </table:table-cell>
          <table:table-cell table:style-name="ce381" office:value-type="string" calcext:value-type="string">
            <text:p>Dénom</text:p>
          </table:table-cell>
          <table:table-cell table:style-name="ce381" office:value-type="string" calcext:value-type="string">
            <text:p>choix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684914" calcext:value-type="float">
            <text:p>684914</text:p>
          </table:table-cell>
          <table:table-cell table:style-name="ce382" table:formula="of:=RANDBETWEEN(1;1000000)" office:value-type="float" office:value="85659" calcext:value-type="float">
            <text:p>85659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382" table:formula="of:=0" office:value-type="float" office:value="0" calcext:value-type="float">
            <text:p>0</text:p>
          </table:table-cell>
          <table:table-cell table:style-name="ce382" table:formula="of:=[.D3]*PI()/180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A3];[.$A$3:.$A$19];0)" office:value-type="float" office:value="9" calcext:value-type="float">
            <text:p>9</text:p>
          </table:table-cell>
          <table:table-cell table:style-name="ce382" table:formula="of:=RANK([.B3];[.$B$3:.$B$19];0)" office:value-type="float" office:value="15" calcext:value-type="float">
            <text:p>15</text:p>
          </table:table-cell>
          <table:table-cell/>
          <table:table-cell table:style-name="ce382" office:value-type="float" office:value="-1" calcext:value-type="float">
            <text:p>-1</text:p>
          </table:table-cell>
          <table:table-cell table:style-name="ce382" table:formula="of:=SQRT(1-[.L3]^2)" office:value-type="float" office:value="0" calcext:value-type="float">
            <text:p>0</text:p>
          </table:table-cell>
          <table:table-cell table:style-name="ce382" table:formula="of:=-SQRT(1-[.L3]^2)" office:value-type="float" office:value="-0" calcext:value-type="float">
            <text:p>0</text:p>
          </table:table-cell>
          <table:table-cell/>
          <table:table-cell table:style-name="ce382" table:formula="of:=RANDBETWEEN(1;1000000)" office:value-type="float" office:value="976217" calcext:value-type="float">
            <text:p>976217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0" office:value-type="float" office:value="0" calcext:value-type="float">
            <text:p>0</text:p>
          </table:table-cell>
          <table:table-cell table:style-name="ce382" table:formula="of:=[.R3]" office:value-type="float" office:value="0" calcext:value-type="float">
            <text:p>0</text:p>
          </table:table-cell>
          <table:table-cell table:style-name="ce382" table:formula="of:=[.U3]*180/[.V3]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3];[.$P$3:.$P$35];0)"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750633" calcext:value-type="float">
            <text:p>750633</text:p>
          </table:table-cell>
          <table:table-cell table:style-name="ce382" table:formula="of:=RANDBETWEEN(1;1000000)" office:value-type="float" office:value="57274" calcext:value-type="float">
            <text:p>57274</text:p>
          </table:table-cell>
          <table:table-cell table:style-name="ce382" office:value-type="float" office:value="2" calcext:value-type="float">
            <text:p>2</text:p>
          </table:table-cell>
          <table:table-cell table:style-name="ce382" office:value-type="float" office:value="30" calcext:value-type="float">
            <text:p>30</text:p>
          </table:table-cell>
          <table:table-cell table:style-name="ce382" office:value-type="string" calcext:value-type="string">
            <text:p><text:span text:style-name="T9">π</text:span>/6</text:p>
          </table:table-cell>
          <table:table-cell table:style-name="ce382" table:formula="of:=[.D4]*PI()/180" office:value-type="float" office:value="0.523598775598299" calcext:value-type="float">
            <text:p>0,523598775598299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A4];[.$A$3:.$A$19];0)" office:value-type="float" office:value="6" calcext:value-type="float">
            <text:p>6</text:p>
          </table:table-cell>
          <table:table-cell table:style-name="ce382" table:formula="of:=RANK([.B4];[.$B$3:.$B$19];0)" office:value-type="float" office:value="17" calcext:value-type="float">
            <text:p>17</text:p>
          </table:table-cell>
          <table:table-cell/>
          <table:table-cell table:style-name="ce382" table:formula="of:=[.L3]+0.01" office:value-type="float" office:value="-0.99" calcext:value-type="float">
            <text:p>-0,99</text:p>
          </table:table-cell>
          <table:table-cell table:style-name="ce382" table:formula="of:=SQRT(1-[.L4]^2)" office:value-type="float" office:value="0.141067359796659" calcext:value-type="float">
            <text:p>0,141067359796659</text:p>
          </table:table-cell>
          <table:table-cell table:style-name="ce382" table:formula="of:=-SQRT(1-[.L4]^2)" office:value-type="float" office:value="-0.141067359796659" calcext:value-type="float">
            <text:p>-0,141067359796659</text:p>
          </table:table-cell>
          <table:table-cell/>
          <table:table-cell table:style-name="ce382" table:formula="of:=RANDBETWEEN(1;1000000)" office:value-type="float" office:value="85638" calcext:value-type="float">
            <text:p>85638</text:p>
          </table:table-cell>
          <table:table-cell table:style-name="ce382" office:value-type="float" office:value="2" calcext:value-type="float">
            <text:p>2</text:p>
          </table:table-cell>
          <table:table-cell table:style-name="ce382" office:value-type="string" calcext:value-type="string">
            <text:p><text:span text:style-name="T9">π</text:span>/6</text:p>
          </table:table-cell>
          <table:table-cell table:style-name="ce382" table:formula="of:=[.R4]" office:value-type="string" office:string-value="π/6" calcext:value-type="string">
            <text:p>π/6</text:p>
          </table:table-cell>
          <table:table-cell table:style-name="ce382" table:formula="of:=[.U4]*180/[.V4]" office:value-type="float" office:value="30" calcext:value-type="float">
            <text:p>3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4];[.$P$3:.$P$35];0)" office:value-type="float" office:value="30" calcext:value-type="float">
            <text:p>30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899062" calcext:value-type="float">
            <text:p>899062</text:p>
          </table:table-cell>
          <table:table-cell table:style-name="ce382" table:formula="of:=RANDBETWEEN(1;1000000)" office:value-type="float" office:value="306733" calcext:value-type="float">
            <text:p>306733</text:p>
          </table:table-cell>
          <table:table-cell table:style-name="ce382" office:value-type="float" office:value="3" calcext:value-type="float">
            <text:p>3</text:p>
          </table:table-cell>
          <table:table-cell table:style-name="ce382" office:value-type="float" office:value="45" calcext:value-type="float">
            <text:p>45</text:p>
          </table:table-cell>
          <table:table-cell table:style-name="ce382" office:value-type="string" calcext:value-type="string">
            <text:p><text:span text:style-name="T9">π</text:span>/4</text:p>
          </table:table-cell>
          <table:table-cell table:style-name="ce382" table:formula="of:=[.D5]*PI()/180" office:value-type="float" office:value="0.785398163397448" calcext:value-type="float">
            <text:p>0,785398163397448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A5];[.$A$3:.$A$19];0)" office:value-type="float" office:value="3" calcext:value-type="float">
            <text:p>3</text:p>
          </table:table-cell>
          <table:table-cell table:style-name="ce382" table:formula="of:=RANK([.B5];[.$B$3:.$B$19];0)" office:value-type="float" office:value="11" calcext:value-type="float">
            <text:p>11</text:p>
          </table:table-cell>
          <table:table-cell/>
          <table:table-cell table:style-name="ce382" table:formula="of:=[.L4]+0.01" office:value-type="float" office:value="-0.98" calcext:value-type="float">
            <text:p>-0,98</text:p>
          </table:table-cell>
          <table:table-cell table:style-name="ce382" table:formula="of:=SQRT(1-[.L5]^2)" office:value-type="float" office:value="0.198997487421324" calcext:value-type="float">
            <text:p>0,198997487421324</text:p>
          </table:table-cell>
          <table:table-cell table:style-name="ce382" table:formula="of:=-SQRT(1-[.L5]^2)" office:value-type="float" office:value="-0.198997487421324" calcext:value-type="float">
            <text:p>-0,198997487421324</text:p>
          </table:table-cell>
          <table:table-cell/>
          <table:table-cell table:style-name="ce382" table:formula="of:=RANDBETWEEN(1;1000000)" office:value-type="float" office:value="836123" calcext:value-type="float">
            <text:p>836123</text:p>
          </table:table-cell>
          <table:table-cell table:style-name="ce382" office:value-type="float" office:value="3" calcext:value-type="float">
            <text:p>3</text:p>
          </table:table-cell>
          <table:table-cell table:style-name="ce382" office:value-type="string" calcext:value-type="string">
            <text:p><text:span text:style-name="T9">π</text:span>/4</text:p>
          </table:table-cell>
          <table:table-cell table:style-name="ce382" table:formula="of:=[.R5]" office:value-type="string" office:string-value="π/4" calcext:value-type="string">
            <text:p>π/4</text:p>
          </table:table-cell>
          <table:table-cell table:style-name="ce382" table:formula="of:=[.U5]*180/[.V5]" office:value-type="float" office:value="45" calcext:value-type="float">
            <text:p>45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5];[.$P$3:.$P$35];0)"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851893" calcext:value-type="float">
            <text:p>851893</text:p>
          </table:table-cell>
          <table:table-cell table:style-name="ce382" table:formula="of:=RANDBETWEEN(1;1000000)" office:value-type="float" office:value="782928" calcext:value-type="float">
            <text:p>782928</text:p>
          </table:table-cell>
          <table:table-cell table:style-name="ce382" office:value-type="float" office:value="4" calcext:value-type="float">
            <text:p>4</text:p>
          </table:table-cell>
          <table:table-cell table:style-name="ce382" office:value-type="float" office:value="60" calcext:value-type="float">
            <text:p>60</text:p>
          </table:table-cell>
          <table:table-cell table:style-name="ce382" office:value-type="string" calcext:value-type="string">
            <text:p><text:span text:style-name="T9">π</text:span>/3</text:p>
          </table:table-cell>
          <table:table-cell table:style-name="ce382" table:formula="of:=[.D6]*PI()/180" office:value-type="float" office:value="1.0471975511966" calcext:value-type="float">
            <text:p>1,0471975511966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A6];[.$A$3:.$A$19];0)" office:value-type="float" office:value="5" calcext:value-type="float">
            <text:p>5</text:p>
          </table:table-cell>
          <table:table-cell table:style-name="ce382" table:formula="of:=RANK([.B6];[.$B$3:.$B$19];0)" office:value-type="float" office:value="5" calcext:value-type="float">
            <text:p>5</text:p>
          </table:table-cell>
          <table:table-cell/>
          <table:table-cell table:style-name="ce382" table:formula="of:=[.L5]+0.01" office:value-type="float" office:value="-0.97" calcext:value-type="float">
            <text:p>-0,97</text:p>
          </table:table-cell>
          <table:table-cell table:style-name="ce382" table:formula="of:=SQRT(1-[.L6]^2)" office:value-type="float" office:value="0.243104915622864" calcext:value-type="float">
            <text:p>0,243104915622864</text:p>
          </table:table-cell>
          <table:table-cell table:style-name="ce382" table:formula="of:=-SQRT(1-[.L6]^2)" office:value-type="float" office:value="-0.243104915622864" calcext:value-type="float">
            <text:p>-0,243104915622864</text:p>
          </table:table-cell>
          <table:table-cell/>
          <table:table-cell table:style-name="ce382" table:formula="of:=RANDBETWEEN(1;1000000)" office:value-type="float" office:value="570227" calcext:value-type="float">
            <text:p>570227</text:p>
          </table:table-cell>
          <table:table-cell table:style-name="ce382" office:value-type="float" office:value="4" calcext:value-type="float">
            <text:p>4</text:p>
          </table:table-cell>
          <table:table-cell table:style-name="ce382" office:value-type="string" calcext:value-type="string">
            <text:p><text:span text:style-name="T9">π</text:span>/3</text:p>
          </table:table-cell>
          <table:table-cell table:style-name="ce382" table:formula="of:=[.R6]" office:value-type="string" office:string-value="π/3" calcext:value-type="string">
            <text:p>π/3</text:p>
          </table:table-cell>
          <table:table-cell table:style-name="ce382" table:formula="of:=[.U6]*180/[.V6]" office:value-type="float" office:value="60" calcext:value-type="float">
            <text:p>6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6];[.$P$3:.$P$35];0)" office:value-type="float" office:value="17" calcext:value-type="float">
            <text:p>17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346308" calcext:value-type="float">
            <text:p>346308</text:p>
          </table:table-cell>
          <table:table-cell table:style-name="ce382" table:formula="of:=RANDBETWEEN(1;1000000)" office:value-type="float" office:value="808363" calcext:value-type="float">
            <text:p>808363</text:p>
          </table:table-cell>
          <table:table-cell table:style-name="ce382" office:value-type="float" office:value="5" calcext:value-type="float">
            <text:p>5</text:p>
          </table:table-cell>
          <table:table-cell table:style-name="ce382" office:value-type="float" office:value="90" calcext:value-type="float">
            <text:p>90</text:p>
          </table:table-cell>
          <table:table-cell table:style-name="ce382" office:value-type="string" calcext:value-type="string">
            <text:p><text:span text:style-name="T9">π</text:span>/2</text:p>
          </table:table-cell>
          <table:table-cell table:style-name="ce382" table:formula="of:=[.D7]*PI()/180" office:value-type="float" office:value="1.5707963267949" calcext:value-type="float">
            <text:p>1,5707963267949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A7];[.$A$3:.$A$19];0)" office:value-type="float" office:value="15" calcext:value-type="float">
            <text:p>15</text:p>
          </table:table-cell>
          <table:table-cell table:style-name="ce382" table:formula="of:=RANK([.B7];[.$B$3:.$B$19];0)" office:value-type="float" office:value="4" calcext:value-type="float">
            <text:p>4</text:p>
          </table:table-cell>
          <table:table-cell/>
          <table:table-cell table:style-name="ce382" table:formula="of:=[.L6]+0.01" office:value-type="float" office:value="-0.96" calcext:value-type="float">
            <text:p>-0,96</text:p>
          </table:table-cell>
          <table:table-cell table:style-name="ce382" table:formula="of:=SQRT(1-[.L7]^2)" office:value-type="float" office:value="0.28" calcext:value-type="float">
            <text:p>0,28</text:p>
          </table:table-cell>
          <table:table-cell table:style-name="ce382" table:formula="of:=-SQRT(1-[.L7]^2)" office:value-type="float" office:value="-0.28" calcext:value-type="float">
            <text:p>-0,28</text:p>
          </table:table-cell>
          <table:table-cell/>
          <table:table-cell table:style-name="ce382" table:formula="of:=RANDBETWEEN(1;1000000)" office:value-type="float" office:value="362974" calcext:value-type="float">
            <text:p>362974</text:p>
          </table:table-cell>
          <table:table-cell table:style-name="ce382" office:value-type="float" office:value="5" calcext:value-type="float">
            <text:p>5</text:p>
          </table:table-cell>
          <table:table-cell table:style-name="ce382" office:value-type="string" calcext:value-type="string">
            <text:p><text:span text:style-name="T9">π</text:span>/2</text:p>
          </table:table-cell>
          <table:table-cell table:style-name="ce382" table:formula="of:=[.R7]" office:value-type="string" office:string-value="π/2" calcext:value-type="string">
            <text:p>π/2</text:p>
          </table:table-cell>
          <table:table-cell table:style-name="ce382" table:formula="of:=[.U7]*180/[.V7]" office:value-type="float" office:value="90" calcext:value-type="float">
            <text:p>9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P7];[.$P$3:.$P$35];0)" office:value-type="float" office:value="23" calcext:value-type="float">
            <text:p>23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579871" calcext:value-type="float">
            <text:p>579871</text:p>
          </table:table-cell>
          <table:table-cell table:style-name="ce382" table:formula="of:=RANDBETWEEN(1;1000000)" office:value-type="float" office:value="171809" calcext:value-type="float">
            <text:p>171809</text:p>
          </table:table-cell>
          <table:table-cell table:style-name="ce382" office:value-type="float" office:value="6" calcext:value-type="float">
            <text:p>6</text:p>
          </table:table-cell>
          <table:table-cell table:style-name="ce382" office:value-type="float" office:value="120" calcext:value-type="float">
            <text:p>120</text:p>
          </table:table-cell>
          <table:table-cell table:style-name="ce382" office:value-type="string" calcext:value-type="string">
            <text:p><text:span text:style-name="T9">2π</text:span>/3</text:p>
          </table:table-cell>
          <table:table-cell table:style-name="ce382" table:formula="of:=[.D8]*PI()/180" office:value-type="float" office:value="2.0943951023932" calcext:value-type="float">
            <text:p>2,0943951023932</text:p>
          </table:table-cell>
          <table:table-cell table:style-name="ce399" office:value-type="float" office:value="2" calcext:value-type="float">
            <text:p>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A8];[.$A$3:.$A$19];0)" office:value-type="float" office:value="10" calcext:value-type="float">
            <text:p>10</text:p>
          </table:table-cell>
          <table:table-cell table:style-name="ce382" table:formula="of:=RANK([.B8];[.$B$3:.$B$19];0)" office:value-type="float" office:value="14" calcext:value-type="float">
            <text:p>14</text:p>
          </table:table-cell>
          <table:table-cell/>
          <table:table-cell table:style-name="ce382" table:formula="of:=[.L7]+0.01" office:value-type="float" office:value="-0.95" calcext:value-type="float">
            <text:p>-0,95</text:p>
          </table:table-cell>
          <table:table-cell table:style-name="ce382" table:formula="of:=SQRT(1-[.L8]^2)" office:value-type="float" office:value="0.31224989991992" calcext:value-type="float">
            <text:p>0,31224989991992</text:p>
          </table:table-cell>
          <table:table-cell table:style-name="ce382" table:formula="of:=-SQRT(1-[.L8]^2)" office:value-type="float" office:value="-0.31224989991992" calcext:value-type="float">
            <text:p>-0,31224989991992</text:p>
          </table:table-cell>
          <table:table-cell/>
          <table:table-cell table:style-name="ce382" table:formula="of:=RANDBETWEEN(1;1000000)" office:value-type="float" office:value="30898" calcext:value-type="float">
            <text:p>30898</text:p>
          </table:table-cell>
          <table:table-cell table:style-name="ce382" office:value-type="float" office:value="6" calcext:value-type="float">
            <text:p>6</text:p>
          </table:table-cell>
          <table:table-cell table:style-name="ce382" office:value-type="string" calcext:value-type="string">
            <text:p><text:span text:style-name="T9">2π</text:span>/3</text:p>
          </table:table-cell>
          <table:table-cell table:style-name="ce382" table:formula="of:=[.R8]" office:value-type="string" office:string-value="2π/3" calcext:value-type="string">
            <text:p>2π/3</text:p>
          </table:table-cell>
          <table:table-cell table:style-name="ce382" table:formula="of:=[.U8]*180/[.V8]" office:value-type="float" office:value="120" calcext:value-type="float">
            <text:p>120</text:p>
          </table:table-cell>
          <table:table-cell table:style-name="ce399" office:value-type="float" office:value="2" calcext:value-type="float">
            <text:p>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8];[.$P$3:.$P$35];0)" office:value-type="float" office:value="33" calcext:value-type="float">
            <text:p>33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731773" calcext:value-type="float">
            <text:p>731773</text:p>
          </table:table-cell>
          <table:table-cell table:style-name="ce382" table:formula="of:=RANDBETWEEN(1;1000000)" office:value-type="float" office:value="881179" calcext:value-type="float">
            <text:p>881179</text:p>
          </table:table-cell>
          <table:table-cell table:style-name="ce382" office:value-type="float" office:value="7" calcext:value-type="float">
            <text:p>7</text:p>
          </table:table-cell>
          <table:table-cell table:style-name="ce382" office:value-type="float" office:value="135" calcext:value-type="float">
            <text:p>135</text:p>
          </table:table-cell>
          <table:table-cell table:style-name="ce382" office:value-type="string" calcext:value-type="string">
            <text:p><text:span text:style-name="T9">3π</text:span>/4</text:p>
          </table:table-cell>
          <table:table-cell table:style-name="ce382" table:formula="of:=[.D9]*PI()/180" office:value-type="float" office:value="2.35619449019234" calcext:value-type="float">
            <text:p>2,35619449019234</text:p>
          </table:table-cell>
          <table:table-cell table:style-name="ce399" office:value-type="float" office:value="3" calcext:value-type="float">
            <text:p>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A9];[.$A$3:.$A$19];0)" office:value-type="float" office:value="8" calcext:value-type="float">
            <text:p>8</text:p>
          </table:table-cell>
          <table:table-cell table:style-name="ce382" table:formula="of:=RANK([.B9];[.$B$3:.$B$19];0)" office:value-type="float" office:value="3" calcext:value-type="float">
            <text:p>3</text:p>
          </table:table-cell>
          <table:table-cell/>
          <table:table-cell table:style-name="ce382" table:formula="of:=[.L8]+0.01" office:value-type="float" office:value="-0.94" calcext:value-type="float">
            <text:p>-0,94</text:p>
          </table:table-cell>
          <table:table-cell table:style-name="ce382" table:formula="of:=SQRT(1-[.L9]^2)" office:value-type="float" office:value="0.34117444218464" calcext:value-type="float">
            <text:p>0,34117444218464</text:p>
          </table:table-cell>
          <table:table-cell table:style-name="ce382" table:formula="of:=-SQRT(1-[.L9]^2)" office:value-type="float" office:value="-0.34117444218464" calcext:value-type="float">
            <text:p>-0,34117444218464</text:p>
          </table:table-cell>
          <table:table-cell/>
          <table:table-cell table:style-name="ce382" table:formula="of:=RANDBETWEEN(1;1000000)" office:value-type="float" office:value="975555" calcext:value-type="float">
            <text:p>975555</text:p>
          </table:table-cell>
          <table:table-cell table:style-name="ce382" office:value-type="float" office:value="7" calcext:value-type="float">
            <text:p>7</text:p>
          </table:table-cell>
          <table:table-cell table:style-name="ce382" office:value-type="string" calcext:value-type="string">
            <text:p><text:span text:style-name="T9">3π</text:span>/4</text:p>
          </table:table-cell>
          <table:table-cell table:style-name="ce382" table:formula="of:=[.R9]" office:value-type="string" office:string-value="3π/4" calcext:value-type="string">
            <text:p>3π/4</text:p>
          </table:table-cell>
          <table:table-cell table:style-name="ce382" table:formula="of:=[.U9]*180/[.V9]" office:value-type="float" office:value="135" calcext:value-type="float">
            <text:p>135</text:p>
          </table:table-cell>
          <table:table-cell table:style-name="ce399" office:value-type="float" office:value="3" calcext:value-type="float">
            <text:p>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9];[.$P$3:.$P$35];0)"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456888" calcext:value-type="float">
            <text:p>456888</text:p>
          </table:table-cell>
          <table:table-cell table:style-name="ce382" table:formula="of:=RANDBETWEEN(1;1000000)" office:value-type="float" office:value="979547" calcext:value-type="float">
            <text:p>979547</text:p>
          </table:table-cell>
          <table:table-cell table:style-name="ce382" office:value-type="float" office:value="8" calcext:value-type="float">
            <text:p>8</text:p>
          </table:table-cell>
          <table:table-cell table:style-name="ce382" office:value-type="float" office:value="150" calcext:value-type="float">
            <text:p>150</text:p>
          </table:table-cell>
          <table:table-cell table:style-name="ce382" office:value-type="string" calcext:value-type="string">
            <text:p><text:span text:style-name="T9">5π</text:span>/6</text:p>
          </table:table-cell>
          <table:table-cell table:style-name="ce382" table:formula="of:=[.D10]*PI()/180" office:value-type="float" office:value="2.61799387799149" calcext:value-type="float">
            <text:p>2,61799387799149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A10];[.$A$3:.$A$19];0)" office:value-type="float" office:value="13" calcext:value-type="float">
            <text:p>13</text:p>
          </table:table-cell>
          <table:table-cell table:style-name="ce382" table:formula="of:=RANK([.B10];[.$B$3:.$B$19];0)" office:value-type="float" office:value="1" calcext:value-type="float">
            <text:p>1</text:p>
          </table:table-cell>
          <table:table-cell/>
          <table:table-cell table:style-name="ce382" table:formula="of:=[.L9]+0.01" office:value-type="float" office:value="-0.93" calcext:value-type="float">
            <text:p>-0,93</text:p>
          </table:table-cell>
          <table:table-cell table:style-name="ce382" table:formula="of:=SQRT(1-[.L10]^2)" office:value-type="float" office:value="0.367559518989782" calcext:value-type="float">
            <text:p>0,367559518989782</text:p>
          </table:table-cell>
          <table:table-cell table:style-name="ce382" table:formula="of:=-SQRT(1-[.L10]^2)" office:value-type="float" office:value="-0.367559518989782" calcext:value-type="float">
            <text:p>-0,367559518989782</text:p>
          </table:table-cell>
          <table:table-cell/>
          <table:table-cell table:style-name="ce382" table:formula="of:=RANDBETWEEN(1;1000000)" office:value-type="float" office:value="717316" calcext:value-type="float">
            <text:p>717316</text:p>
          </table:table-cell>
          <table:table-cell table:style-name="ce382" office:value-type="float" office:value="8" calcext:value-type="float">
            <text:p>8</text:p>
          </table:table-cell>
          <table:table-cell table:style-name="ce382" office:value-type="string" calcext:value-type="string">
            <text:p><text:span text:style-name="T9">5π</text:span>/6</text:p>
          </table:table-cell>
          <table:table-cell table:style-name="ce382" table:formula="of:=[.R10]" office:value-type="string" office:string-value="5π/6" calcext:value-type="string">
            <text:p>5π/6</text:p>
          </table:table-cell>
          <table:table-cell table:style-name="ce382" table:formula="of:=[.U10]*180/[.V10]" office:value-type="float" office:value="150" calcext:value-type="float">
            <text:p>150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10];[.$P$3:.$P$35];0)" office:value-type="float" office:value="11" calcext:value-type="float">
            <text:p>11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935406" calcext:value-type="float">
            <text:p>935406</text:p>
          </table:table-cell>
          <table:table-cell table:style-name="ce382" table:formula="of:=RANDBETWEEN(1;1000000)" office:value-type="float" office:value="639973" calcext:value-type="float">
            <text:p>639973</text:p>
          </table:table-cell>
          <table:table-cell table:style-name="ce382" office:value-type="float" office:value="9" calcext:value-type="float">
            <text:p>9</text:p>
          </table:table-cell>
          <table:table-cell table:style-name="ce382" office:value-type="float" office:value="180" calcext:value-type="float">
            <text:p>180</text:p>
          </table:table-cell>
          <table:table-cell table:style-name="ce382" office:value-type="string" calcext:value-type="string">
            <text:p>π</text:p>
          </table:table-cell>
          <table:table-cell table:style-name="ce382" table:formula="of:=[.D11]*PI()/180" office:value-type="float" office:value="3.14159265358979" calcext:value-type="float">
            <text:p>3,14159265358979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A11];[.$A$3:.$A$19];0)" office:value-type="float" office:value="2" calcext:value-type="float">
            <text:p>2</text:p>
          </table:table-cell>
          <table:table-cell table:style-name="ce382" table:formula="of:=RANK([.B11];[.$B$3:.$B$19];0)" office:value-type="float" office:value="6" calcext:value-type="float">
            <text:p>6</text:p>
          </table:table-cell>
          <table:table-cell/>
          <table:table-cell table:style-name="ce382" table:formula="of:=[.L10]+0.01" office:value-type="float" office:value="-0.92" calcext:value-type="float">
            <text:p>-0,92</text:p>
          </table:table-cell>
          <table:table-cell table:style-name="ce382" table:formula="of:=SQRT(1-[.L11]^2)" office:value-type="float" office:value="0.391918358845309" calcext:value-type="float">
            <text:p>0,391918358845309</text:p>
          </table:table-cell>
          <table:table-cell table:style-name="ce382" table:formula="of:=-SQRT(1-[.L11]^2)" office:value-type="float" office:value="-0.391918358845309" calcext:value-type="float">
            <text:p>-0,391918358845309</text:p>
          </table:table-cell>
          <table:table-cell/>
          <table:table-cell table:style-name="ce382" table:formula="of:=RANDBETWEEN(1;1000000)" office:value-type="float" office:value="431239" calcext:value-type="float">
            <text:p>431239</text:p>
          </table:table-cell>
          <table:table-cell table:style-name="ce382" office:value-type="float" office:value="9" calcext:value-type="float">
            <text:p>9</text:p>
          </table:table-cell>
          <table:table-cell table:style-name="ce382" office:value-type="string" calcext:value-type="string">
            <text:p>π</text:p>
          </table:table-cell>
          <table:table-cell table:style-name="ce382" table:formula="of:=[.R11]" office:value-type="string" office:string-value="π" calcext:value-type="string">
            <text:p>π</text:p>
          </table:table-cell>
          <table:table-cell table:style-name="ce382" table:formula="of:=[.U11]*180/[.V11]" office:value-type="float" office:value="180" calcext:value-type="float">
            <text:p>18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11];[.$P$3:.$P$35];0)" office:value-type="float" office:value="21" calcext:value-type="float">
            <text:p>21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546565" calcext:value-type="float">
            <text:p>546565</text:p>
          </table:table-cell>
          <table:table-cell table:style-name="ce382" table:formula="of:=RANDBETWEEN(1;1000000)" office:value-type="float" office:value="530983" calcext:value-type="float">
            <text:p>530983</text:p>
          </table:table-cell>
          <table:table-cell table:style-name="ce382" office:value-type="float" office:value="10" calcext:value-type="float">
            <text:p>10</text:p>
          </table:table-cell>
          <table:table-cell table:style-name="ce382" office:value-type="float" office:value="210" calcext:value-type="float">
            <text:p>210</text:p>
          </table:table-cell>
          <table:table-cell table:style-name="ce382" office:value-type="string" calcext:value-type="string">
            <text:p><text:span text:style-name="T9">7π</text:span>/6</text:p>
          </table:table-cell>
          <table:table-cell table:style-name="ce382" table:formula="of:=[.D12]*PI()/180" office:value-type="float" office:value="3.66519142918809" calcext:value-type="float">
            <text:p>3,66519142918809</text:p>
          </table:table-cell>
          <table:table-cell table:style-name="ce399" office:value-type="float" office:value="7" calcext:value-type="float">
            <text:p>7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A12];[.$A$3:.$A$19];0)" office:value-type="float" office:value="12" calcext:value-type="float">
            <text:p>12</text:p>
          </table:table-cell>
          <table:table-cell table:style-name="ce382" table:formula="of:=RANK([.B12];[.$B$3:.$B$19];0)" office:value-type="float" office:value="8" calcext:value-type="float">
            <text:p>8</text:p>
          </table:table-cell>
          <table:table-cell/>
          <table:table-cell table:style-name="ce382" table:formula="of:=[.L11]+0.01" office:value-type="float" office:value="-0.91" calcext:value-type="float">
            <text:p>-0,91</text:p>
          </table:table-cell>
          <table:table-cell table:style-name="ce382" table:formula="of:=SQRT(1-[.L12]^2)" office:value-type="float" office:value="0.414608248832558" calcext:value-type="float">
            <text:p>0,414608248832558</text:p>
          </table:table-cell>
          <table:table-cell table:style-name="ce382" table:formula="of:=-SQRT(1-[.L12]^2)" office:value-type="float" office:value="-0.414608248832558" calcext:value-type="float">
            <text:p>-0,414608248832558</text:p>
          </table:table-cell>
          <table:table-cell/>
          <table:table-cell table:style-name="ce382" table:formula="of:=RANDBETWEEN(1;1000000)" office:value-type="float" office:value="280827" calcext:value-type="float">
            <text:p>280827</text:p>
          </table:table-cell>
          <table:table-cell table:style-name="ce382" office:value-type="float" office:value="10" calcext:value-type="float">
            <text:p>10</text:p>
          </table:table-cell>
          <table:table-cell table:style-name="ce382" office:value-type="string" calcext:value-type="string">
            <text:p><text:span text:style-name="T9">7π</text:span>/6</text:p>
          </table:table-cell>
          <table:table-cell table:style-name="ce382" table:formula="of:=[.R29]" office:value-type="string" office:string-value="-5π/6" calcext:value-type="string">
            <text:p>-5π/6</text:p>
          </table:table-cell>
          <table:table-cell table:style-name="ce382" table:formula="of:=[.U12]*180/[.V12]" office:value-type="float" office:value="-150" calcext:value-type="float">
            <text:p>-150</text:p>
          </table:table-cell>
          <table:table-cell table:style-name="ce399" office:value-type="float" office:value="-5" calcext:value-type="float">
            <text:p>-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12];[.$P$3:.$P$35];0)" office:value-type="float" office:value="24" calcext:value-type="float">
            <text:p>24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49774" calcext:value-type="float">
            <text:p>49774</text:p>
          </table:table-cell>
          <table:table-cell table:style-name="ce382" table:formula="of:=RANDBETWEEN(1;1000000)" office:value-type="float" office:value="335240" calcext:value-type="float">
            <text:p>335240</text:p>
          </table:table-cell>
          <table:table-cell table:style-name="ce382" office:value-type="float" office:value="11" calcext:value-type="float">
            <text:p>11</text:p>
          </table:table-cell>
          <table:table-cell table:style-name="ce382" office:value-type="float" office:value="225" calcext:value-type="float">
            <text:p>225</text:p>
          </table:table-cell>
          <table:table-cell table:style-name="ce382" office:value-type="string" calcext:value-type="string">
            <text:p><text:span text:style-name="T9">5π</text:span>/4</text:p>
          </table:table-cell>
          <table:table-cell table:style-name="ce382" table:formula="of:=[.D13]*PI()/180" office:value-type="float" office:value="3.92699081698724" calcext:value-type="float">
            <text:p>3,92699081698724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A13];[.$A$3:.$A$19];0)" office:value-type="float" office:value="17" calcext:value-type="float">
            <text:p>17</text:p>
          </table:table-cell>
          <table:table-cell table:style-name="ce382" table:formula="of:=RANK([.B13];[.$B$3:.$B$19];0)" office:value-type="float" office:value="10" calcext:value-type="float">
            <text:p>10</text:p>
          </table:table-cell>
          <table:table-cell/>
          <table:table-cell table:style-name="ce382" table:formula="of:=[.L12]+0.01" office:value-type="float" office:value="-0.9" calcext:value-type="float">
            <text:p>-0,9</text:p>
          </table:table-cell>
          <table:table-cell table:style-name="ce382" table:formula="of:=SQRT(1-[.L13]^2)" office:value-type="float" office:value="0.435889894354068" calcext:value-type="float">
            <text:p>0,435889894354068</text:p>
          </table:table-cell>
          <table:table-cell table:style-name="ce382" table:formula="of:=-SQRT(1-[.L13]^2)" office:value-type="float" office:value="-0.435889894354068" calcext:value-type="float">
            <text:p>-0,435889894354068</text:p>
          </table:table-cell>
          <table:table-cell/>
          <table:table-cell table:style-name="ce382" table:formula="of:=RANDBETWEEN(1;1000000)" office:value-type="float" office:value="610533" calcext:value-type="float">
            <text:p>610533</text:p>
          </table:table-cell>
          <table:table-cell table:style-name="ce382" office:value-type="float" office:value="11" calcext:value-type="float">
            <text:p>11</text:p>
          </table:table-cell>
          <table:table-cell table:style-name="ce382" office:value-type="string" calcext:value-type="string">
            <text:p><text:span text:style-name="T9">5π</text:span>/4</text:p>
          </table:table-cell>
          <table:table-cell table:style-name="ce382" table:formula="of:=[.R30]" office:value-type="string" office:string-value="-3π/4" calcext:value-type="string">
            <text:p>-3π/4</text:p>
          </table:table-cell>
          <table:table-cell table:style-name="ce382" table:formula="of:=[.U13]*180/[.V13]" office:value-type="float" office:value="-135" calcext:value-type="float">
            <text:p>-135</text:p>
          </table:table-cell>
          <table:table-cell table:style-name="ce399" office:value-type="float" office:value="-3" calcext:value-type="float">
            <text:p>-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13];[.$P$3:.$P$35];0)" office:value-type="float" office:value="16" calcext:value-type="float">
            <text:p>16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263657" calcext:value-type="float">
            <text:p>263657</text:p>
          </table:table-cell>
          <table:table-cell table:style-name="ce382" table:formula="of:=RANDBETWEEN(1;1000000)" office:value-type="float" office:value="304653" calcext:value-type="float">
            <text:p>304653</text:p>
          </table:table-cell>
          <table:table-cell table:style-name="ce382" office:value-type="float" office:value="12" calcext:value-type="float">
            <text:p>12</text:p>
          </table:table-cell>
          <table:table-cell table:style-name="ce382" office:value-type="float" office:value="240" calcext:value-type="float">
            <text:p>240</text:p>
          </table:table-cell>
          <table:table-cell table:style-name="ce382" office:value-type="string" calcext:value-type="string">
            <text:p><text:span text:style-name="T9">4π</text:span>/3</text:p>
          </table:table-cell>
          <table:table-cell table:style-name="ce382" table:formula="of:=[.D14]*PI()/180" office:value-type="float" office:value="4.18879020478639" calcext:value-type="float">
            <text:p>4,18879020478639</text:p>
          </table:table-cell>
          <table:table-cell table:style-name="ce399" office:value-type="float" office:value="4" calcext:value-type="float">
            <text:p>4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A14];[.$A$3:.$A$19];0)" office:value-type="float" office:value="16" calcext:value-type="float">
            <text:p>16</text:p>
          </table:table-cell>
          <table:table-cell table:style-name="ce382" table:formula="of:=RANK([.B14];[.$B$3:.$B$19];0)" office:value-type="float" office:value="12" calcext:value-type="float">
            <text:p>12</text:p>
          </table:table-cell>
          <table:table-cell/>
          <table:table-cell table:style-name="ce382" table:formula="of:=[.L13]+0.01" office:value-type="float" office:value="-0.89" calcext:value-type="float">
            <text:p>-0,89</text:p>
          </table:table-cell>
          <table:table-cell table:style-name="ce382" table:formula="of:=SQRT(1-[.L14]^2)" office:value-type="float" office:value="0.45596052460712" calcext:value-type="float">
            <text:p>0,45596052460712</text:p>
          </table:table-cell>
          <table:table-cell table:style-name="ce382" table:formula="of:=-SQRT(1-[.L14]^2)" office:value-type="float" office:value="-0.45596052460712" calcext:value-type="float">
            <text:p>-0,45596052460712</text:p>
          </table:table-cell>
          <table:table-cell/>
          <table:table-cell table:style-name="ce382" table:formula="of:=RANDBETWEEN(1;1000000)" office:value-type="float" office:value="773958" calcext:value-type="float">
            <text:p>773958</text:p>
          </table:table-cell>
          <table:table-cell table:style-name="ce382" office:value-type="float" office:value="12" calcext:value-type="float">
            <text:p>12</text:p>
          </table:table-cell>
          <table:table-cell table:style-name="ce382" office:value-type="string" calcext:value-type="string">
            <text:p><text:span text:style-name="T9">4π</text:span>/3</text:p>
          </table:table-cell>
          <table:table-cell table:style-name="ce382" table:formula="of:=[.R31]" office:value-type="string" office:string-value="-2π/3" calcext:value-type="string">
            <text:p>-2π/3</text:p>
          </table:table-cell>
          <table:table-cell table:style-name="ce382" table:formula="of:=[.U14]*180/[.V14]" office:value-type="float" office:value="-120" calcext:value-type="float">
            <text:p>-120</text:p>
          </table:table-cell>
          <table:table-cell table:style-name="ce399" office:value-type="float" office:value="-2" calcext:value-type="float">
            <text:p>-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14];[.$P$3:.$P$35];0)" office:value-type="float" office:value="10" calcext:value-type="float">
            <text:p>10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736238" calcext:value-type="float">
            <text:p>736238</text:p>
          </table:table-cell>
          <table:table-cell table:style-name="ce382" table:formula="of:=RANDBETWEEN(1;1000000)" office:value-type="float" office:value="66786" calcext:value-type="float">
            <text:p>66786</text:p>
          </table:table-cell>
          <table:table-cell table:style-name="ce382" office:value-type="float" office:value="13" calcext:value-type="float">
            <text:p>13</text:p>
          </table:table-cell>
          <table:table-cell table:style-name="ce382" office:value-type="float" office:value="270" calcext:value-type="float">
            <text:p>270</text:p>
          </table:table-cell>
          <table:table-cell table:style-name="ce382" office:value-type="string" calcext:value-type="string">
            <text:p><text:span text:style-name="T9">3π</text:span>/2</text:p>
          </table:table-cell>
          <table:table-cell table:style-name="ce382" table:formula="of:=[.D15]*PI()/180" office:value-type="float" office:value="4.71238898038469" calcext:value-type="float">
            <text:p>4,71238898038469</text:p>
          </table:table-cell>
          <table:table-cell table:style-name="ce399" office:value-type="float" office:value="3" calcext:value-type="float">
            <text:p>3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A15];[.$A$3:.$A$19];0)" office:value-type="float" office:value="7" calcext:value-type="float">
            <text:p>7</text:p>
          </table:table-cell>
          <table:table-cell table:style-name="ce382" table:formula="of:=RANK([.B15];[.$B$3:.$B$19];0)" office:value-type="float" office:value="16" calcext:value-type="float">
            <text:p>16</text:p>
          </table:table-cell>
          <table:table-cell/>
          <table:table-cell table:style-name="ce382" table:formula="of:=[.L14]+0.01" office:value-type="float" office:value="-0.88" calcext:value-type="float">
            <text:p>-0,88</text:p>
          </table:table-cell>
          <table:table-cell table:style-name="ce382" table:formula="of:=SQRT(1-[.L15]^2)" office:value-type="float" office:value="0.474973683481517" calcext:value-type="float">
            <text:p>0,474973683481517</text:p>
          </table:table-cell>
          <table:table-cell table:style-name="ce382" table:formula="of:=-SQRT(1-[.L15]^2)" office:value-type="float" office:value="-0.474973683481517" calcext:value-type="float">
            <text:p>-0,474973683481517</text:p>
          </table:table-cell>
          <table:table-cell/>
          <table:table-cell table:style-name="ce382" table:formula="of:=RANDBETWEEN(1;1000000)" office:value-type="float" office:value="173825" calcext:value-type="float">
            <text:p>173825</text:p>
          </table:table-cell>
          <table:table-cell table:style-name="ce382" office:value-type="float" office:value="13" calcext:value-type="float">
            <text:p>13</text:p>
          </table:table-cell>
          <table:table-cell table:style-name="ce382" office:value-type="string" calcext:value-type="string">
            <text:p><text:span text:style-name="T9">3π</text:span>/2</text:p>
          </table:table-cell>
          <table:table-cell table:style-name="ce382" table:formula="of:=[.R32]" office:value-type="string" office:string-value="-π/2" calcext:value-type="string">
            <text:p>-π/2</text:p>
          </table:table-cell>
          <table:table-cell table:style-name="ce382" table:formula="of:=[.U15]*180/[.V15]" office:value-type="float" office:value="-90" calcext:value-type="float">
            <text:p>-9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P15];[.$P$3:.$P$35];0)" office:value-type="float" office:value="28" calcext:value-type="float">
            <text:p>28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855224" calcext:value-type="float">
            <text:p>855224</text:p>
          </table:table-cell>
          <table:table-cell table:style-name="ce382" table:formula="of:=RANDBETWEEN(1;1000000)" office:value-type="float" office:value="561093" calcext:value-type="float">
            <text:p>561093</text:p>
          </table:table-cell>
          <table:table-cell table:style-name="ce382" office:value-type="float" office:value="14" calcext:value-type="float">
            <text:p>14</text:p>
          </table:table-cell>
          <table:table-cell table:style-name="ce382" office:value-type="float" office:value="300" calcext:value-type="float">
            <text:p>300</text:p>
          </table:table-cell>
          <table:table-cell table:style-name="ce382" office:value-type="string" calcext:value-type="string">
            <text:p><text:span text:style-name="T9">5π</text:span>/3</text:p>
          </table:table-cell>
          <table:table-cell table:style-name="ce382" table:formula="of:=[.D16]*PI()/180" office:value-type="float" office:value="5.23598775598299" calcext:value-type="float">
            <text:p>5,23598775598299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A16];[.$A$3:.$A$19];0)" office:value-type="float" office:value="4" calcext:value-type="float">
            <text:p>4</text:p>
          </table:table-cell>
          <table:table-cell table:style-name="ce382" table:formula="of:=RANK([.B16];[.$B$3:.$B$19];0)" office:value-type="float" office:value="7" calcext:value-type="float">
            <text:p>7</text:p>
          </table:table-cell>
          <table:table-cell/>
          <table:table-cell table:style-name="ce382" table:formula="of:=[.L15]+0.01" office:value-type="float" office:value="-0.87" calcext:value-type="float">
            <text:p>-0,87</text:p>
          </table:table-cell>
          <table:table-cell table:style-name="ce382" table:formula="of:=SQRT(1-[.L16]^2)" office:value-type="float" office:value="0.493051721424842" calcext:value-type="float">
            <text:p>0,493051721424842</text:p>
          </table:table-cell>
          <table:table-cell table:style-name="ce382" table:formula="of:=-SQRT(1-[.L16]^2)" office:value-type="float" office:value="-0.493051721424842" calcext:value-type="float">
            <text:p>-0,493051721424842</text:p>
          </table:table-cell>
          <table:table-cell/>
          <table:table-cell table:style-name="ce382" table:formula="of:=RANDBETWEEN(1;1000000)" office:value-type="float" office:value="61824" calcext:value-type="float">
            <text:p>61824</text:p>
          </table:table-cell>
          <table:table-cell table:style-name="ce382" office:value-type="float" office:value="14" calcext:value-type="float">
            <text:p>14</text:p>
          </table:table-cell>
          <table:table-cell table:style-name="ce382" office:value-type="string" calcext:value-type="string">
            <text:p><text:span text:style-name="T9">5π</text:span>/3</text:p>
          </table:table-cell>
          <table:table-cell table:style-name="ce382" table:formula="of:=[.R33]" office:value-type="string" office:string-value="-π/3" calcext:value-type="string">
            <text:p>-π/3</text:p>
          </table:table-cell>
          <table:table-cell table:style-name="ce382" table:formula="of:=[.U16]*180/[.V16]" office:value-type="float" office:value="-60" calcext:value-type="float">
            <text:p>-6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16];[.$P$3:.$P$35];0)" office:value-type="float" office:value="31" calcext:value-type="float">
            <text:p>31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416960" calcext:value-type="float">
            <text:p>416960</text:p>
          </table:table-cell>
          <table:table-cell table:style-name="ce382" table:formula="of:=RANDBETWEEN(1;1000000)" office:value-type="float" office:value="357626" calcext:value-type="float">
            <text:p>357626</text:p>
          </table:table-cell>
          <table:table-cell table:style-name="ce382" office:value-type="float" office:value="15" calcext:value-type="float">
            <text:p>15</text:p>
          </table:table-cell>
          <table:table-cell table:style-name="ce382" office:value-type="float" office:value="315" calcext:value-type="float">
            <text:p>315</text:p>
          </table:table-cell>
          <table:table-cell table:style-name="ce382" office:value-type="string" calcext:value-type="string">
            <text:p><text:span text:style-name="T9">7π</text:span>/4</text:p>
          </table:table-cell>
          <table:table-cell table:style-name="ce382" table:formula="of:=[.D17]*PI()/180" office:value-type="float" office:value="5.49778714378214" calcext:value-type="float">
            <text:p>5,49778714378214</text:p>
          </table:table-cell>
          <table:table-cell table:style-name="ce399" office:value-type="float" office:value="7" calcext:value-type="float">
            <text:p>7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A17];[.$A$3:.$A$19];0)" office:value-type="float" office:value="14" calcext:value-type="float">
            <text:p>14</text:p>
          </table:table-cell>
          <table:table-cell table:style-name="ce382" table:formula="of:=RANK([.B17];[.$B$3:.$B$19];0)" office:value-type="float" office:value="9" calcext:value-type="float">
            <text:p>9</text:p>
          </table:table-cell>
          <table:table-cell/>
          <table:table-cell table:style-name="ce382" table:formula="of:=[.L16]+0.01" office:value-type="float" office:value="-0.86" calcext:value-type="float">
            <text:p>-0,86</text:p>
          </table:table-cell>
          <table:table-cell table:style-name="ce382" table:formula="of:=SQRT(1-[.L17]^2)" office:value-type="float" office:value="0.510294032886923" calcext:value-type="float">
            <text:p>0,510294032886923</text:p>
          </table:table-cell>
          <table:table-cell table:style-name="ce382" table:formula="of:=-SQRT(1-[.L17]^2)" office:value-type="float" office:value="-0.510294032886923" calcext:value-type="float">
            <text:p>-0,510294032886923</text:p>
          </table:table-cell>
          <table:table-cell/>
          <table:table-cell table:style-name="ce382" table:formula="of:=RANDBETWEEN(1;1000000)" office:value-type="float" office:value="133987" calcext:value-type="float">
            <text:p>133987</text:p>
          </table:table-cell>
          <table:table-cell table:style-name="ce382" office:value-type="float" office:value="15" calcext:value-type="float">
            <text:p>15</text:p>
          </table:table-cell>
          <table:table-cell table:style-name="ce382" office:value-type="string" calcext:value-type="string">
            <text:p><text:span text:style-name="T9">7π</text:span>/4</text:p>
          </table:table-cell>
          <table:table-cell table:style-name="ce382" table:formula="of:=[.R34]" office:value-type="string" office:string-value="-π/4" calcext:value-type="string">
            <text:p>-π/4</text:p>
          </table:table-cell>
          <table:table-cell table:style-name="ce382" table:formula="of:=[.U17]*180/[.V17]" office:value-type="float" office:value="-45" calcext:value-type="float">
            <text:p>-45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17];[.$P$3:.$P$35];0)" office:value-type="float" office:value="29" calcext:value-type="float">
            <text:p>29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999282" calcext:value-type="float">
            <text:p>999282</text:p>
          </table:table-cell>
          <table:table-cell table:style-name="ce382" table:formula="of:=RANDBETWEEN(1;1000000)" office:value-type="float" office:value="931420" calcext:value-type="float">
            <text:p>931420</text:p>
          </table:table-cell>
          <table:table-cell table:style-name="ce382" office:value-type="float" office:value="16" calcext:value-type="float">
            <text:p>16</text:p>
          </table:table-cell>
          <table:table-cell table:style-name="ce382" office:value-type="float" office:value="330" calcext:value-type="float">
            <text:p>330</text:p>
          </table:table-cell>
          <table:table-cell table:style-name="ce382" office:value-type="string" calcext:value-type="string">
            <text:p><text:span text:style-name="T9">11π</text:span>/6</text:p>
          </table:table-cell>
          <table:table-cell table:style-name="ce382" table:formula="of:=[.D18]*PI()/180" office:value-type="float" office:value="5.75958653158129" calcext:value-type="float">
            <text:p>5,75958653158129</text:p>
          </table:table-cell>
          <table:table-cell table:style-name="ce399" office:value-type="float" office:value="11" calcext:value-type="float">
            <text:p>1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A18];[.$A$3:.$A$19];0)" office:value-type="float" office:value="1" calcext:value-type="float">
            <text:p>1</text:p>
          </table:table-cell>
          <table:table-cell table:style-name="ce382" table:formula="of:=RANK([.B18];[.$B$3:.$B$19];0)" office:value-type="float" office:value="2" calcext:value-type="float">
            <text:p>2</text:p>
          </table:table-cell>
          <table:table-cell/>
          <table:table-cell table:style-name="ce382" table:formula="of:=[.L17]+0.01" office:value-type="float" office:value="-0.85" calcext:value-type="float">
            <text:p>-0,85</text:p>
          </table:table-cell>
          <table:table-cell table:style-name="ce382" table:formula="of:=SQRT(1-[.L18]^2)" office:value-type="float" office:value="0.526782687642637" calcext:value-type="float">
            <text:p>0,526782687642637</text:p>
          </table:table-cell>
          <table:table-cell table:style-name="ce382" table:formula="of:=-SQRT(1-[.L18]^2)" office:value-type="float" office:value="-0.526782687642637" calcext:value-type="float">
            <text:p>-0,526782687642637</text:p>
          </table:table-cell>
          <table:table-cell/>
          <table:table-cell table:style-name="ce382" table:formula="of:=RANDBETWEEN(1;1000000)" office:value-type="float" office:value="471047" calcext:value-type="float">
            <text:p>471047</text:p>
          </table:table-cell>
          <table:table-cell table:style-name="ce382" office:value-type="float" office:value="16" calcext:value-type="float">
            <text:p>16</text:p>
          </table:table-cell>
          <table:table-cell table:style-name="ce382" office:value-type="string" calcext:value-type="string">
            <text:p><text:span text:style-name="T9">11π</text:span>/6</text:p>
          </table:table-cell>
          <table:table-cell table:style-name="ce382" table:formula="of:=[.R35]" office:value-type="string" office:string-value="-π/6" calcext:value-type="string">
            <text:p>-π/6</text:p>
          </table:table-cell>
          <table:table-cell table:style-name="ce382" table:formula="of:=[.U18]*180/[.V18]" office:value-type="float" office:value="-30" calcext:value-type="float">
            <text:p>-3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18];[.$P$3:.$P$35];0)" office:value-type="float" office:value="20" calcext:value-type="float">
            <text:p>20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575035" calcext:value-type="float">
            <text:p>575035</text:p>
          </table:table-cell>
          <table:table-cell table:style-name="ce382" table:formula="of:=RANDBETWEEN(1;1000000)" office:value-type="float" office:value="260184" calcext:value-type="float">
            <text:p>260184</text:p>
          </table:table-cell>
          <table:table-cell table:style-name="ce382" office:value-type="float" office:value="17" calcext:value-type="float">
            <text:p>17</text:p>
          </table:table-cell>
          <table:table-cell table:style-name="ce382" office:value-type="float" office:value="360" calcext:value-type="float">
            <text:p>360</text:p>
          </table:table-cell>
          <table:table-cell table:style-name="ce382" office:value-type="string" calcext:value-type="string">
            <text:p>2π</text:p>
          </table:table-cell>
          <table:table-cell table:style-name="ce382" table:formula="of:=[.D19]*PI()/180" office:value-type="float" office:value="6.28318530717959" calcext:value-type="float">
            <text:p>6,28318530717959</text:p>
          </table:table-cell>
          <table:table-cell table:style-name="ce399" office:value-type="float" office:value="2" calcext:value-type="float">
            <text:p>2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A19];[.$A$3:.$A$19];0)" office:value-type="float" office:value="11" calcext:value-type="float">
            <text:p>11</text:p>
          </table:table-cell>
          <table:table-cell table:style-name="ce382" table:formula="of:=RANK([.B19];[.$B$3:.$B$19];0)" office:value-type="float" office:value="13" calcext:value-type="float">
            <text:p>13</text:p>
          </table:table-cell>
          <table:table-cell/>
          <table:table-cell table:style-name="ce382" table:formula="of:=[.L18]+0.01" office:value-type="float" office:value="-0.84" calcext:value-type="float">
            <text:p>-0,84</text:p>
          </table:table-cell>
          <table:table-cell table:style-name="ce382" table:formula="of:=SQRT(1-[.L19]^2)" office:value-type="float" office:value="0.542586398650022" calcext:value-type="float">
            <text:p>0,542586398650022</text:p>
          </table:table-cell>
          <table:table-cell table:style-name="ce382" table:formula="of:=-SQRT(1-[.L19]^2)" office:value-type="float" office:value="-0.542586398650022" calcext:value-type="float">
            <text:p>-0,542586398650022</text:p>
          </table:table-cell>
          <table:table-cell/>
          <table:table-cell table:style-name="ce382" table:formula="of:=RANDBETWEEN(1;1000000)" office:value-type="float" office:value="712320" calcext:value-type="float">
            <text:p>712320</text:p>
          </table:table-cell>
          <table:table-cell table:style-name="ce382" office:value-type="float" office:value="17" calcext:value-type="float">
            <text:p>17</text:p>
          </table:table-cell>
          <table:table-cell table:style-name="ce382" office:value-type="string" calcext:value-type="string">
            <text:p>2π</text:p>
          </table:table-cell>
          <table:table-cell table:style-name="ce382" office:value-type="float" office:value="0" calcext:value-type="float">
            <text:p>0</text:p>
          </table:table-cell>
          <table:table-cell table:style-name="ce382" table:formula="of:=[.U19]*180/[.V19]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19];[.$P$3:.$P$35];0)" office:value-type="float" office:value="12" calcext:value-type="float">
            <text:p>12</text:p>
          </table:table-cell>
          <table:table-cell table:number-columns-repeated="1001"/>
        </table:table-row>
        <table:table-row table:style-name="ro3">
          <table:table-cell table:style-name="ce383" table:number-columns-repeated="2"/>
          <table:table-cell table:number-columns-repeated="5"/>
          <table:table-cell table:style-name="ce383" table:number-columns-repeated="3"/>
          <table:table-cell/>
          <table:table-cell table:style-name="ce382" table:formula="of:=[.L19]+0.01" office:value-type="float" office:value="-0.83" calcext:value-type="float">
            <text:p>-0,83</text:p>
          </table:table-cell>
          <table:table-cell table:style-name="ce382" table:formula="of:=SQRT(1-[.L20]^2)" office:value-type="float" office:value="0.557763390695374" calcext:value-type="float">
            <text:p>0,557763390695374</text:p>
          </table:table-cell>
          <table:table-cell table:style-name="ce382" table:formula="of:=-SQRT(1-[.L20]^2)" office:value-type="float" office:value="-0.557763390695374" calcext:value-type="float">
            <text:p>-0,557763390695374</text:p>
          </table:table-cell>
          <table:table-cell/>
          <table:table-cell table:style-name="ce382" table:formula="of:=RANDBETWEEN(1;1000000)" office:value-type="float" office:value="634984" calcext:value-type="float">
            <text:p>634984</text:p>
          </table:table-cell>
          <table:table-cell table:style-name="ce382" office:value-type="float" office:value="18" calcext:value-type="float">
            <text:p>18</text:p>
          </table:table-cell>
          <table:table-cell table:style-name="ce382" office:value-type="string" calcext:value-type="string">
            <text:p>-2π</text:p>
          </table:table-cell>
          <table:table-cell table:style-name="ce382" office:value-type="float" office:value="0" calcext:value-type="float">
            <text:p>0</text:p>
          </table:table-cell>
          <table:table-cell table:style-name="ce382" table:formula="of:=[.U20]*180/[.V20]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20];[.$P$3:.$P$35];0)" office:value-type="float" office:value="14" calcext:value-type="float">
            <text:p>14</text:p>
          </table:table-cell>
          <table:table-cell table:number-columns-repeated="1001"/>
        </table:table-row>
        <table:table-row table:style-name="ro3">
          <table:table-cell table:style-name="ce384" office:value-type="string" calcext:value-type="string">
            <text:p>Angle <text:span text:style-name="T5">x</text:span><text:span text:style-name="T10"> (°)</text:span></text:p>
          </table:table-cell>
          <table:table-cell table:style-name="ce384" office:value-type="string" calcext:value-type="string">
            <text:p>cos(<text:span text:style-name="T5">x</text:span>)</text:p>
          </table:table-cell>
          <table:table-cell table:style-name="ce384" office:value-type="string" calcext:value-type="string">
            <text:p>sin(<text:span text:style-name="T5">x</text:span>)</text:p>
          </table:table-cell>
          <table:table-cell table:style-name="ce384" office:value-type="string" calcext:value-type="string">
            <text:p>tan(<text:span text:style-name="T5">x</text:span>)</text:p>
          </table:table-cell>
          <table:table-cell table:style-name="ce384" office:value-type="string" calcext:value-type="string">
            <text:p>cos(<text:span text:style-name="T5">x</text:span>)</text:p>
          </table:table-cell>
          <table:table-cell table:style-name="ce384" office:value-type="string" calcext:value-type="string">
            <text:p>sin(<text:span text:style-name="T5">x</text:span>)</text:p>
          </table:table-cell>
          <table:table-cell table:style-name="ce384" office:value-type="string" calcext:value-type="string">
            <text:p>tan(<text:span text:style-name="T5">x</text:span>)</text:p>
          </table:table-cell>
          <table:table-cell table:style-name="ce383" table:number-columns-repeated="3"/>
          <table:table-cell/>
          <table:table-cell table:style-name="ce382" table:formula="of:=[.L20]+0.01" office:value-type="float" office:value="-0.82" calcext:value-type="float">
            <text:p>-0,82</text:p>
          </table:table-cell>
          <table:table-cell table:style-name="ce382" table:formula="of:=SQRT(1-[.L21]^2)" office:value-type="float" office:value="0.572363520850168" calcext:value-type="float">
            <text:p>0,572363520850168</text:p>
          </table:table-cell>
          <table:table-cell table:style-name="ce382" table:formula="of:=-SQRT(1-[.L21]^2)" office:value-type="float" office:value="-0.572363520850168" calcext:value-type="float">
            <text:p>-0,572363520850168</text:p>
          </table:table-cell>
          <table:table-cell/>
          <table:table-cell table:style-name="ce382" table:formula="of:=RANDBETWEEN(1;1000000)" office:value-type="float" office:value="947988" calcext:value-type="float">
            <text:p>947988</text:p>
          </table:table-cell>
          <table:table-cell table:style-name="ce382" office:value-type="float" office:value="19" calcext:value-type="float">
            <text:p>19</text:p>
          </table:table-cell>
          <table:table-cell table:style-name="ce382" office:value-type="string" calcext:value-type="string">
            <text:p>-11π/6</text:p>
          </table:table-cell>
          <table:table-cell table:style-name="ce382" table:formula="of:=[.R4]" office:value-type="string" office:string-value="π/6" calcext:value-type="string">
            <text:p>π/6</text:p>
          </table:table-cell>
          <table:table-cell table:style-name="ce382" table:formula="of:=[.U21]*180/[.V21]" office:value-type="float" office:value="30" calcext:value-type="float">
            <text:p>3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21];[.$P$3:.$P$35];0)" office:value-type="float" office:value="3" calcext:value-type="float">
            <text:p>3</text:p>
          </table:table-cell>
          <table:table-cell table:number-columns-repeated="1001"/>
        </table:table-row>
        <table:table-row table:style-name="ro3">
          <table:table-cell table:style-name="ce386" table:formula="of:=INDEX([.$C$70:.$C$86];[.J70])" office:value-type="float" office:value="30" calcext:value-type="float">
            <text:p>30</text:p>
          </table:table-cell>
          <table:table-cell table:style-name="ce469" table:formula="of:=INDEX([.$D$70:.$D$86];[.J70])" office:value-type="string" office:string-value="√3/2" calcext:value-type="string">
            <text:p>√3/2</text:p>
          </table:table-cell>
          <table:table-cell table:style-name="ce469" table:formula="of:=INDEX([.$E$70:.$E$86];[.J70])" office:value-type="string" office:string-value="1/2" calcext:value-type="string">
            <text:p>1/2</text:p>
          </table:table-cell>
          <table:table-cell table:style-name="ce469" table:formula="of:=INDEX([.$F$70:.$F$86];[.J70])" office:value-type="string" office:string-value="√3/3" calcext:value-type="string">
            <text:p>√3/3</text:p>
          </table:table-cell>
          <table:table-cell table:style-name="ce421" table:formula="of:=INDEX([.$G$70:.$G$86];[.J70])" office:value-type="float" office:value="0.866025403784439" calcext:value-type="float">
            <text:p>0,866</text:p>
          </table:table-cell>
          <table:table-cell table:style-name="ce421" table:formula="of:=INDEX([.$H$70:.$H$86];[.J70])" office:value-type="float" office:value="0.5" calcext:value-type="float">
            <text:p>0,500</text:p>
          </table:table-cell>
          <table:table-cell table:style-name="ce421" table:formula="of:=INDEX([.$I$70:.$I$86];[.J70])" office:value-type="float" office:value="0.577350269189626" calcext:value-type="float">
            <text:p>0,577</text:p>
          </table:table-cell>
          <table:table-cell table:style-name="ce383" table:number-columns-repeated="3"/>
          <table:table-cell/>
          <table:table-cell table:style-name="ce382" table:formula="of:=[.L21]+0.01" office:value-type="float" office:value="-0.81" calcext:value-type="float">
            <text:p>-0,81</text:p>
          </table:table-cell>
          <table:table-cell table:style-name="ce382" table:formula="of:=SQRT(1-[.L22]^2)" office:value-type="float" office:value="0.58642987645583" calcext:value-type="float">
            <text:p>0,58642987645583</text:p>
          </table:table-cell>
          <table:table-cell table:style-name="ce382" table:formula="of:=-SQRT(1-[.L22]^2)" office:value-type="float" office:value="-0.58642987645583" calcext:value-type="float">
            <text:p>-0,58642987645583</text:p>
          </table:table-cell>
          <table:table-cell/>
          <table:table-cell table:style-name="ce382" table:formula="of:=RANDBETWEEN(1;1000000)" office:value-type="float" office:value="801666" calcext:value-type="float">
            <text:p>801666</text:p>
          </table:table-cell>
          <table:table-cell table:style-name="ce382" office:value-type="float" office:value="20" calcext:value-type="float">
            <text:p>20</text:p>
          </table:table-cell>
          <table:table-cell table:style-name="ce382" office:value-type="string" calcext:value-type="string">
            <text:p>-7π/4</text:p>
          </table:table-cell>
          <table:table-cell table:style-name="ce382" table:formula="of:=[.R5]" office:value-type="string" office:string-value="π/4" calcext:value-type="string">
            <text:p>π/4</text:p>
          </table:table-cell>
          <table:table-cell table:style-name="ce382" table:formula="of:=[.U22]*180/[.V22]" office:value-type="float" office:value="45" calcext:value-type="float">
            <text:p>45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22];[.$P$3:.$P$35];0)" office:value-type="float" office:value="9" calcext:value-type="float">
            <text:p>9</text:p>
          </table:table-cell>
          <table:table-cell table:number-columns-repeated="1001"/>
        </table:table-row>
        <table:table-row table:style-name="ro3">
          <table:table-cell table:style-name="ce387" table:formula="of:=INDEX([.$C$70:.$C$86];[.J71])" office:value-type="float" office:value="270" calcext:value-type="float">
            <text:p>270</text:p>
          </table:table-cell>
          <table:table-cell table:style-name="ce470" table:formula="of:=INDEX([.$D$70:.$D$86];[.J71])" office:value-type="float" office:value="0" calcext:value-type="float">
            <text:p>0 <text:s text:c="3"/></text:p>
          </table:table-cell>
          <table:table-cell table:style-name="ce470" table:formula="of:=INDEX([.$E$70:.$E$86];[.J71])" office:value-type="float" office:value="-1" calcext:value-type="float">
            <text:p>-1 <text:s text:c="3"/></text:p>
          </table:table-cell>
          <table:table-cell table:style-name="ce470" table:formula="of:=INDEX([.$F$70:.$F$86];[.J71])" office:value-type="string" office:string-value="Impossible" calcext:value-type="string">
            <text:p>Impossible</text:p>
          </table:table-cell>
          <table:table-cell table:style-name="ce422" table:formula="of:=INDEX([.$G$70:.$G$86];[.J71])" office:value-type="float" office:value="0" calcext:value-type="float">
            <text:p>0,000</text:p>
          </table:table-cell>
          <table:table-cell table:style-name="ce422" table:formula="of:=INDEX([.$H$70:.$H$86];[.J71])" office:value-type="float" office:value="-1" calcext:value-type="float">
            <text:p>-1,000</text:p>
          </table:table-cell>
          <table:table-cell table:style-name="ce422" table:formula="of:=INDEX([.$I$70:.$I$86];[.J71])" office:value-type="string" office:string-value="Impossible" calcext:value-type="string">
            <text:p>Impossible</text:p>
          </table:table-cell>
          <table:table-cell table:style-name="ce383" table:number-columns-repeated="3"/>
          <table:table-cell/>
          <table:table-cell table:style-name="ce382" table:formula="of:=[.L22]+0.01" office:value-type="float" office:value="-0.8" calcext:value-type="float">
            <text:p>-0,8</text:p>
          </table:table-cell>
          <table:table-cell table:style-name="ce382" table:formula="of:=SQRT(1-[.L23]^2)" office:value-type="float" office:value="0.6" calcext:value-type="float">
            <text:p>0,6</text:p>
          </table:table-cell>
          <table:table-cell table:style-name="ce382" table:formula="of:=-SQRT(1-[.L23]^2)" office:value-type="float" office:value="-0.6" calcext:value-type="float">
            <text:p>-0,6</text:p>
          </table:table-cell>
          <table:table-cell/>
          <table:table-cell table:style-name="ce382" table:formula="of:=RANDBETWEEN(1;1000000)" office:value-type="float" office:value="227988" calcext:value-type="float">
            <text:p>227988</text:p>
          </table:table-cell>
          <table:table-cell table:style-name="ce382" office:value-type="float" office:value="21" calcext:value-type="float">
            <text:p>21</text:p>
          </table:table-cell>
          <table:table-cell table:style-name="ce382" office:value-type="string" calcext:value-type="string">
            <text:p>-5π/3</text:p>
          </table:table-cell>
          <table:table-cell table:style-name="ce382" table:formula="of:=[.R6]" office:value-type="string" office:string-value="π/3" calcext:value-type="string">
            <text:p>π/3</text:p>
          </table:table-cell>
          <table:table-cell table:style-name="ce382" table:formula="of:=[.U23]*180/[.V23]" office:value-type="float" office:value="60" calcext:value-type="float">
            <text:p>6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23];[.$P$3:.$P$35];0)" office:value-type="float" office:value="26" calcext:value-type="float">
            <text:p>26</text:p>
          </table:table-cell>
          <table:table-cell table:number-columns-repeated="1001"/>
        </table:table-row>
        <table:table-row table:style-name="ro3">
          <table:table-cell table:style-name="ce388" table:formula="of:=INDEX([.$C$70:.$C$86];[.J72])" office:value-type="float" office:value="180" calcext:value-type="float">
            <text:p>180</text:p>
          </table:table-cell>
          <table:table-cell table:style-name="ce471" table:formula="of:=INDEX([.$D$70:.$D$86];[.J72])" office:value-type="float" office:value="-1" calcext:value-type="float">
            <text:p>-1 <text:s text:c="3"/></text:p>
          </table:table-cell>
          <table:table-cell table:style-name="ce471" table:formula="of:=INDEX([.$E$70:.$E$86];[.J72])" office:value-type="float" office:value="0" calcext:value-type="float">
            <text:p>0 <text:s text:c="3"/></text:p>
          </table:table-cell>
          <table:table-cell table:style-name="ce471" table:formula="of:=INDEX([.$F$70:.$F$86];[.J72])" office:value-type="float" office:value="0" calcext:value-type="float">
            <text:p>0 <text:s text:c="3"/></text:p>
          </table:table-cell>
          <table:table-cell table:style-name="ce423" table:formula="of:=INDEX([.$G$70:.$G$86];[.J72])" office:value-type="float" office:value="-1" calcext:value-type="float">
            <text:p>-1,000</text:p>
          </table:table-cell>
          <table:table-cell table:style-name="ce423" table:formula="of:=INDEX([.$H$70:.$H$86];[.J72])" office:value-type="float" office:value="0" calcext:value-type="float">
            <text:p>0,000</text:p>
          </table:table-cell>
          <table:table-cell table:style-name="ce423" table:formula="of:=INDEX([.$I$70:.$I$86];[.J72])" office:value-type="float" office:value="0" calcext:value-type="float">
            <text:p>0,000</text:p>
          </table:table-cell>
          <table:table-cell table:style-name="ce383" table:number-columns-repeated="3"/>
          <table:table-cell/>
          <table:table-cell table:style-name="ce382" table:formula="of:=[.L23]+0.01" office:value-type="float" office:value="-0.79" calcext:value-type="float">
            <text:p>-0,79</text:p>
          </table:table-cell>
          <table:table-cell table:style-name="ce382" table:formula="of:=SQRT(1-[.L24]^2)" office:value-type="float" office:value="0.613106842238774" calcext:value-type="float">
            <text:p>0,613106842238774</text:p>
          </table:table-cell>
          <table:table-cell table:style-name="ce382" table:formula="of:=-SQRT(1-[.L24]^2)" office:value-type="float" office:value="-0.613106842238774" calcext:value-type="float">
            <text:p>-0,613106842238774</text:p>
          </table:table-cell>
          <table:table-cell/>
          <table:table-cell table:style-name="ce382" table:formula="of:=RANDBETWEEN(1;1000000)" office:value-type="float" office:value="659009" calcext:value-type="float">
            <text:p>659009</text:p>
          </table:table-cell>
          <table:table-cell table:style-name="ce382" office:value-type="float" office:value="22" calcext:value-type="float">
            <text:p>22</text:p>
          </table:table-cell>
          <table:table-cell table:style-name="ce382" office:value-type="string" calcext:value-type="string">
            <text:p>-3π/2</text:p>
          </table:table-cell>
          <table:table-cell table:style-name="ce382" table:formula="of:=[.R7]" office:value-type="string" office:string-value="π/2" calcext:value-type="string">
            <text:p>π/2</text:p>
          </table:table-cell>
          <table:table-cell table:style-name="ce382" table:formula="of:=[.U24]*180/[.V24]" office:value-type="float" office:value="90" calcext:value-type="float">
            <text:p>9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P24];[.$P$3:.$P$35];0)" office:value-type="float" office:value="13" calcext:value-type="float">
            <text:p>13</text:p>
          </table:table-cell>
          <table:table-cell table:number-columns-repeated="1001"/>
        </table:table-row>
        <table:table-row table:style-name="ro3">
          <table:table-cell table:style-name="ce389" table:formula="of:=INDEX([.$C$70:.$C$86];[.J73])" office:value-type="float" office:value="135" calcext:value-type="float">
            <text:p>135</text:p>
          </table:table-cell>
          <table:table-cell table:style-name="ce472" table:formula="of:=INDEX([.$D$70:.$D$86];[.J73])" office:value-type="string" office:string-value="-√2/2" calcext:value-type="string">
            <text:p>-√2/2</text:p>
          </table:table-cell>
          <table:table-cell table:style-name="ce472" table:formula="of:=INDEX([.$E$70:.$E$86];[.J73])" office:value-type="string" office:string-value="√2/2" calcext:value-type="string">
            <text:p>√2/2</text:p>
          </table:table-cell>
          <table:table-cell table:style-name="ce472" table:formula="of:=INDEX([.$F$70:.$F$86];[.J73])" office:value-type="float" office:value="-1" calcext:value-type="float">
            <text:p>-1 <text:s text:c="3"/></text:p>
          </table:table-cell>
          <table:table-cell table:style-name="ce424" table:formula="of:=INDEX([.$G$70:.$G$86];[.J73])" office:value-type="float" office:value="-0.707106781186548" calcext:value-type="float">
            <text:p>-0,707</text:p>
          </table:table-cell>
          <table:table-cell table:style-name="ce424" table:formula="of:=INDEX([.$H$70:.$H$86];[.J73])" office:value-type="float" office:value="0.707106781186548" calcext:value-type="float">
            <text:p>0,707</text:p>
          </table:table-cell>
          <table:table-cell table:style-name="ce424" table:formula="of:=INDEX([.$I$70:.$I$86];[.J73])" office:value-type="float" office:value="-1" calcext:value-type="float">
            <text:p>-1,000</text:p>
          </table:table-cell>
          <table:table-cell table:style-name="ce383" table:number-columns-repeated="3"/>
          <table:table-cell/>
          <table:table-cell table:style-name="ce382" table:formula="of:=[.L24]+0.01" office:value-type="float" office:value="-0.78" calcext:value-type="float">
            <text:p>-0,78</text:p>
          </table:table-cell>
          <table:table-cell table:style-name="ce382" table:formula="of:=SQRT(1-[.L25]^2)" office:value-type="float" office:value="0.625779513886481" calcext:value-type="float">
            <text:p>0,625779513886481</text:p>
          </table:table-cell>
          <table:table-cell table:style-name="ce382" table:formula="of:=-SQRT(1-[.L25]^2)" office:value-type="float" office:value="-0.625779513886481" calcext:value-type="float">
            <text:p>-0,625779513886481</text:p>
          </table:table-cell>
          <table:table-cell/>
          <table:table-cell table:style-name="ce382" table:formula="of:=RANDBETWEEN(1;1000000)" office:value-type="float" office:value="477855" calcext:value-type="float">
            <text:p>477855</text:p>
          </table:table-cell>
          <table:table-cell table:style-name="ce382" office:value-type="float" office:value="23" calcext:value-type="float">
            <text:p>23</text:p>
          </table:table-cell>
          <table:table-cell table:style-name="ce382" office:value-type="string" calcext:value-type="string">
            <text:p>-4π/3</text:p>
          </table:table-cell>
          <table:table-cell table:style-name="ce382" table:formula="of:=[.R8]" office:value-type="string" office:string-value="2π/3" calcext:value-type="string">
            <text:p>2π/3</text:p>
          </table:table-cell>
          <table:table-cell table:style-name="ce382" table:formula="of:=[.U25]*180/[.V25]" office:value-type="float" office:value="120" calcext:value-type="float">
            <text:p>120</text:p>
          </table:table-cell>
          <table:table-cell table:style-name="ce399" office:value-type="float" office:value="2" calcext:value-type="float">
            <text:p>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25];[.$P$3:.$P$35];0)" office:value-type="float" office:value="19" calcext:value-type="float">
            <text:p>19</text:p>
          </table:table-cell>
          <table:table-cell table:number-columns-repeated="1001"/>
        </table:table-row>
        <table:table-row table:style-name="ro3">
          <table:table-cell table:style-name="ce390" table:formula="of:=INDEX([.$C$70:.$C$86];[.J74])" office:value-type="float" office:value="225" calcext:value-type="float">
            <text:p>225</text:p>
          </table:table-cell>
          <table:table-cell table:style-name="ce473" table:formula="of:=INDEX([.$D$70:.$D$86];[.J74])" office:value-type="string" office:string-value="-√2/2" calcext:value-type="string">
            <text:p>-√2/2</text:p>
          </table:table-cell>
          <table:table-cell table:style-name="ce473" table:formula="of:=INDEX([.$E$70:.$E$86];[.J74])" office:value-type="string" office:string-value="-√2/2" calcext:value-type="string">
            <text:p>-√2/2</text:p>
          </table:table-cell>
          <table:table-cell table:style-name="ce473" table:formula="of:=INDEX([.$F$70:.$F$86];[.J74])" office:value-type="float" office:value="1" calcext:value-type="float">
            <text:p>1 <text:s text:c="3"/></text:p>
          </table:table-cell>
          <table:table-cell table:style-name="ce425" table:formula="of:=INDEX([.$G$70:.$G$86];[.J74])" office:value-type="float" office:value="-0.707106781186548" calcext:value-type="float">
            <text:p>-0,707</text:p>
          </table:table-cell>
          <table:table-cell table:style-name="ce425" table:formula="of:=INDEX([.$H$70:.$H$86];[.J74])" office:value-type="float" office:value="-0.707106781186548" calcext:value-type="float">
            <text:p>-0,707</text:p>
          </table:table-cell>
          <table:table-cell table:style-name="ce425" table:formula="of:=INDEX([.$I$70:.$I$86];[.J74])" office:value-type="float" office:value="1" calcext:value-type="float">
            <text:p>1,000</text:p>
          </table:table-cell>
          <table:table-cell table:style-name="ce383" table:number-columns-repeated="3"/>
          <table:table-cell/>
          <table:table-cell table:style-name="ce382" table:formula="of:=[.L25]+0.01" office:value-type="float" office:value="-0.77" calcext:value-type="float">
            <text:p>-0,77</text:p>
          </table:table-cell>
          <table:table-cell table:style-name="ce382" table:formula="of:=SQRT(1-[.L26]^2)" office:value-type="float" office:value="0.638043885637971" calcext:value-type="float">
            <text:p>0,638043885637971</text:p>
          </table:table-cell>
          <table:table-cell table:style-name="ce382" table:formula="of:=-SQRT(1-[.L26]^2)" office:value-type="float" office:value="-0.638043885637971" calcext:value-type="float">
            <text:p>-0,638043885637971</text:p>
          </table:table-cell>
          <table:table-cell/>
          <table:table-cell table:style-name="ce382" table:formula="of:=RANDBETWEEN(1;1000000)" office:value-type="float" office:value="180267" calcext:value-type="float">
            <text:p>180267</text:p>
          </table:table-cell>
          <table:table-cell table:style-name="ce382" office:value-type="float" office:value="24" calcext:value-type="float">
            <text:p>24</text:p>
          </table:table-cell>
          <table:table-cell table:style-name="ce382" office:value-type="string" calcext:value-type="string">
            <text:p>-5π/4</text:p>
          </table:table-cell>
          <table:table-cell table:style-name="ce382" table:formula="of:=[.R9]" office:value-type="string" office:string-value="3π/4" calcext:value-type="string">
            <text:p>3π/4</text:p>
          </table:table-cell>
          <table:table-cell table:style-name="ce382" table:formula="of:=[.U26]*180/[.V26]" office:value-type="float" office:value="135" calcext:value-type="float">
            <text:p>135</text:p>
          </table:table-cell>
          <table:table-cell table:style-name="ce399" office:value-type="float" office:value="3" calcext:value-type="float">
            <text:p>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26];[.$P$3:.$P$35];0)" office:value-type="float" office:value="27" calcext:value-type="float">
            <text:p>27</text:p>
          </table:table-cell>
          <table:table-cell table:number-columns-repeated="1001"/>
        </table:table-row>
        <table:table-row table:style-name="ro3">
          <table:table-cell table:style-name="ce381" table:formula="of:=INDEX([.$C$70:.$C$86];[.J75])" office:value-type="float" office:value="90" calcext:value-type="float">
            <text:p>90</text:p>
          </table:table-cell>
          <table:table-cell table:style-name="ce474" table:formula="of:=INDEX([.$D$70:.$D$86];[.J75])" office:value-type="float" office:value="0" calcext:value-type="float">
            <text:p>0 <text:s text:c="3"/></text:p>
          </table:table-cell>
          <table:table-cell table:style-name="ce474" table:formula="of:=INDEX([.$E$70:.$E$86];[.J75])" office:value-type="float" office:value="1" calcext:value-type="float">
            <text:p>1 <text:s text:c="3"/></text:p>
          </table:table-cell>
          <table:table-cell table:style-name="ce474" table:formula="of:=INDEX([.$F$70:.$F$86];[.J75])" office:value-type="string" office:string-value="Impossible" calcext:value-type="string">
            <text:p>Impossible</text:p>
          </table:table-cell>
          <table:table-cell table:style-name="ce426" table:formula="of:=INDEX([.$G$70:.$G$86];[.J75])" office:value-type="float" office:value="0" calcext:value-type="float">
            <text:p>0,000</text:p>
          </table:table-cell>
          <table:table-cell table:style-name="ce426" table:formula="of:=INDEX([.$H$70:.$H$86];[.J75])" office:value-type="float" office:value="1" calcext:value-type="float">
            <text:p>1,000</text:p>
          </table:table-cell>
          <table:table-cell table:style-name="ce426" table:formula="of:=INDEX([.$I$70:.$I$86];[.J75])" office:value-type="string" office:string-value="Impossible" calcext:value-type="string">
            <text:p>Impossible</text:p>
          </table:table-cell>
          <table:table-cell table:style-name="ce383" table:number-columns-repeated="3"/>
          <table:table-cell/>
          <table:table-cell table:style-name="ce382" table:formula="of:=[.L26]+0.01" office:value-type="float" office:value="-0.76" calcext:value-type="float">
            <text:p>-0,76</text:p>
          </table:table-cell>
          <table:table-cell table:style-name="ce382" table:formula="of:=SQRT(1-[.L27]^2)" office:value-type="float" office:value="0.649923072370877" calcext:value-type="float">
            <text:p>0,649923072370877</text:p>
          </table:table-cell>
          <table:table-cell table:style-name="ce382" table:formula="of:=-SQRT(1-[.L27]^2)" office:value-type="float" office:value="-0.649923072370877" calcext:value-type="float">
            <text:p>-0,649923072370877</text:p>
          </table:table-cell>
          <table:table-cell/>
          <table:table-cell table:style-name="ce382" table:formula="of:=RANDBETWEEN(1;1000000)" office:value-type="float" office:value="33383" calcext:value-type="float">
            <text:p>33383</text:p>
          </table:table-cell>
          <table:table-cell table:style-name="ce382" office:value-type="float" office:value="25" calcext:value-type="float">
            <text:p>25</text:p>
          </table:table-cell>
          <table:table-cell table:style-name="ce382" office:value-type="string" calcext:value-type="string">
            <text:p>-7π/6</text:p>
          </table:table-cell>
          <table:table-cell table:style-name="ce382" table:formula="of:=[.R10]" office:value-type="string" office:string-value="5π/6" calcext:value-type="string">
            <text:p>5π/6</text:p>
          </table:table-cell>
          <table:table-cell table:style-name="ce382" table:formula="of:=[.U27]*180/[.V27]" office:value-type="float" office:value="150" calcext:value-type="float">
            <text:p>150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27];[.$P$3:.$P$35];0)" office:value-type="float" office:value="32" calcext:value-type="float">
            <text:p>32</text:p>
          </table:table-cell>
          <table:table-cell table:number-columns-repeated="1001"/>
        </table:table-row>
        <table:table-row table:style-name="ro3">
          <table:table-cell table:style-name="ce391" table:formula="of:=INDEX([.$C$70:.$C$86];[.J76])" office:value-type="float" office:value="330" calcext:value-type="float">
            <text:p>330</text:p>
          </table:table-cell>
          <table:table-cell table:style-name="ce475" table:formula="of:=INDEX([.$D$70:.$D$86];[.J76])" office:value-type="string" office:string-value="√3/2" calcext:value-type="string">
            <text:p>√3/2</text:p>
          </table:table-cell>
          <table:table-cell table:style-name="ce475" table:formula="of:=INDEX([.$E$70:.$E$86];[.J76])" office:value-type="string" office:string-value="-1/2" calcext:value-type="string">
            <text:p>-1/2</text:p>
          </table:table-cell>
          <table:table-cell table:style-name="ce475" table:formula="of:=INDEX([.$F$70:.$F$86];[.J76])" office:value-type="string" office:string-value="-√3/3" calcext:value-type="string">
            <text:p>-√3/3</text:p>
          </table:table-cell>
          <table:table-cell table:style-name="ce427" table:formula="of:=INDEX([.$G$70:.$G$86];[.J76])" office:value-type="float" office:value="0.866025403784439" calcext:value-type="float">
            <text:p>0,866</text:p>
          </table:table-cell>
          <table:table-cell table:style-name="ce427" table:formula="of:=INDEX([.$H$70:.$H$86];[.J76])" office:value-type="float" office:value="-0.5" calcext:value-type="float">
            <text:p>-0,500</text:p>
          </table:table-cell>
          <table:table-cell table:style-name="ce427" table:formula="of:=INDEX([.$I$70:.$I$86];[.J76])" office:value-type="float" office:value="-0.577350269189626" calcext:value-type="float">
            <text:p>-0,577</text:p>
          </table:table-cell>
          <table:table-cell table:style-name="ce383" table:number-columns-repeated="3"/>
          <table:table-cell/>
          <table:table-cell table:style-name="ce382" table:formula="of:=[.L27]+0.01" office:value-type="float" office:value="-0.75" calcext:value-type="float">
            <text:p>-0,75</text:p>
          </table:table-cell>
          <table:table-cell table:style-name="ce382" table:formula="of:=SQRT(1-[.L28]^2)" office:value-type="float" office:value="0.661437827766148" calcext:value-type="float">
            <text:p>0,661437827766148</text:p>
          </table:table-cell>
          <table:table-cell table:style-name="ce382" table:formula="of:=-SQRT(1-[.L28]^2)" office:value-type="float" office:value="-0.661437827766148" calcext:value-type="float">
            <text:p>-0,661437827766148</text:p>
          </table:table-cell>
          <table:table-cell/>
          <table:table-cell table:style-name="ce382" table:formula="of:=RANDBETWEEN(1;1000000)" office:value-type="float" office:value="818627" calcext:value-type="float">
            <text:p>818627</text:p>
          </table:table-cell>
          <table:table-cell table:style-name="ce382" office:value-type="float" office:value="26" calcext:value-type="float">
            <text:p>26</text:p>
          </table:table-cell>
          <table:table-cell table:style-name="ce382" office:value-type="string" calcext:value-type="string">
            <text:p>-π</text:p>
          </table:table-cell>
          <table:table-cell table:style-name="ce382" office:value-type="string" calcext:value-type="string">
            <text:p>π</text:p>
          </table:table-cell>
          <table:table-cell table:style-name="ce382" table:formula="of:=[.U28]*180/[.V28]" office:value-type="float" office:value="180" calcext:value-type="float">
            <text:p>18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28];[.$P$3:.$P$35];0)" office:value-type="float" office:value="8" calcext:value-type="float">
            <text:p>8</text:p>
          </table:table-cell>
          <table:table-cell table:number-columns-repeated="1001"/>
        </table:table-row>
        <table:table-row table:style-name="ro3">
          <table:table-cell table:style-name="ce392" table:formula="of:=INDEX([.$C$70:.$C$86];[.J77])" office:value-type="float" office:value="120" calcext:value-type="float">
            <text:p>120</text:p>
          </table:table-cell>
          <table:table-cell table:style-name="ce476" table:formula="of:=INDEX([.$D$70:.$D$86];[.J77])" office:value-type="string" office:string-value="-1/2" calcext:value-type="string">
            <text:p>-1/2</text:p>
          </table:table-cell>
          <table:table-cell table:style-name="ce476" table:formula="of:=INDEX([.$E$70:.$E$86];[.J77])" office:value-type="string" office:string-value="√3/2" calcext:value-type="string">
            <text:p>√3/2</text:p>
          </table:table-cell>
          <table:table-cell table:style-name="ce476" table:formula="of:=INDEX([.$F$70:.$F$86];[.J77])" office:value-type="string" office:string-value="-√3" calcext:value-type="string">
            <text:p>-√3</text:p>
          </table:table-cell>
          <table:table-cell table:style-name="ce428" table:formula="of:=INDEX([.$G$70:.$G$86];[.J77])" office:value-type="float" office:value="-0.5" calcext:value-type="float">
            <text:p>-0,500</text:p>
          </table:table-cell>
          <table:table-cell table:style-name="ce428" table:formula="of:=INDEX([.$H$70:.$H$86];[.J77])" office:value-type="float" office:value="0.866025403784439" calcext:value-type="float">
            <text:p>0,866</text:p>
          </table:table-cell>
          <table:table-cell table:style-name="ce428" table:formula="of:=INDEX([.$I$70:.$I$86];[.J77])" office:value-type="float" office:value="-1.73205080756888" calcext:value-type="float">
            <text:p>-1,732</text:p>
          </table:table-cell>
          <table:table-cell table:style-name="ce383" table:number-columns-repeated="3"/>
          <table:table-cell/>
          <table:table-cell table:style-name="ce382" table:formula="of:=[.L28]+0.01" office:value-type="float" office:value="-0.74" calcext:value-type="float">
            <text:p>-0,74</text:p>
          </table:table-cell>
          <table:table-cell table:style-name="ce382" table:formula="of:=SQRT(1-[.L29]^2)" office:value-type="float" office:value="0.67260686883201" calcext:value-type="float">
            <text:p>0,67260686883201</text:p>
          </table:table-cell>
          <table:table-cell table:style-name="ce382" table:formula="of:=-SQRT(1-[.L29]^2)" office:value-type="float" office:value="-0.67260686883201" calcext:value-type="float">
            <text:p>-0,67260686883201</text:p>
          </table:table-cell>
          <table:table-cell/>
          <table:table-cell table:style-name="ce382" table:formula="of:=RANDBETWEEN(1;1000000)" office:value-type="float" office:value="261741" calcext:value-type="float">
            <text:p>261741</text:p>
          </table:table-cell>
          <table:table-cell table:style-name="ce382" office:value-type="float" office:value="27" calcext:value-type="float">
            <text:p>27</text:p>
          </table:table-cell>
          <table:table-cell table:style-name="ce382" office:value-type="string" calcext:value-type="string">
            <text:p>-5π/6</text:p>
          </table:table-cell>
          <table:table-cell table:style-name="ce382" table:formula="of:=[.R29]" office:value-type="string" office:string-value="-5π/6" calcext:value-type="string">
            <text:p>-5π/6</text:p>
          </table:table-cell>
          <table:table-cell table:style-name="ce382" table:formula="of:=[.U29]*180/[.V29]" office:value-type="float" office:value="-150" calcext:value-type="float">
            <text:p>-150</text:p>
          </table:table-cell>
          <table:table-cell table:style-name="ce399" office:value-type="float" office:value="-5" calcext:value-type="float">
            <text:p>-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29];[.$P$3:.$P$35];0)" office:value-type="float" office:value="25" calcext:value-type="float">
            <text:p>25</text:p>
          </table:table-cell>
          <table:table-cell table:number-columns-repeated="1001"/>
        </table:table-row>
        <table:table-row table:style-name="ro3">
          <table:table-cell table:style-name="ce393" table:formula="of:=INDEX([.$C$70:.$C$86];[.J78])" office:value-type="float" office:value="150" calcext:value-type="float">
            <text:p>150</text:p>
          </table:table-cell>
          <table:table-cell table:style-name="ce477" table:formula="of:=INDEX([.$D$70:.$D$86];[.J78])" office:value-type="string" office:string-value="-√3/2" calcext:value-type="string">
            <text:p>-√3/2</text:p>
          </table:table-cell>
          <table:table-cell table:style-name="ce477" table:formula="of:=INDEX([.$E$70:.$E$86];[.J78])" office:value-type="string" office:string-value="1/2" calcext:value-type="string">
            <text:p>1/2</text:p>
          </table:table-cell>
          <table:table-cell table:style-name="ce477" table:formula="of:=INDEX([.$F$70:.$F$86];[.J78])" office:value-type="string" office:string-value="-√3/3" calcext:value-type="string">
            <text:p>-√3/3</text:p>
          </table:table-cell>
          <table:table-cell table:style-name="ce429" table:formula="of:=INDEX([.$G$70:.$G$86];[.J78])" office:value-type="float" office:value="-0.866025403784439" calcext:value-type="float">
            <text:p>-0,866</text:p>
          </table:table-cell>
          <table:table-cell table:style-name="ce429" table:formula="of:=INDEX([.$H$70:.$H$86];[.J78])" office:value-type="float" office:value="0.5" calcext:value-type="float">
            <text:p>0,500</text:p>
          </table:table-cell>
          <table:table-cell table:style-name="ce429" table:formula="of:=INDEX([.$I$70:.$I$86];[.J78])" office:value-type="float" office:value="-0.577350269189626" calcext:value-type="float">
            <text:p>-0,577</text:p>
          </table:table-cell>
          <table:table-cell table:style-name="ce383" table:number-columns-repeated="3"/>
          <table:table-cell/>
          <table:table-cell table:style-name="ce382" table:formula="of:=[.L29]+0.01" office:value-type="float" office:value="-0.73" calcext:value-type="float">
            <text:p>-0,73</text:p>
          </table:table-cell>
          <table:table-cell table:style-name="ce382" table:formula="of:=SQRT(1-[.L30]^2)" office:value-type="float" office:value="0.683447144993671" calcext:value-type="float">
            <text:p>0,683447144993671</text:p>
          </table:table-cell>
          <table:table-cell table:style-name="ce382" table:formula="of:=-SQRT(1-[.L30]^2)" office:value-type="float" office:value="-0.683447144993671" calcext:value-type="float">
            <text:p>-0,683447144993671</text:p>
          </table:table-cell>
          <table:table-cell/>
          <table:table-cell table:style-name="ce382" table:formula="of:=RANDBETWEEN(1;1000000)" office:value-type="float" office:value="425696" calcext:value-type="float">
            <text:p>425696</text:p>
          </table:table-cell>
          <table:table-cell table:style-name="ce382" office:value-type="float" office:value="28" calcext:value-type="float">
            <text:p>28</text:p>
          </table:table-cell>
          <table:table-cell table:style-name="ce382" office:value-type="string" calcext:value-type="string">
            <text:p>-3π/4</text:p>
          </table:table-cell>
          <table:table-cell table:style-name="ce382" table:formula="of:=[.R30]" office:value-type="string" office:string-value="-3π/4" calcext:value-type="string">
            <text:p>-3π/4</text:p>
          </table:table-cell>
          <table:table-cell table:style-name="ce382" table:formula="of:=[.U30]*180/[.V30]" office:value-type="float" office:value="-135" calcext:value-type="float">
            <text:p>-135</text:p>
          </table:table-cell>
          <table:table-cell table:style-name="ce399" office:value-type="float" office:value="-3" calcext:value-type="float">
            <text:p>-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30];[.$P$3:.$P$35];0)" office:value-type="float" office:value="22" calcext:value-type="float">
            <text:p>22</text:p>
          </table:table-cell>
          <table:table-cell table:number-columns-repeated="1001"/>
        </table:table-row>
        <table:table-row table:style-name="ro3">
          <table:table-cell table:style-name="ce394" table:formula="of:=INDEX([.$C$70:.$C$86];[.J79])" office:value-type="float" office:value="210" calcext:value-type="float">
            <text:p>210</text:p>
          </table:table-cell>
          <table:table-cell table:style-name="ce478" table:formula="of:=INDEX([.$D$70:.$D$86];[.J79])" office:value-type="string" office:string-value="-√3/2" calcext:value-type="string">
            <text:p>-√3/2</text:p>
          </table:table-cell>
          <table:table-cell table:style-name="ce478" table:formula="of:=INDEX([.$E$70:.$E$86];[.J79])" office:value-type="string" office:string-value="-1/2" calcext:value-type="string">
            <text:p>-1/2</text:p>
          </table:table-cell>
          <table:table-cell table:style-name="ce478" table:formula="of:=INDEX([.$F$70:.$F$86];[.J79])" office:value-type="string" office:string-value="√3/3" calcext:value-type="string">
            <text:p>√3/3</text:p>
          </table:table-cell>
          <table:table-cell table:style-name="ce430" table:formula="of:=INDEX([.$G$70:.$G$86];[.J79])" office:value-type="float" office:value="-0.866025403784439" calcext:value-type="float">
            <text:p>-0,866</text:p>
          </table:table-cell>
          <table:table-cell table:style-name="ce430" table:formula="of:=INDEX([.$H$70:.$H$86];[.J79])" office:value-type="float" office:value="-0.5" calcext:value-type="float">
            <text:p>-0,500</text:p>
          </table:table-cell>
          <table:table-cell table:style-name="ce430" table:formula="of:=INDEX([.$I$70:.$I$86];[.J79])" office:value-type="float" office:value="0.577350269189626" calcext:value-type="float">
            <text:p>0,577</text:p>
          </table:table-cell>
          <table:table-cell table:style-name="ce383" table:number-columns-repeated="3"/>
          <table:table-cell/>
          <table:table-cell table:style-name="ce382" table:formula="of:=[.L30]+0.01" office:value-type="float" office:value="-0.72" calcext:value-type="float">
            <text:p>-0,72</text:p>
          </table:table-cell>
          <table:table-cell table:style-name="ce382" table:formula="of:=SQRT(1-[.L31]^2)" office:value-type="float" office:value="0.693974062915899" calcext:value-type="float">
            <text:p>0,693974062915899</text:p>
          </table:table-cell>
          <table:table-cell table:style-name="ce382" table:formula="of:=-SQRT(1-[.L31]^2)" office:value-type="float" office:value="-0.693974062915899" calcext:value-type="float">
            <text:p>-0,693974062915899</text:p>
          </table:table-cell>
          <table:table-cell/>
          <table:table-cell table:style-name="ce382" table:formula="of:=RANDBETWEEN(1;1000000)" office:value-type="float" office:value="618772" calcext:value-type="float">
            <text:p>618772</text:p>
          </table:table-cell>
          <table:table-cell table:style-name="ce382" office:value-type="float" office:value="29" calcext:value-type="float">
            <text:p>29</text:p>
          </table:table-cell>
          <table:table-cell table:style-name="ce382" office:value-type="string" calcext:value-type="string">
            <text:p>-2π/3</text:p>
          </table:table-cell>
          <table:table-cell table:style-name="ce382" table:formula="of:=[.R31]" office:value-type="string" office:string-value="-2π/3" calcext:value-type="string">
            <text:p>-2π/3</text:p>
          </table:table-cell>
          <table:table-cell table:style-name="ce382" table:formula="of:=[.U31]*180/[.V31]" office:value-type="float" office:value="-120" calcext:value-type="float">
            <text:p>-120</text:p>
          </table:table-cell>
          <table:table-cell table:style-name="ce399" office:value-type="float" office:value="-2" calcext:value-type="float">
            <text:p>-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31];[.$P$3:.$P$35];0)" office:value-type="float" office:value="15" calcext:value-type="float">
            <text:p>15</text:p>
          </table:table-cell>
          <table:table-cell table:number-columns-repeated="1001"/>
        </table:table-row>
        <table:table-row table:style-name="ro3">
          <table:table-cell table:style-name="ce383" table:number-columns-repeated="2"/>
          <table:table-cell table:number-columns-repeated="5"/>
          <table:table-cell table:style-name="ce383" table:number-columns-repeated="3"/>
          <table:table-cell/>
          <table:table-cell table:style-name="ce382" table:formula="of:=[.L31]+0.01" office:value-type="float" office:value="-0.71" calcext:value-type="float">
            <text:p>-0,71</text:p>
          </table:table-cell>
          <table:table-cell table:style-name="ce382" table:formula="of:=SQRT(1-[.L32]^2)" office:value-type="float" office:value="0.70420167565833" calcext:value-type="float">
            <text:p>0,70420167565833</text:p>
          </table:table-cell>
          <table:table-cell table:style-name="ce382" table:formula="of:=-SQRT(1-[.L32]^2)" office:value-type="float" office:value="-0.70420167565833" calcext:value-type="float">
            <text:p>-0,70420167565833</text:p>
          </table:table-cell>
          <table:table-cell/>
          <table:table-cell table:style-name="ce382" table:formula="of:=RANDBETWEEN(1;1000000)" office:value-type="float" office:value="831528" calcext:value-type="float">
            <text:p>831528</text:p>
          </table:table-cell>
          <table:table-cell table:style-name="ce382" office:value-type="float" office:value="30" calcext:value-type="float">
            <text:p>30</text:p>
          </table:table-cell>
          <table:table-cell table:style-name="ce382" office:value-type="string" calcext:value-type="string">
            <text:p>-π/2</text:p>
          </table:table-cell>
          <table:table-cell table:style-name="ce382" table:formula="of:=[.R32]" office:value-type="string" office:string-value="-π/2" calcext:value-type="string">
            <text:p>-π/2</text:p>
          </table:table-cell>
          <table:table-cell table:style-name="ce382" table:formula="of:=[.U32]*180/[.V32]" office:value-type="float" office:value="-90" calcext:value-type="float">
            <text:p>-9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P32];[.$P$3:.$P$35];0)" office:value-type="float" office:value="7" calcext:value-type="float">
            <text:p>7</text:p>
          </table:table-cell>
          <table:table-cell table:number-columns-repeated="1001"/>
        </table:table-row>
        <table:table-row table:style-name="ro3">
          <table:table-cell table:style-name="ce395" office:value-type="string" calcext:value-type="string" table:number-columns-spanned="1" table:number-rows-spanned="3">
            <text:p>Aléatoire</text:p>
            <text:p>équa 1</text:p>
          </table:table-cell>
          <table:table-cell table:style-name="ce450" office:value-type="string" calcext:value-type="string" table:number-columns-spanned="1" table:number-rows-spanned="3">
            <text:p>Rang</text:p>
          </table:table-cell>
          <table:table-cell table:style-name="ce450" office:value-type="string" calcext:value-type="string" table:number-columns-spanned="1" table:number-rows-spanned="3">
            <text:p>cos(x)</text:p>
          </table:table-cell>
          <table:table-cell table:style-name="ce450" office:value-type="string" calcext:value-type="string" table:number-columns-spanned="1" table:number-rows-spanned="3">
            <text:p>sin(x)</text:p>
          </table:table-cell>
          <table:table-cell table:style-name="ce450" office:value-type="string" calcext:value-type="string" table:number-columns-spanned="1" table:number-rows-spanned="3">
            <text:p>tan(x)</text:p>
          </table:table-cell>
          <table:table-cell table:style-name="ce450" office:value-type="string" calcext:value-type="string" table:number-columns-spanned="1" table:number-rows-spanned="3">
            <text:p>cos(x)</text:p>
          </table:table-cell>
          <table:table-cell table:style-name="ce450" office:value-type="string" calcext:value-type="string" table:number-columns-spanned="1" table:number-rows-spanned="3">
            <text:p>sin(x)</text:p>
          </table:table-cell>
          <table:table-cell table:style-name="ce450" office:value-type="string" calcext:value-type="string" table:number-columns-spanned="1" table:number-rows-spanned="3">
            <text:p>tan(x)</text:p>
          </table:table-cell>
          <table:table-cell table:style-name="ce450" office:value-type="string" calcext:value-type="string" table:number-columns-spanned="1" table:number-rows-spanned="3">
            <text:p>choix colonne équations</text:p>
          </table:table-cell>
          <table:table-cell table:style-name="ce444"/>
          <table:table-cell/>
          <table:table-cell table:style-name="ce382" table:formula="of:=[.L32]+0.01" office:value-type="float" office:value="-0.7" calcext:value-type="float">
            <text:p>-0,7</text:p>
          </table:table-cell>
          <table:table-cell table:style-name="ce382" table:formula="of:=SQRT(1-[.L33]^2)" office:value-type="float" office:value="0.714142842854285" calcext:value-type="float">
            <text:p>0,714142842854285</text:p>
          </table:table-cell>
          <table:table-cell table:style-name="ce382" table:formula="of:=-SQRT(1-[.L33]^2)" office:value-type="float" office:value="-0.714142842854285" calcext:value-type="float">
            <text:p>-0,714142842854285</text:p>
          </table:table-cell>
          <table:table-cell/>
          <table:table-cell table:style-name="ce382" table:formula="of:=RANDBETWEEN(1;1000000)" office:value-type="float" office:value="500377" calcext:value-type="float">
            <text:p>500377</text:p>
          </table:table-cell>
          <table:table-cell table:style-name="ce382" office:value-type="float" office:value="31" calcext:value-type="float">
            <text:p>31</text:p>
          </table:table-cell>
          <table:table-cell table:style-name="ce382" office:value-type="string" calcext:value-type="string">
            <text:p>-π/3</text:p>
          </table:table-cell>
          <table:table-cell table:style-name="ce382" table:formula="of:=[.R33]" office:value-type="string" office:string-value="-π/3" calcext:value-type="string">
            <text:p>-π/3</text:p>
          </table:table-cell>
          <table:table-cell table:style-name="ce382" table:formula="of:=[.U33]*180/[.V33]" office:value-type="float" office:value="-60" calcext:value-type="float">
            <text:p>-6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33];[.$P$3:.$P$35];0)" office:value-type="float" office:value="18" calcext:value-type="float">
            <text:p>18</text:p>
          </table:table-cell>
          <table:table-cell table:number-columns-repeated="1001"/>
        </table:table-row>
        <table:table-row table:style-name="ro3">
          <table:covered-table-cell table:style-name="ce450"/>
          <table:covered-table-cell table:style-name="ce413"/>
          <table:covered-table-cell table:number-columns-repeated="7" table:style-name="ce450"/>
          <table:table-cell table:style-name="ce444"/>
          <table:table-cell/>
          <table:table-cell table:style-name="ce382" table:formula="of:=[.L33]+0.01" office:value-type="float" office:value="-0.69" calcext:value-type="float">
            <text:p>-0,69</text:p>
          </table:table-cell>
          <table:table-cell table:style-name="ce382" table:formula="of:=SQRT(1-[.L34]^2)" office:value-type="float" office:value="0.723809367167903" calcext:value-type="float">
            <text:p>0,723809367167903</text:p>
          </table:table-cell>
          <table:table-cell table:style-name="ce382" table:formula="of:=-SQRT(1-[.L34]^2)" office:value-type="float" office:value="-0.723809367167903" calcext:value-type="float">
            <text:p>-0,723809367167903</text:p>
          </table:table-cell>
          <table:table-cell/>
          <table:table-cell table:style-name="ce382" table:formula="of:=RANDBETWEEN(1;1000000)" office:value-type="float" office:value="878380" calcext:value-type="float">
            <text:p>878380</text:p>
          </table:table-cell>
          <table:table-cell table:style-name="ce382" office:value-type="float" office:value="32" calcext:value-type="float">
            <text:p>32</text:p>
          </table:table-cell>
          <table:table-cell table:style-name="ce382" office:value-type="string" calcext:value-type="string">
            <text:p>-π/4</text:p>
          </table:table-cell>
          <table:table-cell table:style-name="ce382" table:formula="of:=[.R34]" office:value-type="string" office:string-value="-π/4" calcext:value-type="string">
            <text:p>-π/4</text:p>
          </table:table-cell>
          <table:table-cell table:style-name="ce382" table:formula="of:=[.U34]*180/[.V34]" office:value-type="float" office:value="-45" calcext:value-type="float">
            <text:p>-45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34];[.$P$3:.$P$35];0)" office:value-type="float" office:value="4" calcext:value-type="float">
            <text:p>4</text:p>
          </table:table-cell>
          <table:table-cell table:number-columns-repeated="1001"/>
        </table:table-row>
        <table:table-row table:style-name="ro3">
          <table:covered-table-cell table:style-name="ce397"/>
          <table:covered-table-cell table:style-name="ce413"/>
          <table:covered-table-cell table:number-columns-repeated="7" table:style-name="ce397"/>
          <table:table-cell table:style-name="ce445"/>
          <table:table-cell/>
          <table:table-cell table:style-name="ce382" table:formula="of:=[.L34]+0.01" office:value-type="float" office:value="-0.68" calcext:value-type="float">
            <text:p>-0,68</text:p>
          </table:table-cell>
          <table:table-cell table:style-name="ce382" table:formula="of:=SQRT(1-[.L35]^2)" office:value-type="float" office:value="0.733212111192935" calcext:value-type="float">
            <text:p>0,733212111192935</text:p>
          </table:table-cell>
          <table:table-cell table:style-name="ce382" table:formula="of:=-SQRT(1-[.L35]^2)" office:value-type="float" office:value="-0.733212111192935" calcext:value-type="float">
            <text:p>-0,733212111192935</text:p>
          </table:table-cell>
          <table:table-cell/>
          <table:table-cell table:style-name="ce382" table:formula="of:=RANDBETWEEN(1;1000000)" office:value-type="float" office:value="838998" calcext:value-type="float">
            <text:p>838998</text:p>
          </table:table-cell>
          <table:table-cell table:style-name="ce382" office:value-type="float" office:value="33" calcext:value-type="float">
            <text:p>33</text:p>
          </table:table-cell>
          <table:table-cell table:style-name="ce382" office:value-type="string" calcext:value-type="string">
            <text:p>-π/6</text:p>
          </table:table-cell>
          <table:table-cell table:style-name="ce382" table:formula="of:=[.R35]" office:value-type="string" office:string-value="-π/6" calcext:value-type="string">
            <text:p>-π/6</text:p>
          </table:table-cell>
          <table:table-cell table:style-name="ce382" table:formula="of:=[.U35]*180/[.V35]" office:value-type="float" office:value="-30" calcext:value-type="float">
            <text:p>-3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35];[.$P$3:.$P$35];0)"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173536" calcext:value-type="float">
            <text:p>173536</text:p>
          </table:table-cell>
          <table:table-cell table:style-name="ce382" office:value-type="float" office:value="1" calcext:value-type="float">
            <text:p>1</text:p>
          </table:table-cell>
          <table:table-cell table:style-name="ce415" table:formula="of:=IF([.I36]=1;INDEX([.$D$70:.$D$86];[.J82]);&quot;&quot;)" office:value-type="string" office:string-value="1/2" calcext:value-type="string">
            <text:p>1/2</text:p>
          </table:table-cell>
          <table:table-cell table:style-name="ce415" table:formula="of:=IF([.I36]=2;INDEX([.$E$70:.$E$86];[.J82]);&quot;&quot;)">
            <text:p/>
          </table:table-cell>
          <table:table-cell table:style-name="ce415" table:formula="of:=IF([.I36]=3;INDEX([.$F$70:.$F$86];[.J82]);&quot;&quot;)">
            <text:p/>
          </table:table-cell>
          <table:table-cell table:style-name="ce431" table:formula="of:=IF([.I36]=1;INDEX([.$G$70:.$G$86];[.J82]);&quot;&quot;)" office:value-type="float" office:value="0.5" calcext:value-type="float">
            <text:p>0,500</text:p>
          </table:table-cell>
          <table:table-cell table:style-name="ce431" table:formula="of:=IF([.I36]=2;INDEX([.$H$70:.$H$86];[.J82]);&quot;&quot;)">
            <text:p/>
          </table:table-cell>
          <table:table-cell table:style-name="ce431" table:formula="of:=IF([.I36]=3;INDEX([.$I$70:.$I$86];[.J82]);&quot;&quot;)">
            <text:p/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436"/>
          <table:table-cell/>
          <table:table-cell table:style-name="ce382" table:formula="of:=[.L35]+0.01" office:value-type="float" office:value="-0.67" calcext:value-type="float">
            <text:p>-0,67</text:p>
          </table:table-cell>
          <table:table-cell table:style-name="ce382" table:formula="of:=SQRT(1-[.L36]^2)" office:value-type="float" office:value="0.742361098118699" calcext:value-type="float">
            <text:p>0,742361098118699</text:p>
          </table:table-cell>
          <table:table-cell table:style-name="ce382" table:formula="of:=-SQRT(1-[.L36]^2)" office:value-type="float" office:value="-0.742361098118699" calcext:value-type="float">
            <text:p>-0,742361098118699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915612" calcext:value-type="float">
            <text:p>915612</text:p>
          </table:table-cell>
          <table:table-cell table:style-name="ce382" office:value-type="float" office:value="2" calcext:value-type="float">
            <text:p>2</text:p>
          </table:table-cell>
          <table:table-cell table:style-name="ce415" table:formula="of:=IF([.I37]=1;INDEX([.$D$70:.$D$86];[.J83]);&quot;&quot;)" office:value-type="string" office:string-value="√2/2" calcext:value-type="string">
            <text:p>√2/2</text:p>
          </table:table-cell>
          <table:table-cell table:style-name="ce415" table:formula="of:=IF([.I37]=2;INDEX([.$E$70:.$E$86];[.J83]);&quot;&quot;)">
            <text:p/>
          </table:table-cell>
          <table:table-cell table:style-name="ce418" table:formula="of:=IF([.I37]=3;INDEX([.$F$70:.$F$86];[.J83]);&quot;&quot;)">
            <text:p/>
          </table:table-cell>
          <table:table-cell table:style-name="ce431" table:formula="of:=IF([.I37]=1;INDEX([.$G$70:.$G$86];[.J83]);&quot;&quot;)" office:value-type="float" office:value="0.707106781186548" calcext:value-type="float">
            <text:p>0,707</text:p>
          </table:table-cell>
          <table:table-cell table:style-name="ce431" table:formula="of:=IF([.I37]=2;INDEX([.$H$70:.$H$86];[.J83]);&quot;&quot;)">
            <text:p/>
          </table:table-cell>
          <table:table-cell table:style-name="ce431" table:formula="of:=IF([.I37]=3;INDEX([.$I$70:.$I$86];[.J83]);&quot;&quot;)">
            <text:p/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436"/>
          <table:table-cell/>
          <table:table-cell table:style-name="ce382" table:formula="of:=[.L36]+0.01" office:value-type="float" office:value="-0.66" calcext:value-type="float">
            <text:p>-0,66</text:p>
          </table:table-cell>
          <table:table-cell table:style-name="ce382" table:formula="of:=SQRT(1-[.L37]^2)" office:value-type="float" office:value="0.751265598839718" calcext:value-type="float">
            <text:p>0,751265598839718</text:p>
          </table:table-cell>
          <table:table-cell table:style-name="ce382" table:formula="of:=-SQRT(1-[.L37]^2)" office:value-type="float" office:value="-0.751265598839718" calcext:value-type="float">
            <text:p>-0,751265598839718</text:p>
          </table:table-cell>
          <table:table-cell/>
          <table:table-cell table:style-name="ce381" office:value-type="string" calcext:value-type="string">
            <text:p>Aléatoire</text:p>
          </table:table-cell>
          <table:table-cell table:style-name="ce381" office:value-type="string" calcext:value-type="string">
            <text:p>Rang</text:p>
          </table:table-cell>
          <table:table-cell table:style-name="ce381" office:value-type="string" calcext:value-type="string">
            <text:p>degrés</text:p>
          </table:table-cell>
          <table:table-cell table:style-name="ce381" office:value-type="string" calcext:value-type="string">
            <text:p>MP</text:p>
          </table:table-cell>
          <table:table-cell table:style-name="ce381" office:value-type="string" calcext:value-type="string">
            <text:p>choix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802532" calcext:value-type="float">
            <text:p>802532</text:p>
          </table:table-cell>
          <table:table-cell table:style-name="ce382" office:value-type="float" office:value="3" calcext:value-type="float">
            <text:p>3</text:p>
          </table:table-cell>
          <table:table-cell table:style-name="ce415" table:formula="of:=IF([.I38]=1;INDEX([.$D$70:.$D$86];[.J84]);&quot;&quot;)" office:value-type="float" office:value="1" calcext:value-type="float">
            <text:p>1</text:p>
          </table:table-cell>
          <table:table-cell table:style-name="ce415" table:formula="of:=IF([.I38]=2;INDEX([.$E$70:.$E$86];[.J84]);&quot;&quot;)">
            <text:p/>
          </table:table-cell>
          <table:table-cell table:style-name="ce418" table:formula="of:=IF([.I38]=3;INDEX([.$F$70:.$F$86];[.J84]);&quot;&quot;)">
            <text:p/>
          </table:table-cell>
          <table:table-cell table:style-name="ce431" table:formula="of:=IF([.I38]=1;INDEX([.$G$70:.$G$86];[.J84]);&quot;&quot;)" office:value-type="float" office:value="1" calcext:value-type="float">
            <text:p>1,000</text:p>
          </table:table-cell>
          <table:table-cell table:style-name="ce431" table:formula="of:=IF([.I38]=2;INDEX([.$H$70:.$H$86];[.J84]);&quot;&quot;)">
            <text:p/>
          </table:table-cell>
          <table:table-cell table:style-name="ce431" table:formula="of:=IF([.I38]=3;INDEX([.$I$70:.$I$86];[.J84]);&quot;&quot;)">
            <text:p/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436"/>
          <table:table-cell/>
          <table:table-cell table:style-name="ce382" table:formula="of:=[.L37]+0.01" office:value-type="float" office:value="-0.65" calcext:value-type="float">
            <text:p>-0,65</text:p>
          </table:table-cell>
          <table:table-cell table:style-name="ce382" table:formula="of:=SQRT(1-[.L38]^2)" office:value-type="float" office:value="0.759934207678533" calcext:value-type="float">
            <text:p>0,759934207678533</text:p>
          </table:table-cell>
          <table:table-cell table:style-name="ce382" table:formula="of:=-SQRT(1-[.L38]^2)" office:value-type="float" office:value="-0.759934207678533" calcext:value-type="float">
            <text:p>-0,759934207678533</text:p>
          </table:table-cell>
          <table:table-cell/>
          <table:table-cell table:style-name="ce382" table:formula="of:=RANDBETWEEN(1;1000000)" office:value-type="float" office:value="234154" calcext:value-type="float">
            <text:p>234154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399" table:formula="of:=IF([.R38]&gt;180;[.R38]-360;IF([.R38]&lt;-180;[.R38]+360;[.R38]))" office:value-type="float" office:value="0" calcext:value-type="float">
            <text:p>0</text:p>
          </table:table-cell>
          <table:table-cell table:style-name="ce382" table:formula="of:=RANK([.P38];[.$P$38:.$P$69];0)" office:value-type="float" office:value="30" calcext:value-type="float">
            <text:p>30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332870" calcext:value-type="float">
            <text:p>332870</text:p>
          </table:table-cell>
          <table:table-cell table:style-name="ce382" office:value-type="float" office:value="4" calcext:value-type="float">
            <text:p>4</text:p>
          </table:table-cell>
          <table:table-cell table:style-name="ce415" table:formula="of:=IF([.I39]=1;INDEX([.$D$70:.$D$86];[.J85]);&quot;&quot;)" office:value-type="string" office:string-value="-1/2" calcext:value-type="string">
            <text:p>-1/2</text:p>
          </table:table-cell>
          <table:table-cell table:style-name="ce415" table:formula="of:=IF([.I39]=2;INDEX([.$E$70:.$E$86];[.J85]);&quot;&quot;)">
            <text:p/>
          </table:table-cell>
          <table:table-cell table:style-name="ce418" table:formula="of:=IF([.I39]=3;INDEX([.$F$70:.$F$86];[.J85]);&quot;&quot;)">
            <text:p/>
          </table:table-cell>
          <table:table-cell table:style-name="ce431" table:formula="of:=IF([.I39]=1;INDEX([.$G$70:.$G$86];[.J85]);&quot;&quot;)" office:value-type="float" office:value="-0.5" calcext:value-type="float">
            <text:p>-0,500</text:p>
          </table:table-cell>
          <table:table-cell table:style-name="ce431" table:formula="of:=IF([.I39]=2;INDEX([.$H$70:.$H$86];[.J85]);&quot;&quot;)">
            <text:p/>
          </table:table-cell>
          <table:table-cell table:style-name="ce431" table:formula="of:=IF([.I39]=3;INDEX([.$I$70:.$I$86];[.J85]);&quot;&quot;)">
            <text:p/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436"/>
          <table:table-cell/>
          <table:table-cell table:style-name="ce382" table:formula="of:=[.L38]+0.01" office:value-type="float" office:value="-0.64" calcext:value-type="float">
            <text:p>-0,64</text:p>
          </table:table-cell>
          <table:table-cell table:style-name="ce382" table:formula="of:=SQRT(1-[.L39]^2)" office:value-type="float" office:value="0.768374908491942" calcext:value-type="float">
            <text:p>0,768374908491942</text:p>
          </table:table-cell>
          <table:table-cell table:style-name="ce382" table:formula="of:=-SQRT(1-[.L39]^2)" office:value-type="float" office:value="-0.768374908491942" calcext:value-type="float">
            <text:p>-0,768374908491942</text:p>
          </table:table-cell>
          <table:table-cell/>
          <table:table-cell table:style-name="ce382" table:formula="of:=RANDBETWEEN(1;1000000)" office:value-type="float" office:value="931928" calcext:value-type="float">
            <text:p>931928</text:p>
          </table:table-cell>
          <table:table-cell table:style-name="ce382" office:value-type="float" office:value="2" calcext:value-type="float">
            <text:p>2</text:p>
          </table:table-cell>
          <table:table-cell table:style-name="ce382" office:value-type="float" office:value="30" calcext:value-type="float">
            <text:p>30</text:p>
          </table:table-cell>
          <table:table-cell table:style-name="ce399" table:formula="of:=IF([.R39]&gt;180;[.R39]-360;IF([.R39]&lt;-180;[.R39]+360;[.R39]))" office:value-type="float" office:value="30" calcext:value-type="float">
            <text:p>30</text:p>
          </table:table-cell>
          <table:table-cell table:style-name="ce382" table:formula="of:=RANK([.P39];[.$P$38:.$P$69];0)" office:value-type="float" office:value="3" calcext:value-type="float">
            <text:p>3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674926" calcext:value-type="float">
            <text:p>674926</text:p>
          </table:table-cell>
          <table:table-cell table:style-name="ce382" office:value-type="float" office:value="5" calcext:value-type="float">
            <text:p>5</text:p>
          </table:table-cell>
          <table:table-cell table:style-name="ce415" table:formula="of:=IF([.I40]=1;INDEX([.$D$70:.$D$86];[.J86]);&quot;&quot;)">
            <text:p/>
          </table:table-cell>
          <table:table-cell table:style-name="ce415" table:formula="of:=IF([.I40]=2;INDEX([.$E$70:.$E$86];[.J86]);&quot;&quot;)" office:value-type="string" office:string-value="-√3/2" calcext:value-type="string">
            <text:p>-√3/2</text:p>
          </table:table-cell>
          <table:table-cell table:style-name="ce418" table:formula="of:=IF([.I40]=3;INDEX([.$F$70:.$F$86];[.J86]);&quot;&quot;)">
            <text:p/>
          </table:table-cell>
          <table:table-cell table:style-name="ce431" table:formula="of:=IF([.I40]=1;INDEX([.$G$70:.$G$86];[.J86]);&quot;&quot;)">
            <text:p/>
          </table:table-cell>
          <table:table-cell table:style-name="ce431" table:formula="of:=IF([.I40]=2;INDEX([.$H$70:.$H$86];[.J86]);&quot;&quot;)" office:value-type="float" office:value="-0.866025403784439" calcext:value-type="float">
            <text:p>-0,866</text:p>
          </table:table-cell>
          <table:table-cell table:style-name="ce431" table:formula="of:=IF([.I40]=3;INDEX([.$I$70:.$I$86];[.J86]);&quot;&quot;)">
            <text:p/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436"/>
          <table:table-cell/>
          <table:table-cell table:style-name="ce382" table:formula="of:=[.L39]+0.01" office:value-type="float" office:value="-0.63" calcext:value-type="float">
            <text:p>-0,63</text:p>
          </table:table-cell>
          <table:table-cell table:style-name="ce382" table:formula="of:=SQRT(1-[.L40]^2)" office:value-type="float" office:value="0.776595132614157" calcext:value-type="float">
            <text:p>0,776595132614157</text:p>
          </table:table-cell>
          <table:table-cell table:style-name="ce382" table:formula="of:=-SQRT(1-[.L40]^2)" office:value-type="float" office:value="-0.776595132614157" calcext:value-type="float">
            <text:p>-0,776595132614157</text:p>
          </table:table-cell>
          <table:table-cell/>
          <table:table-cell table:style-name="ce382" table:formula="of:=RANDBETWEEN(1;1000000)" office:value-type="float" office:value="296348" calcext:value-type="float">
            <text:p>296348</text:p>
          </table:table-cell>
          <table:table-cell table:style-name="ce382" office:value-type="float" office:value="3" calcext:value-type="float">
            <text:p>3</text:p>
          </table:table-cell>
          <table:table-cell table:style-name="ce382" office:value-type="float" office:value="45" calcext:value-type="float">
            <text:p>45</text:p>
          </table:table-cell>
          <table:table-cell table:style-name="ce399" table:formula="of:=IF([.R40]&gt;180;[.R40]-360;IF([.R40]&lt;-180;[.R40]+360;[.R40]))" office:value-type="float" office:value="45" calcext:value-type="float">
            <text:p>45</text:p>
          </table:table-cell>
          <table:table-cell table:style-name="ce382" table:formula="of:=RANK([.P40];[.$P$38:.$P$69];0)" office:value-type="float" office:value="25" calcext:value-type="float">
            <text:p>25</text:p>
          </table:table-cell>
          <table:table-cell table:number-columns-repeated="1004"/>
        </table:table-row>
        <table:table-row table:style-name="ro3">
          <table:table-cell table:style-name="ce383" table:number-columns-repeated="3"/>
          <table:table-cell table:style-name="ce416" table:number-columns-repeated="2"/>
          <table:table-cell table:style-name="ce432"/>
          <table:table-cell table:style-name="ce383" table:number-columns-repeated="3"/>
          <table:table-cell table:style-name="ce436"/>
          <table:table-cell/>
          <table:table-cell table:style-name="ce382" table:formula="of:=[.L40]+0.01" office:value-type="float" office:value="-0.62" calcext:value-type="float">
            <text:p>-0,62</text:p>
          </table:table-cell>
          <table:table-cell table:style-name="ce382" table:formula="of:=SQRT(1-[.L41]^2)" office:value-type="float" office:value="0.784601809837322" calcext:value-type="float">
            <text:p>0,784601809837322</text:p>
          </table:table-cell>
          <table:table-cell table:style-name="ce382" table:formula="of:=-SQRT(1-[.L41]^2)" office:value-type="float" office:value="-0.784601809837322" calcext:value-type="float">
            <text:p>-0,784601809837322</text:p>
          </table:table-cell>
          <table:table-cell/>
          <table:table-cell table:style-name="ce382" table:formula="of:=RANDBETWEEN(1;1000000)" office:value-type="float" office:value="202030" calcext:value-type="float">
            <text:p>202030</text:p>
          </table:table-cell>
          <table:table-cell table:style-name="ce382" office:value-type="float" office:value="4" calcext:value-type="float">
            <text:p>4</text:p>
          </table:table-cell>
          <table:table-cell table:style-name="ce382" office:value-type="float" office:value="60" calcext:value-type="float">
            <text:p>60</text:p>
          </table:table-cell>
          <table:table-cell table:style-name="ce399" table:formula="of:=IF([.R41]&gt;180;[.R41]-360;IF([.R41]&lt;-180;[.R41]+360;[.R41]))" office:value-type="float" office:value="60" calcext:value-type="float">
            <text:p>60</text:p>
          </table:table-cell>
          <table:table-cell table:style-name="ce382" table:formula="of:=RANK([.P41];[.$P$38:.$P$69];0)" office:value-type="float" office:value="31" calcext:value-type="float">
            <text:p>31</text:p>
          </table:table-cell>
          <table:table-cell table:number-columns-repeated="1004"/>
        </table:table-row>
        <table:table-row table:style-name="ro3"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cos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cos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si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si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ta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tan(x)</text:span></text:p>
          </table:table-cell>
          <table:table-cell table:style-name="ce450" office:value-type="string" calcext:value-type="string" table:number-columns-spanned="1" table:number-rows-spanned="3">
            <text:p>choix colonne équations</text:p>
          </table:table-cell>
          <table:table-cell table:style-name="ce398" office:value-type="string" calcext:value-type="string" table:number-columns-spanned="1" table:number-rows-spanned="3">
            <text:p><text:span text:style-name="T20">x</text:span><text:span text:style-name="T21">1</text:span></text:p>
          </table:table-cell>
          <table:table-cell table:style-name="ce398" office:value-type="string" calcext:value-type="string" table:number-columns-spanned="1" table:number-rows-spanned="3">
            <text:p><text:span text:style-name="T20">x</text:span><text:span text:style-name="T21">2</text:span></text:p>
          </table:table-cell>
          <table:table-cell table:style-name="ce436"/>
          <table:table-cell/>
          <table:table-cell table:style-name="ce382" table:formula="of:=[.L41]+0.01" office:value-type="float" office:value="-0.61" calcext:value-type="float">
            <text:p>-0,61</text:p>
          </table:table-cell>
          <table:table-cell table:style-name="ce382" table:formula="of:=SQRT(1-[.L42]^2)" office:value-type="float" office:value="0.792401413426301" calcext:value-type="float">
            <text:p>0,792401413426301</text:p>
          </table:table-cell>
          <table:table-cell table:style-name="ce382" table:formula="of:=-SQRT(1-[.L42]^2)" office:value-type="float" office:value="-0.792401413426301" calcext:value-type="float">
            <text:p>-0,792401413426301</text:p>
          </table:table-cell>
          <table:table-cell/>
          <table:table-cell table:style-name="ce382" table:formula="of:=RANDBETWEEN(1;1000000)" office:value-type="float" office:value="235910" calcext:value-type="float">
            <text:p>235910</text:p>
          </table:table-cell>
          <table:table-cell table:style-name="ce382" office:value-type="float" office:value="5" calcext:value-type="float">
            <text:p>5</text:p>
          </table:table-cell>
          <table:table-cell table:style-name="ce382" office:value-type="float" office:value="90" calcext:value-type="float">
            <text:p>90</text:p>
          </table:table-cell>
          <table:table-cell table:style-name="ce399" table:formula="of:=IF([.R42]&gt;180;[.R42]-360;IF([.R42]&lt;-180;[.R42]+360;[.R42]))" office:value-type="float" office:value="90" calcext:value-type="float">
            <text:p>90</text:p>
          </table:table-cell>
          <table:table-cell table:style-name="ce382" table:formula="of:=RANK([.P42];[.$P$38:.$P$69];0)" office:value-type="float" office:value="29" calcext:value-type="float">
            <text:p>29</text:p>
          </table:table-cell>
          <table:table-cell table:number-columns-repeated="1004"/>
        </table:table-row>
        <table:table-row table:style-name="ro3">
          <table:covered-table-cell table:number-columns-repeated="9" table:style-name="ce450"/>
          <table:table-cell table:style-name="ce436"/>
          <table:table-cell/>
          <table:table-cell table:style-name="ce382" table:formula="of:=[.L42]+0.01" office:value-type="float" office:value="-0.6" calcext:value-type="float">
            <text:p>-0,6</text:p>
          </table:table-cell>
          <table:table-cell table:style-name="ce382" table:formula="of:=SQRT(1-[.L43]^2)" office:value-type="float" office:value="0.8" calcext:value-type="float">
            <text:p>0,8</text:p>
          </table:table-cell>
          <table:table-cell table:style-name="ce382" table:formula="of:=-SQRT(1-[.L43]^2)" office:value-type="float" office:value="-0.8" calcext:value-type="float">
            <text:p>-0,8</text:p>
          </table:table-cell>
          <table:table-cell/>
          <table:table-cell table:style-name="ce382" table:formula="of:=RANDBETWEEN(1;1000000)" office:value-type="float" office:value="284880" calcext:value-type="float">
            <text:p>284880</text:p>
          </table:table-cell>
          <table:table-cell table:style-name="ce382" office:value-type="float" office:value="6" calcext:value-type="float">
            <text:p>6</text:p>
          </table:table-cell>
          <table:table-cell table:style-name="ce382" office:value-type="float" office:value="120" calcext:value-type="float">
            <text:p>120</text:p>
          </table:table-cell>
          <table:table-cell table:style-name="ce399" table:formula="of:=IF([.R43]&gt;180;[.R43]-360;IF([.R43]&lt;-180;[.R43]+360;[.R43]))" office:value-type="float" office:value="120" calcext:value-type="float">
            <text:p>120</text:p>
          </table:table-cell>
          <table:table-cell table:style-name="ce382" table:formula="of:=RANK([.P43];[.$P$38:.$P$69];0)" office:value-type="float" office:value="26" calcext:value-type="float">
            <text:p>26</text:p>
          </table:table-cell>
          <table:table-cell table:number-columns-repeated="1004"/>
        </table:table-row>
        <table:table-row table:style-name="ro3">
          <table:covered-table-cell table:number-columns-repeated="9" table:style-name="ce397"/>
          <table:table-cell table:style-name="ce436"/>
          <table:table-cell/>
          <table:table-cell table:style-name="ce382" table:formula="of:=[.L43]+0.01" office:value-type="float" office:value="-0.59" calcext:value-type="float">
            <text:p>-0,59</text:p>
          </table:table-cell>
          <table:table-cell table:style-name="ce382" table:formula="of:=SQRT(1-[.L44]^2)" office:value-type="float" office:value="0.807403244977378" calcext:value-type="float">
            <text:p>0,807403244977378</text:p>
          </table:table-cell>
          <table:table-cell table:style-name="ce382" table:formula="of:=-SQRT(1-[.L44]^2)" office:value-type="float" office:value="-0.807403244977378" calcext:value-type="float">
            <text:p>-0,807403244977378</text:p>
          </table:table-cell>
          <table:table-cell/>
          <table:table-cell table:style-name="ce382" table:formula="of:=RANDBETWEEN(1;1000000)" office:value-type="float" office:value="454386" calcext:value-type="float">
            <text:p>454386</text:p>
          </table:table-cell>
          <table:table-cell table:style-name="ce382" office:value-type="float" office:value="7" calcext:value-type="float">
            <text:p>7</text:p>
          </table:table-cell>
          <table:table-cell table:style-name="ce382" office:value-type="float" office:value="135" calcext:value-type="float">
            <text:p>135</text:p>
          </table:table-cell>
          <table:table-cell table:style-name="ce399" table:formula="of:=IF([.R44]&gt;180;[.R44]-360;IF([.R44]&lt;-180;[.R44]+360;[.R44]))" office:value-type="float" office:value="135" calcext:value-type="float">
            <text:p>135</text:p>
          </table:table-cell>
          <table:table-cell table:style-name="ce382" table:formula="of:=RANK([.P44];[.$P$38:.$P$69];0)"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399" table:formula="of:=IF([.F36]=&quot;&quot;;&quot; &quot;;IF([.F36]=-1;180;MIN(ACOS([.F36])*180/PI();-ACOS([.F36])*180/PI())))" office:value-type="float" office:value="-60" calcext:value-type="float">
            <text:p>-60</text:p>
          </table:table-cell>
          <table:table-cell table:style-name="ce399" table:formula="of:=IF([.F36]=&quot;&quot;;&quot; &quot;;MAX(ACOS([.F36])*180/PI();-ACOS([.F36])*180/PI()))" office:value-type="float" office:value="60" calcext:value-type="float">
            <text:p>60</text:p>
          </table:table-cell>
          <table:table-cell table:style-name="ce399" table:formula="of:=IF([.G36]=&quot;&quot;;&quot; &quot;;IF(ASIN([.G36])*180/PI()&gt;=0;ASIN([.G36])*180/PI();-180-ASIN([.G36])*180/PI()))" office:value-type="string" office:string-value=" " calcext:value-type="string">
            <text:p><text:s/></text:p>
          </table:table-cell>
          <table:table-cell table:style-name="ce417" table:formula="of:=IF([.G36]=&quot;&quot;;&quot; &quot;;IF(ASIN([.G36])*180/PI()&gt;=0;180-ASIN([.G36])*180/PI();ASIN([.G36])*180/PI()))" office:value-type="string" office:string-value=" " calcext:value-type="string">
            <text:p><text:s/></text:p>
          </table:table-cell>
          <table:table-cell table:style-name="ce417" table:formula="of:=IF([.H36]=&quot;Impossible&quot;;-90;IF([.H36]=&quot;&quot;;&quot; &quot;;IF(ATAN([.H36])*180/PI()&gt;0;-180+ATAN([.H36])*180/PI();ATAN([.H36])*180/PI())))" office:value-type="string" office:string-value=" " calcext:value-type="string">
            <text:p><text:s/></text:p>
          </table:table-cell>
          <table:table-cell table:style-name="ce417" table:formula="of:=IF([.H36]=&quot;Impossible&quot;;90;IF([.H36]=&quot;&quot;;&quot; &quot;;IF(ATAN([.H36])*180/PI()&gt;0;ATAN([.H36])*180/PI();180+ATAN([.H36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382" table:formula="of:=IF([.A45]&lt;&gt;&quot; &quot;;[.A45];IF([.C45]&lt;&gt;&quot; &quot;;[.C45];IF([.E45]&lt;&gt;&quot; &quot;;[.E45];&quot; &quot;)))" office:value-type="float" office:value="-60" calcext:value-type="float">
            <text:p>-60</text:p>
          </table:table-cell>
          <table:table-cell table:style-name="ce382" table:formula="of:=IF([.B45]&lt;&gt;&quot; &quot;;[.B45];IF([.D45]&lt;&gt;&quot; &quot;;[.D45];IF([.F45]&lt;&gt;&quot; &quot;;[.F45];&quot; &quot;)))" office:value-type="float" office:value="60" calcext:value-type="float">
            <text:p>60</text:p>
          </table:table-cell>
          <table:table-cell table:style-name="ce436"/>
          <table:table-cell/>
          <table:table-cell table:style-name="ce382" table:formula="of:=[.L44]+0.01" office:value-type="float" office:value="-0.58" calcext:value-type="float">
            <text:p>-0,58</text:p>
          </table:table-cell>
          <table:table-cell table:style-name="ce382" table:formula="of:=SQRT(1-[.L45]^2)" office:value-type="float" office:value="0.814616474176652" calcext:value-type="float">
            <text:p>0,814616474176652</text:p>
          </table:table-cell>
          <table:table-cell table:style-name="ce382" table:formula="of:=-SQRT(1-[.L45]^2)" office:value-type="float" office:value="-0.814616474176652" calcext:value-type="float">
            <text:p>-0,814616474176652</text:p>
          </table:table-cell>
          <table:table-cell/>
          <table:table-cell table:style-name="ce382" table:formula="of:=RANDBETWEEN(1;1000000)" office:value-type="float" office:value="860537" calcext:value-type="float">
            <text:p>860537</text:p>
          </table:table-cell>
          <table:table-cell table:style-name="ce382" office:value-type="float" office:value="8" calcext:value-type="float">
            <text:p>8</text:p>
          </table:table-cell>
          <table:table-cell table:style-name="ce382" office:value-type="float" office:value="150" calcext:value-type="float">
            <text:p>150</text:p>
          </table:table-cell>
          <table:table-cell table:style-name="ce399" table:formula="of:=IF([.R45]&gt;180;[.R45]-360;IF([.R45]&lt;-180;[.R45]+360;[.R45]))" office:value-type="float" office:value="150" calcext:value-type="float">
            <text:p>150</text:p>
          </table:table-cell>
          <table:table-cell table:style-name="ce382" table:formula="of:=RANK([.P45];[.$P$38:.$P$69];0)" office:value-type="float" office:value="6" calcext:value-type="float">
            <text:p>6</text:p>
          </table:table-cell>
          <table:table-cell table:number-columns-repeated="1004"/>
        </table:table-row>
        <table:table-row table:style-name="ro3">
          <table:table-cell table:style-name="ce382" table:formula="of:=IF([.F37]=&quot;&quot;;&quot; &quot;;IF([.F37]=-1;180;MIN(ACOS([.F37])*180/PI();-ACOS([.F37])*180/PI())))" office:value-type="float" office:value="-45" calcext:value-type="float">
            <text:p>-45</text:p>
          </table:table-cell>
          <table:table-cell table:style-name="ce382" table:formula="of:=IF([.F37]=&quot;&quot;;&quot; &quot;;MAX(ACOS([.F37])*180/PI();-ACOS([.F37])*180/PI()))" office:value-type="float" office:value="45" calcext:value-type="float">
            <text:p>45</text:p>
          </table:table-cell>
          <table:table-cell table:style-name="ce382" table:formula="of:=IF([.G37]=&quot;&quot;;&quot; &quot;;IF(ASIN([.G37])*180/PI()&gt;=0;ASIN([.G37])*180/PI();-180-ASIN([.G37])*180/PI()))" office:value-type="string" office:string-value=" " calcext:value-type="string">
            <text:p><text:s/></text:p>
          </table:table-cell>
          <table:table-cell table:style-name="ce415" table:formula="of:=IF([.G37]=&quot;&quot;;&quot; &quot;;IF(ASIN([.G37])*180/PI()&gt;=0;180-ASIN([.G37])*180/PI();ASIN([.G37])*180/PI()))" office:value-type="string" office:string-value=" " calcext:value-type="string">
            <text:p><text:s/></text:p>
          </table:table-cell>
          <table:table-cell table:style-name="ce415" table:formula="of:=IF([.H37]=&quot;Impossible&quot;;-90;IF([.H37]=&quot;&quot;;&quot; &quot;;IF(ATAN([.H37])*180/PI()&gt;0;-180+ATAN([.H37])*180/PI();ATAN([.H37])*180/PI())))" office:value-type="string" office:string-value=" " calcext:value-type="string">
            <text:p><text:s/></text:p>
          </table:table-cell>
          <table:table-cell table:style-name="ce418" table:formula="of:=IF([.H37]=&quot;Impossible&quot;;90;IF([.H37]=&quot;&quot;;&quot; &quot;;IF(ATAN([.H37])*180/PI()&gt;0;ATAN([.H37])*180/PI();180+ATAN([.H37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382" table:formula="of:=IF([.A46]&lt;&gt;&quot; &quot;;[.A46];IF([.C46]&lt;&gt;&quot; &quot;;[.C46];IF([.E46]&lt;&gt;&quot; &quot;;[.E46];&quot; &quot;)))" office:value-type="float" office:value="-45" calcext:value-type="float">
            <text:p>-45</text:p>
          </table:table-cell>
          <table:table-cell table:style-name="ce382" table:formula="of:=IF([.B46]&lt;&gt;&quot; &quot;;[.B46];IF([.D46]&lt;&gt;&quot; &quot;;[.D46];IF([.F46]&lt;&gt;&quot; &quot;;[.F46];&quot; &quot;)))" office:value-type="float" office:value="45" calcext:value-type="float">
            <text:p>45</text:p>
          </table:table-cell>
          <table:table-cell table:style-name="ce436"/>
          <table:table-cell/>
          <table:table-cell table:style-name="ce382" table:formula="of:=[.L45]+0.01" office:value-type="float" office:value="-0.57" calcext:value-type="float">
            <text:p>-0,57</text:p>
          </table:table-cell>
          <table:table-cell table:style-name="ce382" table:formula="of:=SQRT(1-[.L46]^2)" office:value-type="float" office:value="0.821644692065859" calcext:value-type="float">
            <text:p>0,821644692065859</text:p>
          </table:table-cell>
          <table:table-cell table:style-name="ce382" table:formula="of:=-SQRT(1-[.L46]^2)" office:value-type="float" office:value="-0.821644692065859" calcext:value-type="float">
            <text:p>-0,821644692065859</text:p>
          </table:table-cell>
          <table:table-cell/>
          <table:table-cell table:style-name="ce382" table:formula="of:=RANDBETWEEN(1;1000000)" office:value-type="float" office:value="522006" calcext:value-type="float">
            <text:p>522006</text:p>
          </table:table-cell>
          <table:table-cell table:style-name="ce382" office:value-type="float" office:value="9" calcext:value-type="float">
            <text:p>9</text:p>
          </table:table-cell>
          <table:table-cell table:style-name="ce382" office:value-type="float" office:value="180" calcext:value-type="float">
            <text:p>180</text:p>
          </table:table-cell>
          <table:table-cell table:style-name="ce399" table:formula="of:=IF([.R46]&gt;180;[.R46]-360;IF([.R46]&lt;-180;[.R46]+360;[.R46]))" office:value-type="float" office:value="180" calcext:value-type="float">
            <text:p>180</text:p>
          </table:table-cell>
          <table:table-cell table:style-name="ce382" table:formula="of:=RANK([.P46];[.$P$38:.$P$69];0)"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382" table:formula="of:=IF([.F38]=&quot;&quot;;&quot; &quot;;IF([.F38]=-1;180;MIN(ACOS([.F38])*180/PI();-ACOS([.F38])*180/PI())))" office:value-type="float" office:value="-0" calcext:value-type="float">
            <text:p>0</text:p>
          </table:table-cell>
          <table:table-cell table:style-name="ce382" table:formula="of:=IF([.F38]=&quot;&quot;;&quot; &quot;;MAX(ACOS([.F38])*180/PI();-ACOS([.F38])*180/PI()))" office:value-type="float" office:value="-0" calcext:value-type="float">
            <text:p>0</text:p>
          </table:table-cell>
          <table:table-cell table:style-name="ce382" table:formula="of:=IF([.G38]=&quot;&quot;;&quot; &quot;;IF(ASIN([.G38])*180/PI()&gt;=0;ASIN([.G38])*180/PI();-180-ASIN([.G38])*180/PI()))" office:value-type="string" office:string-value=" " calcext:value-type="string">
            <text:p><text:s/></text:p>
          </table:table-cell>
          <table:table-cell table:style-name="ce415" table:formula="of:=IF([.G38]=&quot;&quot;;&quot; &quot;;IF(ASIN([.G38])*180/PI()&gt;=0;180-ASIN([.G38])*180/PI();ASIN([.G38])*180/PI()))" office:value-type="string" office:string-value=" " calcext:value-type="string">
            <text:p><text:s/></text:p>
          </table:table-cell>
          <table:table-cell table:style-name="ce415" table:formula="of:=IF([.H38]=&quot;Impossible&quot;;-90;IF([.H38]=&quot;&quot;;&quot; &quot;;IF(ATAN([.H38])*180/PI()&gt;0;-180+ATAN([.H38])*180/PI();ATAN([.H38])*180/PI())))" office:value-type="string" office:string-value=" " calcext:value-type="string">
            <text:p><text:s/></text:p>
          </table:table-cell>
          <table:table-cell table:style-name="ce418" table:formula="of:=IF([.H38]=&quot;Impossible&quot;;90;IF([.H38]=&quot;&quot;;&quot; &quot;;IF(ATAN([.H38])*180/PI()&gt;0;ATAN([.H38])*180/PI();180+ATAN([.H38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382" table:formula="of:=IF([.A47]&lt;&gt;&quot; &quot;;[.A47];IF([.C47]&lt;&gt;&quot; &quot;;[.C47];IF([.E47]&lt;&gt;&quot; &quot;;[.E47];&quot; &quot;)))" office:value-type="float" office:value="-0" calcext:value-type="float">
            <text:p>0</text:p>
          </table:table-cell>
          <table:table-cell table:style-name="ce382" table:formula="of:=IF([.B47]&lt;&gt;&quot; &quot;;[.B47];IF([.D47]&lt;&gt;&quot; &quot;;[.D47];IF([.F47]&lt;&gt;&quot; &quot;;[.F47];&quot; &quot;)))" office:value-type="float" office:value="-0" calcext:value-type="float">
            <text:p>0</text:p>
          </table:table-cell>
          <table:table-cell table:style-name="ce436"/>
          <table:table-cell/>
          <table:table-cell table:style-name="ce382" table:formula="of:=[.L46]+0.01" office:value-type="float" office:value="-0.56" calcext:value-type="float">
            <text:p>-0,56</text:p>
          </table:table-cell>
          <table:table-cell table:style-name="ce382" table:formula="of:=SQRT(1-[.L47]^2)" office:value-type="float" office:value="0.828492607088319" calcext:value-type="float">
            <text:p>0,828492607088319</text:p>
          </table:table-cell>
          <table:table-cell table:style-name="ce382" table:formula="of:=-SQRT(1-[.L47]^2)" office:value-type="float" office:value="-0.828492607088319" calcext:value-type="float">
            <text:p>-0,828492607088319</text:p>
          </table:table-cell>
          <table:table-cell/>
          <table:table-cell table:style-name="ce382" table:formula="of:=RANDBETWEEN(1;1000000)" office:value-type="float" office:value="507057" calcext:value-type="float">
            <text:p>507057</text:p>
          </table:table-cell>
          <table:table-cell table:style-name="ce382" office:value-type="float" office:value="10" calcext:value-type="float">
            <text:p>10</text:p>
          </table:table-cell>
          <table:table-cell table:style-name="ce382" office:value-type="float" office:value="210" calcext:value-type="float">
            <text:p>210</text:p>
          </table:table-cell>
          <table:table-cell table:style-name="ce399" table:formula="of:=IF([.R47]&gt;180;[.R47]-360;IF([.R47]&lt;-180;[.R47]+360;[.R47]))" office:value-type="float" office:value="-150" calcext:value-type="float">
            <text:p>-150</text:p>
          </table:table-cell>
          <table:table-cell table:style-name="ce382" table:formula="of:=RANK([.P47];[.$P$38:.$P$69];0)"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382" table:formula="of:=IF([.F39]=&quot;&quot;;&quot; &quot;;IF([.F39]=-1;180;MIN(ACOS([.F39])*180/PI();-ACOS([.F39])*180/PI())))" office:value-type="float" office:value="-120" calcext:value-type="float">
            <text:p>-120</text:p>
          </table:table-cell>
          <table:table-cell table:style-name="ce382" table:formula="of:=IF([.F39]=&quot;&quot;;&quot; &quot;;MAX(ACOS([.F39])*180/PI();-ACOS([.F39])*180/PI()))" office:value-type="float" office:value="120" calcext:value-type="float">
            <text:p>120</text:p>
          </table:table-cell>
          <table:table-cell table:style-name="ce382" table:formula="of:=IF([.G39]=&quot;&quot;;&quot; &quot;;IF(ASIN([.G39])*180/PI()&gt;=0;ASIN([.G39])*180/PI();-180-ASIN([.G39])*180/PI()))" office:value-type="string" office:string-value=" " calcext:value-type="string">
            <text:p><text:s/></text:p>
          </table:table-cell>
          <table:table-cell table:style-name="ce415" table:formula="of:=IF([.G39]=&quot;&quot;;&quot; &quot;;IF(ASIN([.G39])*180/PI()&gt;=0;180-ASIN([.G39])*180/PI();ASIN([.G39])*180/PI()))" office:value-type="string" office:string-value=" " calcext:value-type="string">
            <text:p><text:s/></text:p>
          </table:table-cell>
          <table:table-cell table:style-name="ce415" table:formula="of:=IF([.H39]=&quot;Impossible&quot;;-90;IF([.H39]=&quot;&quot;;&quot; &quot;;IF(ATAN([.H39])*180/PI()&gt;0;-180+ATAN([.H39])*180/PI();ATAN([.H39])*180/PI())))" office:value-type="string" office:string-value=" " calcext:value-type="string">
            <text:p><text:s/></text:p>
          </table:table-cell>
          <table:table-cell table:style-name="ce418" table:formula="of:=IF([.H39]=&quot;Impossible&quot;;90;IF([.H39]=&quot;&quot;;&quot; &quot;;IF(ATAN([.H39])*180/PI()&gt;0;ATAN([.H39])*180/PI();180+ATAN([.H39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382" table:formula="of:=IF([.A48]&lt;&gt;&quot; &quot;;[.A48];IF([.C48]&lt;&gt;&quot; &quot;;[.C48];IF([.E48]&lt;&gt;&quot; &quot;;[.E48];&quot; &quot;)))" office:value-type="float" office:value="-120" calcext:value-type="float">
            <text:p>-120</text:p>
          </table:table-cell>
          <table:table-cell table:style-name="ce382" table:formula="of:=IF([.B48]&lt;&gt;&quot; &quot;;[.B48];IF([.D48]&lt;&gt;&quot; &quot;;[.D48];IF([.F48]&lt;&gt;&quot; &quot;;[.F48];&quot; &quot;)))" office:value-type="float" office:value="120" calcext:value-type="float">
            <text:p>120</text:p>
          </table:table-cell>
          <table:table-cell table:style-name="ce436"/>
          <table:table-cell/>
          <table:table-cell table:style-name="ce382" table:formula="of:=[.L47]+0.01" office:value-type="float" office:value="-0.55" calcext:value-type="float">
            <text:p>-0,55</text:p>
          </table:table-cell>
          <table:table-cell table:style-name="ce382" table:formula="of:=SQRT(1-[.L48]^2)" office:value-type="float" office:value="0.835164654424504" calcext:value-type="float">
            <text:p>0,835164654424504</text:p>
          </table:table-cell>
          <table:table-cell table:style-name="ce382" table:formula="of:=-SQRT(1-[.L48]^2)" office:value-type="float" office:value="-0.835164654424504" calcext:value-type="float">
            <text:p>-0,835164654424504</text:p>
          </table:table-cell>
          <table:table-cell/>
          <table:table-cell table:style-name="ce382" table:formula="of:=RANDBETWEEN(1;1000000)" office:value-type="float" office:value="249206" calcext:value-type="float">
            <text:p>249206</text:p>
          </table:table-cell>
          <table:table-cell table:style-name="ce382" office:value-type="float" office:value="11" calcext:value-type="float">
            <text:p>11</text:p>
          </table:table-cell>
          <table:table-cell table:style-name="ce382" office:value-type="float" office:value="225" calcext:value-type="float">
            <text:p>225</text:p>
          </table:table-cell>
          <table:table-cell table:style-name="ce399" table:formula="of:=IF([.R48]&gt;180;[.R48]-360;IF([.R48]&lt;-180;[.R48]+360;[.R48]))" office:value-type="float" office:value="-135" calcext:value-type="float">
            <text:p>-135</text:p>
          </table:table-cell>
          <table:table-cell table:style-name="ce382" table:formula="of:=RANK([.P48];[.$P$38:.$P$69];0)" office:value-type="float" office:value="27" calcext:value-type="float">
            <text:p>27</text:p>
          </table:table-cell>
          <table:table-cell table:number-columns-repeated="1004"/>
        </table:table-row>
        <table:table-row table:style-name="ro3">
          <table:table-cell table:style-name="ce382" table:formula="of:=IF([.F40]=&quot;&quot;;&quot; &quot;;IF([.F40]=-1;180;MIN(ACOS([.F40])*180/PI();-ACOS([.F40])*180/PI())))" office:value-type="string" office:string-value=" " calcext:value-type="string">
            <text:p><text:s/></text:p>
          </table:table-cell>
          <table:table-cell table:style-name="ce382" table:formula="of:=IF([.F40]=&quot;&quot;;&quot; &quot;;MAX(ACOS([.F40])*180/PI();-ACOS([.F40])*180/PI()))" office:value-type="string" office:string-value=" " calcext:value-type="string">
            <text:p><text:s/></text:p>
          </table:table-cell>
          <table:table-cell table:style-name="ce382" table:formula="of:=IF([.G40]=&quot;&quot;;&quot; &quot;;IF(ASIN([.G40])*180/PI()&gt;=0;ASIN([.G40])*180/PI();-180-ASIN([.G40])*180/PI()))" office:value-type="float" office:value="-120" calcext:value-type="float">
            <text:p>-120</text:p>
          </table:table-cell>
          <table:table-cell table:style-name="ce415" table:formula="of:=IF([.G40]=&quot;&quot;;&quot; &quot;;IF(ASIN([.G40])*180/PI()&gt;=0;180-ASIN([.G40])*180/PI();ASIN([.G40])*180/PI()))" office:value-type="float" office:value="-60.0000000000001" calcext:value-type="float">
            <text:p>-60,0000000000001</text:p>
          </table:table-cell>
          <table:table-cell table:style-name="ce415" table:formula="of:=IF([.H40]=&quot;Impossible&quot;;-90;IF([.H40]=&quot;&quot;;&quot; &quot;;IF(ATAN([.H40])*180/PI()&gt;0;-180+ATAN([.H40])*180/PI();ATAN([.H40])*180/PI())))" office:value-type="string" office:string-value=" " calcext:value-type="string">
            <text:p><text:s/></text:p>
          </table:table-cell>
          <table:table-cell table:style-name="ce418" table:formula="of:=IF([.H40]=&quot;Impossible&quot;;90;IF([.H40]=&quot;&quot;;&quot; &quot;;IF(ATAN([.H40])*180/PI()&gt;0;ATAN([.H40])*180/PI();180+ATAN([.H40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382" table:formula="of:=IF([.A49]&lt;&gt;&quot; &quot;;[.A49];IF([.C49]&lt;&gt;&quot; &quot;;[.C49];IF([.E49]&lt;&gt;&quot; &quot;;[.E49];&quot; &quot;)))" office:value-type="float" office:value="-120" calcext:value-type="float">
            <text:p>-120</text:p>
          </table:table-cell>
          <table:table-cell table:style-name="ce382" table:formula="of:=IF([.B49]&lt;&gt;&quot; &quot;;[.B49];IF([.D49]&lt;&gt;&quot; &quot;;[.D49];IF([.F49]&lt;&gt;&quot; &quot;;[.F49];&quot; &quot;)))" office:value-type="float" office:value="-60.0000000000001" calcext:value-type="float">
            <text:p>-60,0000000000001</text:p>
          </table:table-cell>
          <table:table-cell table:style-name="ce436"/>
          <table:table-cell/>
          <table:table-cell table:style-name="ce382" table:formula="of:=[.L48]+0.01" office:value-type="float" office:value="-0.54" calcext:value-type="float">
            <text:p>-0,54</text:p>
          </table:table-cell>
          <table:table-cell table:style-name="ce382" table:formula="of:=SQRT(1-[.L49]^2)" office:value-type="float" office:value="0.841665016500033" calcext:value-type="float">
            <text:p>0,841665016500033</text:p>
          </table:table-cell>
          <table:table-cell table:style-name="ce382" table:formula="of:=-SQRT(1-[.L49]^2)" office:value-type="float" office:value="-0.841665016500033" calcext:value-type="float">
            <text:p>-0,841665016500033</text:p>
          </table:table-cell>
          <table:table-cell/>
          <table:table-cell table:style-name="ce382" table:formula="of:=RANDBETWEEN(1;1000000)" office:value-type="float" office:value="757810" calcext:value-type="float">
            <text:p>757810</text:p>
          </table:table-cell>
          <table:table-cell table:style-name="ce382" office:value-type="float" office:value="12" calcext:value-type="float">
            <text:p>12</text:p>
          </table:table-cell>
          <table:table-cell table:style-name="ce382" office:value-type="float" office:value="240" calcext:value-type="float">
            <text:p>240</text:p>
          </table:table-cell>
          <table:table-cell table:style-name="ce399" table:formula="of:=IF([.R49]&gt;180;[.R49]-360;IF([.R49]&lt;-180;[.R49]+360;[.R49]))" office:value-type="float" office:value="-120" calcext:value-type="float">
            <text:p>-120</text:p>
          </table:table-cell>
          <table:table-cell table:style-name="ce382" table:formula="of:=RANK([.P49];[.$P$38:.$P$69];0)" office:value-type="float" office:value="9" calcext:value-type="float">
            <text:p>9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82" table:formula="of:=[.L49]+0.01" office:value-type="float" office:value="-0.53" calcext:value-type="float">
            <text:p>-0,53</text:p>
          </table:table-cell>
          <table:table-cell table:style-name="ce382" table:formula="of:=SQRT(1-[.L50]^2)" office:value-type="float" office:value="0.847997641506155" calcext:value-type="float">
            <text:p>0,847997641506155</text:p>
          </table:table-cell>
          <table:table-cell table:style-name="ce382" table:formula="of:=-SQRT(1-[.L50]^2)" office:value-type="float" office:value="-0.847997641506155" calcext:value-type="float">
            <text:p>-0,847997641506155</text:p>
          </table:table-cell>
          <table:table-cell/>
          <table:table-cell table:style-name="ce382" table:formula="of:=RANDBETWEEN(1;1000000)" office:value-type="float" office:value="896807" calcext:value-type="float">
            <text:p>896807</text:p>
          </table:table-cell>
          <table:table-cell table:style-name="ce382" office:value-type="float" office:value="13" calcext:value-type="float">
            <text:p>13</text:p>
          </table:table-cell>
          <table:table-cell table:style-name="ce382" office:value-type="float" office:value="270" calcext:value-type="float">
            <text:p>270</text:p>
          </table:table-cell>
          <table:table-cell table:style-name="ce399" table:formula="of:=IF([.R50]&gt;180;[.R50]-360;IF([.R50]&lt;-180;[.R50]+360;[.R50]))" office:value-type="float" office:value="-90" calcext:value-type="float">
            <text:p>-90</text:p>
          </table:table-cell>
          <table:table-cell table:style-name="ce382" table:formula="of:=RANK([.P50];[.$P$38:.$P$69];0)" office:value-type="float" office:value="4" calcext:value-type="float">
            <text:p>4</text:p>
          </table:table-cell>
          <table:table-cell table:number-columns-repeated="1004"/>
        </table:table-row>
        <table:table-row table:style-name="ro3">
          <table:table-cell table:style-name="ce395" office:value-type="string" calcext:value-type="string" table:number-columns-spanned="1" table:number-rows-spanned="3">
            <text:p>Aléatoire</text:p>
            <text:p>équa 2</text:p>
          </table:table-cell>
          <table:table-cell table:style-name="ce450" office:value-type="string" calcext:value-type="string" table:number-columns-spanned="1" table:number-rows-spanned="3">
            <text:p>Rang</text:p>
          </table:table-cell>
          <table:table-cell table:style-name="ce450" office:value-type="string" calcext:value-type="string" table:number-columns-spanned="1" table:number-rows-spanned="3">
            <text:p>cos(x)</text:p>
          </table:table-cell>
          <table:table-cell table:style-name="ce450" office:value-type="string" calcext:value-type="string" table:number-columns-spanned="1" table:number-rows-spanned="3">
            <text:p>sin(x)</text:p>
          </table:table-cell>
          <table:table-cell table:style-name="ce450" office:value-type="string" calcext:value-type="string" table:number-columns-spanned="1" table:number-rows-spanned="3">
            <text:p>tan(x)</text:p>
          </table:table-cell>
          <table:table-cell table:style-name="ce450" office:value-type="string" calcext:value-type="string" table:number-columns-spanned="1" table:number-rows-spanned="3">
            <text:p>cos(x)</text:p>
          </table:table-cell>
          <table:table-cell table:style-name="ce450" office:value-type="string" calcext:value-type="string" table:number-columns-spanned="1" table:number-rows-spanned="3">
            <text:p>sin(x)</text:p>
          </table:table-cell>
          <table:table-cell table:style-name="ce450" office:value-type="string" calcext:value-type="string" table:number-columns-spanned="1" table:number-rows-spanned="3">
            <text:p>tan(x)</text:p>
          </table:table-cell>
          <table:table-cell table:style-name="ce450" office:value-type="string" calcext:value-type="string" table:number-columns-spanned="1" table:number-rows-spanned="3">
            <text:p>choix colonne équations</text:p>
          </table:table-cell>
          <table:table-cell table:number-columns-repeated="2"/>
          <table:table-cell table:style-name="ce382" table:formula="of:=[.L50]+0.01" office:value-type="float" office:value="-0.52" calcext:value-type="float">
            <text:p>-0,52</text:p>
          </table:table-cell>
          <table:table-cell table:style-name="ce382" table:formula="of:=SQRT(1-[.L51]^2)" office:value-type="float" office:value="0.854166260162505" calcext:value-type="float">
            <text:p>0,854166260162505</text:p>
          </table:table-cell>
          <table:table-cell table:style-name="ce382" table:formula="of:=-SQRT(1-[.L51]^2)" office:value-type="float" office:value="-0.854166260162505" calcext:value-type="float">
            <text:p>-0,854166260162505</text:p>
          </table:table-cell>
          <table:table-cell/>
          <table:table-cell table:style-name="ce382" table:formula="of:=RANDBETWEEN(1;1000000)" office:value-type="float" office:value="876662" calcext:value-type="float">
            <text:p>876662</text:p>
          </table:table-cell>
          <table:table-cell table:style-name="ce382" office:value-type="float" office:value="14" calcext:value-type="float">
            <text:p>14</text:p>
          </table:table-cell>
          <table:table-cell table:style-name="ce382" office:value-type="float" office:value="300" calcext:value-type="float">
            <text:p>300</text:p>
          </table:table-cell>
          <table:table-cell table:style-name="ce399" table:formula="of:=IF([.R51]&gt;180;[.R51]-360;IF([.R51]&lt;-180;[.R51]+360;[.R51]))" office:value-type="float" office:value="-60" calcext:value-type="float">
            <text:p>-60</text:p>
          </table:table-cell>
          <table:table-cell table:style-name="ce382" table:formula="of:=RANK([.P51];[.$P$38:.$P$69];0)" office:value-type="float" office:value="5" calcext:value-type="float">
            <text:p>5</text:p>
          </table:table-cell>
          <table:table-cell table:number-columns-repeated="1004"/>
        </table:table-row>
        <table:table-row table:style-name="ro3">
          <table:covered-table-cell table:style-name="ce450"/>
          <table:covered-table-cell table:style-name="ce413"/>
          <table:covered-table-cell table:number-columns-repeated="7" table:style-name="ce450"/>
          <table:table-cell table:number-columns-repeated="2"/>
          <table:table-cell table:style-name="ce382" table:formula="of:=[.L51]+0.01" office:value-type="float" office:value="-0.51" calcext:value-type="float">
            <text:p>-0,51</text:p>
          </table:table-cell>
          <table:table-cell table:style-name="ce382" table:formula="of:=SQRT(1-[.L52]^2)" office:value-type="float" office:value="0.860174400921116" calcext:value-type="float">
            <text:p>0,860174400921116</text:p>
          </table:table-cell>
          <table:table-cell table:style-name="ce382" table:formula="of:=-SQRT(1-[.L52]^2)" office:value-type="float" office:value="-0.860174400921116" calcext:value-type="float">
            <text:p>-0,860174400921116</text:p>
          </table:table-cell>
          <table:table-cell/>
          <table:table-cell table:style-name="ce382" table:formula="of:=RANDBETWEEN(1;1000000)" office:value-type="float" office:value="76052" calcext:value-type="float">
            <text:p>76052</text:p>
          </table:table-cell>
          <table:table-cell table:style-name="ce382" office:value-type="float" office:value="15" calcext:value-type="float">
            <text:p>15</text:p>
          </table:table-cell>
          <table:table-cell table:style-name="ce382" office:value-type="float" office:value="315" calcext:value-type="float">
            <text:p>315</text:p>
          </table:table-cell>
          <table:table-cell table:style-name="ce399" table:formula="of:=IF([.R52]&gt;180;[.R52]-360;IF([.R52]&lt;-180;[.R52]+360;[.R52]))" office:value-type="float" office:value="-45" calcext:value-type="float">
            <text:p>-45</text:p>
          </table:table-cell>
          <table:table-cell table:style-name="ce382" table:formula="of:=RANK([.P52];[.$P$38:.$P$69];0)" office:value-type="float" office:value="32" calcext:value-type="float">
            <text:p>32</text:p>
          </table:table-cell>
          <table:table-cell table:number-columns-repeated="1004"/>
        </table:table-row>
        <table:table-row table:style-name="ro3">
          <table:covered-table-cell table:style-name="ce397"/>
          <table:covered-table-cell table:style-name="ce413"/>
          <table:covered-table-cell table:number-columns-repeated="7" table:style-name="ce397"/>
          <table:table-cell table:number-columns-repeated="2"/>
          <table:table-cell table:style-name="ce382" table:formula="of:=[.L52]+0.01" office:value-type="float" office:value="-0.5" calcext:value-type="float">
            <text:p>-0,5</text:p>
          </table:table-cell>
          <table:table-cell table:style-name="ce382" table:formula="of:=SQRT(1-[.L53]^2)" office:value-type="float" office:value="0.866025403784439" calcext:value-type="float">
            <text:p>0,866025403784439</text:p>
          </table:table-cell>
          <table:table-cell table:style-name="ce382" table:formula="of:=-SQRT(1-[.L53]^2)" office:value-type="float" office:value="-0.866025403784439" calcext:value-type="float">
            <text:p>-0,866025403784439</text:p>
          </table:table-cell>
          <table:table-cell/>
          <table:table-cell table:style-name="ce382" table:formula="of:=RANDBETWEEN(1;1000000)" office:value-type="float" office:value="382407" calcext:value-type="float">
            <text:p>382407</text:p>
          </table:table-cell>
          <table:table-cell table:style-name="ce382" office:value-type="float" office:value="16" calcext:value-type="float">
            <text:p>16</text:p>
          </table:table-cell>
          <table:table-cell table:style-name="ce382" office:value-type="float" office:value="330" calcext:value-type="float">
            <text:p>330</text:p>
          </table:table-cell>
          <table:table-cell table:style-name="ce399" table:formula="of:=IF([.R53]&gt;180;[.R53]-360;IF([.R53]&lt;-180;[.R53]+360;[.R53]))" office:value-type="float" office:value="-30" calcext:value-type="float">
            <text:p>-30</text:p>
          </table:table-cell>
          <table:table-cell table:style-name="ce382" table:formula="of:=RANK([.P53];[.$P$38:.$P$69];0)" office:value-type="float" office:value="21" calcext:value-type="float">
            <text:p>21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195401" calcext:value-type="float">
            <text:p>195401</text:p>
          </table:table-cell>
          <table:table-cell table:style-name="ce382" office:value-type="float" office:value="1" calcext:value-type="float">
            <text:p>1</text:p>
          </table:table-cell>
          <table:table-cell table:style-name="ce415" table:formula="of:=IF([.I54]=1;INDEX([.$D$70:.$D$86];[.J77]);&quot;&quot;)" office:value-type="string" office:string-value="-1/2" calcext:value-type="string">
            <text:p>-1/2</text:p>
          </table:table-cell>
          <table:table-cell table:style-name="ce415" table:formula="of:=IF([.I54]=2;INDEX([.$E$70:.$E$86];[.J77]);&quot;&quot;)">
            <text:p/>
          </table:table-cell>
          <table:table-cell table:style-name="ce415" table:formula="of:=IF([.I54]=3;INDEX([.$F$70:.$F$86];[.J77]);&quot;&quot;)">
            <text:p/>
          </table:table-cell>
          <table:table-cell table:style-name="ce431" table:formula="of:=IF([.I54]=1;INDEX([.$G$70:.$G$86];[.J77]);&quot;&quot;)" office:value-type="float" office:value="-0.5" calcext:value-type="float">
            <text:p>-0,500</text:p>
          </table:table-cell>
          <table:table-cell table:style-name="ce431" table:formula="of:=IF([.I54]=2;INDEX([.$H$70:.$H$86];[.J77]);&quot;&quot;)">
            <text:p/>
          </table:table-cell>
          <table:table-cell table:style-name="ce431" table:formula="of:=IF([.I54]=3;INDEX([.$I$70:.$I$86];[.J77]);&quot;&quot;)">
            <text:p/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number-columns-repeated="2"/>
          <table:table-cell table:style-name="ce382" table:formula="of:=[.L53]+0.01" office:value-type="float" office:value="-0.49" calcext:value-type="float">
            <text:p>-0,49</text:p>
          </table:table-cell>
          <table:table-cell table:style-name="ce382" table:formula="of:=SQRT(1-[.L54]^2)" office:value-type="float" office:value="0.871722432887901" calcext:value-type="float">
            <text:p>0,871722432887901</text:p>
          </table:table-cell>
          <table:table-cell table:style-name="ce382" table:formula="of:=-SQRT(1-[.L54]^2)" office:value-type="float" office:value="-0.871722432887901" calcext:value-type="float">
            <text:p>-0,871722432887901</text:p>
          </table:table-cell>
          <table:table-cell/>
          <table:table-cell table:style-name="ce382" table:formula="of:=RANDBETWEEN(1;1000000)" office:value-type="float" office:value="319694" calcext:value-type="float">
            <text:p>319694</text:p>
          </table:table-cell>
          <table:table-cell table:style-name="ce382" office:value-type="float" office:value="17" calcext:value-type="float">
            <text:p>17</text:p>
          </table:table-cell>
          <table:table-cell table:style-name="ce382" table:formula="of:=[.R38]-360" office:value-type="float" office:value="-360" calcext:value-type="float">
            <text:p>-360</text:p>
          </table:table-cell>
          <table:table-cell table:style-name="ce399" table:formula="of:=IF([.R54]&gt;180;[.R54]-360;IF([.R54]&lt;-180;[.R54]+360;[.R54]))" office:value-type="float" office:value="0" calcext:value-type="float">
            <text:p>0</text:p>
          </table:table-cell>
          <table:table-cell table:style-name="ce382" table:formula="of:=RANK([.P54];[.$P$38:.$P$69];0)" office:value-type="float" office:value="23" calcext:value-type="float">
            <text:p>23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566218" calcext:value-type="float">
            <text:p>566218</text:p>
          </table:table-cell>
          <table:table-cell table:style-name="ce382" office:value-type="float" office:value="2" calcext:value-type="float">
            <text:p>2</text:p>
          </table:table-cell>
          <table:table-cell table:style-name="ce415" table:formula="of:=IF([.I55]=1;INDEX([.$D$70:.$D$86];[.J78]);&quot;&quot;)">
            <text:p/>
          </table:table-cell>
          <table:table-cell table:style-name="ce415" table:formula="of:=IF([.I55]=2;INDEX([.$E$70:.$E$86];[.J78]);&quot;&quot;)" office:value-type="string" office:string-value="1/2" calcext:value-type="string">
            <text:p>1/2</text:p>
          </table:table-cell>
          <table:table-cell table:style-name="ce418" table:formula="of:=IF([.I55]=3;INDEX([.$F$70:.$F$86];[.J78]);&quot;&quot;)">
            <text:p/>
          </table:table-cell>
          <table:table-cell table:style-name="ce431" table:formula="of:=IF([.I55]=1;INDEX([.$G$70:.$G$86];[.J78]);&quot;&quot;)">
            <text:p/>
          </table:table-cell>
          <table:table-cell table:style-name="ce431" table:formula="of:=IF([.I55]=2;INDEX([.$H$70:.$H$86];[.J78]);&quot;&quot;)" office:value-type="float" office:value="0.5" calcext:value-type="float">
            <text:p>0,500</text:p>
          </table:table-cell>
          <table:table-cell table:style-name="ce431" table:formula="of:=IF([.I55]=3;INDEX([.$I$70:.$I$86];[.J78]);&quot;&quot;)">
            <text:p/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number-columns-repeated="2"/>
          <table:table-cell table:style-name="ce382" table:formula="of:=[.L54]+0.01" office:value-type="float" office:value="-0.48" calcext:value-type="float">
            <text:p>-0,48</text:p>
          </table:table-cell>
          <table:table-cell table:style-name="ce382" table:formula="of:=SQRT(1-[.L55]^2)" office:value-type="float" office:value="0.877268487978453" calcext:value-type="float">
            <text:p>0,877268487978453</text:p>
          </table:table-cell>
          <table:table-cell table:style-name="ce382" table:formula="of:=-SQRT(1-[.L55]^2)" office:value-type="float" office:value="-0.877268487978453" calcext:value-type="float">
            <text:p>-0,877268487978453</text:p>
          </table:table-cell>
          <table:table-cell/>
          <table:table-cell table:style-name="ce382" table:formula="of:=RANDBETWEEN(1;1000000)" office:value-type="float" office:value="794611" calcext:value-type="float">
            <text:p>794611</text:p>
          </table:table-cell>
          <table:table-cell table:style-name="ce382" office:value-type="float" office:value="18" calcext:value-type="float">
            <text:p>18</text:p>
          </table:table-cell>
          <table:table-cell table:style-name="ce382" table:formula="of:=[.R39]-360" office:value-type="float" office:value="-330" calcext:value-type="float">
            <text:p>-330</text:p>
          </table:table-cell>
          <table:table-cell table:style-name="ce399" table:formula="of:=IF([.R55]&gt;180;[.R55]-360;IF([.R55]&lt;-180;[.R55]+360;[.R55]))" office:value-type="float" office:value="30" calcext:value-type="float">
            <text:p>30</text:p>
          </table:table-cell>
          <table:table-cell table:style-name="ce382" table:formula="of:=RANK([.P55];[.$P$38:.$P$69];0)" office:value-type="float" office:value="8" calcext:value-type="float">
            <text:p>8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209203" calcext:value-type="float">
            <text:p>209203</text:p>
          </table:table-cell>
          <table:table-cell table:style-name="ce382" office:value-type="float" office:value="3" calcext:value-type="float">
            <text:p>3</text:p>
          </table:table-cell>
          <table:table-cell table:style-name="ce415" table:formula="of:=IF([.I56]=1;INDEX([.$D$70:.$D$86];[.J79]);&quot;&quot;)">
            <text:p/>
          </table:table-cell>
          <table:table-cell table:style-name="ce415" table:formula="of:=IF([.I56]=2;INDEX([.$E$70:.$E$86];[.J79]);&quot;&quot;)">
            <text:p/>
          </table:table-cell>
          <table:table-cell table:style-name="ce418" table:formula="of:=IF([.I56]=3;INDEX([.$F$70:.$F$86];[.J79]);&quot;&quot;)" office:value-type="string" office:string-value="√3/3" calcext:value-type="string">
            <text:p>√3/3</text:p>
          </table:table-cell>
          <table:table-cell table:style-name="ce431" table:formula="of:=IF([.I56]=1;INDEX([.$G$70:.$G$86];[.J79]);&quot;&quot;)">
            <text:p/>
          </table:table-cell>
          <table:table-cell table:style-name="ce431" table:formula="of:=IF([.I56]=2;INDEX([.$H$70:.$H$86];[.J79]);&quot;&quot;)">
            <text:p/>
          </table:table-cell>
          <table:table-cell table:style-name="ce431" table:formula="of:=IF([.I56]=3;INDEX([.$I$70:.$I$86];[.J79]);&quot;&quot;)" office:value-type="float" office:value="0.577350269189626" calcext:value-type="float">
            <text:p>0,577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number-columns-repeated="2"/>
          <table:table-cell table:style-name="ce382" table:formula="of:=[.L55]+0.01" office:value-type="float" office:value="-0.47" calcext:value-type="float">
            <text:p>-0,47</text:p>
          </table:table-cell>
          <table:table-cell table:style-name="ce382" table:formula="of:=SQRT(1-[.L56]^2)" office:value-type="float" office:value="0.882666414904295" calcext:value-type="float">
            <text:p>0,882666414904295</text:p>
          </table:table-cell>
          <table:table-cell table:style-name="ce382" table:formula="of:=-SQRT(1-[.L56]^2)" office:value-type="float" office:value="-0.882666414904295" calcext:value-type="float">
            <text:p>-0,882666414904295</text:p>
          </table:table-cell>
          <table:table-cell/>
          <table:table-cell table:style-name="ce382" table:formula="of:=RANDBETWEEN(1;1000000)" office:value-type="float" office:value="658292" calcext:value-type="float">
            <text:p>658292</text:p>
          </table:table-cell>
          <table:table-cell table:style-name="ce382" office:value-type="float" office:value="19" calcext:value-type="float">
            <text:p>19</text:p>
          </table:table-cell>
          <table:table-cell table:style-name="ce382" table:formula="of:=[.R40]-360" office:value-type="float" office:value="-315" calcext:value-type="float">
            <text:p>-315</text:p>
          </table:table-cell>
          <table:table-cell table:style-name="ce399" table:formula="of:=IF([.R56]&gt;180;[.R56]-360;IF([.R56]&lt;-180;[.R56]+360;[.R56]))" office:value-type="float" office:value="45" calcext:value-type="float">
            <text:p>45</text:p>
          </table:table-cell>
          <table:table-cell table:style-name="ce382" table:formula="of:=RANK([.P56];[.$P$38:.$P$69];0)"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651633" calcext:value-type="float">
            <text:p>651633</text:p>
          </table:table-cell>
          <table:table-cell table:style-name="ce382" office:value-type="float" office:value="4" calcext:value-type="float">
            <text:p>4</text:p>
          </table:table-cell>
          <table:table-cell table:style-name="ce415" table:formula="of:=IF([.I57]=1;INDEX([.$D$70:.$D$86];[.J80]);&quot;&quot;)" office:value-type="string" office:string-value="√2/2" calcext:value-type="string">
            <text:p>√2/2</text:p>
          </table:table-cell>
          <table:table-cell table:style-name="ce415" table:formula="of:=IF([.I57]=2;INDEX([.$E$70:.$E$86];[.J80]);&quot;&quot;)">
            <text:p/>
          </table:table-cell>
          <table:table-cell table:style-name="ce418" table:formula="of:=IF([.I57]=3;INDEX([.$F$70:.$F$86];[.J80]);&quot;&quot;)">
            <text:p/>
          </table:table-cell>
          <table:table-cell table:style-name="ce431" table:formula="of:=IF([.I57]=1;INDEX([.$G$70:.$G$86];[.J80]);&quot;&quot;)" office:value-type="float" office:value="0.707106781186548" calcext:value-type="float">
            <text:p>0,707</text:p>
          </table:table-cell>
          <table:table-cell table:style-name="ce431" table:formula="of:=IF([.I57]=2;INDEX([.$H$70:.$H$86];[.J80]);&quot;&quot;)">
            <text:p/>
          </table:table-cell>
          <table:table-cell table:style-name="ce431" table:formula="of:=IF([.I57]=3;INDEX([.$I$70:.$I$86];[.J80]);&quot;&quot;)">
            <text:p/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443"/>
          <table:table-cell/>
          <table:table-cell table:style-name="ce382" table:formula="of:=[.L56]+0.01" office:value-type="float" office:value="-0.46" calcext:value-type="float">
            <text:p>-0,46</text:p>
          </table:table-cell>
          <table:table-cell table:style-name="ce382" table:formula="of:=SQRT(1-[.L57]^2)" office:value-type="float" office:value="0.887918915216925" calcext:value-type="float">
            <text:p>0,887918915216925</text:p>
          </table:table-cell>
          <table:table-cell table:style-name="ce382" table:formula="of:=-SQRT(1-[.L57]^2)" office:value-type="float" office:value="-0.887918915216925" calcext:value-type="float">
            <text:p>-0,887918915216925</text:p>
          </table:table-cell>
          <table:table-cell/>
          <table:table-cell table:style-name="ce382" table:formula="of:=RANDBETWEEN(1;1000000)" office:value-type="float" office:value="242021" calcext:value-type="float">
            <text:p>242021</text:p>
          </table:table-cell>
          <table:table-cell table:style-name="ce382" office:value-type="float" office:value="20" calcext:value-type="float">
            <text:p>20</text:p>
          </table:table-cell>
          <table:table-cell table:style-name="ce382" table:formula="of:=[.R41]-360" office:value-type="float" office:value="-300" calcext:value-type="float">
            <text:p>-300</text:p>
          </table:table-cell>
          <table:table-cell table:style-name="ce399" table:formula="of:=IF([.R57]&gt;180;[.R57]-360;IF([.R57]&lt;-180;[.R57]+360;[.R57]))" office:value-type="float" office:value="60" calcext:value-type="float">
            <text:p>60</text:p>
          </table:table-cell>
          <table:table-cell table:style-name="ce382" table:formula="of:=RANK([.P57];[.$P$38:.$P$69];0)" office:value-type="float" office:value="28" calcext:value-type="float">
            <text:p>28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391765" calcext:value-type="float">
            <text:p>391765</text:p>
          </table:table-cell>
          <table:table-cell table:style-name="ce382" office:value-type="float" office:value="5" calcext:value-type="float">
            <text:p>5</text:p>
          </table:table-cell>
          <table:table-cell table:style-name="ce415" table:formula="of:=IF([.I58]=1;INDEX([.$D$70:.$D$86];[.J81]);&quot;&quot;)">
            <text:p/>
          </table:table-cell>
          <table:table-cell table:style-name="ce415" table:formula="of:=IF([.I58]=2;INDEX([.$E$70:.$E$86];[.J81]);&quot;&quot;)" office:value-type="float" office:value="0" calcext:value-type="float">
            <text:p>0</text:p>
          </table:table-cell>
          <table:table-cell table:style-name="ce418" table:formula="of:=IF([.I58]=3;INDEX([.$F$70:.$F$86];[.J81]);&quot;&quot;)">
            <text:p/>
          </table:table-cell>
          <table:table-cell table:style-name="ce431" table:formula="of:=IF([.I58]=1;INDEX([.$G$70:.$G$86];[.J81]);&quot;&quot;)">
            <text:p/>
          </table:table-cell>
          <table:table-cell table:style-name="ce431" table:formula="of:=IF([.I58]=2;INDEX([.$H$70:.$H$86];[.J81]);&quot;&quot;)" office:value-type="float" office:value="0" calcext:value-type="float">
            <text:p>0,000</text:p>
          </table:table-cell>
          <table:table-cell table:style-name="ce431" table:formula="of:=IF([.I58]=3;INDEX([.$I$70:.$I$86];[.J81]);&quot;&quot;)">
            <text:p/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436"/>
          <table:table-cell/>
          <table:table-cell table:style-name="ce382" table:formula="of:=[.L57]+0.01" office:value-type="float" office:value="-0.45" calcext:value-type="float">
            <text:p>-0,45</text:p>
          </table:table-cell>
          <table:table-cell table:style-name="ce382" table:formula="of:=SQRT(1-[.L58]^2)" office:value-type="float" office:value="0.893028554974588" calcext:value-type="float">
            <text:p>0,893028554974588</text:p>
          </table:table-cell>
          <table:table-cell table:style-name="ce382" table:formula="of:=-SQRT(1-[.L58]^2)" office:value-type="float" office:value="-0.893028554974588" calcext:value-type="float">
            <text:p>-0,893028554974588</text:p>
          </table:table-cell>
          <table:table-cell/>
          <table:table-cell table:style-name="ce382" table:formula="of:=RANDBETWEEN(1;1000000)" office:value-type="float" office:value="372375" calcext:value-type="float">
            <text:p>372375</text:p>
          </table:table-cell>
          <table:table-cell table:style-name="ce382" office:value-type="float" office:value="21" calcext:value-type="float">
            <text:p>21</text:p>
          </table:table-cell>
          <table:table-cell table:style-name="ce382" table:formula="of:=[.R42]-360" office:value-type="float" office:value="-270" calcext:value-type="float">
            <text:p>-270</text:p>
          </table:table-cell>
          <table:table-cell table:style-name="ce399" table:formula="of:=IF([.R58]&gt;180;[.R58]-360;IF([.R58]&lt;-180;[.R58]+360;[.R58]))" office:value-type="float" office:value="90" calcext:value-type="float">
            <text:p>90</text:p>
          </table:table-cell>
          <table:table-cell table:style-name="ce382" table:formula="of:=RANK([.P58];[.$P$38:.$P$69];0)" office:value-type="float" office:value="22" calcext:value-type="float">
            <text:p>22</text:p>
          </table:table-cell>
          <table:table-cell table:number-columns-repeated="1004"/>
        </table:table-row>
        <table:table-row table:style-name="ro3">
          <table:table-cell table:style-name="ce383" table:number-columns-repeated="3"/>
          <table:table-cell table:style-name="ce416" table:number-columns-repeated="2"/>
          <table:table-cell table:style-name="ce432"/>
          <table:table-cell table:style-name="ce383" table:number-columns-repeated="3"/>
          <table:table-cell table:style-name="ce436"/>
          <table:table-cell/>
          <table:table-cell table:style-name="ce382" table:formula="of:=[.L58]+0.01" office:value-type="float" office:value="-0.44" calcext:value-type="float">
            <text:p>-0,44</text:p>
          </table:table-cell>
          <table:table-cell table:style-name="ce382" table:formula="of:=SQRT(1-[.L59]^2)" office:value-type="float" office:value="0.897997772825746" calcext:value-type="float">
            <text:p>0,897997772825746</text:p>
          </table:table-cell>
          <table:table-cell table:style-name="ce382" table:formula="of:=-SQRT(1-[.L59]^2)" office:value-type="float" office:value="-0.897997772825746" calcext:value-type="float">
            <text:p>-0,897997772825746</text:p>
          </table:table-cell>
          <table:table-cell/>
          <table:table-cell table:style-name="ce382" table:formula="of:=RANDBETWEEN(1;1000000)" office:value-type="float" office:value="802515" calcext:value-type="float">
            <text:p>802515</text:p>
          </table:table-cell>
          <table:table-cell table:style-name="ce382" office:value-type="float" office:value="22" calcext:value-type="float">
            <text:p>22</text:p>
          </table:table-cell>
          <table:table-cell table:style-name="ce382" table:formula="of:=[.R43]-360" office:value-type="float" office:value="-240" calcext:value-type="float">
            <text:p>-240</text:p>
          </table:table-cell>
          <table:table-cell table:style-name="ce399" table:formula="of:=IF([.R59]&gt;180;[.R59]-360;IF([.R59]&lt;-180;[.R59]+360;[.R59]))" office:value-type="float" office:value="120" calcext:value-type="float">
            <text:p>120</text:p>
          </table:table-cell>
          <table:table-cell table:style-name="ce382" table:formula="of:=RANK([.P59];[.$P$38:.$P$69];0)" office:value-type="float" office:value="7" calcext:value-type="float">
            <text:p>7</text:p>
          </table:table-cell>
          <table:table-cell table:number-columns-repeated="1004"/>
        </table:table-row>
        <table:table-row table:style-name="ro3"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cos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cos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si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si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ta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tan(x)</text:span></text:p>
          </table:table-cell>
          <table:table-cell table:style-name="ce450" office:value-type="string" calcext:value-type="string" table:number-columns-spanned="1" table:number-rows-spanned="3">
            <text:p>choix colonne équations</text:p>
          </table:table-cell>
          <table:table-cell table:style-name="ce398" office:value-type="string" calcext:value-type="string" table:number-columns-spanned="1" table:number-rows-spanned="3">
            <text:p><text:span text:style-name="T20">x</text:span><text:span text:style-name="T21">1</text:span></text:p>
          </table:table-cell>
          <table:table-cell table:style-name="ce398" office:value-type="string" calcext:value-type="string" table:number-columns-spanned="1" table:number-rows-spanned="3">
            <text:p><text:span text:style-name="T20">x</text:span><text:span text:style-name="T21">2</text:span></text:p>
          </table:table-cell>
          <table:table-cell table:style-name="ce436"/>
          <table:table-cell/>
          <table:table-cell table:style-name="ce382" table:formula="of:=[.L59]+0.01" office:value-type="float" office:value="-0.429999999999999" calcext:value-type="float">
            <text:p>-0,429999999999999</text:p>
          </table:table-cell>
          <table:table-cell table:style-name="ce382" table:formula="of:=SQRT(1-[.L60]^2)" office:value-type="float" office:value="0.902828887442133" calcext:value-type="float">
            <text:p>0,902828887442133</text:p>
          </table:table-cell>
          <table:table-cell table:style-name="ce382" table:formula="of:=-SQRT(1-[.L60]^2)" office:value-type="float" office:value="-0.902828887442133" calcext:value-type="float">
            <text:p>-0,902828887442133</text:p>
          </table:table-cell>
          <table:table-cell/>
          <table:table-cell table:style-name="ce382" table:formula="of:=RANDBETWEEN(1;1000000)" office:value-type="float" office:value="731559" calcext:value-type="float">
            <text:p>731559</text:p>
          </table:table-cell>
          <table:table-cell table:style-name="ce382" office:value-type="float" office:value="23" calcext:value-type="float">
            <text:p>23</text:p>
          </table:table-cell>
          <table:table-cell table:style-name="ce382" table:formula="of:=[.R44]-360" office:value-type="float" office:value="-225" calcext:value-type="float">
            <text:p>-225</text:p>
          </table:table-cell>
          <table:table-cell table:style-name="ce399" table:formula="of:=IF([.R60]&gt;180;[.R60]-360;IF([.R60]&lt;-180;[.R60]+360;[.R60]))" office:value-type="float" office:value="135" calcext:value-type="float">
            <text:p>135</text:p>
          </table:table-cell>
          <table:table-cell table:style-name="ce382" table:formula="of:=RANK([.P60];[.$P$38:.$P$69];0)" office:value-type="float" office:value="10" calcext:value-type="float">
            <text:p>10</text:p>
          </table:table-cell>
          <table:table-cell table:number-columns-repeated="1004"/>
        </table:table-row>
        <table:table-row table:style-name="ro3">
          <table:covered-table-cell table:number-columns-repeated="9" table:style-name="ce450"/>
          <table:table-cell table:style-name="ce436"/>
          <table:table-cell/>
          <table:table-cell table:style-name="ce382" table:formula="of:=[.L60]+0.01" office:value-type="float" office:value="-0.42" calcext:value-type="float">
            <text:p>-0,42</text:p>
          </table:table-cell>
          <table:table-cell table:style-name="ce382" table:formula="of:=SQRT(1-[.L61]^2)" office:value-type="float" office:value="0.907524104363074" calcext:value-type="float">
            <text:p>0,907524104363074</text:p>
          </table:table-cell>
          <table:table-cell table:style-name="ce382" table:formula="of:=-SQRT(1-[.L61]^2)" office:value-type="float" office:value="-0.907524104363074" calcext:value-type="float">
            <text:p>-0,907524104363074</text:p>
          </table:table-cell>
          <table:table-cell/>
          <table:table-cell table:style-name="ce382" table:formula="of:=RANDBETWEEN(1;1000000)" office:value-type="float" office:value="533260" calcext:value-type="float">
            <text:p>533260</text:p>
          </table:table-cell>
          <table:table-cell table:style-name="ce382" office:value-type="float" office:value="24" calcext:value-type="float">
            <text:p>24</text:p>
          </table:table-cell>
          <table:table-cell table:style-name="ce382" table:formula="of:=[.R45]-360" office:value-type="float" office:value="-210" calcext:value-type="float">
            <text:p>-210</text:p>
          </table:table-cell>
          <table:table-cell table:style-name="ce399" table:formula="of:=IF([.R61]&gt;180;[.R61]-360;IF([.R61]&lt;-180;[.R61]+360;[.R61]))" office:value-type="float" office:value="150" calcext:value-type="float">
            <text:p>150</text:p>
          </table:table-cell>
          <table:table-cell table:style-name="ce382" table:formula="of:=RANK([.P61];[.$P$38:.$P$69];0)"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covered-table-cell table:number-columns-repeated="9" table:style-name="ce397"/>
          <table:table-cell table:style-name="ce436"/>
          <table:table-cell/>
          <table:table-cell table:style-name="ce382" table:formula="of:=[.L61]+0.01" office:value-type="float" office:value="-0.409999999999999" calcext:value-type="float">
            <text:p>-0,409999999999999</text:p>
          </table:table-cell>
          <table:table-cell table:style-name="ce382" table:formula="of:=SQRT(1-[.L62]^2)" office:value-type="float" office:value="0.912085522305886" calcext:value-type="float">
            <text:p>0,912085522305886</text:p>
          </table:table-cell>
          <table:table-cell table:style-name="ce382" table:formula="of:=-SQRT(1-[.L62]^2)" office:value-type="float" office:value="-0.912085522305886" calcext:value-type="float">
            <text:p>-0,912085522305886</text:p>
          </table:table-cell>
          <table:table-cell/>
          <table:table-cell table:style-name="ce382" table:formula="of:=RANDBETWEEN(1;1000000)" office:value-type="float" office:value="961982" calcext:value-type="float">
            <text:p>961982</text:p>
          </table:table-cell>
          <table:table-cell table:style-name="ce382" office:value-type="float" office:value="25" calcext:value-type="float">
            <text:p>25</text:p>
          </table:table-cell>
          <table:table-cell table:style-name="ce382" table:formula="of:=[.R46]-360" office:value-type="float" office:value="-180" calcext:value-type="float">
            <text:p>-180</text:p>
          </table:table-cell>
          <table:table-cell table:style-name="ce399" office:value-type="float" office:value="180" calcext:value-type="float">
            <text:p>180</text:p>
          </table:table-cell>
          <table:table-cell table:style-name="ce382" table:formula="of:=RANK([.P62];[.$P$38:.$P$69];0)" office:value-type="float" office:value="2" calcext:value-type="float">
            <text:p>2</text:p>
          </table:table-cell>
          <table:table-cell table:number-columns-repeated="1004"/>
        </table:table-row>
        <table:table-row table:style-name="ro3">
          <table:table-cell table:style-name="ce399" table:formula="of:=IF([.F54]=&quot;&quot;;&quot; &quot;;ACOS([.F54])*180/PI())" office:value-type="float" office:value="120" calcext:value-type="float">
            <text:p>120</text:p>
          </table:table-cell>
          <table:table-cell table:style-name="ce399" table:formula="of:=IF([.F54]=&quot;&quot;;&quot; &quot;;360-ACOS([.F54])*180/PI())" office:value-type="float" office:value="240" calcext:value-type="float">
            <text:p>240</text:p>
          </table:table-cell>
          <table:table-cell table:style-name="ce399" table:formula="of:=IF([.G54]=&quot;&quot;;&quot; &quot;;IF(ASIN([.G54])*180/PI()&gt;=0;ASIN([.G54])*180/PI();180-ASIN([.G54])*180/PI()))" office:value-type="string" office:string-value=" " calcext:value-type="string">
            <text:p><text:s/></text:p>
          </table:table-cell>
          <table:table-cell table:style-name="ce417" table:formula="of:=IF([.G54]=&quot;&quot;;&quot; &quot;;IF(ASIN([.G54])*180/PI()&gt;=0;180-ASIN([.G54])*180/PI();360+ASIN([.G54])*180/PI()))" office:value-type="string" office:string-value=" " calcext:value-type="string">
            <text:p><text:s/></text:p>
          </table:table-cell>
          <table:table-cell table:style-name="ce417" table:formula="of:=IF([.H54]=&quot;Impossible&quot;;90;IF([.H54]=&quot;&quot;;&quot; &quot;;IF(ATAN([.H54])*180/PI()&gt;=0;ATAN([.H54])*180/PI();180+ATAN([.H54])*180/PI())))" office:value-type="string" office:string-value=" " calcext:value-type="string">
            <text:p><text:s/></text:p>
          </table:table-cell>
          <table:table-cell table:style-name="ce417" table:formula="of:=IF([.H54]=&quot;Impossible&quot;;270;IF([.H54]=&quot;&quot;;&quot; &quot;;IF(ATAN([.H54])*180/PI()&gt;=0;180+ATAN([.H54])*180/PI();360+ATAN([.H54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382" table:formula="of:=IF([.A63]&lt;&gt;&quot; &quot;;[.A63];IF([.C63]&lt;&gt;&quot; &quot;;[.C63];IF([.E63]&lt;&gt;&quot; &quot;;[.E63];&quot; &quot;)))" office:value-type="float" office:value="120" calcext:value-type="float">
            <text:p>120</text:p>
          </table:table-cell>
          <table:table-cell table:style-name="ce382" table:formula="of:=IF([.B63]&lt;&gt;&quot; &quot;;[.B63];IF([.D63]&lt;&gt;&quot; &quot;;[.D63];IF([.F63]&lt;&gt;&quot; &quot;;[.F63];&quot; &quot;)))" office:value-type="float" office:value="240" calcext:value-type="float">
            <text:p>240</text:p>
          </table:table-cell>
          <table:table-cell table:style-name="ce436"/>
          <table:table-cell/>
          <table:table-cell table:style-name="ce382" table:formula="of:=[.L62]+0.01" office:value-type="float" office:value="-0.4" calcext:value-type="float">
            <text:p>-0,4</text:p>
          </table:table-cell>
          <table:table-cell table:style-name="ce382" table:formula="of:=SQRT(1-[.L63]^2)" office:value-type="float" office:value="0.916515138991168" calcext:value-type="float">
            <text:p>0,916515138991168</text:p>
          </table:table-cell>
          <table:table-cell table:style-name="ce382" table:formula="of:=-SQRT(1-[.L63]^2)" office:value-type="float" office:value="-0.916515138991168" calcext:value-type="float">
            <text:p>-0,916515138991168</text:p>
          </table:table-cell>
          <table:table-cell/>
          <table:table-cell table:style-name="ce382" table:formula="of:=RANDBETWEEN(1;1000000)" office:value-type="float" office:value="393989" calcext:value-type="float">
            <text:p>393989</text:p>
          </table:table-cell>
          <table:table-cell table:style-name="ce382" office:value-type="float" office:value="26" calcext:value-type="float">
            <text:p>26</text:p>
          </table:table-cell>
          <table:table-cell table:style-name="ce382" table:formula="of:=[.R47]-360" office:value-type="float" office:value="-150" calcext:value-type="float">
            <text:p>-150</text:p>
          </table:table-cell>
          <table:table-cell table:style-name="ce399" table:formula="of:=IF([.R63]&gt;180;[.R63]-360;IF([.R63]&lt;-180;[.R63]+360;[.R63]))" office:value-type="float" office:value="-150" calcext:value-type="float">
            <text:p>-150</text:p>
          </table:table-cell>
          <table:table-cell table:style-name="ce382" table:formula="of:=RANK([.P63];[.$P$38:.$P$69];0)"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382" table:formula="of:=IF([.F55]=&quot;&quot;;&quot; &quot;;ACOS([.F55])*180/PI())" office:value-type="string" office:string-value=" " calcext:value-type="string">
            <text:p><text:s/></text:p>
          </table:table-cell>
          <table:table-cell table:style-name="ce382" table:formula="of:=IF([.F55]=&quot;&quot;;&quot; &quot;;360-ACOS([.F55])*180/PI())" office:value-type="string" office:string-value=" " calcext:value-type="string">
            <text:p><text:s/></text:p>
          </table:table-cell>
          <table:table-cell table:style-name="ce382" table:formula="of:=IF([.G55]=&quot;&quot;;&quot; &quot;;IF(ASIN([.G55])*180/PI()&gt;=0;ASIN([.G55])*180/PI();180-ASIN([.G55])*180/PI()))" office:value-type="float" office:value="30" calcext:value-type="float">
            <text:p>30</text:p>
          </table:table-cell>
          <table:table-cell table:style-name="ce415" table:formula="of:=IF([.G55]=&quot;&quot;;&quot; &quot;;IF(ASIN([.G55])*180/PI()&gt;=0;180-ASIN([.G55])*180/PI();360+ASIN([.G55])*180/PI()))" office:value-type="float" office:value="150" calcext:value-type="float">
            <text:p>150</text:p>
          </table:table-cell>
          <table:table-cell table:style-name="ce415" table:formula="of:=IF([.H55]=&quot;Impossible&quot;;90;IF([.H55]=&quot;&quot;;&quot; &quot;;IF(ATAN([.H55])*180/PI()&gt;=0;ATAN([.H55])*180/PI();180+ATAN([.H55])*180/PI())))" office:value-type="string" office:string-value=" " calcext:value-type="string">
            <text:p><text:s/></text:p>
          </table:table-cell>
          <table:table-cell table:style-name="ce418" table:formula="of:=IF([.H55]=&quot;Impossible&quot;;270;IF([.H55]=&quot;&quot;;&quot; &quot;;IF(ATAN([.H55])*180/PI()&gt;=0;180+ATAN([.H55])*180/PI();360+ATAN([.H55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382" table:formula="of:=IF([.A64]&lt;&gt;&quot; &quot;;[.A64];IF([.C64]&lt;&gt;&quot; &quot;;[.C64];IF([.E64]&lt;&gt;&quot; &quot;;[.E64];&quot; &quot;)))" office:value-type="float" office:value="30" calcext:value-type="float">
            <text:p>30</text:p>
          </table:table-cell>
          <table:table-cell table:style-name="ce382" table:formula="of:=IF([.B64]&lt;&gt;&quot; &quot;;[.B64];IF([.D64]&lt;&gt;&quot; &quot;;[.D64];IF([.F64]&lt;&gt;&quot; &quot;;[.F64];&quot; &quot;)))" office:value-type="float" office:value="150" calcext:value-type="float">
            <text:p>150</text:p>
          </table:table-cell>
          <table:table-cell table:style-name="ce436"/>
          <table:table-cell/>
          <table:table-cell table:style-name="ce382" table:formula="of:=[.L63]+0.01" office:value-type="float" office:value="-0.389999999999999" calcext:value-type="float">
            <text:p>-0,389999999999999</text:p>
          </table:table-cell>
          <table:table-cell table:style-name="ce382" table:formula="of:=SQRT(1-[.L64]^2)" office:value-type="float" office:value="0.920814856526544" calcext:value-type="float">
            <text:p>0,920814856526544</text:p>
          </table:table-cell>
          <table:table-cell table:style-name="ce382" table:formula="of:=-SQRT(1-[.L64]^2)" office:value-type="float" office:value="-0.920814856526544" calcext:value-type="float">
            <text:p>-0,920814856526544</text:p>
          </table:table-cell>
          <table:table-cell/>
          <table:table-cell table:style-name="ce382" table:formula="of:=RANDBETWEEN(1;1000000)" office:value-type="float" office:value="513983" calcext:value-type="float">
            <text:p>513983</text:p>
          </table:table-cell>
          <table:table-cell table:style-name="ce382" office:value-type="float" office:value="27" calcext:value-type="float">
            <text:p>27</text:p>
          </table:table-cell>
          <table:table-cell table:style-name="ce382" table:formula="of:=[.R48]-360" office:value-type="float" office:value="-135" calcext:value-type="float">
            <text:p>-135</text:p>
          </table:table-cell>
          <table:table-cell table:style-name="ce399" table:formula="of:=IF([.R64]&gt;180;[.R64]-360;IF([.R64]&lt;-180;[.R64]+360;[.R64]))" office:value-type="float" office:value="-135" calcext:value-type="float">
            <text:p>-135</text:p>
          </table:table-cell>
          <table:table-cell table:style-name="ce382" table:formula="of:=RANK([.P64];[.$P$38:.$P$69];0)"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382" table:formula="of:=IF([.F56]=&quot;&quot;;&quot; &quot;;ACOS([.F56])*180/PI())" office:value-type="string" office:string-value=" " calcext:value-type="string">
            <text:p><text:s/></text:p>
          </table:table-cell>
          <table:table-cell table:style-name="ce382" table:formula="of:=IF([.F56]=&quot;&quot;;&quot; &quot;;360-ACOS([.F56])*180/PI())" office:value-type="string" office:string-value=" " calcext:value-type="string">
            <text:p><text:s/></text:p>
          </table:table-cell>
          <table:table-cell table:style-name="ce382" table:formula="of:=IF([.G56]=&quot;&quot;;&quot; &quot;;IF(ASIN([.G56])*180/PI()&gt;=0;ASIN([.G56])*180/PI();180-ASIN([.G56])*180/PI()))" office:value-type="string" office:string-value=" " calcext:value-type="string">
            <text:p><text:s/></text:p>
          </table:table-cell>
          <table:table-cell table:style-name="ce415" table:formula="of:=IF([.G56]=&quot;&quot;;&quot; &quot;;IF(ASIN([.G56])*180/PI()&gt;=0;180-ASIN([.G56])*180/PI();360+ASIN([.G56])*180/PI()))" office:value-type="string" office:string-value=" " calcext:value-type="string">
            <text:p><text:s/></text:p>
          </table:table-cell>
          <table:table-cell table:style-name="ce415" table:formula="of:=IF([.H56]=&quot;Impossible&quot;;90;IF([.H56]=&quot;&quot;;&quot; &quot;;IF(ATAN([.H56])*180/PI()&gt;=0;ATAN([.H56])*180/PI();180+ATAN([.H56])*180/PI())))" office:value-type="float" office:value="30" calcext:value-type="float">
            <text:p>30</text:p>
          </table:table-cell>
          <table:table-cell table:style-name="ce418" table:formula="of:=IF([.H56]=&quot;Impossible&quot;;270;IF([.H56]=&quot;&quot;;&quot; &quot;;IF(ATAN([.H56])*180/PI()&gt;=0;180+ATAN([.H56])*180/PI();360+ATAN([.H56])*180/PI())))" office:value-type="float" office:value="210" calcext:value-type="float">
            <text:p>210</text:p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382" table:formula="of:=IF([.A65]&lt;&gt;&quot; &quot;;[.A65];IF([.C65]&lt;&gt;&quot; &quot;;[.C65];IF([.E65]&lt;&gt;&quot; &quot;;[.E65];&quot; &quot;)))" office:value-type="float" office:value="30" calcext:value-type="float">
            <text:p>30</text:p>
          </table:table-cell>
          <table:table-cell table:style-name="ce382" table:formula="of:=IF([.B65]&lt;&gt;&quot; &quot;;[.B65];IF([.D65]&lt;&gt;&quot; &quot;;[.D65];IF([.F65]&lt;&gt;&quot; &quot;;[.F65];&quot; &quot;)))" office:value-type="float" office:value="210" calcext:value-type="float">
            <text:p>210</text:p>
          </table:table-cell>
          <table:table-cell table:style-name="ce436"/>
          <table:table-cell/>
          <table:table-cell table:style-name="ce382" table:formula="of:=[.L64]+0.01" office:value-type="float" office:value="-0.379999999999999" calcext:value-type="float">
            <text:p>-0,379999999999999</text:p>
          </table:table-cell>
          <table:table-cell table:style-name="ce382" table:formula="of:=SQRT(1-[.L65]^2)" office:value-type="float" office:value="0.924986486387774" calcext:value-type="float">
            <text:p>0,924986486387774</text:p>
          </table:table-cell>
          <table:table-cell table:style-name="ce382" table:formula="of:=-SQRT(1-[.L65]^2)" office:value-type="float" office:value="-0.924986486387774" calcext:value-type="float">
            <text:p>-0,924986486387774</text:p>
          </table:table-cell>
          <table:table-cell/>
          <table:table-cell table:style-name="ce382" table:formula="of:=RANDBETWEEN(1;1000000)" office:value-type="float" office:value="722113" calcext:value-type="float">
            <text:p>722113</text:p>
          </table:table-cell>
          <table:table-cell table:style-name="ce382" office:value-type="float" office:value="28" calcext:value-type="float">
            <text:p>28</text:p>
          </table:table-cell>
          <table:table-cell table:style-name="ce382" table:formula="of:=[.R49]-360" office:value-type="float" office:value="-120" calcext:value-type="float">
            <text:p>-120</text:p>
          </table:table-cell>
          <table:table-cell table:style-name="ce399" table:formula="of:=IF([.R65]&gt;180;[.R65]-360;IF([.R65]&lt;-180;[.R65]+360;[.R65]))" office:value-type="float" office:value="-120" calcext:value-type="float">
            <text:p>-120</text:p>
          </table:table-cell>
          <table:table-cell table:style-name="ce382" table:formula="of:=RANK([.P65];[.$P$38:.$P$69];0)"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382" table:formula="of:=IF([.F57]=&quot;&quot;;&quot; &quot;;ACOS([.F57])*180/PI())" office:value-type="float" office:value="45" calcext:value-type="float">
            <text:p>45</text:p>
          </table:table-cell>
          <table:table-cell table:style-name="ce382" table:formula="of:=IF([.F57]=&quot;&quot;;&quot; &quot;;360-ACOS([.F57])*180/PI())" office:value-type="float" office:value="315" calcext:value-type="float">
            <text:p>315</text:p>
          </table:table-cell>
          <table:table-cell table:style-name="ce382" table:formula="of:=IF([.G57]=&quot;&quot;;&quot; &quot;;IF(ASIN([.G57])*180/PI()&gt;=0;ASIN([.G57])*180/PI();180-ASIN([.G57])*180/PI()))" office:value-type="string" office:string-value=" " calcext:value-type="string">
            <text:p><text:s/></text:p>
          </table:table-cell>
          <table:table-cell table:style-name="ce415" table:formula="of:=IF([.G57]=&quot;&quot;;&quot; &quot;;IF(ASIN([.G57])*180/PI()&gt;=0;180-ASIN([.G57])*180/PI();360+ASIN([.G57])*180/PI()))" office:value-type="string" office:string-value=" " calcext:value-type="string">
            <text:p><text:s/></text:p>
          </table:table-cell>
          <table:table-cell table:style-name="ce415" table:formula="of:=IF([.H57]=&quot;Impossible&quot;;90;IF([.H57]=&quot;&quot;;&quot; &quot;;IF(ATAN([.H57])*180/PI()&gt;=0;ATAN([.H57])*180/PI();180+ATAN([.H57])*180/PI())))" office:value-type="string" office:string-value=" " calcext:value-type="string">
            <text:p><text:s/></text:p>
          </table:table-cell>
          <table:table-cell table:style-name="ce418" table:formula="of:=IF([.H57]=&quot;Impossible&quot;;270;IF([.H57]=&quot;&quot;;&quot; &quot;;IF(ATAN([.H57])*180/PI()&gt;=0;180+ATAN([.H57])*180/PI();360+ATAN([.H57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382" table:formula="of:=IF([.A66]&lt;&gt;&quot; &quot;;[.A66];IF([.C66]&lt;&gt;&quot; &quot;;[.C66];IF([.E66]&lt;&gt;&quot; &quot;;[.E66];&quot; &quot;)))" office:value-type="float" office:value="45" calcext:value-type="float">
            <text:p>45</text:p>
          </table:table-cell>
          <table:table-cell table:style-name="ce382" table:formula="of:=IF([.B66]&lt;&gt;&quot; &quot;;[.B66];IF([.D66]&lt;&gt;&quot; &quot;;[.D66];IF([.F66]&lt;&gt;&quot; &quot;;[.F66];&quot; &quot;)))" office:value-type="float" office:value="315" calcext:value-type="float">
            <text:p>315</text:p>
          </table:table-cell>
          <table:table-cell table:style-name="ce436"/>
          <table:table-cell/>
          <table:table-cell table:style-name="ce382" table:formula="of:=[.L65]+0.01" office:value-type="float" office:value="-0.369999999999999" calcext:value-type="float">
            <text:p>-0,369999999999999</text:p>
          </table:table-cell>
          <table:table-cell table:style-name="ce382" table:formula="of:=SQRT(1-[.L66]^2)" office:value-type="float" office:value="0.929031754032122" calcext:value-type="float">
            <text:p>0,929031754032122</text:p>
          </table:table-cell>
          <table:table-cell table:style-name="ce382" table:formula="of:=-SQRT(1-[.L66]^2)" office:value-type="float" office:value="-0.929031754032122" calcext:value-type="float">
            <text:p>-0,929031754032122</text:p>
          </table:table-cell>
          <table:table-cell/>
          <table:table-cell table:style-name="ce382" table:formula="of:=RANDBETWEEN(1;1000000)" office:value-type="float" office:value="995462" calcext:value-type="float">
            <text:p>995462</text:p>
          </table:table-cell>
          <table:table-cell table:style-name="ce382" office:value-type="float" office:value="29" calcext:value-type="float">
            <text:p>29</text:p>
          </table:table-cell>
          <table:table-cell table:style-name="ce382" table:formula="of:=[.R50]-360" office:value-type="float" office:value="-90" calcext:value-type="float">
            <text:p>-90</text:p>
          </table:table-cell>
          <table:table-cell table:style-name="ce399" table:formula="of:=IF([.R66]&gt;180;[.R66]-360;IF([.R66]&lt;-180;[.R66]+360;[.R66]))" office:value-type="float" office:value="-90" calcext:value-type="float">
            <text:p>-90</text:p>
          </table:table-cell>
          <table:table-cell table:style-name="ce382" table:formula="of:=RANK([.P66];[.$P$38:.$P$69];0)"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style-name="ce382" table:formula="of:=IF([.F58]=&quot;&quot;;&quot; &quot;;ACOS([.F58])*180/PI())" office:value-type="string" office:string-value=" " calcext:value-type="string">
            <text:p><text:s/></text:p>
          </table:table-cell>
          <table:table-cell table:style-name="ce382" table:formula="of:=IF([.F58]=&quot;&quot;;&quot; &quot;;360-ACOS([.F58])*180/PI())" office:value-type="string" office:string-value=" " calcext:value-type="string">
            <text:p><text:s/></text:p>
          </table:table-cell>
          <table:table-cell table:style-name="ce382" table:formula="of:=IF([.G58]=&quot;&quot;;&quot; &quot;;IF(ASIN([.G58])*180/PI()&gt;=0;ASIN([.G58])*180/PI();180-ASIN([.G58])*180/PI()))" office:value-type="float" office:value="0" calcext:value-type="float">
            <text:p>0</text:p>
          </table:table-cell>
          <table:table-cell table:style-name="ce415" table:formula="of:=IF([.G58]=&quot;&quot;;&quot; &quot;;IF(ASIN([.G58])*180/PI()&gt;=0;180-ASIN([.G58])*180/PI();360+ASIN([.G58])*180/PI()))" office:value-type="float" office:value="180" calcext:value-type="float">
            <text:p>180</text:p>
          </table:table-cell>
          <table:table-cell table:style-name="ce415" table:formula="of:=IF([.H58]=&quot;Impossible&quot;;90;IF([.H58]=&quot;&quot;;&quot; &quot;;IF(ATAN([.H58])*180/PI()&gt;=0;ATAN([.H58])*180/PI();180+ATAN([.H58])*180/PI())))" office:value-type="string" office:string-value=" " calcext:value-type="string">
            <text:p><text:s/></text:p>
          </table:table-cell>
          <table:table-cell table:style-name="ce418" table:formula="of:=IF([.H58]=&quot;Impossible&quot;;270;IF([.H58]=&quot;&quot;;&quot; &quot;;IF(ATAN([.H58])*180/PI()&gt;=0;180+ATAN([.H58])*180/PI();360+ATAN([.H58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382" table:formula="of:=IF([.A67]&lt;&gt;&quot; &quot;;[.A67];IF([.C67]&lt;&gt;&quot; &quot;;[.C67];IF([.E67]&lt;&gt;&quot; &quot;;[.E67];&quot; &quot;)))" office:value-type="float" office:value="0" calcext:value-type="float">
            <text:p>0</text:p>
          </table:table-cell>
          <table:table-cell table:style-name="ce382" table:formula="of:=IF([.B67]&lt;&gt;&quot; &quot;;[.B67];IF([.D67]&lt;&gt;&quot; &quot;;[.D67];IF([.F67]&lt;&gt;&quot; &quot;;[.F67];&quot; &quot;)))" office:value-type="float" office:value="180" calcext:value-type="float">
            <text:p>180</text:p>
          </table:table-cell>
          <table:table-cell table:style-name="ce436"/>
          <table:table-cell/>
          <table:table-cell table:style-name="ce382" table:formula="of:=[.L66]+0.01" office:value-type="float" office:value="-0.359999999999999" calcext:value-type="float">
            <text:p>-0,359999999999999</text:p>
          </table:table-cell>
          <table:table-cell table:style-name="ce382" table:formula="of:=SQRT(1-[.L67]^2)" office:value-type="float" office:value="0.932952303175248" calcext:value-type="float">
            <text:p>0,932952303175248</text:p>
          </table:table-cell>
          <table:table-cell table:style-name="ce382" table:formula="of:=-SQRT(1-[.L67]^2)" office:value-type="float" office:value="-0.932952303175248" calcext:value-type="float">
            <text:p>-0,932952303175248</text:p>
          </table:table-cell>
          <table:table-cell/>
          <table:table-cell table:style-name="ce382" table:formula="of:=RANDBETWEEN(1;1000000)" office:value-type="float" office:value="655235" calcext:value-type="float">
            <text:p>655235</text:p>
          </table:table-cell>
          <table:table-cell table:style-name="ce382" office:value-type="float" office:value="30" calcext:value-type="float">
            <text:p>30</text:p>
          </table:table-cell>
          <table:table-cell table:style-name="ce382" table:formula="of:=[.R51]-360" office:value-type="float" office:value="-60" calcext:value-type="float">
            <text:p>-60</text:p>
          </table:table-cell>
          <table:table-cell table:style-name="ce399" table:formula="of:=IF([.R67]&gt;180;[.R67]-360;IF([.R67]&lt;-180;[.R67]+360;[.R67]))" office:value-type="float" office:value="-60" calcext:value-type="float">
            <text:p>-60</text:p>
          </table:table-cell>
          <table:table-cell table:style-name="ce382" table:formula="of:=RANK([.P67];[.$P$38:.$P$69];0)"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401" table:number-columns-repeated="5"/>
          <table:table-cell table:style-name="ce433"/>
          <table:table-cell table:style-name="ce436" table:number-columns-repeated="4"/>
          <table:table-cell/>
          <table:table-cell table:style-name="ce382" table:formula="of:=[.L67]+0.01" office:value-type="float" office:value="-0.349999999999999" calcext:value-type="float">
            <text:p>-0,349999999999999</text:p>
          </table:table-cell>
          <table:table-cell table:style-name="ce382" table:formula="of:=SQRT(1-[.L68]^2)" office:value-type="float" office:value="0.93674969975976" calcext:value-type="float">
            <text:p>0,93674969975976</text:p>
          </table:table-cell>
          <table:table-cell table:style-name="ce382" table:formula="of:=-SQRT(1-[.L68]^2)" office:value-type="float" office:value="-0.93674969975976" calcext:value-type="float">
            <text:p>-0,93674969975976</text:p>
          </table:table-cell>
          <table:table-cell/>
          <table:table-cell table:style-name="ce382" table:formula="of:=RANDBETWEEN(1;1000000)" office:value-type="float" office:value="301200" calcext:value-type="float">
            <text:p>301200</text:p>
          </table:table-cell>
          <table:table-cell table:style-name="ce382" office:value-type="float" office:value="31" calcext:value-type="float">
            <text:p>31</text:p>
          </table:table-cell>
          <table:table-cell table:style-name="ce382" table:formula="of:=[.R52]-360" office:value-type="float" office:value="-45" calcext:value-type="float">
            <text:p>-45</text:p>
          </table:table-cell>
          <table:table-cell table:style-name="ce399" table:formula="of:=IF([.R68]&gt;180;[.R68]-360;IF([.R68]&lt;-180;[.R68]+360;[.R68]))" office:value-type="float" office:value="-45" calcext:value-type="float">
            <text:p>-45</text:p>
          </table:table-cell>
          <table:table-cell table:style-name="ce382" table:formula="of:=RANK([.P68];[.$P$38:.$P$69];0)" office:value-type="float" office:value="24" calcext:value-type="float">
            <text:p>24</text:p>
          </table:table-cell>
          <table:table-cell table:number-columns-repeated="1004"/>
        </table:table-row>
        <table:table-row table:style-name="ro3">
          <table:table-cell table:style-name="ce384" office:value-type="string" calcext:value-type="string">
            <text:p>Aléatoire</text:p>
          </table:table-cell>
          <table:table-cell table:style-name="ce384" office:value-type="string" calcext:value-type="string">
            <text:p>Rang</text:p>
          </table:table-cell>
          <table:table-cell table:style-name="ce384" office:value-type="string" calcext:value-type="string">
            <text:p>Degrés</text:p>
          </table:table-cell>
          <table:table-cell table:style-name="ce384" office:value-type="string" calcext:value-type="string">
            <text:p>cos</text:p>
          </table:table-cell>
          <table:table-cell table:style-name="ce384" office:value-type="string" calcext:value-type="string">
            <text:p>sin</text:p>
          </table:table-cell>
          <table:table-cell table:style-name="ce384" office:value-type="string" calcext:value-type="string">
            <text:p>tan</text:p>
          </table:table-cell>
          <table:table-cell table:style-name="ce384" office:value-type="string" calcext:value-type="string">
            <text:p>cos</text:p>
          </table:table-cell>
          <table:table-cell table:style-name="ce384" office:value-type="string" calcext:value-type="string">
            <text:p>sin</text:p>
          </table:table-cell>
          <table:table-cell table:style-name="ce384" office:value-type="string" calcext:value-type="string">
            <text:p>tan</text:p>
          </table:table-cell>
          <table:table-cell table:style-name="ce384" office:value-type="string" calcext:value-type="string">
            <text:p>choix</text:p>
          </table:table-cell>
          <table:table-cell/>
          <table:table-cell table:style-name="ce382" table:formula="of:=[.L68]+0.01" office:value-type="float" office:value="-0.339999999999999" calcext:value-type="float">
            <text:p>-0,339999999999999</text:p>
          </table:table-cell>
          <table:table-cell table:style-name="ce382" table:formula="of:=SQRT(1-[.L69]^2)" office:value-type="float" office:value="0.9404254356407" calcext:value-type="float">
            <text:p>0,9404254356407</text:p>
          </table:table-cell>
          <table:table-cell table:style-name="ce382" table:formula="of:=-SQRT(1-[.L69]^2)" office:value-type="float" office:value="-0.9404254356407" calcext:value-type="float">
            <text:p>-0,9404254356407</text:p>
          </table:table-cell>
          <table:table-cell/>
          <table:table-cell table:style-name="ce382" table:formula="of:=RANDBETWEEN(1;1000000)" office:value-type="float" office:value="621871" calcext:value-type="float">
            <text:p>621871</text:p>
          </table:table-cell>
          <table:table-cell table:style-name="ce382" office:value-type="float" office:value="32" calcext:value-type="float">
            <text:p>32</text:p>
          </table:table-cell>
          <table:table-cell table:style-name="ce382" table:formula="of:=[.R53]-360" office:value-type="float" office:value="-30" calcext:value-type="float">
            <text:p>-30</text:p>
          </table:table-cell>
          <table:table-cell table:style-name="ce399" table:formula="of:=IF([.R69]&gt;180;[.R69]-360;IF([.R69]&lt;-180;[.R69]+360;[.R69]))" office:value-type="float" office:value="-30" calcext:value-type="float">
            <text:p>-30</text:p>
          </table:table-cell>
          <table:table-cell table:style-name="ce382" table:formula="of:=RANK([.P69];[.$P$38:.$P$69];0)"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915009" calcext:value-type="float">
            <text:p>915009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418" office:value-type="float" office:value="1" calcext:value-type="float">
            <text:p>1</text:p>
          </table:table-cell>
          <table:table-cell table:number-columns-repeated="2" table:style-name="ce418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table:style-name="ce399" office:value-type="float" office:value="0" calcext:value-type="float">
            <text:p>0</text:p>
          </table:table-cell>
          <table:table-cell table:style-name="ce382" table:formula="of:=RANK([.A70];[.$A$70:.$A$86];0)" office:value-type="float" office:value="2" calcext:value-type="float">
            <text:p>2</text:p>
          </table:table-cell>
          <table:table-cell/>
          <table:table-cell table:style-name="ce382" table:formula="of:=[.L69]+0.01" office:value-type="float" office:value="-0.329999999999999" calcext:value-type="float">
            <text:p>-0,329999999999999</text:p>
          </table:table-cell>
          <table:table-cell table:style-name="ce382" table:formula="of:=SQRT(1-[.L70]^2)" office:value-type="float" office:value="0.943980932010811" calcext:value-type="float">
            <text:p>0,943980932010811</text:p>
          </table:table-cell>
          <table:table-cell table:style-name="ce382" table:formula="of:=-SQRT(1-[.L70]^2)" office:value-type="float" office:value="-0.943980932010811" calcext:value-type="float">
            <text:p>-0,943980932010811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328348" calcext:value-type="float">
            <text:p>328348</text:p>
          </table:table-cell>
          <table:table-cell table:style-name="ce402" office:value-type="float" office:value="2" calcext:value-type="float">
            <text:p>2</text:p>
          </table:table-cell>
          <table:table-cell table:style-name="ce402" office:value-type="float" office:value="30" calcext:value-type="float">
            <text:p>30</text:p>
          </table:table-cell>
          <table:table-cell table:style-name="ce419" office:value-type="string" calcext:value-type="string">
            <text:p><text:span text:style-name="T14">√</text:span>3/2</text:p>
          </table:table-cell>
          <table:table-cell table:style-name="ce419" office:value-type="string" calcext:value-type="string">
            <text:p>1/2</text:p>
          </table:table-cell>
          <table:table-cell table:style-name="ce434" office:value-type="string" calcext:value-type="string">
            <text:p><text:span text:style-name="T14">√</text:span>3/3</text:p>
          </table:table-cell>
          <table:table-cell table:style-name="ce437" table:formula="of:=SQRT(3)/2" office:value-type="float" office:value="0.866025403784439" calcext:value-type="float">
            <text:p>0,866</text:p>
          </table:table-cell>
          <table:table-cell table:style-name="ce439" office:value-type="float" office:value="0.5" calcext:value-type="float">
            <text:p>0,5</text:p>
          </table:table-cell>
          <table:table-cell table:style-name="ce442" table:formula="of:=SQRT(3)/3" office:value-type="float" office:value="0.577350269189626" calcext:value-type="float">
            <text:p>0,577</text:p>
          </table:table-cell>
          <table:table-cell table:style-name="ce402" table:formula="of:=RANK([.A71];[.$A$70:.$A$86];0)" office:value-type="float" office:value="13" calcext:value-type="float">
            <text:p>13</text:p>
          </table:table-cell>
          <table:table-cell/>
          <table:table-cell table:style-name="ce382" table:formula="of:=[.L70]+0.01" office:value-type="float" office:value="-0.319999999999999" calcext:value-type="float">
            <text:p>-0,319999999999999</text:p>
          </table:table-cell>
          <table:table-cell table:style-name="ce382" table:formula="of:=SQRT(1-[.L71]^2)" office:value-type="float" office:value="0.947417542586161" calcext:value-type="float">
            <text:p>0,947417542586161</text:p>
          </table:table-cell>
          <table:table-cell table:style-name="ce382" table:formula="of:=-SQRT(1-[.L71]^2)" office:value-type="float" office:value="-0.947417542586161" calcext:value-type="float">
            <text:p>-0,947417542586161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511769" calcext:value-type="float">
            <text:p>511769</text:p>
          </table:table-cell>
          <table:table-cell table:style-name="ce382" office:value-type="float" office:value="3" calcext:value-type="float">
            <text:p>3</text:p>
          </table:table-cell>
          <table:table-cell table:style-name="ce382" office:value-type="float" office:value="45" calcext:value-type="float">
            <text:p>45</text:p>
          </table:table-cell>
          <table:table-cell table:style-name="ce420" office:value-type="string" calcext:value-type="string">
            <text:p><text:span text:style-name="T15">√</text:span>2/2</text:p>
          </table:table-cell>
          <table:table-cell table:style-name="ce420" office:value-type="string" calcext:value-type="string">
            <text:p><text:span text:style-name="T15">√</text:span>2/2</text:p>
          </table:table-cell>
          <table:table-cell table:style-name="ce418" office:value-type="float" office:value="1" calcext:value-type="float">
            <text:p>1</text:p>
          </table:table-cell>
          <table:table-cell table:style-name="ce438" table:formula="of:=SQRT(2)/2" office:value-type="float" office:value="0.707106781186548" calcext:value-type="float">
            <text:p>0,707</text:p>
          </table:table-cell>
          <table:table-cell table:style-name="ce438" table:formula="of:=SQRT(2)/2" office:value-type="float" office:value="0.707106781186548" calcext:value-type="float">
            <text:p>0,707</text:p>
          </table:table-cell>
          <table:table-cell table:style-name="ce399" office:value-type="float" office:value="1" calcext:value-type="float">
            <text:p>1</text:p>
          </table:table-cell>
          <table:table-cell table:style-name="ce382" table:formula="of:=RANK([.A72];[.$A$70:.$A$86];0)" office:value-type="float" office:value="9" calcext:value-type="float">
            <text:p>9</text:p>
          </table:table-cell>
          <table:table-cell/>
          <table:table-cell table:style-name="ce382" table:formula="of:=[.L71]+0.01" office:value-type="float" office:value="-0.309999999999999" calcext:value-type="float">
            <text:p>-0,309999999999999</text:p>
          </table:table-cell>
          <table:table-cell table:style-name="ce382" table:formula="of:=SQRT(1-[.L72]^2)" office:value-type="float" office:value="0.950736556570747" calcext:value-type="float">
            <text:p>0,950736556570747</text:p>
          </table:table-cell>
          <table:table-cell table:style-name="ce382" table:formula="of:=-SQRT(1-[.L72]^2)" office:value-type="float" office:value="-0.950736556570747" calcext:value-type="float">
            <text:p>-0,950736556570747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576686" calcext:value-type="float">
            <text:p>576686</text:p>
          </table:table-cell>
          <table:table-cell table:style-name="ce402" office:value-type="float" office:value="4" calcext:value-type="float">
            <text:p>4</text:p>
          </table:table-cell>
          <table:table-cell table:style-name="ce402" office:value-type="float" office:value="60" calcext:value-type="float">
            <text:p>60</text:p>
          </table:table-cell>
          <table:table-cell table:style-name="ce419" office:value-type="string" calcext:value-type="string">
            <text:p>1/2</text:p>
          </table:table-cell>
          <table:table-cell table:style-name="ce419" office:value-type="string" calcext:value-type="string">
            <text:p><text:span text:style-name="T14">√</text:span>3/2</text:p>
          </table:table-cell>
          <table:table-cell table:style-name="ce434" office:value-type="string" calcext:value-type="string">
            <text:p><text:span text:style-name="T14">√</text:span>3</text:p>
          </table:table-cell>
          <table:table-cell table:style-name="ce439" table:formula="of:=0.5" office:value-type="float" office:value="0.5" calcext:value-type="float">
            <text:p>0,5</text:p>
          </table:table-cell>
          <table:table-cell table:style-name="ce437" table:formula="of:=SQRT(3)/2" office:value-type="float" office:value="0.866025403784439" calcext:value-type="float">
            <text:p>0,866</text:p>
          </table:table-cell>
          <table:table-cell table:style-name="ce442" table:formula="of:=SQRT(3)" office:value-type="float" office:value="1.73205080756888" calcext:value-type="float">
            <text:p>1,732</text:p>
          </table:table-cell>
          <table:table-cell table:style-name="ce402" table:formula="of:=RANK([.A73];[.$A$70:.$A$86];0)" office:value-type="float" office:value="7" calcext:value-type="float">
            <text:p>7</text:p>
          </table:table-cell>
          <table:table-cell/>
          <table:table-cell table:style-name="ce382" table:formula="of:=[.L72]+0.01" office:value-type="float" office:value="-0.299999999999999" calcext:value-type="float">
            <text:p>-0,299999999999999</text:p>
          </table:table-cell>
          <table:table-cell table:style-name="ce382" table:formula="of:=SQRT(1-[.L73]^2)" office:value-type="float" office:value="0.953939201416946" calcext:value-type="float">
            <text:p>0,953939201416946</text:p>
          </table:table-cell>
          <table:table-cell table:style-name="ce382" table:formula="of:=-SQRT(1-[.L73]^2)" office:value-type="float" office:value="-0.953939201416946" calcext:value-type="float">
            <text:p>-0,953939201416946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389739" calcext:value-type="float">
            <text:p>389739</text:p>
          </table:table-cell>
          <table:table-cell table:style-name="ce382" office:value-type="float" office:value="5" calcext:value-type="float">
            <text:p>5</text:p>
          </table:table-cell>
          <table:table-cell table:style-name="ce382" office:value-type="float" office:value="90" calcext:value-type="float">
            <text:p>90</text:p>
          </table:table-cell>
          <table:table-cell table:style-name="ce418" office:value-type="float" office:value="0" calcext:value-type="float">
            <text:p>0</text:p>
          </table:table-cell>
          <table:table-cell table:style-name="ce418" office:value-type="float" office:value="1" calcext:value-type="float">
            <text:p>1</text:p>
          </table:table-cell>
          <table:table-cell table:style-name="ce418" office:value-type="string" calcext:value-type="string">
            <text:p>Impossible</text:p>
          </table:table-cell>
          <table:table-cell table:style-name="ce399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style-name="ce399" office:value-type="string" calcext:value-type="string">
            <text:p>Impossible</text:p>
          </table:table-cell>
          <table:table-cell table:style-name="ce382" table:formula="of:=RANK([.A74];[.$A$70:.$A$86];0)" office:value-type="float" office:value="11" calcext:value-type="float">
            <text:p>11</text:p>
          </table:table-cell>
          <table:table-cell/>
          <table:table-cell table:style-name="ce382" table:formula="of:=[.L73]+0.01" office:value-type="float" office:value="-0.289999999999999" calcext:value-type="float">
            <text:p>-0,289999999999999</text:p>
          </table:table-cell>
          <table:table-cell table:style-name="ce382" table:formula="of:=SQRT(1-[.L74]^2)" office:value-type="float" office:value="0.957026645397086" calcext:value-type="float">
            <text:p>0,957026645397086</text:p>
          </table:table-cell>
          <table:table-cell table:style-name="ce382" table:formula="of:=-SQRT(1-[.L74]^2)" office:value-type="float" office:value="-0.957026645397086" calcext:value-type="float">
            <text:p>-0,957026645397086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740186" calcext:value-type="float">
            <text:p>740186</text:p>
          </table:table-cell>
          <table:table-cell table:style-name="ce402" office:value-type="float" office:value="6" calcext:value-type="float">
            <text:p>6</text:p>
          </table:table-cell>
          <table:table-cell table:style-name="ce402" office:value-type="float" office:value="120" calcext:value-type="float">
            <text:p>120</text:p>
          </table:table-cell>
          <table:table-cell table:style-name="ce419" office:value-type="string" calcext:value-type="string">
            <text:p>-1/2</text:p>
          </table:table-cell>
          <table:table-cell table:style-name="ce419" office:value-type="string" calcext:value-type="string">
            <text:p><text:span text:style-name="T14">√</text:span>3/2</text:p>
          </table:table-cell>
          <table:table-cell table:style-name="ce434" office:value-type="string" calcext:value-type="string">
            <text:p><text:span text:style-name="T14">-√</text:span>3</text:p>
          </table:table-cell>
          <table:table-cell table:style-name="ce439" office:value-type="float" office:value="-0.5" calcext:value-type="float">
            <text:p>-0,5</text:p>
          </table:table-cell>
          <table:table-cell table:style-name="ce437" table:formula="of:=SQRT(3)/2" office:value-type="float" office:value="0.866025403784439" calcext:value-type="float">
            <text:p>0,866</text:p>
          </table:table-cell>
          <table:table-cell table:style-name="ce442" table:formula="of:=-SQRT(3)" office:value-type="float" office:value="-1.73205080756888" calcext:value-type="float">
            <text:p>-1,732</text:p>
          </table:table-cell>
          <table:table-cell table:style-name="ce402" table:formula="of:=RANK([.A75];[.$A$70:.$A$86];0)" office:value-type="float" office:value="5" calcext:value-type="float">
            <text:p>5</text:p>
          </table:table-cell>
          <table:table-cell/>
          <table:table-cell table:style-name="ce382" table:formula="of:=[.L74]+0.01" office:value-type="float" office:value="-0.279999999999999" calcext:value-type="float">
            <text:p>-0,279999999999999</text:p>
          </table:table-cell>
          <table:table-cell table:style-name="ce382" table:formula="of:=SQRT(1-[.L75]^2)" office:value-type="float" office:value="0.96" calcext:value-type="float">
            <text:p>0,96</text:p>
          </table:table-cell>
          <table:table-cell table:style-name="ce382" table:formula="of:=-SQRT(1-[.L75]^2)" office:value-type="float" office:value="-0.96" calcext:value-type="float">
            <text:p>-0,96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52693" calcext:value-type="float">
            <text:p>52693</text:p>
          </table:table-cell>
          <table:table-cell table:style-name="ce382" office:value-type="float" office:value="7" calcext:value-type="float">
            <text:p>7</text:p>
          </table:table-cell>
          <table:table-cell table:style-name="ce382" office:value-type="float" office:value="135" calcext:value-type="float">
            <text:p>135</text:p>
          </table:table-cell>
          <table:table-cell table:style-name="ce420" office:value-type="string" calcext:value-type="string">
            <text:p><text:span text:style-name="T15">-√</text:span>2/2</text:p>
          </table:table-cell>
          <table:table-cell table:style-name="ce420" office:value-type="string" calcext:value-type="string">
            <text:p><text:span text:style-name="T15">√</text:span>2/2</text:p>
          </table:table-cell>
          <table:table-cell table:style-name="ce418" office:value-type="float" office:value="-1" calcext:value-type="float">
            <text:p>-1</text:p>
          </table:table-cell>
          <table:table-cell table:style-name="ce438" table:formula="of:=-SQRT(2)/2" office:value-type="float" office:value="-0.707106781186548" calcext:value-type="float">
            <text:p>-0,707</text:p>
          </table:table-cell>
          <table:table-cell table:style-name="ce438" table:formula="of:=SQRT(2)/2" office:value-type="float" office:value="0.707106781186548" calcext:value-type="float">
            <text:p>0,707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table:formula="of:=RANK([.A76];[.$A$70:.$A$86];0)" office:value-type="float" office:value="16" calcext:value-type="float">
            <text:p>16</text:p>
          </table:table-cell>
          <table:table-cell/>
          <table:table-cell table:style-name="ce382" table:formula="of:=[.L75]+0.01" office:value-type="float" office:value="-0.269999999999999" calcext:value-type="float">
            <text:p>-0,269999999999999</text:p>
          </table:table-cell>
          <table:table-cell table:style-name="ce382" table:formula="of:=SQRT(1-[.L76]^2)" office:value-type="float" office:value="0.962860322165162" calcext:value-type="float">
            <text:p>0,962860322165162</text:p>
          </table:table-cell>
          <table:table-cell table:style-name="ce382" table:formula="of:=-SQRT(1-[.L76]^2)" office:value-type="float" office:value="-0.962860322165162" calcext:value-type="float">
            <text:p>-0,962860322165162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729421" calcext:value-type="float">
            <text:p>729421</text:p>
          </table:table-cell>
          <table:table-cell table:style-name="ce402" office:value-type="float" office:value="8" calcext:value-type="float">
            <text:p>8</text:p>
          </table:table-cell>
          <table:table-cell table:style-name="ce402" office:value-type="float" office:value="150" calcext:value-type="float">
            <text:p>150</text:p>
          </table:table-cell>
          <table:table-cell table:style-name="ce419" office:value-type="string" calcext:value-type="string">
            <text:p><text:span text:style-name="T16">-</text:span><text:span text:style-name="T17">√</text:span>3/2</text:p>
          </table:table-cell>
          <table:table-cell table:style-name="ce419" office:value-type="string" calcext:value-type="string">
            <text:p>1/2</text:p>
          </table:table-cell>
          <table:table-cell table:style-name="ce434" office:value-type="string" calcext:value-type="string">
            <text:p><text:span text:style-name="T16">-</text:span><text:span text:style-name="T17">√</text:span>3/3</text:p>
          </table:table-cell>
          <table:table-cell table:style-name="ce437" table:formula="of:=-SQRT(3)/2" office:value-type="float" office:value="-0.866025403784439" calcext:value-type="float">
            <text:p>-0,866</text:p>
          </table:table-cell>
          <table:table-cell table:style-name="ce439" office:value-type="float" office:value="0.5" calcext:value-type="float">
            <text:p>0,5</text:p>
          </table:table-cell>
          <table:table-cell table:style-name="ce442" table:formula="of:=-SQRT(3)/3" office:value-type="float" office:value="-0.577350269189626" calcext:value-type="float">
            <text:p>-0,577</text:p>
          </table:table-cell>
          <table:table-cell table:style-name="ce402" table:formula="of:=RANK([.A77];[.$A$70:.$A$86];0)" office:value-type="float" office:value="6" calcext:value-type="float">
            <text:p>6</text:p>
          </table:table-cell>
          <table:table-cell/>
          <table:table-cell table:style-name="ce382" table:formula="of:=[.L76]+0.01" office:value-type="float" office:value="-0.259999999999999" calcext:value-type="float">
            <text:p>-0,259999999999999</text:p>
          </table:table-cell>
          <table:table-cell table:style-name="ce382" table:formula="of:=SQRT(1-[.L77]^2)" office:value-type="float" office:value="0.965608616365865" calcext:value-type="float">
            <text:p>0,965608616365865</text:p>
          </table:table-cell>
          <table:table-cell table:style-name="ce382" table:formula="of:=-SQRT(1-[.L77]^2)" office:value-type="float" office:value="-0.965608616365865" calcext:value-type="float">
            <text:p>-0,965608616365865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537633" calcext:value-type="float">
            <text:p>537633</text:p>
          </table:table-cell>
          <table:table-cell table:style-name="ce382" office:value-type="float" office:value="9" calcext:value-type="float">
            <text:p>9</text:p>
          </table:table-cell>
          <table:table-cell table:style-name="ce382" office:value-type="float" office:value="180" calcext:value-type="float">
            <text:p>180</text:p>
          </table:table-cell>
          <table:table-cell table:style-name="ce418" office:value-type="float" office:value="-1" calcext:value-type="float">
            <text:p>-1</text:p>
          </table:table-cell>
          <table:table-cell table:number-columns-repeated="2" table:style-name="ce418" office:value-type="float" office:value="0" calcext:value-type="float">
            <text:p>0</text:p>
          </table:table-cell>
          <table:table-cell table:style-name="ce399" office:value-type="float" office:value="-1" calcext:value-type="float">
            <text:p>-1</text:p>
          </table:table-cell>
          <table:table-cell table:number-columns-repeated="2" table:style-name="ce399" office:value-type="float" office:value="0" calcext:value-type="float">
            <text:p>0</text:p>
          </table:table-cell>
          <table:table-cell table:style-name="ce382" table:formula="of:=RANK([.A78];[.$A$70:.$A$86];0)" office:value-type="float" office:value="8" calcext:value-type="float">
            <text:p>8</text:p>
          </table:table-cell>
          <table:table-cell/>
          <table:table-cell table:style-name="ce382" table:formula="of:=[.L77]+0.01" office:value-type="float" office:value="-0.249999999999999" calcext:value-type="float">
            <text:p>-0,249999999999999</text:p>
          </table:table-cell>
          <table:table-cell table:style-name="ce382" table:formula="of:=SQRT(1-[.L78]^2)" office:value-type="float" office:value="0.968245836551854" calcext:value-type="float">
            <text:p>0,968245836551854</text:p>
          </table:table-cell>
          <table:table-cell table:style-name="ce382" table:formula="of:=-SQRT(1-[.L78]^2)" office:value-type="float" office:value="-0.968245836551854" calcext:value-type="float">
            <text:p>-0,968245836551854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465614" calcext:value-type="float">
            <text:p>465614</text:p>
          </table:table-cell>
          <table:table-cell table:style-name="ce402" office:value-type="float" office:value="10" calcext:value-type="float">
            <text:p>10</text:p>
          </table:table-cell>
          <table:table-cell table:style-name="ce402" office:value-type="float" office:value="210" calcext:value-type="float">
            <text:p>210</text:p>
          </table:table-cell>
          <table:table-cell table:style-name="ce419" office:value-type="string" calcext:value-type="string">
            <text:p><text:span text:style-name="T16">-</text:span><text:span text:style-name="T17">√</text:span>3/2</text:p>
          </table:table-cell>
          <table:table-cell table:style-name="ce419" office:value-type="string" calcext:value-type="string">
            <text:p>-1/2</text:p>
          </table:table-cell>
          <table:table-cell table:style-name="ce434" office:value-type="string" calcext:value-type="string">
            <text:p><text:span text:style-name="T14">√</text:span>3/3</text:p>
          </table:table-cell>
          <table:table-cell table:style-name="ce437" table:formula="of:=-SQRT(3)/2" office:value-type="float" office:value="-0.866025403784439" calcext:value-type="float">
            <text:p>-0,866</text:p>
          </table:table-cell>
          <table:table-cell table:style-name="ce439" office:value-type="float" office:value="-0.5" calcext:value-type="float">
            <text:p>-0,5</text:p>
          </table:table-cell>
          <table:table-cell table:style-name="ce442" table:formula="of:=SQRT(3)/3" office:value-type="float" office:value="0.577350269189626" calcext:value-type="float">
            <text:p>0,577</text:p>
          </table:table-cell>
          <table:table-cell table:style-name="ce402" table:formula="of:=RANK([.A79];[.$A$70:.$A$86];0)" office:value-type="float" office:value="10" calcext:value-type="float">
            <text:p>10</text:p>
          </table:table-cell>
          <table:table-cell/>
          <table:table-cell table:style-name="ce382" table:formula="of:=[.L78]+0.01" office:value-type="float" office:value="-0.239999999999999" calcext:value-type="float">
            <text:p>-0,239999999999999</text:p>
          </table:table-cell>
          <table:table-cell table:style-name="ce382" table:formula="of:=SQRT(1-[.L79]^2)" office:value-type="float" office:value="0.970772887960928" calcext:value-type="float">
            <text:p>0,970772887960928</text:p>
          </table:table-cell>
          <table:table-cell table:style-name="ce382" table:formula="of:=-SQRT(1-[.L79]^2)" office:value-type="float" office:value="-0.970772887960928" calcext:value-type="float">
            <text:p>-0,970772887960928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890580" calcext:value-type="float">
            <text:p>890580</text:p>
          </table:table-cell>
          <table:table-cell table:style-name="ce382" office:value-type="float" office:value="11" calcext:value-type="float">
            <text:p>11</text:p>
          </table:table-cell>
          <table:table-cell table:style-name="ce382" office:value-type="float" office:value="225" calcext:value-type="float">
            <text:p>225</text:p>
          </table:table-cell>
          <table:table-cell table:style-name="ce420" office:value-type="string" calcext:value-type="string">
            <text:p><text:span text:style-name="T15">-√</text:span>2/2</text:p>
          </table:table-cell>
          <table:table-cell table:style-name="ce420" office:value-type="string" calcext:value-type="string">
            <text:p><text:span text:style-name="T15">-√</text:span>2/2</text:p>
          </table:table-cell>
          <table:table-cell table:style-name="ce418" office:value-type="float" office:value="1" calcext:value-type="float">
            <text:p>1</text:p>
          </table:table-cell>
          <table:table-cell table:style-name="ce438" table:formula="of:=-SQRT(2)/2" office:value-type="float" office:value="-0.707106781186548" calcext:value-type="float">
            <text:p>-0,707</text:p>
          </table:table-cell>
          <table:table-cell table:style-name="ce438" table:formula="of:=-SQRT(2)/2" office:value-type="float" office:value="-0.707106781186548" calcext:value-type="float">
            <text:p>-0,707</text:p>
          </table:table-cell>
          <table:table-cell table:style-name="ce399" office:value-type="float" office:value="1" calcext:value-type="float">
            <text:p>1</text:p>
          </table:table-cell>
          <table:table-cell table:style-name="ce382" table:formula="of:=RANK([.A80];[.$A$70:.$A$86];0)" office:value-type="float" office:value="3" calcext:value-type="float">
            <text:p>3</text:p>
          </table:table-cell>
          <table:table-cell/>
          <table:table-cell table:style-name="ce382" table:formula="of:=[.L79]+0.01" office:value-type="float" office:value="-0.229999999999999" calcext:value-type="float">
            <text:p>-0,229999999999999</text:p>
          </table:table-cell>
          <table:table-cell table:style-name="ce382" table:formula="of:=SQRT(1-[.L80]^2)" office:value-type="float" office:value="0.973190628808149" calcext:value-type="float">
            <text:p>0,973190628808149</text:p>
          </table:table-cell>
          <table:table-cell table:style-name="ce382" table:formula="of:=-SQRT(1-[.L80]^2)" office:value-type="float" office:value="-0.973190628808149" calcext:value-type="float">
            <text:p>-0,973190628808149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30016" calcext:value-type="float">
            <text:p>30016</text:p>
          </table:table-cell>
          <table:table-cell table:style-name="ce402" office:value-type="float" office:value="12" calcext:value-type="float">
            <text:p>12</text:p>
          </table:table-cell>
          <table:table-cell table:style-name="ce402" office:value-type="float" office:value="240" calcext:value-type="float">
            <text:p>240</text:p>
          </table:table-cell>
          <table:table-cell table:style-name="ce419" office:value-type="string" calcext:value-type="string">
            <text:p>-1/2</text:p>
          </table:table-cell>
          <table:table-cell table:style-name="ce419" office:value-type="string" calcext:value-type="string">
            <text:p><text:span text:style-name="T16">-</text:span><text:span text:style-name="T17">√</text:span>3/2</text:p>
          </table:table-cell>
          <table:table-cell table:style-name="ce434" office:value-type="string" calcext:value-type="string">
            <text:p><text:span text:style-name="T14">√</text:span>3</text:p>
          </table:table-cell>
          <table:table-cell table:style-name="ce439" office:value-type="float" office:value="-0.5" calcext:value-type="float">
            <text:p>-0,5</text:p>
          </table:table-cell>
          <table:table-cell table:style-name="ce437" table:formula="of:=-SQRT(3)/2" office:value-type="float" office:value="-0.866025403784439" calcext:value-type="float">
            <text:p>-0,866</text:p>
          </table:table-cell>
          <table:table-cell table:style-name="ce442" table:formula="of:=SQRT(3)" office:value-type="float" office:value="1.73205080756888" calcext:value-type="float">
            <text:p>1,732</text:p>
          </table:table-cell>
          <table:table-cell table:style-name="ce402" table:formula="of:=RANK([.A81];[.$A$70:.$A$86];0)" office:value-type="float" office:value="17" calcext:value-type="float">
            <text:p>17</text:p>
          </table:table-cell>
          <table:table-cell/>
          <table:table-cell table:style-name="ce382" table:formula="of:=[.L80]+0.01" office:value-type="float" office:value="-0.219999999999999" calcext:value-type="float">
            <text:p>-0,219999999999999</text:p>
          </table:table-cell>
          <table:table-cell table:style-name="ce382" table:formula="of:=SQRT(1-[.L81]^2)" office:value-type="float" office:value="0.975499871860576" calcext:value-type="float">
            <text:p>0,975499871860576</text:p>
          </table:table-cell>
          <table:table-cell table:style-name="ce382" table:formula="of:=-SQRT(1-[.L81]^2)" office:value-type="float" office:value="-0.975499871860576" calcext:value-type="float">
            <text:p>-0,975499871860576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851490" calcext:value-type="float">
            <text:p>851490</text:p>
          </table:table-cell>
          <table:table-cell table:style-name="ce382" office:value-type="float" office:value="13" calcext:value-type="float">
            <text:p>13</text:p>
          </table:table-cell>
          <table:table-cell table:style-name="ce382" office:value-type="float" office:value="270" calcext:value-type="float">
            <text:p>270</text:p>
          </table:table-cell>
          <table:table-cell table:style-name="ce418" office:value-type="float" office:value="0" calcext:value-type="float">
            <text:p>0</text:p>
          </table:table-cell>
          <table:table-cell table:style-name="ce418" office:value-type="float" office:value="-1" calcext:value-type="float">
            <text:p>-1</text:p>
          </table:table-cell>
          <table:table-cell table:style-name="ce418" office:value-type="string" calcext:value-type="string">
            <text:p>Impossible</text:p>
          </table:table-cell>
          <table:table-cell table:style-name="ce399" office:value-type="float" office:value="0" calcext:value-type="float">
            <text:p>0</text:p>
          </table:table-cell>
          <table:table-cell table:style-name="ce399" office:value-type="float" office:value="-1" calcext:value-type="float">
            <text:p>-1</text:p>
          </table:table-cell>
          <table:table-cell table:style-name="ce399" office:value-type="string" calcext:value-type="string">
            <text:p>Impossible</text:p>
          </table:table-cell>
          <table:table-cell table:style-name="ce382" table:formula="of:=RANK([.A82];[.$A$70:.$A$86];0)" office:value-type="float" office:value="4" calcext:value-type="float">
            <text:p>4</text:p>
          </table:table-cell>
          <table:table-cell/>
          <table:table-cell table:style-name="ce382" table:formula="of:=[.L81]+0.01" office:value-type="float" office:value="-0.209999999999999" calcext:value-type="float">
            <text:p>-0,209999999999999</text:p>
          </table:table-cell>
          <table:table-cell table:style-name="ce382" table:formula="of:=SQRT(1-[.L82]^2)" office:value-type="float" office:value="0.977701385904715" calcext:value-type="float">
            <text:p>0,977701385904715</text:p>
          </table:table-cell>
          <table:table-cell table:style-name="ce382" table:formula="of:=-SQRT(1-[.L82]^2)" office:value-type="float" office:value="-0.977701385904715" calcext:value-type="float">
            <text:p>-0,977701385904715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56084" calcext:value-type="float">
            <text:p>56084</text:p>
          </table:table-cell>
          <table:table-cell table:style-name="ce402" office:value-type="float" office:value="14" calcext:value-type="float">
            <text:p>14</text:p>
          </table:table-cell>
          <table:table-cell table:style-name="ce402" office:value-type="float" office:value="300" calcext:value-type="float">
            <text:p>300</text:p>
          </table:table-cell>
          <table:table-cell table:style-name="ce419" office:value-type="string" calcext:value-type="string">
            <text:p>1/2</text:p>
          </table:table-cell>
          <table:table-cell table:style-name="ce419" office:value-type="string" calcext:value-type="string">
            <text:p><text:span text:style-name="T16">-</text:span><text:span text:style-name="T17">√</text:span>3/2</text:p>
          </table:table-cell>
          <table:table-cell table:style-name="ce434" office:value-type="string" calcext:value-type="string">
            <text:p><text:span text:style-name="T14">-√</text:span>3</text:p>
          </table:table-cell>
          <table:table-cell table:style-name="ce439" office:value-type="float" office:value="0.5" calcext:value-type="float">
            <text:p>0,5</text:p>
          </table:table-cell>
          <table:table-cell table:style-name="ce437" table:formula="of:=-SQRT(3)/2" office:value-type="float" office:value="-0.866025403784439" calcext:value-type="float">
            <text:p>-0,866</text:p>
          </table:table-cell>
          <table:table-cell table:style-name="ce442" table:formula="of:=-SQRT(3)" office:value-type="float" office:value="-1.73205080756888" calcext:value-type="float">
            <text:p>-1,732</text:p>
          </table:table-cell>
          <table:table-cell table:style-name="ce402" table:formula="of:=RANK([.A83];[.$A$70:.$A$86];0)" office:value-type="float" office:value="15" calcext:value-type="float">
            <text:p>15</text:p>
          </table:table-cell>
          <table:table-cell/>
          <table:table-cell table:style-name="ce382" table:formula="of:=[.L82]+0.01" office:value-type="float" office:value="-0.199999999999999" calcext:value-type="float">
            <text:p>-0,199999999999999</text:p>
          </table:table-cell>
          <table:table-cell table:style-name="ce382" table:formula="of:=SQRT(1-[.L83]^2)" office:value-type="float" office:value="0.979795897113271" calcext:value-type="float">
            <text:p>0,979795897113271</text:p>
          </table:table-cell>
          <table:table-cell table:style-name="ce382" table:formula="of:=-SQRT(1-[.L83]^2)" office:value-type="float" office:value="-0.979795897113271" calcext:value-type="float">
            <text:p>-0,979795897113271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958804" calcext:value-type="float">
            <text:p>958804</text:p>
          </table:table-cell>
          <table:table-cell table:style-name="ce382" office:value-type="float" office:value="15" calcext:value-type="float">
            <text:p>15</text:p>
          </table:table-cell>
          <table:table-cell table:style-name="ce382" office:value-type="float" office:value="315" calcext:value-type="float">
            <text:p>315</text:p>
          </table:table-cell>
          <table:table-cell table:style-name="ce420" office:value-type="string" calcext:value-type="string">
            <text:p><text:span text:style-name="T15">√</text:span>2/2</text:p>
          </table:table-cell>
          <table:table-cell table:style-name="ce420" office:value-type="string" calcext:value-type="string">
            <text:p><text:span text:style-name="T18">-</text:span><text:span text:style-name="T19">√</text:span>2/2</text:p>
          </table:table-cell>
          <table:table-cell table:style-name="ce418" office:value-type="float" office:value="-1" calcext:value-type="float">
            <text:p>-1</text:p>
          </table:table-cell>
          <table:table-cell table:style-name="ce438" table:formula="of:=SQRT(2)/2" office:value-type="float" office:value="0.707106781186548" calcext:value-type="float">
            <text:p>0,707</text:p>
          </table:table-cell>
          <table:table-cell table:style-name="ce438" table:formula="of:=-SQRT(2)/2" office:value-type="float" office:value="-0.707106781186548" calcext:value-type="float">
            <text:p>-0,707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table:formula="of:=RANK([.A84];[.$A$70:.$A$86];0)" office:value-type="float" office:value="1" calcext:value-type="float">
            <text:p>1</text:p>
          </table:table-cell>
          <table:table-cell/>
          <table:table-cell table:style-name="ce382" table:formula="of:=[.L83]+0.01" office:value-type="float" office:value="-0.189999999999999" calcext:value-type="float">
            <text:p>-0,189999999999999</text:p>
          </table:table-cell>
          <table:table-cell table:style-name="ce382" table:formula="of:=SQRT(1-[.L84]^2)" office:value-type="float" office:value="0.981784090317214" calcext:value-type="float">
            <text:p>0,981784090317214</text:p>
          </table:table-cell>
          <table:table-cell table:style-name="ce382" table:formula="of:=-SQRT(1-[.L84]^2)" office:value-type="float" office:value="-0.981784090317214" calcext:value-type="float">
            <text:p>-0,981784090317214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336858" calcext:value-type="float">
            <text:p>336858</text:p>
          </table:table-cell>
          <table:table-cell table:style-name="ce402" office:value-type="float" office:value="16" calcext:value-type="float">
            <text:p>16</text:p>
          </table:table-cell>
          <table:table-cell table:style-name="ce402" office:value-type="float" office:value="330" calcext:value-type="float">
            <text:p>330</text:p>
          </table:table-cell>
          <table:table-cell table:style-name="ce419" office:value-type="string" calcext:value-type="string">
            <text:p><text:span text:style-name="T14">√</text:span>3/2</text:p>
          </table:table-cell>
          <table:table-cell table:style-name="ce419" office:value-type="string" calcext:value-type="string">
            <text:p>-1/2</text:p>
          </table:table-cell>
          <table:table-cell table:style-name="ce434" office:value-type="string" calcext:value-type="string">
            <text:p><text:span text:style-name="T14">-√</text:span>3/3</text:p>
          </table:table-cell>
          <table:table-cell table:style-name="ce437" table:formula="of:=SQRT(3)/2" office:value-type="float" office:value="0.866025403784439" calcext:value-type="float">
            <text:p>0,866</text:p>
          </table:table-cell>
          <table:table-cell table:style-name="ce439" office:value-type="float" office:value="-0.5" calcext:value-type="float">
            <text:p>-0,5</text:p>
          </table:table-cell>
          <table:table-cell table:style-name="ce442" table:formula="of:=-SQRT(3)/3" office:value-type="float" office:value="-0.577350269189626" calcext:value-type="float">
            <text:p>-0,577</text:p>
          </table:table-cell>
          <table:table-cell table:style-name="ce402" table:formula="of:=RANK([.A85];[.$A$70:.$A$86];0)" office:value-type="float" office:value="12" calcext:value-type="float">
            <text:p>12</text:p>
          </table:table-cell>
          <table:table-cell/>
          <table:table-cell table:style-name="ce382" table:formula="of:=[.L84]+0.01" office:value-type="float" office:value="-0.179999999999999" calcext:value-type="float">
            <text:p>-0,179999999999999</text:p>
          </table:table-cell>
          <table:table-cell table:style-name="ce382" table:formula="of:=SQRT(1-[.L85]^2)" office:value-type="float" office:value="0.983666610188635" calcext:value-type="float">
            <text:p>0,983666610188635</text:p>
          </table:table-cell>
          <table:table-cell table:style-name="ce382" table:formula="of:=-SQRT(1-[.L85]^2)" office:value-type="float" office:value="-0.983666610188635" calcext:value-type="float">
            <text:p>-0,983666610188635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156019" calcext:value-type="float">
            <text:p>156019</text:p>
          </table:table-cell>
          <table:table-cell table:style-name="ce382" office:value-type="float" office:value="17" calcext:value-type="float">
            <text:p>17</text:p>
          </table:table-cell>
          <table:table-cell table:style-name="ce382" office:value-type="float" office:value="360" calcext:value-type="float">
            <text:p>360</text:p>
          </table:table-cell>
          <table:table-cell table:style-name="ce418" office:value-type="float" office:value="1" calcext:value-type="float">
            <text:p>1</text:p>
          </table:table-cell>
          <table:table-cell table:number-columns-repeated="2" table:style-name="ce418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table:style-name="ce399" office:value-type="float" office:value="0" calcext:value-type="float">
            <text:p>0</text:p>
          </table:table-cell>
          <table:table-cell table:style-name="ce382" table:formula="of:=RANK([.A86];[.$A$70:.$A$86];0)" office:value-type="float" office:value="14" calcext:value-type="float">
            <text:p>14</text:p>
          </table:table-cell>
          <table:table-cell/>
          <table:table-cell table:style-name="ce382" table:formula="of:=[.L85]+0.01" office:value-type="float" office:value="-0.169999999999999" calcext:value-type="float">
            <text:p>-0,169999999999999</text:p>
          </table:table-cell>
          <table:table-cell table:style-name="ce382" table:formula="of:=SQRT(1-[.L86]^2)" office:value-type="float" office:value="0.985444062339411" calcext:value-type="float">
            <text:p>0,985444062339411</text:p>
          </table:table-cell>
          <table:table-cell table:style-name="ce382" table:formula="of:=-SQRT(1-[.L86]^2)" office:value-type="float" office:value="-0.985444062339411" calcext:value-type="float">
            <text:p>-0,985444062339411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style-name="ce433"/>
          <table:table-cell table:style-name="ce436" table:number-columns-repeated="4"/>
          <table:table-cell/>
          <table:table-cell table:style-name="ce382" table:formula="of:=[.L86]+0.01" office:value-type="float" office:value="-0.159999999999999" calcext:value-type="float">
            <text:p>-0,159999999999999</text:p>
          </table:table-cell>
          <table:table-cell table:style-name="ce382" table:formula="of:=SQRT(1-[.L87]^2)" office:value-type="float" office:value="0.987117014340245" calcext:value-type="float">
            <text:p>0,987117014340245</text:p>
          </table:table-cell>
          <table:table-cell table:style-name="ce382" table:formula="of:=-SQRT(1-[.L87]^2)" office:value-type="float" office:value="-0.987117014340245" calcext:value-type="float">
            <text:p>-0,98711701434024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style-name="ce433"/>
          <table:table-cell table:style-name="ce436" table:number-columns-repeated="4"/>
          <table:table-cell/>
          <table:table-cell table:style-name="ce382" table:formula="of:=[.L87]+0.01" office:value-type="float" office:value="-0.149999999999999" calcext:value-type="float">
            <text:p>-0,149999999999999</text:p>
          </table:table-cell>
          <table:table-cell table:style-name="ce382" table:formula="of:=SQRT(1-[.L88]^2)" office:value-type="float" office:value="0.98868599666426" calcext:value-type="float">
            <text:p>0,98868599666426</text:p>
          </table:table-cell>
          <table:table-cell table:style-name="ce382" table:formula="of:=-SQRT(1-[.L88]^2)" office:value-type="float" office:value="-0.98868599666426" calcext:value-type="float">
            <text:p>-0,98868599666426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style-name="ce433"/>
          <table:table-cell table:style-name="ce436" table:number-columns-repeated="4"/>
          <table:table-cell/>
          <table:table-cell table:style-name="ce382" table:formula="of:=[.L88]+0.01" office:value-type="float" office:value="-0.139999999999999" calcext:value-type="float">
            <text:p>-0,139999999999999</text:p>
          </table:table-cell>
          <table:table-cell table:style-name="ce382" table:formula="of:=SQRT(1-[.L89]^2)" office:value-type="float" office:value="0.990151503558925" calcext:value-type="float">
            <text:p>0,990151503558925</text:p>
          </table:table-cell>
          <table:table-cell table:style-name="ce382" table:formula="of:=-SQRT(1-[.L89]^2)" office:value-type="float" office:value="-0.990151503558925" calcext:value-type="float">
            <text:p>-0,990151503558925</text:p>
          </table:table-cell>
          <table:table-cell table:number-columns-repeated="1010"/>
        </table:table-row>
        <table:table-row table:style-name="ro3">
          <table:table-cell table:style-name="ce383" table:number-columns-repeated="5"/>
          <table:table-cell table:style-name="ce435"/>
          <table:table-cell table:style-name="ce383" table:number-columns-repeated="4"/>
          <table:table-cell/>
          <table:table-cell table:style-name="ce382" table:formula="of:=[.L89]+0.01" office:value-type="float" office:value="-0.129999999999999" calcext:value-type="float">
            <text:p>-0,129999999999999</text:p>
          </table:table-cell>
          <table:table-cell table:style-name="ce382" table:formula="of:=SQRT(1-[.L90]^2)" office:value-type="float" office:value="0.99151399384981" calcext:value-type="float">
            <text:p>0,99151399384981</text:p>
          </table:table-cell>
          <table:table-cell table:style-name="ce382" table:formula="of:=-SQRT(1-[.L90]^2)" office:value-type="float" office:value="-0.99151399384981" calcext:value-type="float">
            <text:p>-0,9915139938498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443" table:number-columns-repeated="2"/>
          <table:table-cell/>
          <table:table-cell table:style-name="ce382" table:formula="of:=[.L90]+0.01" office:value-type="float" office:value="-0.119999999999999" calcext:value-type="float">
            <text:p>-0,119999999999999</text:p>
          </table:table-cell>
          <table:table-cell table:style-name="ce382" table:formula="of:=SQRT(1-[.L91]^2)" office:value-type="float" office:value="0.992773891679268" calcext:value-type="float">
            <text:p>0,992773891679268</text:p>
          </table:table-cell>
          <table:table-cell table:style-name="ce382" table:formula="of:=-SQRT(1-[.L91]^2)" office:value-type="float" office:value="-0.992773891679268" calcext:value-type="float">
            <text:p>-0,992773891679268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1]+0.01" office:value-type="float" office:value="-0.109999999999999" calcext:value-type="float">
            <text:p>-0,109999999999999</text:p>
          </table:table-cell>
          <table:table-cell table:style-name="ce382" table:formula="of:=SQRT(1-[.L92]^2)" office:value-type="float" office:value="0.993931587182941" calcext:value-type="float">
            <text:p>0,993931587182941</text:p>
          </table:table-cell>
          <table:table-cell table:style-name="ce382" table:formula="of:=-SQRT(1-[.L92]^2)" office:value-type="float" office:value="-0.993931587182941" calcext:value-type="float">
            <text:p>-0,99393158718294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2]+0.01" office:value-type="float" office:value="-0.0999999999999992" calcext:value-type="float">
            <text:p>-0,099999999999999</text:p>
          </table:table-cell>
          <table:table-cell table:style-name="ce382" table:formula="of:=SQRT(1-[.L93]^2)" office:value-type="float" office:value="0.99498743710662" calcext:value-type="float">
            <text:p>0,99498743710662</text:p>
          </table:table-cell>
          <table:table-cell table:style-name="ce382" table:formula="of:=-SQRT(1-[.L93]^2)" office:value-type="float" office:value="-0.99498743710662" calcext:value-type="float">
            <text:p>-0,9949874371066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3]+0.01" office:value-type="float" office:value="-0.0899999999999993" calcext:value-type="float">
            <text:p>-0,089999999999999</text:p>
          </table:table-cell>
          <table:table-cell table:style-name="ce382" table:formula="of:=SQRT(1-[.L94]^2)" office:value-type="float" office:value="0.995941765365827" calcext:value-type="float">
            <text:p>0,995941765365827</text:p>
          </table:table-cell>
          <table:table-cell table:style-name="ce382" table:formula="of:=-SQRT(1-[.L94]^2)" office:value-type="float" office:value="-0.995941765365827" calcext:value-type="float">
            <text:p>-0,995941765365827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4]+0.01" office:value-type="float" office:value="-0.0799999999999993" calcext:value-type="float">
            <text:p>-0,079999999999999</text:p>
          </table:table-cell>
          <table:table-cell table:style-name="ce382" table:formula="of:=SQRT(1-[.L95]^2)" office:value-type="float" office:value="0.996794863550169" calcext:value-type="float">
            <text:p>0,996794863550169</text:p>
          </table:table-cell>
          <table:table-cell table:style-name="ce382" table:formula="of:=-SQRT(1-[.L95]^2)" office:value-type="float" office:value="-0.996794863550169" calcext:value-type="float">
            <text:p>-0,99679486355016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5]+0.01" office:value-type="float" office:value="-0.0699999999999993" calcext:value-type="float">
            <text:p>-0,069999999999999</text:p>
          </table:table-cell>
          <table:table-cell table:style-name="ce382" table:formula="of:=SQRT(1-[.L96]^2)" office:value-type="float" office:value="0.997546991374341" calcext:value-type="float">
            <text:p>0,997546991374341</text:p>
          </table:table-cell>
          <table:table-cell table:style-name="ce382" table:formula="of:=-SQRT(1-[.L96]^2)" office:value-type="float" office:value="-0.997546991374341" calcext:value-type="float">
            <text:p>-0,99754699137434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6]+0.01" office:value-type="float" office:value="-0.0599999999999993" calcext:value-type="float">
            <text:p>-0,059999999999999</text:p>
          </table:table-cell>
          <table:table-cell table:style-name="ce382" table:formula="of:=SQRT(1-[.L97]^2)" office:value-type="float" office:value="0.998198377077422" calcext:value-type="float">
            <text:p>0,998198377077422</text:p>
          </table:table-cell>
          <table:table-cell table:style-name="ce382" table:formula="of:=-SQRT(1-[.L97]^2)" office:value-type="float" office:value="-0.998198377077422" calcext:value-type="float">
            <text:p>-0,99819837707742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7]+0.01" office:value-type="float" office:value="-0.0499999999999993" calcext:value-type="float">
            <text:p>-0,049999999999999</text:p>
          </table:table-cell>
          <table:table-cell table:style-name="ce382" table:formula="of:=SQRT(1-[.L98]^2)" office:value-type="float" office:value="0.998749217771909" calcext:value-type="float">
            <text:p>0,998749217771909</text:p>
          </table:table-cell>
          <table:table-cell table:style-name="ce382" table:formula="of:=-SQRT(1-[.L98]^2)" office:value-type="float" office:value="-0.998749217771909" calcext:value-type="float">
            <text:p>-0,99874921777190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8]+0.01" office:value-type="float" office:value="-0.0399999999999992" calcext:value-type="float">
            <text:p>-0,039999999999999</text:p>
          </table:table-cell>
          <table:table-cell table:style-name="ce382" table:formula="of:=SQRT(1-[.L99]^2)" office:value-type="float" office:value="0.999199679743744" calcext:value-type="float">
            <text:p>0,999199679743744</text:p>
          </table:table-cell>
          <table:table-cell table:style-name="ce382" table:formula="of:=-SQRT(1-[.L99]^2)" office:value-type="float" office:value="-0.999199679743744" calcext:value-type="float">
            <text:p>-0,999199679743744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9]+0.01" office:value-type="float" office:value="-0.0299999999999992" calcext:value-type="float">
            <text:p>-0,029999999999999</text:p>
          </table:table-cell>
          <table:table-cell table:style-name="ce382" table:formula="of:=SQRT(1-[.L100]^2)" office:value-type="float" office:value="0.999549898704412" calcext:value-type="float">
            <text:p>0,999549898704412</text:p>
          </table:table-cell>
          <table:table-cell table:style-name="ce382" table:formula="of:=-SQRT(1-[.L100]^2)" office:value-type="float" office:value="-0.999549898704412" calcext:value-type="float">
            <text:p>-0,99954989870441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0]+0.01" office:value-type="float" office:value="-0.0199999999999992" calcext:value-type="float">
            <text:p>-0,019999999999999</text:p>
          </table:table-cell>
          <table:table-cell table:style-name="ce382" table:formula="of:=SQRT(1-[.L101]^2)" office:value-type="float" office:value="0.999799979995999" calcext:value-type="float">
            <text:p>0,999799979995999</text:p>
          </table:table-cell>
          <table:table-cell table:style-name="ce382" table:formula="of:=-SQRT(1-[.L101]^2)" office:value-type="float" office:value="-0.999799979995999" calcext:value-type="float">
            <text:p>-0,99979997999599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1]+0.01" office:value-type="float" office:value="-0.00999999999999925" calcext:value-type="float">
            <text:p>-0,009999999999999</text:p>
          </table:table-cell>
          <table:table-cell table:style-name="ce382" table:formula="of:=SQRT(1-[.L102]^2)" office:value-type="float" office:value="0.999949998749938" calcext:value-type="float">
            <text:p>0,999949998749938</text:p>
          </table:table-cell>
          <table:table-cell table:style-name="ce382" table:formula="of:=-SQRT(1-[.L102]^2)" office:value-type="float" office:value="-0.999949998749938" calcext:value-type="float">
            <text:p>-0,999949998749938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2]+0.01" office:value-type="float" office:value="7.52869988573934E-016" calcext:value-type="float">
            <text:p>7,52869988573934E-16</text:p>
          </table:table-cell>
          <table:table-cell table:style-name="ce382" table:formula="of:=SQRT(1-[.L103]^2)" office:value-type="float" office:value="1" calcext:value-type="float">
            <text:p>1</text:p>
          </table:table-cell>
          <table:table-cell table:style-name="ce382" table:formula="of:=-SQRT(1-[.L103]^2)" office:value-type="float" office:value="-1" calcext:value-type="float">
            <text:p>-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3]+0.01" office:value-type="float" office:value="0.0100000000000008" calcext:value-type="float">
            <text:p>0,010000000000001</text:p>
          </table:table-cell>
          <table:table-cell table:style-name="ce382" table:formula="of:=SQRT(1-[.L104]^2)" office:value-type="float" office:value="0.999949998749938" calcext:value-type="float">
            <text:p>0,999949998749938</text:p>
          </table:table-cell>
          <table:table-cell table:style-name="ce382" table:formula="of:=-SQRT(1-[.L104]^2)" office:value-type="float" office:value="-0.999949998749938" calcext:value-type="float">
            <text:p>-0,999949998749938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4]+0.01" office:value-type="float" office:value="0.0200000000000008" calcext:value-type="float">
            <text:p>0,020000000000001</text:p>
          </table:table-cell>
          <table:table-cell table:style-name="ce382" table:formula="of:=SQRT(1-[.L105]^2)" office:value-type="float" office:value="0.999799979995999" calcext:value-type="float">
            <text:p>0,999799979995999</text:p>
          </table:table-cell>
          <table:table-cell table:style-name="ce382" table:formula="of:=-SQRT(1-[.L105]^2)" office:value-type="float" office:value="-0.999799979995999" calcext:value-type="float">
            <text:p>-0,99979997999599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5]+0.01" office:value-type="float" office:value="0.0300000000000008" calcext:value-type="float">
            <text:p>0,030000000000001</text:p>
          </table:table-cell>
          <table:table-cell table:style-name="ce382" table:formula="of:=SQRT(1-[.L106]^2)" office:value-type="float" office:value="0.999549898704412" calcext:value-type="float">
            <text:p>0,999549898704412</text:p>
          </table:table-cell>
          <table:table-cell table:style-name="ce382" table:formula="of:=-SQRT(1-[.L106]^2)" office:value-type="float" office:value="-0.999549898704412" calcext:value-type="float">
            <text:p>-0,99954989870441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6]+0.01" office:value-type="float" office:value="0.0400000000000008" calcext:value-type="float">
            <text:p>0,040000000000001</text:p>
          </table:table-cell>
          <table:table-cell table:style-name="ce382" table:formula="of:=SQRT(1-[.L107]^2)" office:value-type="float" office:value="0.999199679743744" calcext:value-type="float">
            <text:p>0,999199679743744</text:p>
          </table:table-cell>
          <table:table-cell table:style-name="ce382" table:formula="of:=-SQRT(1-[.L107]^2)" office:value-type="float" office:value="-0.999199679743744" calcext:value-type="float">
            <text:p>-0,999199679743744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7]+0.01" office:value-type="float" office:value="0.0500000000000008" calcext:value-type="float">
            <text:p>0,050000000000001</text:p>
          </table:table-cell>
          <table:table-cell table:style-name="ce382" table:formula="of:=SQRT(1-[.L108]^2)" office:value-type="float" office:value="0.998749217771909" calcext:value-type="float">
            <text:p>0,998749217771909</text:p>
          </table:table-cell>
          <table:table-cell table:style-name="ce382" table:formula="of:=-SQRT(1-[.L108]^2)" office:value-type="float" office:value="-0.998749217771909" calcext:value-type="float">
            <text:p>-0,99874921777190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8]+0.01" office:value-type="float" office:value="0.0600000000000008" calcext:value-type="float">
            <text:p>0,060000000000001</text:p>
          </table:table-cell>
          <table:table-cell table:style-name="ce382" table:formula="of:=SQRT(1-[.L109]^2)" office:value-type="float" office:value="0.998198377077422" calcext:value-type="float">
            <text:p>0,998198377077422</text:p>
          </table:table-cell>
          <table:table-cell table:style-name="ce382" table:formula="of:=-SQRT(1-[.L109]^2)" office:value-type="float" office:value="-0.998198377077422" calcext:value-type="float">
            <text:p>-0,99819837707742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9]+0.01" office:value-type="float" office:value="0.0700000000000008" calcext:value-type="float">
            <text:p>0,070000000000001</text:p>
          </table:table-cell>
          <table:table-cell table:style-name="ce382" table:formula="of:=SQRT(1-[.L110]^2)" office:value-type="float" office:value="0.997546991374341" calcext:value-type="float">
            <text:p>0,997546991374341</text:p>
          </table:table-cell>
          <table:table-cell table:style-name="ce382" table:formula="of:=-SQRT(1-[.L110]^2)" office:value-type="float" office:value="-0.997546991374341" calcext:value-type="float">
            <text:p>-0,99754699137434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0]+0.01" office:value-type="float" office:value="0.0800000000000007" calcext:value-type="float">
            <text:p>0,080000000000001</text:p>
          </table:table-cell>
          <table:table-cell table:style-name="ce382" table:formula="of:=SQRT(1-[.L111]^2)" office:value-type="float" office:value="0.996794863550169" calcext:value-type="float">
            <text:p>0,996794863550169</text:p>
          </table:table-cell>
          <table:table-cell table:style-name="ce382" table:formula="of:=-SQRT(1-[.L111]^2)" office:value-type="float" office:value="-0.996794863550169" calcext:value-type="float">
            <text:p>-0,99679486355016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1]+0.01" office:value-type="float" office:value="0.0900000000000007" calcext:value-type="float">
            <text:p>0,090000000000001</text:p>
          </table:table-cell>
          <table:table-cell table:style-name="ce382" table:formula="of:=SQRT(1-[.L112]^2)" office:value-type="float" office:value="0.995941765365827" calcext:value-type="float">
            <text:p>0,995941765365827</text:p>
          </table:table-cell>
          <table:table-cell table:style-name="ce382" table:formula="of:=-SQRT(1-[.L112]^2)" office:value-type="float" office:value="-0.995941765365827" calcext:value-type="float">
            <text:p>-0,995941765365827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2]+0.01" office:value-type="float" office:value="0.100000000000001" calcext:value-type="float">
            <text:p>0,100000000000001</text:p>
          </table:table-cell>
          <table:table-cell table:style-name="ce382" table:formula="of:=SQRT(1-[.L113]^2)" office:value-type="float" office:value="0.99498743710662" calcext:value-type="float">
            <text:p>0,99498743710662</text:p>
          </table:table-cell>
          <table:table-cell table:style-name="ce382" table:formula="of:=-SQRT(1-[.L113]^2)" office:value-type="float" office:value="-0.99498743710662" calcext:value-type="float">
            <text:p>-0,9949874371066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3]+0.01" office:value-type="float" office:value="0.110000000000001" calcext:value-type="float">
            <text:p>0,110000000000001</text:p>
          </table:table-cell>
          <table:table-cell table:style-name="ce382" table:formula="of:=SQRT(1-[.L114]^2)" office:value-type="float" office:value="0.993931587182941" calcext:value-type="float">
            <text:p>0,993931587182941</text:p>
          </table:table-cell>
          <table:table-cell table:style-name="ce382" table:formula="of:=-SQRT(1-[.L114]^2)" office:value-type="float" office:value="-0.993931587182941" calcext:value-type="float">
            <text:p>-0,99393158718294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4]+0.01" office:value-type="float" office:value="0.120000000000001" calcext:value-type="float">
            <text:p>0,120000000000001</text:p>
          </table:table-cell>
          <table:table-cell table:style-name="ce382" table:formula="of:=SQRT(1-[.L115]^2)" office:value-type="float" office:value="0.992773891679268" calcext:value-type="float">
            <text:p>0,992773891679268</text:p>
          </table:table-cell>
          <table:table-cell table:style-name="ce382" table:formula="of:=-SQRT(1-[.L115]^2)" office:value-type="float" office:value="-0.992773891679268" calcext:value-type="float">
            <text:p>-0,992773891679268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5]+0.01" office:value-type="float" office:value="0.130000000000001" calcext:value-type="float">
            <text:p>0,130000000000001</text:p>
          </table:table-cell>
          <table:table-cell table:style-name="ce382" table:formula="of:=SQRT(1-[.L116]^2)" office:value-type="float" office:value="0.991513993849809" calcext:value-type="float">
            <text:p>0,991513993849809</text:p>
          </table:table-cell>
          <table:table-cell table:style-name="ce382" table:formula="of:=-SQRT(1-[.L116]^2)" office:value-type="float" office:value="-0.991513993849809" calcext:value-type="float">
            <text:p>-0,99151399384980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6]+0.01" office:value-type="float" office:value="0.140000000000001" calcext:value-type="float">
            <text:p>0,140000000000001</text:p>
          </table:table-cell>
          <table:table-cell table:style-name="ce382" table:formula="of:=SQRT(1-[.L117]^2)" office:value-type="float" office:value="0.990151503558925" calcext:value-type="float">
            <text:p>0,990151503558925</text:p>
          </table:table-cell>
          <table:table-cell table:style-name="ce382" table:formula="of:=-SQRT(1-[.L117]^2)" office:value-type="float" office:value="-0.990151503558925" calcext:value-type="float">
            <text:p>-0,990151503558925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7]+0.01" office:value-type="float" office:value="0.150000000000001" calcext:value-type="float">
            <text:p>0,150000000000001</text:p>
          </table:table-cell>
          <table:table-cell table:style-name="ce382" table:formula="of:=SQRT(1-[.L118]^2)" office:value-type="float" office:value="0.988685996664259" calcext:value-type="float">
            <text:p>0,988685996664259</text:p>
          </table:table-cell>
          <table:table-cell table:style-name="ce382" table:formula="of:=-SQRT(1-[.L118]^2)" office:value-type="float" office:value="-0.988685996664259" calcext:value-type="float">
            <text:p>-0,98868599666425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8]+0.01" office:value-type="float" office:value="0.160000000000001" calcext:value-type="float">
            <text:p>0,160000000000001</text:p>
          </table:table-cell>
          <table:table-cell table:style-name="ce382" table:formula="of:=SQRT(1-[.L119]^2)" office:value-type="float" office:value="0.987117014340245" calcext:value-type="float">
            <text:p>0,987117014340245</text:p>
          </table:table-cell>
          <table:table-cell table:style-name="ce382" table:formula="of:=-SQRT(1-[.L119]^2)" office:value-type="float" office:value="-0.987117014340245" calcext:value-type="float">
            <text:p>-0,987117014340245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9]+0.01" office:value-type="float" office:value="0.170000000000001" calcext:value-type="float">
            <text:p>0,170000000000001</text:p>
          </table:table-cell>
          <table:table-cell table:style-name="ce382" table:formula="of:=SQRT(1-[.L120]^2)" office:value-type="float" office:value="0.98544406233941" calcext:value-type="float">
            <text:p>0,98544406233941</text:p>
          </table:table-cell>
          <table:table-cell table:style-name="ce382" table:formula="of:=-SQRT(1-[.L120]^2)" office:value-type="float" office:value="-0.98544406233941" calcext:value-type="float">
            <text:p>-0,9854440623394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20]+0.01" office:value-type="float" office:value="0.180000000000001" calcext:value-type="float">
            <text:p>0,180000000000001</text:p>
          </table:table-cell>
          <table:table-cell table:style-name="ce382" table:formula="of:=SQRT(1-[.L121]^2)" office:value-type="float" office:value="0.983666610188635" calcext:value-type="float">
            <text:p>0,983666610188635</text:p>
          </table:table-cell>
          <table:table-cell table:style-name="ce382" table:formula="of:=-SQRT(1-[.L121]^2)" office:value-type="float" office:value="-0.983666610188635" calcext:value-type="float">
            <text:p>-0,983666610188635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21]+0.01" office:value-type="float" office:value="0.190000000000001" calcext:value-type="float">
            <text:p>0,190000000000001</text:p>
          </table:table-cell>
          <table:table-cell table:style-name="ce382" table:formula="of:=SQRT(1-[.L122]^2)" office:value-type="float" office:value="0.981784090317214" calcext:value-type="float">
            <text:p>0,981784090317214</text:p>
          </table:table-cell>
          <table:table-cell table:style-name="ce382" table:formula="of:=-SQRT(1-[.L122]^2)" office:value-type="float" office:value="-0.981784090317214" calcext:value-type="float">
            <text:p>-0,981784090317214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22]+0.01" office:value-type="float" office:value="0.200000000000001" calcext:value-type="float">
            <text:p>0,200000000000001</text:p>
          </table:table-cell>
          <table:table-cell table:style-name="ce382" table:formula="of:=SQRT(1-[.L123]^2)" office:value-type="float" office:value="0.979795897113271" calcext:value-type="float">
            <text:p>0,979795897113271</text:p>
          </table:table-cell>
          <table:table-cell table:style-name="ce382" table:formula="of:=-SQRT(1-[.L123]^2)" office:value-type="float" office:value="-0.979795897113271" calcext:value-type="float">
            <text:p>-0,97979589711327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23]+0.01" office:value-type="float" office:value="0.210000000000001" calcext:value-type="float">
            <text:p>0,210000000000001</text:p>
          </table:table-cell>
          <table:table-cell table:style-name="ce382" table:formula="of:=SQRT(1-[.L124]^2)" office:value-type="float" office:value="0.977701385904715" calcext:value-type="float">
            <text:p>0,977701385904715</text:p>
          </table:table-cell>
          <table:table-cell table:style-name="ce382" table:formula="of:=-SQRT(1-[.L124]^2)" office:value-type="float" office:value="-0.977701385904715" calcext:value-type="float">
            <text:p>-0,97770138590471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24]+0.01" office:value-type="float" office:value="0.220000000000001" calcext:value-type="float">
            <text:p>0,220000000000001</text:p>
          </table:table-cell>
          <table:table-cell table:style-name="ce382" table:formula="of:=SQRT(1-[.L125]^2)" office:value-type="float" office:value="0.975499871860576" calcext:value-type="float">
            <text:p>0,975499871860576</text:p>
          </table:table-cell>
          <table:table-cell table:style-name="ce382" table:formula="of:=-SQRT(1-[.L125]^2)" office:value-type="float" office:value="-0.975499871860576" calcext:value-type="float">
            <text:p>-0,975499871860576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25]+0.01" office:value-type="float" office:value="0.230000000000001" calcext:value-type="float">
            <text:p>0,230000000000001</text:p>
          </table:table-cell>
          <table:table-cell table:style-name="ce382" table:formula="of:=SQRT(1-[.L126]^2)" office:value-type="float" office:value="0.973190628808148" calcext:value-type="float">
            <text:p>0,973190628808148</text:p>
          </table:table-cell>
          <table:table-cell table:style-name="ce382" table:formula="of:=-SQRT(1-[.L126]^2)" office:value-type="float" office:value="-0.973190628808148" calcext:value-type="float">
            <text:p>-0,973190628808148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26]+0.01" office:value-type="float" office:value="0.240000000000001" calcext:value-type="float">
            <text:p>0,240000000000001</text:p>
          </table:table-cell>
          <table:table-cell table:style-name="ce382" table:formula="of:=SQRT(1-[.L127]^2)" office:value-type="float" office:value="0.970772887960928" calcext:value-type="float">
            <text:p>0,970772887960928</text:p>
          </table:table-cell>
          <table:table-cell table:style-name="ce382" table:formula="of:=-SQRT(1-[.L127]^2)" office:value-type="float" office:value="-0.970772887960928" calcext:value-type="float">
            <text:p>-0,970772887960928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27]+0.01" office:value-type="float" office:value="0.250000000000001" calcext:value-type="float">
            <text:p>0,250000000000001</text:p>
          </table:table-cell>
          <table:table-cell table:style-name="ce382" table:formula="of:=SQRT(1-[.L128]^2)" office:value-type="float" office:value="0.968245836551854" calcext:value-type="float">
            <text:p>0,968245836551854</text:p>
          </table:table-cell>
          <table:table-cell table:style-name="ce382" table:formula="of:=-SQRT(1-[.L128]^2)" office:value-type="float" office:value="-0.968245836551854" calcext:value-type="float">
            <text:p>-0,96824583655185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28]+0.01" office:value-type="float" office:value="0.260000000000001" calcext:value-type="float">
            <text:p>0,260000000000001</text:p>
          </table:table-cell>
          <table:table-cell table:style-name="ce382" table:formula="of:=SQRT(1-[.L129]^2)" office:value-type="float" office:value="0.965608616365865" calcext:value-type="float">
            <text:p>0,965608616365865</text:p>
          </table:table-cell>
          <table:table-cell table:style-name="ce382" table:formula="of:=-SQRT(1-[.L129]^2)" office:value-type="float" office:value="-0.965608616365865" calcext:value-type="float">
            <text:p>-0,96560861636586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29]+0.01" office:value-type="float" office:value="0.270000000000001" calcext:value-type="float">
            <text:p>0,270000000000001</text:p>
          </table:table-cell>
          <table:table-cell table:style-name="ce382" table:formula="of:=SQRT(1-[.L130]^2)" office:value-type="float" office:value="0.962860322165162" calcext:value-type="float">
            <text:p>0,962860322165162</text:p>
          </table:table-cell>
          <table:table-cell table:style-name="ce382" table:formula="of:=-SQRT(1-[.L130]^2)" office:value-type="float" office:value="-0.962860322165162" calcext:value-type="float">
            <text:p>-0,962860322165162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0]+0.01" office:value-type="float" office:value="0.280000000000001" calcext:value-type="float">
            <text:p>0,280000000000001</text:p>
          </table:table-cell>
          <table:table-cell table:style-name="ce382" table:formula="of:=SQRT(1-[.L131]^2)" office:value-type="float" office:value="0.96" calcext:value-type="float">
            <text:p>0,96</text:p>
          </table:table-cell>
          <table:table-cell table:style-name="ce382" table:formula="of:=-SQRT(1-[.L131]^2)" office:value-type="float" office:value="-0.96" calcext:value-type="float">
            <text:p>-0,96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1]+0.01" office:value-type="float" office:value="0.290000000000001" calcext:value-type="float">
            <text:p>0,290000000000001</text:p>
          </table:table-cell>
          <table:table-cell table:style-name="ce382" table:formula="of:=SQRT(1-[.L132]^2)" office:value-type="float" office:value="0.957026645397086" calcext:value-type="float">
            <text:p>0,957026645397086</text:p>
          </table:table-cell>
          <table:table-cell table:style-name="ce382" table:formula="of:=-SQRT(1-[.L132]^2)" office:value-type="float" office:value="-0.957026645397086" calcext:value-type="float">
            <text:p>-0,957026645397086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2]+0.01" office:value-type="float" office:value="0.300000000000001" calcext:value-type="float">
            <text:p>0,300000000000001</text:p>
          </table:table-cell>
          <table:table-cell table:style-name="ce382" table:formula="of:=SQRT(1-[.L133]^2)" office:value-type="float" office:value="0.953939201416945" calcext:value-type="float">
            <text:p>0,953939201416945</text:p>
          </table:table-cell>
          <table:table-cell table:style-name="ce382" table:formula="of:=-SQRT(1-[.L133]^2)" office:value-type="float" office:value="-0.953939201416945" calcext:value-type="float">
            <text:p>-0,95393920141694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3]+0.01" office:value-type="float" office:value="0.310000000000001" calcext:value-type="float">
            <text:p>0,310000000000001</text:p>
          </table:table-cell>
          <table:table-cell table:style-name="ce382" table:formula="of:=SQRT(1-[.L134]^2)" office:value-type="float" office:value="0.950736556570746" calcext:value-type="float">
            <text:p>0,950736556570746</text:p>
          </table:table-cell>
          <table:table-cell table:style-name="ce382" table:formula="of:=-SQRT(1-[.L134]^2)" office:value-type="float" office:value="-0.950736556570746" calcext:value-type="float">
            <text:p>-0,950736556570746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4]+0.01" office:value-type="float" office:value="0.320000000000001" calcext:value-type="float">
            <text:p>0,320000000000001</text:p>
          </table:table-cell>
          <table:table-cell table:style-name="ce382" table:formula="of:=SQRT(1-[.L135]^2)" office:value-type="float" office:value="0.947417542586161" calcext:value-type="float">
            <text:p>0,947417542586161</text:p>
          </table:table-cell>
          <table:table-cell table:style-name="ce382" table:formula="of:=-SQRT(1-[.L135]^2)" office:value-type="float" office:value="-0.947417542586161" calcext:value-type="float">
            <text:p>-0,947417542586161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5]+0.01" office:value-type="float" office:value="0.330000000000001" calcext:value-type="float">
            <text:p>0,330000000000001</text:p>
          </table:table-cell>
          <table:table-cell table:style-name="ce382" table:formula="of:=SQRT(1-[.L136]^2)" office:value-type="float" office:value="0.943980932010811" calcext:value-type="float">
            <text:p>0,943980932010811</text:p>
          </table:table-cell>
          <table:table-cell table:style-name="ce382" table:formula="of:=-SQRT(1-[.L136]^2)" office:value-type="float" office:value="-0.943980932010811" calcext:value-type="float">
            <text:p>-0,943980932010811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6]+0.01" office:value-type="float" office:value="0.340000000000001" calcext:value-type="float">
            <text:p>0,340000000000001</text:p>
          </table:table-cell>
          <table:table-cell table:style-name="ce382" table:formula="of:=SQRT(1-[.L137]^2)" office:value-type="float" office:value="0.940425435640699" calcext:value-type="float">
            <text:p>0,940425435640699</text:p>
          </table:table-cell>
          <table:table-cell table:style-name="ce382" table:formula="of:=-SQRT(1-[.L137]^2)" office:value-type="float" office:value="-0.940425435640699" calcext:value-type="float">
            <text:p>-0,940425435640699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7]+0.01" office:value-type="float" office:value="0.350000000000001" calcext:value-type="float">
            <text:p>0,350000000000001</text:p>
          </table:table-cell>
          <table:table-cell table:style-name="ce382" table:formula="of:=SQRT(1-[.L138]^2)" office:value-type="float" office:value="0.936749699759759" calcext:value-type="float">
            <text:p>0,936749699759759</text:p>
          </table:table-cell>
          <table:table-cell table:style-name="ce382" table:formula="of:=-SQRT(1-[.L138]^2)" office:value-type="float" office:value="-0.936749699759759" calcext:value-type="float">
            <text:p>-0,936749699759759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8]+0.01" office:value-type="float" office:value="0.360000000000001" calcext:value-type="float">
            <text:p>0,360000000000001</text:p>
          </table:table-cell>
          <table:table-cell table:style-name="ce382" table:formula="of:=SQRT(1-[.L139]^2)" office:value-type="float" office:value="0.932952303175248" calcext:value-type="float">
            <text:p>0,932952303175248</text:p>
          </table:table-cell>
          <table:table-cell table:style-name="ce382" table:formula="of:=-SQRT(1-[.L139]^2)" office:value-type="float" office:value="-0.932952303175248" calcext:value-type="float">
            <text:p>-0,932952303175248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9]+0.01" office:value-type="float" office:value="0.370000000000001" calcext:value-type="float">
            <text:p>0,370000000000001</text:p>
          </table:table-cell>
          <table:table-cell table:style-name="ce382" table:formula="of:=SQRT(1-[.L140]^2)" office:value-type="float" office:value="0.929031754032121" calcext:value-type="float">
            <text:p>0,929031754032121</text:p>
          </table:table-cell>
          <table:table-cell table:style-name="ce382" table:formula="of:=-SQRT(1-[.L140]^2)" office:value-type="float" office:value="-0.929031754032121" calcext:value-type="float">
            <text:p>-0,929031754032121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0]+0.01" office:value-type="float" office:value="0.380000000000001" calcext:value-type="float">
            <text:p>0,380000000000001</text:p>
          </table:table-cell>
          <table:table-cell table:style-name="ce382" table:formula="of:=SQRT(1-[.L141]^2)" office:value-type="float" office:value="0.924986486387774" calcext:value-type="float">
            <text:p>0,924986486387774</text:p>
          </table:table-cell>
          <table:table-cell table:style-name="ce382" table:formula="of:=-SQRT(1-[.L141]^2)" office:value-type="float" office:value="-0.924986486387774" calcext:value-type="float">
            <text:p>-0,92498648638777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1]+0.01" office:value-type="float" office:value="0.390000000000001" calcext:value-type="float">
            <text:p>0,390000000000001</text:p>
          </table:table-cell>
          <table:table-cell table:style-name="ce382" table:formula="of:=SQRT(1-[.L142]^2)" office:value-type="float" office:value="0.920814856526544" calcext:value-type="float">
            <text:p>0,920814856526544</text:p>
          </table:table-cell>
          <table:table-cell table:style-name="ce382" table:formula="of:=-SQRT(1-[.L142]^2)" office:value-type="float" office:value="-0.920814856526544" calcext:value-type="float">
            <text:p>-0,92081485652654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2]+0.01" office:value-type="float" office:value="0.400000000000001" calcext:value-type="float">
            <text:p>0,400000000000001</text:p>
          </table:table-cell>
          <table:table-cell table:style-name="ce382" table:formula="of:=SQRT(1-[.L143]^2)" office:value-type="float" office:value="0.916515138991167" calcext:value-type="float">
            <text:p>0,916515138991167</text:p>
          </table:table-cell>
          <table:table-cell table:style-name="ce382" table:formula="of:=-SQRT(1-[.L143]^2)" office:value-type="float" office:value="-0.916515138991167" calcext:value-type="float">
            <text:p>-0,916515138991167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3]+0.01" office:value-type="float" office:value="0.410000000000001" calcext:value-type="float">
            <text:p>0,410000000000001</text:p>
          </table:table-cell>
          <table:table-cell table:style-name="ce382" table:formula="of:=SQRT(1-[.L144]^2)" office:value-type="float" office:value="0.912085522305885" calcext:value-type="float">
            <text:p>0,912085522305885</text:p>
          </table:table-cell>
          <table:table-cell table:style-name="ce382" table:formula="of:=-SQRT(1-[.L144]^2)" office:value-type="float" office:value="-0.912085522305885" calcext:value-type="float">
            <text:p>-0,91208552230588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4]+0.01" office:value-type="float" office:value="0.420000000000001" calcext:value-type="float">
            <text:p>0,420000000000001</text:p>
          </table:table-cell>
          <table:table-cell table:style-name="ce382" table:formula="of:=SQRT(1-[.L145]^2)" office:value-type="float" office:value="0.907524104363074" calcext:value-type="float">
            <text:p>0,907524104363074</text:p>
          </table:table-cell>
          <table:table-cell table:style-name="ce382" table:formula="of:=-SQRT(1-[.L145]^2)" office:value-type="float" office:value="-0.907524104363074" calcext:value-type="float">
            <text:p>-0,90752410436307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5]+0.01" office:value-type="float" office:value="0.430000000000001" calcext:value-type="float">
            <text:p>0,430000000000001</text:p>
          </table:table-cell>
          <table:table-cell table:style-name="ce382" table:formula="of:=SQRT(1-[.L146]^2)" office:value-type="float" office:value="0.902828887442133" calcext:value-type="float">
            <text:p>0,902828887442133</text:p>
          </table:table-cell>
          <table:table-cell table:style-name="ce382" table:formula="of:=-SQRT(1-[.L146]^2)" office:value-type="float" office:value="-0.902828887442133" calcext:value-type="float">
            <text:p>-0,902828887442133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6]+0.01" office:value-type="float" office:value="0.440000000000001" calcext:value-type="float">
            <text:p>0,440000000000001</text:p>
          </table:table-cell>
          <table:table-cell table:style-name="ce382" table:formula="of:=SQRT(1-[.L147]^2)" office:value-type="float" office:value="0.897997772825745" calcext:value-type="float">
            <text:p>0,897997772825745</text:p>
          </table:table-cell>
          <table:table-cell table:style-name="ce382" table:formula="of:=-SQRT(1-[.L147]^2)" office:value-type="float" office:value="-0.897997772825745" calcext:value-type="float">
            <text:p>-0,89799777282574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7]+0.01" office:value-type="float" office:value="0.450000000000001" calcext:value-type="float">
            <text:p>0,450000000000001</text:p>
          </table:table-cell>
          <table:table-cell table:style-name="ce382" table:formula="of:=SQRT(1-[.L148]^2)" office:value-type="float" office:value="0.893028554974587" calcext:value-type="float">
            <text:p>0,893028554974587</text:p>
          </table:table-cell>
          <table:table-cell table:style-name="ce382" table:formula="of:=-SQRT(1-[.L148]^2)" office:value-type="float" office:value="-0.893028554974587" calcext:value-type="float">
            <text:p>-0,893028554974587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8]+0.01" office:value-type="float" office:value="0.460000000000001" calcext:value-type="float">
            <text:p>0,460000000000001</text:p>
          </table:table-cell>
          <table:table-cell table:style-name="ce382" table:formula="of:=SQRT(1-[.L149]^2)" office:value-type="float" office:value="0.887918915216924" calcext:value-type="float">
            <text:p>0,887918915216924</text:p>
          </table:table-cell>
          <table:table-cell table:style-name="ce382" table:formula="of:=-SQRT(1-[.L149]^2)" office:value-type="float" office:value="-0.887918915216924" calcext:value-type="float">
            <text:p>-0,88791891521692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9]+0.01" office:value-type="float" office:value="0.470000000000001" calcext:value-type="float">
            <text:p>0,470000000000001</text:p>
          </table:table-cell>
          <table:table-cell table:style-name="ce382" table:formula="of:=SQRT(1-[.L150]^2)" office:value-type="float" office:value="0.882666414904294" calcext:value-type="float">
            <text:p>0,882666414904294</text:p>
          </table:table-cell>
          <table:table-cell table:style-name="ce382" table:formula="of:=-SQRT(1-[.L150]^2)" office:value-type="float" office:value="-0.882666414904294" calcext:value-type="float">
            <text:p>-0,88266641490429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0]+0.01" office:value-type="float" office:value="0.480000000000001" calcext:value-type="float">
            <text:p>0,480000000000001</text:p>
          </table:table-cell>
          <table:table-cell table:style-name="ce382" table:formula="of:=SQRT(1-[.L151]^2)" office:value-type="float" office:value="0.877268487978452" calcext:value-type="float">
            <text:p>0,877268487978452</text:p>
          </table:table-cell>
          <table:table-cell table:style-name="ce382" table:formula="of:=-SQRT(1-[.L151]^2)" office:value-type="float" office:value="-0.877268487978452" calcext:value-type="float">
            <text:p>-0,877268487978452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1]+0.01" office:value-type="float" office:value="0.490000000000001" calcext:value-type="float">
            <text:p>0,490000000000001</text:p>
          </table:table-cell>
          <table:table-cell table:style-name="ce382" table:formula="of:=SQRT(1-[.L152]^2)" office:value-type="float" office:value="0.8717224328879" calcext:value-type="float">
            <text:p>0,8717224328879</text:p>
          </table:table-cell>
          <table:table-cell table:style-name="ce382" table:formula="of:=-SQRT(1-[.L152]^2)" office:value-type="float" office:value="-0.8717224328879" calcext:value-type="float">
            <text:p>-0,8717224328879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2]+0.01" office:value-type="float" office:value="0.500000000000001" calcext:value-type="float">
            <text:p>0,500000000000001</text:p>
          </table:table-cell>
          <table:table-cell table:style-name="ce382" table:formula="of:=SQRT(1-[.L153]^2)" office:value-type="float" office:value="0.866025403784438" calcext:value-type="float">
            <text:p>0,866025403784438</text:p>
          </table:table-cell>
          <table:table-cell table:style-name="ce382" table:formula="of:=-SQRT(1-[.L153]^2)" office:value-type="float" office:value="-0.866025403784438" calcext:value-type="float">
            <text:p>-0,866025403784438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3]+0.01" office:value-type="float" office:value="0.510000000000001" calcext:value-type="float">
            <text:p>0,510000000000001</text:p>
          </table:table-cell>
          <table:table-cell table:style-name="ce382" table:formula="of:=SQRT(1-[.L154]^2)" office:value-type="float" office:value="0.860174400921115" calcext:value-type="float">
            <text:p>0,860174400921115</text:p>
          </table:table-cell>
          <table:table-cell table:style-name="ce382" table:formula="of:=-SQRT(1-[.L154]^2)" office:value-type="float" office:value="-0.860174400921115" calcext:value-type="float">
            <text:p>-0,86017440092111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4]+0.01" office:value-type="float" office:value="0.520000000000001" calcext:value-type="float">
            <text:p>0,520000000000001</text:p>
          </table:table-cell>
          <table:table-cell table:style-name="ce382" table:formula="of:=SQRT(1-[.L155]^2)" office:value-type="float" office:value="0.854166260162504" calcext:value-type="float">
            <text:p>0,854166260162504</text:p>
          </table:table-cell>
          <table:table-cell table:style-name="ce382" table:formula="of:=-SQRT(1-[.L155]^2)" office:value-type="float" office:value="-0.854166260162504" calcext:value-type="float">
            <text:p>-0,85416626016250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5]+0.01" office:value-type="float" office:value="0.530000000000001" calcext:value-type="float">
            <text:p>0,530000000000001</text:p>
          </table:table-cell>
          <table:table-cell table:style-name="ce382" table:formula="of:=SQRT(1-[.L156]^2)" office:value-type="float" office:value="0.847997641506153" calcext:value-type="float">
            <text:p>0,847997641506153</text:p>
          </table:table-cell>
          <table:table-cell table:style-name="ce382" table:formula="of:=-SQRT(1-[.L156]^2)" office:value-type="float" office:value="-0.847997641506153" calcext:value-type="float">
            <text:p>-0,847997641506153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6]+0.01" office:value-type="float" office:value="0.540000000000001" calcext:value-type="float">
            <text:p>0,540000000000001</text:p>
          </table:table-cell>
          <table:table-cell table:style-name="ce382" table:formula="of:=SQRT(1-[.L157]^2)" office:value-type="float" office:value="0.841665016500032" calcext:value-type="float">
            <text:p>0,841665016500032</text:p>
          </table:table-cell>
          <table:table-cell table:style-name="ce382" table:formula="of:=-SQRT(1-[.L157]^2)" office:value-type="float" office:value="-0.841665016500032" calcext:value-type="float">
            <text:p>-0,841665016500032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7]+0.01" office:value-type="float" office:value="0.550000000000001" calcext:value-type="float">
            <text:p>0,550000000000001</text:p>
          </table:table-cell>
          <table:table-cell table:style-name="ce382" table:formula="of:=SQRT(1-[.L158]^2)" office:value-type="float" office:value="0.835164654424503" calcext:value-type="float">
            <text:p>0,835164654424503</text:p>
          </table:table-cell>
          <table:table-cell table:style-name="ce382" table:formula="of:=-SQRT(1-[.L158]^2)" office:value-type="float" office:value="-0.835164654424503" calcext:value-type="float">
            <text:p>-0,835164654424503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58]+0.01" office:value-type="float" office:value="0.560000000000001" calcext:value-type="float">
            <text:p>0,560000000000001</text:p>
          </table:table-cell>
          <table:table-cell table:style-name="ce382" table:formula="of:=SQRT(1-[.L159]^2)" office:value-type="float" office:value="0.828492607088318" calcext:value-type="float">
            <text:p>0,828492607088318</text:p>
          </table:table-cell>
          <table:table-cell table:style-name="ce382" table:formula="of:=-SQRT(1-[.L159]^2)" office:value-type="float" office:value="-0.828492607088318" calcext:value-type="float">
            <text:p>-0,82849260708831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59]+0.01" office:value-type="float" office:value="0.570000000000001" calcext:value-type="float">
            <text:p>0,570000000000001</text:p>
          </table:table-cell>
          <table:table-cell table:style-name="ce382" table:formula="of:=SQRT(1-[.L160]^2)" office:value-type="float" office:value="0.821644692065858" calcext:value-type="float">
            <text:p>0,821644692065858</text:p>
          </table:table-cell>
          <table:table-cell table:style-name="ce382" table:formula="of:=-SQRT(1-[.L160]^2)" office:value-type="float" office:value="-0.821644692065858" calcext:value-type="float">
            <text:p>-0,82164469206585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0]+0.01" office:value-type="float" office:value="0.580000000000001" calcext:value-type="float">
            <text:p>0,580000000000001</text:p>
          </table:table-cell>
          <table:table-cell table:style-name="ce382" table:formula="of:=SQRT(1-[.L161]^2)" office:value-type="float" office:value="0.814616474176651" calcext:value-type="float">
            <text:p>0,814616474176651</text:p>
          </table:table-cell>
          <table:table-cell table:style-name="ce382" table:formula="of:=-SQRT(1-[.L161]^2)" office:value-type="float" office:value="-0.814616474176651" calcext:value-type="float">
            <text:p>-0,814616474176651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1]+0.01" office:value-type="float" office:value="0.590000000000001" calcext:value-type="float">
            <text:p>0,590000000000001</text:p>
          </table:table-cell>
          <table:table-cell table:style-name="ce382" table:formula="of:=SQRT(1-[.L162]^2)" office:value-type="float" office:value="0.807403244977377" calcext:value-type="float">
            <text:p>0,807403244977377</text:p>
          </table:table-cell>
          <table:table-cell table:style-name="ce382" table:formula="of:=-SQRT(1-[.L162]^2)" office:value-type="float" office:value="-0.807403244977377" calcext:value-type="float">
            <text:p>-0,80740324497737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2]+0.01" office:value-type="float" office:value="0.600000000000001" calcext:value-type="float">
            <text:p>0,600000000000001</text:p>
          </table:table-cell>
          <table:table-cell table:style-name="ce382" table:formula="of:=SQRT(1-[.L163]^2)" office:value-type="float" office:value="0.799999999999999" calcext:value-type="float">
            <text:p>0,799999999999999</text:p>
          </table:table-cell>
          <table:table-cell table:style-name="ce382" table:formula="of:=-SQRT(1-[.L163]^2)" office:value-type="float" office:value="-0.799999999999999" calcext:value-type="float">
            <text:p>-0,79999999999999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3]+0.01" office:value-type="float" office:value="0.610000000000001" calcext:value-type="float">
            <text:p>0,610000000000001</text:p>
          </table:table-cell>
          <table:table-cell table:style-name="ce382" table:formula="of:=SQRT(1-[.L164]^2)" office:value-type="float" office:value="0.7924014134263" calcext:value-type="float">
            <text:p>0,7924014134263</text:p>
          </table:table-cell>
          <table:table-cell table:style-name="ce382" table:formula="of:=-SQRT(1-[.L164]^2)" office:value-type="float" office:value="-0.7924014134263" calcext:value-type="float">
            <text:p>-0,7924014134263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4]+0.01" office:value-type="float" office:value="0.620000000000001" calcext:value-type="float">
            <text:p>0,620000000000001</text:p>
          </table:table-cell>
          <table:table-cell table:style-name="ce382" table:formula="of:=SQRT(1-[.L165]^2)" office:value-type="float" office:value="0.78460180983732" calcext:value-type="float">
            <text:p>0,78460180983732</text:p>
          </table:table-cell>
          <table:table-cell table:style-name="ce382" table:formula="of:=-SQRT(1-[.L165]^2)" office:value-type="float" office:value="-0.78460180983732" calcext:value-type="float">
            <text:p>-0,7846018098373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5]+0.01" office:value-type="float" office:value="0.630000000000001" calcext:value-type="float">
            <text:p>0,630000000000001</text:p>
          </table:table-cell>
          <table:table-cell table:style-name="ce382" table:formula="of:=SQRT(1-[.L166]^2)" office:value-type="float" office:value="0.776595132614156" calcext:value-type="float">
            <text:p>0,776595132614156</text:p>
          </table:table-cell>
          <table:table-cell table:style-name="ce382" table:formula="of:=-SQRT(1-[.L166]^2)" office:value-type="float" office:value="-0.776595132614156" calcext:value-type="float">
            <text:p>-0,77659513261415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6]+0.01" office:value-type="float" office:value="0.640000000000001" calcext:value-type="float">
            <text:p>0,640000000000001</text:p>
          </table:table-cell>
          <table:table-cell table:style-name="ce382" table:formula="of:=SQRT(1-[.L167]^2)" office:value-type="float" office:value="0.768374908491941" calcext:value-type="float">
            <text:p>0,768374908491941</text:p>
          </table:table-cell>
          <table:table-cell table:style-name="ce382" table:formula="of:=-SQRT(1-[.L167]^2)" office:value-type="float" office:value="-0.768374908491941" calcext:value-type="float">
            <text:p>-0,768374908491941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7]+0.01" office:value-type="float" office:value="0.650000000000001" calcext:value-type="float">
            <text:p>0,650000000000001</text:p>
          </table:table-cell>
          <table:table-cell table:style-name="ce382" table:formula="of:=SQRT(1-[.L168]^2)" office:value-type="float" office:value="0.759934207678532" calcext:value-type="float">
            <text:p>0,759934207678532</text:p>
          </table:table-cell>
          <table:table-cell table:style-name="ce382" table:formula="of:=-SQRT(1-[.L168]^2)" office:value-type="float" office:value="-0.759934207678532" calcext:value-type="float">
            <text:p>-0,75993420767853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8]+0.01" office:value-type="float" office:value="0.660000000000001" calcext:value-type="float">
            <text:p>0,660000000000001</text:p>
          </table:table-cell>
          <table:table-cell table:style-name="ce382" table:formula="of:=SQRT(1-[.L169]^2)" office:value-type="float" office:value="0.751265598839717" calcext:value-type="float">
            <text:p>0,751265598839717</text:p>
          </table:table-cell>
          <table:table-cell table:style-name="ce382" table:formula="of:=-SQRT(1-[.L169]^2)" office:value-type="float" office:value="-0.751265598839717" calcext:value-type="float">
            <text:p>-0,75126559883971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9]+0.01" office:value-type="float" office:value="0.670000000000001" calcext:value-type="float">
            <text:p>0,670000000000001</text:p>
          </table:table-cell>
          <table:table-cell table:style-name="ce382" table:formula="of:=SQRT(1-[.L170]^2)" office:value-type="float" office:value="0.742361098118698" calcext:value-type="float">
            <text:p>0,742361098118698</text:p>
          </table:table-cell>
          <table:table-cell table:style-name="ce382" table:formula="of:=-SQRT(1-[.L170]^2)" office:value-type="float" office:value="-0.742361098118698" calcext:value-type="float">
            <text:p>-0,74236109811869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0]+0.01" office:value-type="float" office:value="0.680000000000001" calcext:value-type="float">
            <text:p>0,680000000000001</text:p>
          </table:table-cell>
          <table:table-cell table:style-name="ce382" table:formula="of:=SQRT(1-[.L171]^2)" office:value-type="float" office:value="0.733212111192933" calcext:value-type="float">
            <text:p>0,733212111192933</text:p>
          </table:table-cell>
          <table:table-cell table:style-name="ce382" table:formula="of:=-SQRT(1-[.L171]^2)" office:value-type="float" office:value="-0.733212111192933" calcext:value-type="float">
            <text:p>-0,733212111192933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1]+0.01" office:value-type="float" office:value="0.690000000000001" calcext:value-type="float">
            <text:p>0,690000000000001</text:p>
          </table:table-cell>
          <table:table-cell table:style-name="ce382" table:formula="of:=SQRT(1-[.L172]^2)" office:value-type="float" office:value="0.723809367167902" calcext:value-type="float">
            <text:p>0,723809367167902</text:p>
          </table:table-cell>
          <table:table-cell table:style-name="ce382" table:formula="of:=-SQRT(1-[.L172]^2)" office:value-type="float" office:value="-0.723809367167902" calcext:value-type="float">
            <text:p>-0,72380936716790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2]+0.01" office:value-type="float" office:value="0.700000000000001" calcext:value-type="float">
            <text:p>0,700000000000001</text:p>
          </table:table-cell>
          <table:table-cell table:style-name="ce382" table:formula="of:=SQRT(1-[.L173]^2)" office:value-type="float" office:value="0.714142842854284" calcext:value-type="float">
            <text:p>0,714142842854284</text:p>
          </table:table-cell>
          <table:table-cell table:style-name="ce382" table:formula="of:=-SQRT(1-[.L173]^2)" office:value-type="float" office:value="-0.714142842854284" calcext:value-type="float">
            <text:p>-0,714142842854284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3]+0.01" office:value-type="float" office:value="0.710000000000001" calcext:value-type="float">
            <text:p>0,710000000000001</text:p>
          </table:table-cell>
          <table:table-cell table:style-name="ce382" table:formula="of:=SQRT(1-[.L174]^2)" office:value-type="float" office:value="0.704201675658329" calcext:value-type="float">
            <text:p>0,704201675658329</text:p>
          </table:table-cell>
          <table:table-cell table:style-name="ce382" table:formula="of:=-SQRT(1-[.L174]^2)" office:value-type="float" office:value="-0.704201675658329" calcext:value-type="float">
            <text:p>-0,70420167565832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4]+0.01" office:value-type="float" office:value="0.720000000000001" calcext:value-type="float">
            <text:p>0,720000000000001</text:p>
          </table:table-cell>
          <table:table-cell table:style-name="ce382" table:formula="of:=SQRT(1-[.L175]^2)" office:value-type="float" office:value="0.693974062915898" calcext:value-type="float">
            <text:p>0,693974062915898</text:p>
          </table:table-cell>
          <table:table-cell table:style-name="ce382" table:formula="of:=-SQRT(1-[.L175]^2)" office:value-type="float" office:value="-0.693974062915898" calcext:value-type="float">
            <text:p>-0,69397406291589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5]+0.01" office:value-type="float" office:value="0.730000000000001" calcext:value-type="float">
            <text:p>0,730000000000001</text:p>
          </table:table-cell>
          <table:table-cell table:style-name="ce382" table:formula="of:=SQRT(1-[.L176]^2)" office:value-type="float" office:value="0.68344714499367" calcext:value-type="float">
            <text:p>0,68344714499367</text:p>
          </table:table-cell>
          <table:table-cell table:style-name="ce382" table:formula="of:=-SQRT(1-[.L176]^2)" office:value-type="float" office:value="-0.68344714499367" calcext:value-type="float">
            <text:p>-0,6834471449936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6]+0.01" office:value-type="float" office:value="0.740000000000001" calcext:value-type="float">
            <text:p>0,740000000000001</text:p>
          </table:table-cell>
          <table:table-cell table:style-name="ce382" table:formula="of:=SQRT(1-[.L177]^2)" office:value-type="float" office:value="0.672606868832008" calcext:value-type="float">
            <text:p>0,672606868832008</text:p>
          </table:table-cell>
          <table:table-cell table:style-name="ce382" table:formula="of:=-SQRT(1-[.L177]^2)" office:value-type="float" office:value="-0.672606868832008" calcext:value-type="float">
            <text:p>-0,67260686883200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7]+0.01" office:value-type="float" office:value="0.750000000000001" calcext:value-type="float">
            <text:p>0,750000000000001</text:p>
          </table:table-cell>
          <table:table-cell table:style-name="ce382" table:formula="of:=SQRT(1-[.L178]^2)" office:value-type="float" office:value="0.661437827766146" calcext:value-type="float">
            <text:p>0,661437827766146</text:p>
          </table:table-cell>
          <table:table-cell table:style-name="ce382" table:formula="of:=-SQRT(1-[.L178]^2)" office:value-type="float" office:value="-0.661437827766146" calcext:value-type="float">
            <text:p>-0,66143782776614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8]+0.01" office:value-type="float" office:value="0.760000000000001" calcext:value-type="float">
            <text:p>0,760000000000001</text:p>
          </table:table-cell>
          <table:table-cell table:style-name="ce382" table:formula="of:=SQRT(1-[.L179]^2)" office:value-type="float" office:value="0.649923072370875" calcext:value-type="float">
            <text:p>0,649923072370875</text:p>
          </table:table-cell>
          <table:table-cell table:style-name="ce382" table:formula="of:=-SQRT(1-[.L179]^2)" office:value-type="float" office:value="-0.649923072370875" calcext:value-type="float">
            <text:p>-0,64992307237087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9]+0.01" office:value-type="float" office:value="0.770000000000001" calcext:value-type="float">
            <text:p>0,770000000000001</text:p>
          </table:table-cell>
          <table:table-cell table:style-name="ce382" table:formula="of:=SQRT(1-[.L180]^2)" office:value-type="float" office:value="0.638043885637969" calcext:value-type="float">
            <text:p>0,638043885637969</text:p>
          </table:table-cell>
          <table:table-cell table:style-name="ce382" table:formula="of:=-SQRT(1-[.L180]^2)" office:value-type="float" office:value="-0.638043885637969" calcext:value-type="float">
            <text:p>-0,63804388563796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0]+0.01" office:value-type="float" office:value="0.780000000000001" calcext:value-type="float">
            <text:p>0,780000000000001</text:p>
          </table:table-cell>
          <table:table-cell table:style-name="ce382" table:formula="of:=SQRT(1-[.L181]^2)" office:value-type="float" office:value="0.625779513886479" calcext:value-type="float">
            <text:p>0,625779513886479</text:p>
          </table:table-cell>
          <table:table-cell table:style-name="ce382" table:formula="of:=-SQRT(1-[.L181]^2)" office:value-type="float" office:value="-0.625779513886479" calcext:value-type="float">
            <text:p>-0,62577951388647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1]+0.01" office:value-type="float" office:value="0.790000000000001" calcext:value-type="float">
            <text:p>0,790000000000001</text:p>
          </table:table-cell>
          <table:table-cell table:style-name="ce382" table:formula="of:=SQRT(1-[.L182]^2)" office:value-type="float" office:value="0.613106842238772" calcext:value-type="float">
            <text:p>0,613106842238772</text:p>
          </table:table-cell>
          <table:table-cell table:style-name="ce382" table:formula="of:=-SQRT(1-[.L182]^2)" office:value-type="float" office:value="-0.613106842238772" calcext:value-type="float">
            <text:p>-0,61310684223877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2]+0.01" office:value-type="float" office:value="0.800000000000001" calcext:value-type="float">
            <text:p>0,800000000000001</text:p>
          </table:table-cell>
          <table:table-cell table:style-name="ce382" table:formula="of:=SQRT(1-[.L183]^2)" office:value-type="float" office:value="0.599999999999998" calcext:value-type="float">
            <text:p>0,599999999999998</text:p>
          </table:table-cell>
          <table:table-cell table:style-name="ce382" table:formula="of:=-SQRT(1-[.L183]^2)" office:value-type="float" office:value="-0.599999999999998" calcext:value-type="float">
            <text:p>-0,59999999999999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3]+0.01" office:value-type="float" office:value="0.810000000000001" calcext:value-type="float">
            <text:p>0,810000000000001</text:p>
          </table:table-cell>
          <table:table-cell table:style-name="ce382" table:formula="of:=SQRT(1-[.L184]^2)" office:value-type="float" office:value="0.586429876455828" calcext:value-type="float">
            <text:p>0,586429876455828</text:p>
          </table:table-cell>
          <table:table-cell table:style-name="ce382" table:formula="of:=-SQRT(1-[.L184]^2)" office:value-type="float" office:value="-0.586429876455828" calcext:value-type="float">
            <text:p>-0,58642987645582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4]+0.01" office:value-type="float" office:value="0.820000000000001" calcext:value-type="float">
            <text:p>0,820000000000001</text:p>
          </table:table-cell>
          <table:table-cell table:style-name="ce382" table:formula="of:=SQRT(1-[.L185]^2)" office:value-type="float" office:value="0.572363520850166" calcext:value-type="float">
            <text:p>0,572363520850166</text:p>
          </table:table-cell>
          <table:table-cell table:style-name="ce382" table:formula="of:=-SQRT(1-[.L185]^2)" office:value-type="float" office:value="-0.572363520850166" calcext:value-type="float">
            <text:p>-0,57236352085016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5]+0.01" office:value-type="float" office:value="0.830000000000001" calcext:value-type="float">
            <text:p>0,830000000000001</text:p>
          </table:table-cell>
          <table:table-cell table:style-name="ce382" table:formula="of:=SQRT(1-[.L186]^2)" office:value-type="float" office:value="0.557763390695372" calcext:value-type="float">
            <text:p>0,557763390695372</text:p>
          </table:table-cell>
          <table:table-cell table:style-name="ce382" table:formula="of:=-SQRT(1-[.L186]^2)" office:value-type="float" office:value="-0.557763390695372" calcext:value-type="float">
            <text:p>-0,55776339069537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6]+0.01" office:value-type="float" office:value="0.840000000000001" calcext:value-type="float">
            <text:p>0,840000000000001</text:p>
          </table:table-cell>
          <table:table-cell table:style-name="ce382" table:formula="of:=SQRT(1-[.L187]^2)" office:value-type="float" office:value="0.542586398650019" calcext:value-type="float">
            <text:p>0,542586398650019</text:p>
          </table:table-cell>
          <table:table-cell table:style-name="ce382" table:formula="of:=-SQRT(1-[.L187]^2)" office:value-type="float" office:value="-0.542586398650019" calcext:value-type="float">
            <text:p>-0,54258639865001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7]+0.01" office:value-type="float" office:value="0.850000000000001" calcext:value-type="float">
            <text:p>0,850000000000001</text:p>
          </table:table-cell>
          <table:table-cell table:style-name="ce382" table:formula="of:=SQRT(1-[.L188]^2)" office:value-type="float" office:value="0.526782687642635" calcext:value-type="float">
            <text:p>0,526782687642635</text:p>
          </table:table-cell>
          <table:table-cell table:style-name="ce382" table:formula="of:=-SQRT(1-[.L188]^2)" office:value-type="float" office:value="-0.526782687642635" calcext:value-type="float">
            <text:p>-0,52678268764263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8]+0.01" office:value-type="float" office:value="0.860000000000001" calcext:value-type="float">
            <text:p>0,860000000000001</text:p>
          </table:table-cell>
          <table:table-cell table:style-name="ce382" table:formula="of:=SQRT(1-[.L189]^2)" office:value-type="float" office:value="0.510294032886921" calcext:value-type="float">
            <text:p>0,510294032886921</text:p>
          </table:table-cell>
          <table:table-cell table:style-name="ce382" table:formula="of:=-SQRT(1-[.L189]^2)" office:value-type="float" office:value="-0.510294032886921" calcext:value-type="float">
            <text:p>-0,510294032886921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9]+0.01" office:value-type="float" office:value="0.870000000000001" calcext:value-type="float">
            <text:p>0,870000000000001</text:p>
          </table:table-cell>
          <table:table-cell table:style-name="ce382" table:formula="of:=SQRT(1-[.L190]^2)" office:value-type="float" office:value="0.49305172142484" calcext:value-type="float">
            <text:p>0,49305172142484</text:p>
          </table:table-cell>
          <table:table-cell table:style-name="ce382" table:formula="of:=-SQRT(1-[.L190]^2)" office:value-type="float" office:value="-0.49305172142484" calcext:value-type="float">
            <text:p>-0,49305172142484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0]+0.01" office:value-type="float" office:value="0.880000000000001" calcext:value-type="float">
            <text:p>0,880000000000001</text:p>
          </table:table-cell>
          <table:table-cell table:style-name="ce382" table:formula="of:=SQRT(1-[.L191]^2)" office:value-type="float" office:value="0.474973683481514" calcext:value-type="float">
            <text:p>0,474973683481514</text:p>
          </table:table-cell>
          <table:table-cell table:style-name="ce382" table:formula="of:=-SQRT(1-[.L191]^2)" office:value-type="float" office:value="-0.474973683481514" calcext:value-type="float">
            <text:p>-0,474973683481514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1]+0.01" office:value-type="float" office:value="0.890000000000001" calcext:value-type="float">
            <text:p>0,890000000000001</text:p>
          </table:table-cell>
          <table:table-cell table:style-name="ce382" table:formula="of:=SQRT(1-[.L192]^2)" office:value-type="float" office:value="0.455960524607117" calcext:value-type="float">
            <text:p>0,455960524607117</text:p>
          </table:table-cell>
          <table:table-cell table:style-name="ce382" table:formula="of:=-SQRT(1-[.L192]^2)" office:value-type="float" office:value="-0.455960524607117" calcext:value-type="float">
            <text:p>-0,45596052460711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2]+0.01" office:value-type="float" office:value="0.900000000000001" calcext:value-type="float">
            <text:p>0,900000000000001</text:p>
          </table:table-cell>
          <table:table-cell table:style-name="ce382" table:formula="of:=SQRT(1-[.L193]^2)" office:value-type="float" office:value="0.435889894354065" calcext:value-type="float">
            <text:p>0,435889894354065</text:p>
          </table:table-cell>
          <table:table-cell table:style-name="ce382" table:formula="of:=-SQRT(1-[.L193]^2)" office:value-type="float" office:value="-0.435889894354065" calcext:value-type="float">
            <text:p>-0,43588989435406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3]+0.01" office:value-type="float" office:value="0.910000000000001" calcext:value-type="float">
            <text:p>0,910000000000001</text:p>
          </table:table-cell>
          <table:table-cell table:style-name="ce382" table:formula="of:=SQRT(1-[.L194]^2)" office:value-type="float" office:value="0.414608248832555" calcext:value-type="float">
            <text:p>0,414608248832555</text:p>
          </table:table-cell>
          <table:table-cell table:style-name="ce382" table:formula="of:=-SQRT(1-[.L194]^2)" office:value-type="float" office:value="-0.414608248832555" calcext:value-type="float">
            <text:p>-0,41460824883255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4]+0.01" office:value-type="float" office:value="0.920000000000001" calcext:value-type="float">
            <text:p>0,920000000000001</text:p>
          </table:table-cell>
          <table:table-cell table:style-name="ce382" table:formula="of:=SQRT(1-[.L195]^2)" office:value-type="float" office:value="0.391918358845305" calcext:value-type="float">
            <text:p>0,391918358845305</text:p>
          </table:table-cell>
          <table:table-cell table:style-name="ce382" table:formula="of:=-SQRT(1-[.L195]^2)" office:value-type="float" office:value="-0.391918358845305" calcext:value-type="float">
            <text:p>-0,39191835884530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5]+0.01" office:value-type="float" office:value="0.930000000000001" calcext:value-type="float">
            <text:p>0,930000000000001</text:p>
          </table:table-cell>
          <table:table-cell table:style-name="ce382" table:formula="of:=SQRT(1-[.L196]^2)" office:value-type="float" office:value="0.367559518989779" calcext:value-type="float">
            <text:p>0,367559518989779</text:p>
          </table:table-cell>
          <table:table-cell table:style-name="ce382" table:formula="of:=-SQRT(1-[.L196]^2)" office:value-type="float" office:value="-0.367559518989779" calcext:value-type="float">
            <text:p>-0,36755951898977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6]+0.01" office:value-type="float" office:value="0.940000000000001" calcext:value-type="float">
            <text:p>0,940000000000001</text:p>
          </table:table-cell>
          <table:table-cell table:style-name="ce382" table:formula="of:=SQRT(1-[.L197]^2)" office:value-type="float" office:value="0.341174442184636" calcext:value-type="float">
            <text:p>0,341174442184636</text:p>
          </table:table-cell>
          <table:table-cell table:style-name="ce382" table:formula="of:=-SQRT(1-[.L197]^2)" office:value-type="float" office:value="-0.341174442184636" calcext:value-type="float">
            <text:p>-0,34117444218463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7]+0.01" office:value-type="float" office:value="0.950000000000001" calcext:value-type="float">
            <text:p>0,950000000000001</text:p>
          </table:table-cell>
          <table:table-cell table:style-name="ce382" table:formula="of:=SQRT(1-[.L198]^2)" office:value-type="float" office:value="0.312249899919916" calcext:value-type="float">
            <text:p>0,312249899919916</text:p>
          </table:table-cell>
          <table:table-cell table:style-name="ce382" table:formula="of:=-SQRT(1-[.L198]^2)" office:value-type="float" office:value="-0.312249899919916" calcext:value-type="float">
            <text:p>-0,31224989991991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8]+0.01" office:value-type="float" office:value="0.960000000000001" calcext:value-type="float">
            <text:p>0,960000000000001</text:p>
          </table:table-cell>
          <table:table-cell table:style-name="ce382" table:formula="of:=SQRT(1-[.L199]^2)" office:value-type="float" office:value="0.279999999999995" calcext:value-type="float">
            <text:p>0,279999999999995</text:p>
          </table:table-cell>
          <table:table-cell table:style-name="ce382" table:formula="of:=-SQRT(1-[.L199]^2)" office:value-type="float" office:value="-0.279999999999995" calcext:value-type="float">
            <text:p>-0,27999999999999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9]+0.01" office:value-type="float" office:value="0.970000000000001" calcext:value-type="float">
            <text:p>0,970000000000001</text:p>
          </table:table-cell>
          <table:table-cell table:style-name="ce382" table:formula="of:=SQRT(1-[.L200]^2)" office:value-type="float" office:value="0.243104915622859" calcext:value-type="float">
            <text:p>0,243104915622859</text:p>
          </table:table-cell>
          <table:table-cell table:style-name="ce382" table:formula="of:=-SQRT(1-[.L200]^2)" office:value-type="float" office:value="-0.243104915622859" calcext:value-type="float">
            <text:p>-0,24310491562285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200]+0.01" office:value-type="float" office:value="0.980000000000001" calcext:value-type="float">
            <text:p>0,980000000000001</text:p>
          </table:table-cell>
          <table:table-cell table:style-name="ce382" table:formula="of:=SQRT(1-[.L201]^2)" office:value-type="float" office:value="0.198997487421317" calcext:value-type="float">
            <text:p>0,198997487421317</text:p>
          </table:table-cell>
          <table:table-cell table:style-name="ce382" table:formula="of:=-SQRT(1-[.L201]^2)" office:value-type="float" office:value="-0.198997487421317" calcext:value-type="float">
            <text:p>-0,19899748742131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201]+0.01" office:value-type="float" office:value="0.990000000000001" calcext:value-type="float">
            <text:p>0,990000000000001</text:p>
          </table:table-cell>
          <table:table-cell table:style-name="ce382" table:formula="of:=SQRT(1-[.L202]^2)" office:value-type="float" office:value="0.141067359796649" calcext:value-type="float">
            <text:p>0,141067359796649</text:p>
          </table:table-cell>
          <table:table-cell table:style-name="ce382" table:formula="of:=-SQRT(1-[.L202]^2)" office:value-type="float" office:value="-0.141067359796649" calcext:value-type="float">
            <text:p>-0,14106735979664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202]+0.01" office:value-type="float" office:value="1" calcext:value-type="float">
            <text:p>1</text:p>
          </table:table-cell>
          <table:table-cell table:style-name="ce382" table:formula="of:=SQRT(1-[.L203]^2)" office:value-type="float" office:value="0" calcext:value-type="float">
            <text:p>0</text:p>
          </table:table-cell>
          <table:table-cell table:style-name="ce382" table:formula="of:=-SQRT(1-[.L203]^2)" office:value-type="float" office:value="-0" calcext:value-type="float">
            <text:p>0</text:p>
          </table:table-cell>
          <table:table-cell table:number-columns-repeated="1010"/>
        </table:table-row>
        <table:table-row table:style-name="ro3" table:number-rows-repeated="26">
          <table:table-cell table:number-columns-repeated="11"/>
          <table:table-cell table:style-name="ce383"/>
          <table:table-cell table:number-columns-repeated="1012"/>
        </table:table-row>
        <table:table-row table:style-name="ro3" table:number-rows-repeated="10483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Times New Roman1" svg:font-family="'Times New Roman'" style:font-adornments="Normal" style:font-family-generic="roma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currency-style style:name="N11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1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13P0"/>
    </number:currency-style>
    <number:currency-style style:name="N115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15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15P0"/>
    </number:currency-style>
    <number:currency-style style:name="N117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17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17P0"/>
    </number:currency-style>
    <number:currency-style style:name="N119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19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19P0"/>
    </number:currency-style>
    <number:currency-style style:name="N121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21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21P0"/>
    </number:currency-style>
    <number:currency-style style:name="N123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23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23P0"/>
    </number:currency-style>
    <number:currency-style style:name="N125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25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25P0"/>
    </number:currency-style>
    <number:currency-style style:name="N126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7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27P0"/>
    </number:currency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number:number-style style:name="N135">
      <number:number number:decimal-places="1" loext:min-decimal-places="1" number:min-integer-digits="1"/>
    </number:number-style>
    <number:number-style style:name="N136">
      <number:text>M</number:text>
      <number:number number:decimal-places="0" loext:min-decimal-places="0" number:min-integer-digits="0"/>
    </number:number-style>
    <number:number-style style:name="N137">
      <number:number number:decimal-places="0" loext:min-decimal-places="0" number:min-integer-digits="0"/>
    </number:number-style>
    <number:number-style style:name="N138">
      <number:number number:decimal-places="1" loext:min-decimal-places="1" number:min-integer-digits="0"/>
    </number:number-style>
    <number:number-style style:name="N139">
      <number:number number:decimal-places="1" loext:min-decimal-places="0" number:min-integer-digits="1" number:decimal-replacement=""/>
    </number:number-style>
    <number:number-style style:name="N140">
      <number:fraction number:min-integer-digits="0" number:min-numerator-digits="1" loext:max-numerator-digits="1" number:min-denominator-digits="1" loext:max-denominator-value="9"/>
    </number:number-style>
    <number:number-style style:name="N141">
      <number:number number:decimal-places="3" loext:min-decimal-places="0" number:min-integer-digits="1" number:decimal-replacement=""/>
    </number:number-style>
    <number:number-style style:name="N142">
      <number:number number:decimal-places="6" loext:min-decimal-places="0" number:min-integer-digits="1" number:decimal-replacement=""/>
    </number:number-style>
    <number:number-style style:name="N143">
      <number:number number:decimal-places="14" loext:min-decimal-places="14" number:min-integer-digits="1"/>
    </number:number-style>
    <number:number-style style:name="N144">
      <number:number number:decimal-places="13" loext:min-decimal-places="13" number:min-integer-digits="1"/>
    </number:number-style>
    <number:number-style style:name="N145">
      <number:number number:decimal-places="12" loext:min-decimal-places="12" number:min-integer-digits="1"/>
    </number:number-style>
    <number:number-style style:name="N146">
      <number:number number:decimal-places="11" loext:min-decimal-places="11" number:min-integer-digits="1"/>
    </number:number-style>
    <number:number-style style:name="N147">
      <number:number number:decimal-places="10" loext:min-decimal-places="10" number:min-integer-digits="1"/>
    </number:number-style>
    <number:number-style style:name="N148">
      <number:number number:decimal-places="0" loext:min-decimal-places="0" number:min-integer-digits="0"/>
      <number:text> / 3</number:text>
    </number:number-style>
    <number:number-style style:name="N149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0">
      <number:number number:decimal-places="9" loext:min-decimal-places="0" number:min-integer-digits="1" number:decimal-replacement="" number:grouping="true"/>
    </number:number-style>
    <number:number-style style:name="N151">
      <number:number number:decimal-places="2" loext:min-decimal-places="0" number:min-integer-digits="0" number:decimal-replacement="" number:grouping="true"/>
    </number:number-style>
    <number:number-style style:name="N152">
      <number:number number:decimal-places="2" loext:min-decimal-places="0" number:min-integer-digits="1" number:decimal-replacement="" number:grouping="true"/>
    </number:number-style>
    <number:number-style style:name="N153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4">
      <number:number number:decimal-places="3" loext:min-decimal-places="0" number:min-integer-digits="0" number:decimal-replacement="" number:grouping="true"/>
    </number:number-style>
    <number:number-style style:name="N155">
      <number:number number:decimal-places="3" loext:min-decimal-places="0" number:min-integer-digits="1" number:decimal-replacement="" number:grouping="true"/>
    </number:number-style>
    <number:number-style style:name="N156">
      <number:number number:decimal-places="9" loext:min-decimal-places="0" number:min-integer-digits="4" number:decimal-replacement="" number:grouping="true"/>
    </number:number-style>
    <number:number-style style:name="N157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58">
      <number:number number:decimal-places="12" loext:min-decimal-places="0" number:min-integer-digits="1" number:decimal-replacement=""/>
    </number:number-style>
    <number:number-style style:name="N159">
      <number:number number:decimal-places="12" loext:min-decimal-places="12" number:min-integer-digits="1" number:grouping="true"/>
    </number:number-style>
    <number:number-style style:name="N160">
      <number:number number:decimal-places="0" loext:min-decimal-places="0" number:min-integer-digits="2"/>
    </number:number-style>
    <number:number-style style:name="N161">
      <number:fraction number:min-numerator-digits="2" loext:max-numerator-digits="2" number:min-denominator-digits="2" loext:max-denominator-value="99"/>
    </number:number-style>
    <style:style style:name="Default" style:family="table-cell">
      <style:text-properties style:font-name-asian="Microsoft YaHei1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RAI" style:family="table-cell" style:parent-style-name="Default">
      <style:text-properties fo:color="#0066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0">00/00/0000</text:date>, <text:time style:data-style-name="N2" text:time-value="11:32:42.1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8-11-20T11:34:33.875000000</dc:date>
    <meta:editing-duration>P1DT16H47M44S</meta:editing-duration>
    <meta:editing-cycles>436</meta:editing-cycles>
    <meta:generator>LibreOffice/5.3.2.2$Windows_x86 LibreOffice_project/6cd4f1ef626f15116896b1d8e1398b56da0d0ee1</meta:generator>
    <meta:document-statistic meta:table-count="8" meta:cell-count="2248" meta:object-count="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-1" chart:maximum="1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5cm" svg:stroke-color="#000000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image" chart:symbol-width="0.5cm" chart:symbol-height="0.5cm" chart:link-data-style-to-source="true">
        <chart:symbol-image xlink:href="Pictures/100002000000000C0000000C69959ADFEAC38DB9.gif"/>
      </style:chart-properties>
      <style:graphic-properties svg:stroke-width="0.08cm" svg:stroke-color="#ff950e" draw:fill-color="#ff950e"/>
      <style:text-properties fo:font-size="10pt" style:font-size-asian="10pt" style:font-size-complex="10pt"/>
    </style:style>
    <style:style style:name="ch7" style:family="chart" style:data-style-name="N0">
      <style:chart-properties chart:symbol-type="image" chart:symbol-width="0.35cm" chart:symbol-height="0.35cm" chart:link-data-style-to-source="true">
        <chart:symbol-image xlink:href="Pictures/100002000000000B0000000BC0C472F3971B5F86.gif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7cm" chart:symbol-height="0.7cm" chart:link-data-style-to-source="true">
        <chart:symbol-image xlink:href="Pictures/100002000000001000000010BC7FFBB6C09A3D6B.gif"/>
      </style:chart-properties>
      <style:graphic-properties svg:stroke-width="0.08cm" svg:stroke-color="#009900" draw:fill-color="#009900"/>
      <style:text-properties fo:font-size="10pt" style:font-size-asian="10pt" style:font-size-complex="10pt"/>
    </style:style>
    <style:style style:name="ch9" style:family="chart" style:data-style-name="N0">
      <style:chart-properties chart:symbol-type="image" chart:symbol-width="0.7cm" chart:symbol-height="0.35cm" chart:link-data-style-to-source="true">
        <chart:symbol-image xlink:href="Pictures/100002000000000E00000007920574A49F7B3973.gif"/>
      </style:chart-properties>
      <style:graphic-properties svg:stroke-width="0.08cm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image" chart:symbol-width="0.35cm" chart:symbol-height="0.35cm" chart:link-data-style-to-source="true">
        <chart:symbol-image xlink:href="Pictures/100002000000000A0000000A5B354D19DE71D0E4.gif"/>
      </style:chart-properties>
      <style:graphic-properties svg:stroke-width="0.08cm" svg:stroke-color="#3333ff" draw:fill-color="#3333ff"/>
      <style:text-properties fo:font-size="10pt" style:font-size-asian="10pt" style:font-size-complex="10pt"/>
    </style:style>
    <style:style style:name="ch12" style:family="chart" style:data-style-name="N0">
      <style:chart-properties chart:symbol-type="image" chart:symbol-width="0.35cm" chart:symbol-height="0.35cm" chart:link-data-style-to-source="true">
        <chart:symbol-image xlink:href="Pictures/100002000000000A0000000A5B354D19DE71D0E4.gif"/>
      </style:chart-properties>
      <style:graphic-properties svg:stroke-width="0.08cm" svg:stroke-color="#0000ff" draw:fill-color="#0000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94cm" svg:height="15.073cm" xlink:href=".." xlink:type="simple" chart:class="chart:scatter" chart:style-name="ch1">
        <chart:plot-area chart:style-name="ch2" table:cell-range-address="Données.L3:Données.N203 'Equations 1'.B4:'Equations 1'.B8 'Equations 1'.D4:'Equations 1'.D8" chart:data-source-has-labels="row" svg:x="0.195cm" svg:y="0.179cm" svg:width="14.81cm" svg:height="14.26cm">
          <chartooo:coordinate-region svg:x="0.341cm" svg:y="0.352cm" svg:width="14.57cm" svg:height="13.91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Données.M3:Données.M203" loext:label-string="&quot;Cercle haut&quot;" chart:class="chart:scatter">
            <chart:domain table:cell-range-address="Données.L3:Données.L203"/>
            <chart:data-point chart:repeated="201"/>
          </chart:series>
          <chart:series chart:style-name="ch6" chart:values-cell-range-address="'Equations 1'.B7:'Equations 1'.B7" loext:label-string="&quot;Valeur 4 : x_1&quot;" chart:class="chart:scatter">
            <chart:domain table:cell-range-address="'Equations 1'.A7:'Equations 1'.A7"/>
            <chart:data-point/>
          </chart:series>
          <chart:series chart:style-name="ch7" chart:values-cell-range-address="'Equations 1'.B8:'Equations 1'.B8" loext:label-string="&quot;Valeur 5 : x_1&quot;" chart:class="chart:scatter">
            <chart:domain table:cell-range-address="'Equations 1'.A8:'Equations 1'.A8"/>
            <chart:data-point/>
          </chart:series>
          <chart:series chart:style-name="ch7" chart:values-cell-range-address="'Equations 1'.D8:'Equations 1'.D8" loext:label-string="&quot;Valeur 5 : x_2&quot;" chart:class="chart:scatter">
            <chart:domain table:cell-range-address="'Equations 1'.C8:'Equations 1'.C8"/>
            <chart:data-point/>
          </chart:series>
          <chart:series chart:style-name="ch6" chart:values-cell-range-address="'Equations 1'.D7:'Equations 1'.D7" loext:label-string="&quot;Valeur 4 : x_2&quot;" chart:class="chart:scatter">
            <chart:domain table:cell-range-address="'Equations 1'.C7:'Equations 1'.C7"/>
            <chart:data-point/>
          </chart:series>
          <chart:series chart:style-name="ch8" chart:values-cell-range-address="'Equations 1'.B6:'Equations 1'.B6" loext:label-string="&quot;Valeur 3 : x_1&quot;" chart:class="chart:scatter">
            <chart:domain table:cell-range-address="'Equations 1'.A6:'Equations 1'.A6"/>
            <chart:data-point/>
          </chart:series>
          <chart:series chart:style-name="ch8" chart:values-cell-range-address="'Equations 1'.D6:'Equations 1'.D6" loext:label-string="&quot;Valeur 3 : x_2&quot;" chart:class="chart:scatter">
            <chart:domain table:cell-range-address="'Equations 1'.C6:'Equations 1'.C6"/>
            <chart:data-point/>
          </chart:series>
          <chart:series chart:style-name="ch9" chart:values-cell-range-address="'Equations 1'.B4:'Equations 1'.B4" loext:label-string="&quot;Valeur 1 : x_1&quot;" chart:class="chart:scatter">
            <chart:domain table:cell-range-address="'Equations 1'.A4:'Equations 1'.A4"/>
            <chart:data-point/>
          </chart:series>
          <chart:series chart:style-name="ch9" chart:values-cell-range-address="'Equations 1'.D4:'Equations 1'.D4" loext:label-string="&quot;Valeur 1 : x_2&quot;" chart:class="chart:scatter">
            <chart:domain table:cell-range-address="'Equations 1'.C4:'Equations 1'.C4"/>
            <chart:data-point/>
          </chart:series>
          <chart:series chart:style-name="ch10" chart:values-cell-range-address="Données.N3:Données.N203" loext:label-string="&quot;Cercle bas&quot;" chart:class="chart:scatter">
            <chart:data-point chart:repeated="201"/>
          </chart:series>
          <chart:series chart:style-name="ch11" chart:values-cell-range-address="'Equations 1'.B5:'Equations 1'.B5" loext:label-string="&quot;Valeur 2 : x_1&quot;" chart:class="chart:scatter">
            <chart:domain table:cell-range-address="'Equations 1'.A5:'Equations 1'.A5"/>
            <chart:data-point/>
          </chart:series>
          <chart:series chart:style-name="ch12" chart:values-cell-range-address="'Equations 1'.D5:'Equations 1'.D5" loext:label-string="&quot;Valeur 2 : x_2&quot;" chart:class="chart:scatter">
            <chart:domain table:cell-range-address="'Equations 1'.C5:'Equations 1'.C5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L</text:p>
              </table:table-cell>
              <table:table-cell office:value-type="string">
                <text:p>Cercle haut</text:p>
              </table:table-cell>
              <table:table-cell office:value-type="string">
                <text:p/>
              </table:table-cell>
              <table:table-cell office:value-type="string">
                <text:p>Valeur 4 : x_1</text:p>
              </table:table-cell>
              <table:table-cell office:value-type="string">
                <text:p/>
              </table:table-cell>
              <table:table-cell office:value-type="string">
                <text:p>Valeur 5 : x_1</text:p>
              </table:table-cell>
              <table:table-cell office:value-type="string">
                <text:p/>
              </table:table-cell>
              <table:table-cell office:value-type="string">
                <text:p>Valeur 5 : x_2</text:p>
              </table:table-cell>
              <table:table-cell office:value-type="string">
                <text:p/>
              </table:table-cell>
              <table:table-cell office:value-type="string">
                <text:p>Valeur 4 : x_2</text:p>
              </table:table-cell>
              <table:table-cell office:value-type="string">
                <text:p/>
              </table:table-cell>
              <table:table-cell office:value-type="string">
                <text:p>Valeur 3 : x_1</text:p>
              </table:table-cell>
              <table:table-cell office:value-type="string">
                <text:p/>
              </table:table-cell>
              <table:table-cell office:value-type="string">
                <text:p>Valeur 3 : x_2</text:p>
              </table:table-cell>
              <table:table-cell office:value-type="string">
                <text:p/>
              </table:table-cell>
              <table:table-cell office:value-type="string">
                <text:p>Valeur 1 : x_1</text:p>
              </table:table-cell>
              <table:table-cell office:value-type="string">
                <text:p/>
              </table:table-cell>
              <table:table-cell office:value-type="string">
                <text:p>Valeur 1 : x_2</text:p>
              </table:table-cell>
              <table:table-cell office:value-type="string">
                <text:p>Cercle bas</text:p>
              </table:table-cell>
              <table:table-cell office:value-type="string">
                <text:p/>
              </table:table-cell>
              <table:table-cell office:value-type="string">
                <text:p>Valeur 2 : x_1</text:p>
              </table:table-cell>
              <table:table-cell office:value-type="string">
                <text:p/>
              </table:table-cell>
              <table:table-cell office:value-type="string">
                <text:p>Valeur 2 : x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Données.L3:Données.L203</svg:desc>
                </draw:g>
              </table:table-cell>
              <table:table-cell office:value-type="float" office:value="0">
                <text:p>0</text:p>
                <draw:g>
                  <svg:desc>Données.M3:Données.M203</svg:desc>
                </draw:g>
              </table:table-cell>
              <table:table-cell office:value-type="float" office:value="NaN">
                <text:p>NaN</text:p>
                <draw:g>
                  <svg:desc>'Equations 1'.A7:'Equations 1'.A7</svg:desc>
                </draw:g>
              </table:table-cell>
              <table:table-cell office:value-type="float" office:value="NaN">
                <text:p>NaN</text:p>
                <draw:g>
                  <svg:desc>'Equations 1'.B7:'Equations 1'.B7</svg:desc>
                </draw:g>
              </table:table-cell>
              <table:table-cell office:value-type="float" office:value="NaN">
                <text:p>NaN</text:p>
                <draw:g>
                  <svg:desc>'Equations 1'.A8:'Equations 1'.A8</svg:desc>
                </draw:g>
              </table:table-cell>
              <table:table-cell office:value-type="float" office:value="NaN">
                <text:p>NaN</text:p>
                <draw:g>
                  <svg:desc>'Equations 1'.B8:'Equations 1'.B8</svg:desc>
                </draw:g>
              </table:table-cell>
              <table:table-cell office:value-type="float" office:value="NaN">
                <text:p>NaN</text:p>
                <draw:g>
                  <svg:desc>'Equations 1'.C8:'Equations 1'.C8</svg:desc>
                </draw:g>
              </table:table-cell>
              <table:table-cell office:value-type="float" office:value="NaN">
                <text:p>NaN</text:p>
                <draw:g>
                  <svg:desc>'Equations 1'.D8:'Equations 1'.D8</svg:desc>
                </draw:g>
              </table:table-cell>
              <table:table-cell office:value-type="float" office:value="NaN">
                <text:p>NaN</text:p>
                <draw:g>
                  <svg:desc>'Equations 1'.C7:'Equations 1'.C7</svg:desc>
                </draw:g>
              </table:table-cell>
              <table:table-cell office:value-type="float" office:value="NaN">
                <text:p>NaN</text:p>
                <draw:g>
                  <svg:desc>'Equations 1'.D7:'Equations 1'.D7</svg:desc>
                </draw:g>
              </table:table-cell>
              <table:table-cell office:value-type="float" office:value="NaN">
                <text:p>NaN</text:p>
                <draw:g>
                  <svg:desc>'Equations 1'.A6:'Equations 1'.A6</svg:desc>
                </draw:g>
              </table:table-cell>
              <table:table-cell office:value-type="float" office:value="NaN">
                <text:p>NaN</text:p>
                <draw:g>
                  <svg:desc>'Equations 1'.B6:'Equations 1'.B6</svg:desc>
                </draw:g>
              </table:table-cell>
              <table:table-cell office:value-type="float" office:value="NaN">
                <text:p>NaN</text:p>
                <draw:g>
                  <svg:desc>'Equations 1'.C6:'Equations 1'.C6</svg:desc>
                </draw:g>
              </table:table-cell>
              <table:table-cell office:value-type="float" office:value="NaN">
                <text:p>NaN</text:p>
                <draw:g>
                  <svg:desc>'Equations 1'.D6:'Equations 1'.D6</svg:desc>
                </draw:g>
              </table:table-cell>
              <table:table-cell office:value-type="float" office:value="NaN">
                <text:p>NaN</text:p>
                <draw:g>
                  <svg:desc>'Equations 1'.A4:'Equations 1'.A4</svg:desc>
                </draw:g>
              </table:table-cell>
              <table:table-cell office:value-type="float" office:value="NaN">
                <text:p>NaN</text:p>
                <draw:g>
                  <svg:desc>'Equations 1'.B4:'Equations 1'.B4</svg:desc>
                </draw:g>
              </table:table-cell>
              <table:table-cell office:value-type="float" office:value="NaN">
                <text:p>NaN</text:p>
                <draw:g>
                  <svg:desc>'Equations 1'.C4:'Equations 1'.C4</svg:desc>
                </draw:g>
              </table:table-cell>
              <table:table-cell office:value-type="float" office:value="NaN">
                <text:p>NaN</text:p>
                <draw:g>
                  <svg:desc>'Equations 1'.D4:'Equations 1'.D4</svg:desc>
                </draw:g>
              </table:table-cell>
              <table:table-cell office:value-type="float" office:value="-0">
                <text:p>-0</text:p>
                <draw:g>
                  <svg:desc>Données.N3:Données.N203</svg:desc>
                </draw:g>
              </table:table-cell>
              <table:table-cell office:value-type="float" office:value="NaN">
                <text:p>NaN</text:p>
                <draw:g>
                  <svg:desc>'Equations 1'.A5:'Equations 1'.A5</svg:desc>
                </draw:g>
              </table:table-cell>
              <table:table-cell office:value-type="float" office:value="NaN">
                <text:p>NaN</text:p>
                <draw:g>
                  <svg:desc>'Equations 1'.B5:'Equations 1'.B5</svg:desc>
                </draw:g>
              </table:table-cell>
              <table:table-cell office:value-type="float" office:value="NaN">
                <text:p>NaN</text:p>
                <draw:g>
                  <svg:desc>'Equations 1'.C5:'Equations 1'.C5</svg:desc>
                </draw:g>
              </table:table-cell>
              <table:table-cell office:value-type="float" office:value="NaN">
                <text:p>NaN</text:p>
                <draw:g>
                  <svg:desc>'Equations 1'.D5:'Equations 1'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">
                <text:p>-0.99</text:p>
              </table:table-cell>
              <table:table-cell office:value-type="float" office:value="0.141067359796659">
                <text:p>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59">
                <text:p>-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8">
                <text:p>-0.98</text:p>
              </table:table-cell>
              <table:table-cell office:value-type="float" office:value="0.198997487421324">
                <text:p>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24">
                <text:p>-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7">
                <text:p>-0.97</text:p>
              </table:table-cell>
              <table:table-cell office:value-type="float" office:value="0.243104915622864">
                <text:p>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64">
                <text:p>-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">
                <text:p>-0.96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8">
                <text:p>-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5">
                <text:p>-0.95</text:p>
              </table:table-cell>
              <table:table-cell office:value-type="float" office:value="0.31224989991992">
                <text:p>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2">
                <text:p>-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4">
                <text:p>-0.94</text:p>
              </table:table-cell>
              <table:table-cell office:value-type="float" office:value="0.34117444218464">
                <text:p>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4">
                <text:p>-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3">
                <text:p>-0.93</text:p>
              </table:table-cell>
              <table:table-cell office:value-type="float" office:value="0.367559518989782">
                <text:p>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82">
                <text:p>-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">
                <text:p>-0.92</text:p>
              </table:table-cell>
              <table:table-cell office:value-type="float" office:value="0.391918358845309">
                <text:p>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9">
                <text:p>-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1">
                <text:p>-0.91</text:p>
              </table:table-cell>
              <table:table-cell office:value-type="float" office:value="0.414608248832558">
                <text:p>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8">
                <text:p>-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">
                <text:p>-0.9</text:p>
              </table:table-cell>
              <table:table-cell office:value-type="float" office:value="0.435889894354068">
                <text:p>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8">
                <text:p>-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">
                <text:p>-0.89</text:p>
              </table:table-cell>
              <table:table-cell office:value-type="float" office:value="0.45596052460712">
                <text:p>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2">
                <text:p>-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8">
                <text:p>-0.88</text:p>
              </table:table-cell>
              <table:table-cell office:value-type="float" office:value="0.474973683481517">
                <text:p>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7">
                <text:p>-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7">
                <text:p>-0.87</text:p>
              </table:table-cell>
              <table:table-cell office:value-type="float" office:value="0.493051721424842">
                <text:p>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2">
                <text:p>-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6">
                <text:p>-0.86</text:p>
              </table:table-cell>
              <table:table-cell office:value-type="float" office:value="0.510294032886923">
                <text:p>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3">
                <text:p>-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5">
                <text:p>-0.85</text:p>
              </table:table-cell>
              <table:table-cell office:value-type="float" office:value="0.526782687642637">
                <text:p>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7">
                <text:p>-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4">
                <text:p>-0.84</text:p>
              </table:table-cell>
              <table:table-cell office:value-type="float" office:value="0.542586398650022">
                <text:p>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22">
                <text:p>-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3">
                <text:p>-0.83</text:p>
              </table:table-cell>
              <table:table-cell office:value-type="float" office:value="0.557763390695374">
                <text:p>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4">
                <text:p>-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2">
                <text:p>-0.82</text:p>
              </table:table-cell>
              <table:table-cell office:value-type="float" office:value="0.572363520850168">
                <text:p>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8">
                <text:p>-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1">
                <text:p>-0.81</text:p>
              </table:table-cell>
              <table:table-cell office:value-type="float" office:value="0.58642987645583">
                <text:p>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3">
                <text:p>-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">
                <text:p>-0.8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">
                <text:p>-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9">
                <text:p>-0.79</text:p>
              </table:table-cell>
              <table:table-cell office:value-type="float" office:value="0.613106842238774">
                <text:p>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4">
                <text:p>-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8">
                <text:p>-0.78</text:p>
              </table:table-cell>
              <table:table-cell office:value-type="float" office:value="0.625779513886481">
                <text:p>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81">
                <text:p>-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7">
                <text:p>-0.77</text:p>
              </table:table-cell>
              <table:table-cell office:value-type="float" office:value="0.638043885637971">
                <text:p>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71">
                <text:p>-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6">
                <text:p>-0.76</text:p>
              </table:table-cell>
              <table:table-cell office:value-type="float" office:value="0.649923072370877">
                <text:p>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7">
                <text:p>-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5">
                <text:p>-0.75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8">
                <text:p>-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4">
                <text:p>-0.74</text:p>
              </table:table-cell>
              <table:table-cell office:value-type="float" office:value="0.67260686883201">
                <text:p>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1">
                <text:p>-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3">
                <text:p>-0.73</text:p>
              </table:table-cell>
              <table:table-cell office:value-type="float" office:value="0.683447144993671">
                <text:p>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1">
                <text:p>-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2">
                <text:p>-0.72</text:p>
              </table:table-cell>
              <table:table-cell office:value-type="float" office:value="0.693974062915899">
                <text:p>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9">
                <text:p>-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1">
                <text:p>-0.71</text:p>
              </table:table-cell>
              <table:table-cell office:value-type="float" office:value="0.70420167565833">
                <text:p>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3">
                <text:p>-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">
                <text:p>-0.7</text:p>
              </table:table-cell>
              <table:table-cell office:value-type="float" office:value="0.714142842854285">
                <text:p>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5">
                <text:p>-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9">
                <text:p>-0.69</text:p>
              </table:table-cell>
              <table:table-cell office:value-type="float" office:value="0.723809367167903">
                <text:p>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3">
                <text:p>-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8">
                <text:p>-0.68</text:p>
              </table:table-cell>
              <table:table-cell office:value-type="float" office:value="0.733212111192935">
                <text:p>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5">
                <text:p>-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7">
                <text:p>-0.67</text:p>
              </table:table-cell>
              <table:table-cell office:value-type="float" office:value="0.742361098118699">
                <text:p>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9">
                <text:p>-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6">
                <text:p>-0.66</text:p>
              </table:table-cell>
              <table:table-cell office:value-type="float" office:value="0.751265598839718">
                <text:p>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8">
                <text:p>-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5">
                <text:p>-0.65</text:p>
              </table:table-cell>
              <table:table-cell office:value-type="float" office:value="0.759934207678533">
                <text:p>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3">
                <text:p>-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4">
                <text:p>-0.64</text:p>
              </table:table-cell>
              <table:table-cell office:value-type="float" office:value="0.768374908491942">
                <text:p>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2">
                <text:p>-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3">
                <text:p>-0.63</text:p>
              </table:table-cell>
              <table:table-cell office:value-type="float" office:value="0.776595132614157">
                <text:p>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7">
                <text:p>-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2">
                <text:p>-0.62</text:p>
              </table:table-cell>
              <table:table-cell office:value-type="float" office:value="0.784601809837322">
                <text:p>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2">
                <text:p>-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1">
                <text:p>-0.61</text:p>
              </table:table-cell>
              <table:table-cell office:value-type="float" office:value="0.792401413426301">
                <text:p>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01">
                <text:p>-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">
                <text:p>-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9">
                <text:p>-0.59</text:p>
              </table:table-cell>
              <table:table-cell office:value-type="float" office:value="0.807403244977378">
                <text:p>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8">
                <text:p>-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8">
                <text:p>-0.58</text:p>
              </table:table-cell>
              <table:table-cell office:value-type="float" office:value="0.814616474176652">
                <text:p>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2">
                <text:p>-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">
                <text:p>-0.57</text:p>
              </table:table-cell>
              <table:table-cell office:value-type="float" office:value="0.821644692065859">
                <text:p>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9">
                <text:p>-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6">
                <text:p>-0.56</text:p>
              </table:table-cell>
              <table:table-cell office:value-type="float" office:value="0.828492607088319">
                <text:p>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9">
                <text:p>-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5">
                <text:p>-0.55</text:p>
              </table:table-cell>
              <table:table-cell office:value-type="float" office:value="0.835164654424504">
                <text:p>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4">
                <text:p>-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4">
                <text:p>-0.54</text:p>
              </table:table-cell>
              <table:table-cell office:value-type="float" office:value="0.841665016500033">
                <text:p>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3">
                <text:p>-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3">
                <text:p>-0.53</text:p>
              </table:table-cell>
              <table:table-cell office:value-type="float" office:value="0.847997641506155">
                <text:p>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5">
                <text:p>-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2">
                <text:p>-0.52</text:p>
              </table:table-cell>
              <table:table-cell office:value-type="float" office:value="0.854166260162505">
                <text:p>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5">
                <text:p>-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1">
                <text:p>-0.51</text:p>
              </table:table-cell>
              <table:table-cell office:value-type="float" office:value="0.860174400921116">
                <text:p>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6">
                <text:p>-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9">
                <text:p>-0.49</text:p>
              </table:table-cell>
              <table:table-cell office:value-type="float" office:value="0.871722432887901">
                <text:p>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01">
                <text:p>-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">
                <text:p>-0.48</text:p>
              </table:table-cell>
              <table:table-cell office:value-type="float" office:value="0.877268487978453">
                <text:p>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3">
                <text:p>-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7">
                <text:p>-0.47</text:p>
              </table:table-cell>
              <table:table-cell office:value-type="float" office:value="0.882666414904295">
                <text:p>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5">
                <text:p>-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6">
                <text:p>-0.46</text:p>
              </table:table-cell>
              <table:table-cell office:value-type="float" office:value="0.887918915216925">
                <text:p>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5">
                <text:p>-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5">
                <text:p>-0.45</text:p>
              </table:table-cell>
              <table:table-cell office:value-type="float" office:value="0.893028554974588">
                <text:p>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8">
                <text:p>-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4">
                <text:p>-0.44</text:p>
              </table:table-cell>
              <table:table-cell office:value-type="float" office:value="0.897997772825746">
                <text:p>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6">
                <text:p>-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29999999999999">
                <text:p>-0.429999999999999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">
                <text:p>-0.42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09999999999999">
                <text:p>-0.409999999999999</text:p>
              </table:table-cell>
              <table:table-cell office:value-type="float" office:value="0.912085522305886">
                <text:p>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6">
                <text:p>-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">
                <text:p>-0.4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89999999999999">
                <text:p>-0.389999999999999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79999999999999">
                <text:p>-0.379999999999999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69999999999999">
                <text:p>-0.369999999999999</text:p>
              </table:table-cell>
              <table:table-cell office:value-type="float" office:value="0.929031754032122">
                <text:p>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2">
                <text:p>-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59999999999999">
                <text:p>-0.359999999999999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49999999999999">
                <text:p>-0.349999999999999</text:p>
              </table:table-cell>
              <table:table-cell office:value-type="float" office:value="0.93674969975976">
                <text:p>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6">
                <text:p>-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39999999999999">
                <text:p>-0.339999999999999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29999999999999">
                <text:p>-0.329999999999999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19999999999999">
                <text:p>-0.319999999999999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09999999999999">
                <text:p>-0.309999999999999</text:p>
              </table:table-cell>
              <table:table-cell office:value-type="float" office:value="0.950736556570747">
                <text:p>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7">
                <text:p>-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0.953939201416946">
                <text:p>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6">
                <text:p>-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89999999999999">
                <text:p>-0.289999999999999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79999999999999">
                <text:p>-0.2799999999999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69999999999999">
                <text:p>-0.269999999999999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59999999999999">
                <text:p>-0.259999999999999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49999999999999">
                <text:p>-0.249999999999999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39999999999999">
                <text:p>-0.239999999999999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29999999999999">
                <text:p>-0.229999999999999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19999999999999">
                <text:p>-0.219999999999999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09999999999999">
                <text:p>-0.209999999999999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89999999999999">
                <text:p>-0.189999999999999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79999999999999">
                <text:p>-0.179999999999999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69999999999999">
                <text:p>-0.169999999999999</text:p>
              </table:table-cell>
              <table:table-cell office:value-type="float" office:value="0.985444062339411">
                <text:p>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1">
                <text:p>-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59999999999999">
                <text:p>-0.159999999999999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49999999999999">
                <text:p>-0.149999999999999</text:p>
              </table:table-cell>
              <table:table-cell office:value-type="float" office:value="0.98868599666426">
                <text:p>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6">
                <text:p>-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39999999999999">
                <text:p>-0.139999999999999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29999999999999">
                <text:p>-0.129999999999999</text:p>
              </table:table-cell>
              <table:table-cell office:value-type="float" office:value="0.99151399384981">
                <text:p>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1">
                <text:p>-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19999999999999">
                <text:p>-0.119999999999999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09999999999999">
                <text:p>-0.109999999999999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999999999999992">
                <text:p>-0.0999999999999992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899999999999993">
                <text:p>-0.0899999999999993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799999999999993">
                <text:p>-0.0799999999999993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699999999999993">
                <text:p>-0.0699999999999993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599999999999993">
                <text:p>-0.0599999999999993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499999999999993">
                <text:p>-0.0499999999999993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399999999999992">
                <text:p>-0.0399999999999992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299999999999992">
                <text:p>-0.0299999999999992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199999999999992">
                <text:p>-0.0199999999999992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999999999999925">
                <text:p>-0.00999999999999925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52869988573934E-016">
                <text:p>7.52869988573934E-0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00000000000008">
                <text:p>0.0100000000000008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00000000000008">
                <text:p>0.0200000000000008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00000000000008">
                <text:p>0.0300000000000008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00000000000008">
                <text:p>0.0400000000000008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00000000000008">
                <text:p>0.0500000000000008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00000000000008">
                <text:p>0.0600000000000008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00000000000008">
                <text:p>0.0700000000000008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00000000000007">
                <text:p>0.0800000000000007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00000000000007">
                <text:p>0.0900000000000007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0000000000001">
                <text:p>0.110000000000001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0000000000001">
                <text:p>0.120000000000001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0000000000001">
                <text:p>0.130000000000001</text:p>
              </table:table-cell>
              <table:table-cell office:value-type="float" office:value="0.991513993849809">
                <text:p>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09">
                <text:p>-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0000000000001">
                <text:p>0.140000000000001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0000000000001">
                <text:p>0.150000000000001</text:p>
              </table:table-cell>
              <table:table-cell office:value-type="float" office:value="0.988685996664259">
                <text:p>0.98868599666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59">
                <text:p>-0.98868599666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0000000000001">
                <text:p>0.160000000000001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70000000000001">
                <text:p>0.170000000000001</text:p>
              </table:table-cell>
              <table:table-cell office:value-type="float" office:value="0.98544406233941">
                <text:p>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">
                <text:p>-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0000000000001">
                <text:p>0.180000000000001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0000000000001">
                <text:p>0.190000000000001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10000000000001">
                <text:p>0.210000000000001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0000000000001">
                <text:p>0.220000000000001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0000000000001">
                <text:p>0.230000000000001</text:p>
              </table:table-cell>
              <table:table-cell office:value-type="float" office:value="0.973190628808148">
                <text:p>0.97319062880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8">
                <text:p>-0.97319062880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0000000000001">
                <text:p>0.240000000000001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0000000000001">
                <text:p>0.250000000000001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60000000000001">
                <text:p>0.260000000000001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0000000000001">
                <text:p>0.270000000000001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80000000000001">
                <text:p>0.280000000000001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90000000000001">
                <text:p>0.290000000000001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953939201416945">
                <text:p>0.9539392014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5">
                <text:p>-0.9539392014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0000000000001">
                <text:p>0.310000000000001</text:p>
              </table:table-cell>
              <table:table-cell office:value-type="float" office:value="0.950736556570746">
                <text:p>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6">
                <text:p>-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0000000000001">
                <text:p>0.320000000000001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0000000000001">
                <text:p>0.330000000000001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40000000000001">
                <text:p>0.340000000000001</text:p>
              </table:table-cell>
              <table:table-cell office:value-type="float" office:value="0.940425435640699">
                <text:p>0.94042543564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699">
                <text:p>-0.94042543564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0000000000001">
                <text:p>0.350000000000001</text:p>
              </table:table-cell>
              <table:table-cell office:value-type="float" office:value="0.936749699759759">
                <text:p>0.93674969975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59">
                <text:p>-0.93674969975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0000000000001">
                <text:p>0.360000000000001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0000000000001">
                <text:p>0.370000000000001</text:p>
              </table:table-cell>
              <table:table-cell office:value-type="float" office:value="0.929031754032121">
                <text:p>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1">
                <text:p>-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0000000000001">
                <text:p>0.380000000000001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90000000000001">
                <text:p>0.390000000000001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0.916515138991167">
                <text:p>0.91651513899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7">
                <text:p>-0.91651513899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10000000000001">
                <text:p>0.410000000000001</text:p>
              </table:table-cell>
              <table:table-cell office:value-type="float" office:value="0.912085522305885">
                <text:p>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5">
                <text:p>-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20000000000001">
                <text:p>0.420000000000001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30000000000001">
                <text:p>0.430000000000001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0000000000001">
                <text:p>0.440000000000001</text:p>
              </table:table-cell>
              <table:table-cell office:value-type="float" office:value="0.897997772825745">
                <text:p>0.89799777282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5">
                <text:p>-0.89799777282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50000000000001">
                <text:p>0.450000000000001</text:p>
              </table:table-cell>
              <table:table-cell office:value-type="float" office:value="0.893028554974587">
                <text:p>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7">
                <text:p>-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60000000000001">
                <text:p>0.460000000000001</text:p>
              </table:table-cell>
              <table:table-cell office:value-type="float" office:value="0.887918915216924">
                <text:p>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4">
                <text:p>-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70000000000001">
                <text:p>0.470000000000001</text:p>
              </table:table-cell>
              <table:table-cell office:value-type="float" office:value="0.882666414904294">
                <text:p>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4">
                <text:p>-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80000000000001">
                <text:p>0.480000000000001</text:p>
              </table:table-cell>
              <table:table-cell office:value-type="float" office:value="0.877268487978452">
                <text:p>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2">
                <text:p>-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90000000000001">
                <text:p>0.490000000000001</text:p>
              </table:table-cell>
              <table:table-cell office:value-type="float" office:value="0.8717224328879">
                <text:p>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">
                <text:p>-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10000000000001">
                <text:p>0.510000000000001</text:p>
              </table:table-cell>
              <table:table-cell office:value-type="float" office:value="0.860174400921115">
                <text:p>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5">
                <text:p>-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20000000000001">
                <text:p>0.520000000000001</text:p>
              </table:table-cell>
              <table:table-cell office:value-type="float" office:value="0.854166260162504">
                <text:p>0.85416626016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4">
                <text:p>-0.85416626016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30000000000001">
                <text:p>0.530000000000001</text:p>
              </table:table-cell>
              <table:table-cell office:value-type="float" office:value="0.847997641506153">
                <text:p>0.847997641506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3">
                <text:p>-0.847997641506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0000000000001">
                <text:p>0.540000000000001</text:p>
              </table:table-cell>
              <table:table-cell office:value-type="float" office:value="0.841665016500032">
                <text:p>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2">
                <text:p>-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50000000000001">
                <text:p>0.550000000000001</text:p>
              </table:table-cell>
              <table:table-cell office:value-type="float" office:value="0.835164654424503">
                <text:p>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3">
                <text:p>-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60000000000001">
                <text:p>0.560000000000001</text:p>
              </table:table-cell>
              <table:table-cell office:value-type="float" office:value="0.828492607088318">
                <text:p>0.82849260708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8">
                <text:p>-0.82849260708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70000000000001">
                <text:p>0.570000000000001</text:p>
              </table:table-cell>
              <table:table-cell office:value-type="float" office:value="0.821644692065858">
                <text:p>0.82164469206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8">
                <text:p>-0.82164469206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80000000000001">
                <text:p>0.580000000000001</text:p>
              </table:table-cell>
              <table:table-cell office:value-type="float" office:value="0.814616474176651">
                <text:p>0.81461647417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1">
                <text:p>-0.81461647417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90000000000001">
                <text:p>0.590000000000001</text:p>
              </table:table-cell>
              <table:table-cell office:value-type="float" office:value="0.807403244977377">
                <text:p>0.80740324497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7">
                <text:p>-0.80740324497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.799999999999999">
                <text:p>0.7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9999999999999">
                <text:p>-0.7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10000000000001">
                <text:p>0.610000000000001</text:p>
              </table:table-cell>
              <table:table-cell office:value-type="float" office:value="0.7924014134263">
                <text:p>0.792401413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">
                <text:p>-0.792401413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0000000000001">
                <text:p>0.620000000000001</text:p>
              </table:table-cell>
              <table:table-cell office:value-type="float" office:value="0.78460180983732">
                <text:p>0.7846018098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">
                <text:p>-0.7846018098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30000000000001">
                <text:p>0.630000000000001</text:p>
              </table:table-cell>
              <table:table-cell office:value-type="float" office:value="0.776595132614156">
                <text:p>0.77659513261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6">
                <text:p>-0.77659513261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0000000000001">
                <text:p>0.640000000000001</text:p>
              </table:table-cell>
              <table:table-cell office:value-type="float" office:value="0.768374908491941">
                <text:p>0.76837490849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1">
                <text:p>-0.76837490849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50000000000001">
                <text:p>0.650000000000001</text:p>
              </table:table-cell>
              <table:table-cell office:value-type="float" office:value="0.759934207678532">
                <text:p>0.75993420767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2">
                <text:p>-0.75993420767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60000000000001">
                <text:p>0.660000000000001</text:p>
              </table:table-cell>
              <table:table-cell office:value-type="float" office:value="0.751265598839717">
                <text:p>0.75126559883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7">
                <text:p>-0.75126559883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0000000000001">
                <text:p>0.670000000000001</text:p>
              </table:table-cell>
              <table:table-cell office:value-type="float" office:value="0.742361098118698">
                <text:p>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8">
                <text:p>-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0000000000001">
                <text:p>0.680000000000001</text:p>
              </table:table-cell>
              <table:table-cell office:value-type="float" office:value="0.733212111192933">
                <text:p>0.73321211119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3">
                <text:p>-0.73321211119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0000000000001">
                <text:p>0.690000000000001</text:p>
              </table:table-cell>
              <table:table-cell office:value-type="float" office:value="0.723809367167902">
                <text:p>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2">
                <text:p>-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00000000000001">
                <text:p>0.700000000000001</text:p>
              </table:table-cell>
              <table:table-cell office:value-type="float" office:value="0.714142842854284">
                <text:p>0.71414284285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4">
                <text:p>-0.71414284285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0000000000001">
                <text:p>0.710000000000001</text:p>
              </table:table-cell>
              <table:table-cell office:value-type="float" office:value="0.704201675658329">
                <text:p>0.70420167565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29">
                <text:p>-0.70420167565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0000000000001">
                <text:p>0.720000000000001</text:p>
              </table:table-cell>
              <table:table-cell office:value-type="float" office:value="0.693974062915898">
                <text:p>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8">
                <text:p>-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30000000000001">
                <text:p>0.730000000000001</text:p>
              </table:table-cell>
              <table:table-cell office:value-type="float" office:value="0.68344714499367">
                <text:p>0.6834471449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">
                <text:p>-0.6834471449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40000000000001">
                <text:p>0.740000000000001</text:p>
              </table:table-cell>
              <table:table-cell office:value-type="float" office:value="0.672606868832008">
                <text:p>0.67260686883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08">
                <text:p>-0.67260686883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50000000000001">
                <text:p>0.750000000000001</text:p>
              </table:table-cell>
              <table:table-cell office:value-type="float" office:value="0.661437827766146">
                <text:p>0.66143782776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6">
                <text:p>-0.66143782776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60000000000001">
                <text:p>0.760000000000001</text:p>
              </table:table-cell>
              <table:table-cell office:value-type="float" office:value="0.649923072370875">
                <text:p>0.64992307237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5">
                <text:p>-0.64992307237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70000000000001">
                <text:p>0.770000000000001</text:p>
              </table:table-cell>
              <table:table-cell office:value-type="float" office:value="0.638043885637969">
                <text:p>0.63804388563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69">
                <text:p>-0.63804388563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80000000000001">
                <text:p>0.780000000000001</text:p>
              </table:table-cell>
              <table:table-cell office:value-type="float" office:value="0.625779513886479">
                <text:p>0.62577951388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79">
                <text:p>-0.62577951388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613106842238772">
                <text:p>0.61310684223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2">
                <text:p>-0.61310684223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.599999999999998">
                <text:p>0.59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999999999998">
                <text:p>-0.59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586429876455828">
                <text:p>0.58642987645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28">
                <text:p>-0.58642987645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20000000000001">
                <text:p>0.820000000000001</text:p>
              </table:table-cell>
              <table:table-cell office:value-type="float" office:value="0.572363520850166">
                <text:p>0.57236352085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6">
                <text:p>-0.57236352085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30000000000001">
                <text:p>0.830000000000001</text:p>
              </table:table-cell>
              <table:table-cell office:value-type="float" office:value="0.557763390695372">
                <text:p>0.55776339069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2">
                <text:p>-0.55776339069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40000000000001">
                <text:p>0.840000000000001</text:p>
              </table:table-cell>
              <table:table-cell office:value-type="float" office:value="0.542586398650019">
                <text:p>0.54258639865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19">
                <text:p>-0.54258639865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526782687642635">
                <text:p>0.52678268764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5">
                <text:p>-0.52678268764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510294032886921">
                <text:p>0.51029403288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1">
                <text:p>-0.51029403288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70000000000001">
                <text:p>0.870000000000001</text:p>
              </table:table-cell>
              <table:table-cell office:value-type="float" office:value="0.49305172142484">
                <text:p>0.4930517214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">
                <text:p>-0.4930517214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474973683481514">
                <text:p>0.47497368348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4">
                <text:p>-0.47497368348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455960524607117">
                <text:p>0.45596052460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17">
                <text:p>-0.45596052460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435889894354065">
                <text:p>0.43588989435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5">
                <text:p>-0.43588989435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414608248832555">
                <text:p>0.41460824883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5">
                <text:p>-0.41460824883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20000000000001">
                <text:p>0.920000000000001</text:p>
              </table:table-cell>
              <table:table-cell office:value-type="float" office:value="0.391918358845305">
                <text:p>0.39191835884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5">
                <text:p>-0.39191835884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.367559518989779">
                <text:p>0.36755951898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79">
                <text:p>-0.36755951898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341174442184636">
                <text:p>0.34117444218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36">
                <text:p>-0.34117444218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312249899919916">
                <text:p>0.312249899919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16">
                <text:p>-0.312249899919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279999999999995">
                <text:p>0.279999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9999999999995">
                <text:p>-0.279999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243104915622859">
                <text:p>0.24310491562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59">
                <text:p>-0.24310491562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0.198997487421317">
                <text:p>0.19899748742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17">
                <text:p>-0.19899748742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0.141067359796649">
                <text:p>0.14106735979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49">
                <text:p>-0.14106735979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Windows_x86 LibreOffice_project/6cd4f1ef626f15116896b1d8e1398b56da0d0e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6">
      <number:text>M</number:text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-1" chart:maximum="1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5cm" svg:stroke-color="#000000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ff8080" draw:fill-color="#ff8080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circle" chart:symbol-width="0.4cm" chart:symbol-height="0.4cm"/>
    </style:style>
    <style:style style:name="ch9" style:family="chart" style:data-style-name="N0">
      <style:chart-properties chart:symbol-type="image" chart:symbol-width="0.4cm" chart:symbol-height="0.4cm" chart:link-data-style-to-source="true" chart:label-position="top">
        <chart:symbol-image xlink:href="Pictures/100002000000000A0000000A5B354D19DE71D0E4.gif"/>
      </style:chart-properties>
      <style:graphic-properties svg:stroke-width="0.08cm" svg:stroke-color="#0000ff" draw:fill-color="#0000ff"/>
      <style:text-properties fo:color="#0000ff" fo:font-size="10pt" style:font-size-asian="10pt" style:font-size-complex="10pt"/>
    </style:style>
    <style:style style:name="ch10" style:family="chart">
      <style:chart-properties chart:solid-type="cuboid" chart:symbol-type="image" chart:symbol-width="0.37cm" chart:symbol-height="0.37cm"/>
    </style:style>
    <style:style style:name="ch11" style:family="chart" style:data-style-name="N0">
      <style:chart-properties chart:symbol-type="image" chart:symbol-width="0.4cm" chart:symbol-height="0.4cm" chart:link-data-style-to-source="true">
        <chart:symbol-image xlink:href="Pictures/100002000000000B0000000BC0C472F3971B5F86.gif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ff00ff" draw:fill-color="#ff00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 style:data-style-name="N0">
      <style:chart-properties chart:symbol-type="image" chart:symbol-width="0.4cm" chart:symbol-height="0.4cm" chart:link-data-style-to-source="true">
        <chart:symbol-image xlink:href="Pictures/100002000000000A0000000AC4799C84EB83207C.gif"/>
      </style:chart-properties>
      <style:graphic-properties svg:stroke-width="0.08cm" svg:stroke-color="#009900" draw:fill-color="#009900"/>
      <style:text-properties fo:font-size="10pt" style:font-size-asian="10pt" style:font-size-complex="10pt"/>
    </style:style>
    <style:style style:name="ch15" style:family="chart" style:data-style-name="N0">
      <style:chart-properties chart:symbol-type="image" chart:symbol-width="0.5cm" chart:symbol-height="0.5cm" chart:link-data-style-to-source="true">
        <chart:symbol-image xlink:href="Pictures/100002000000000A0000000A921E59AEAD2B8155.gif"/>
      </style:chart-properties>
      <style:graphic-properties svg:stroke-width="0.08cm" svg:stroke-color="#ffff00" draw:fill-color="#ffff00"/>
      <style:text-properties fo:font-size="10pt" style:font-size-asian="10pt" style:font-size-complex="10pt"/>
    </style:style>
    <style:style style:name="ch16" style:family="chart">
      <style:chart-properties chart:solid-type="cuboid" chart:symbol-type="image" chart:symbol-width="0.5cm" chart:symbol-height="0.5cm"/>
    </style:style>
    <style:style style:name="ch17" style:family="chart" style:data-style-name="N0">
      <style:chart-properties chart:symbol-type="image" chart:symbol-width="0.4cm" chart:symbol-height="0.4cm" chart:link-data-style-to-source="true">
        <chart:symbol-image xlink:href="Pictures/100002000000000A0000000A32620BEE896551C7.gif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8" style:family="chart" style:data-style-name="N136">
      <style:chart-properties chart:symbol-type="named-symbol" chart:symbol-name="circle" chart:symbol-width="0.4cm" chart:symbol-height="0.4cm" chart:link-data-style-to-source="false" chart:label-position="top"/>
      <style:graphic-properties svg:stroke-width="0.08cm" svg:stroke-color="#ff0000" draw:fill-color="#ff0000"/>
      <style:text-properties fo:color="#ff0000" fo:font-size="10pt" style:font-size-asian="10pt" style:font-size-complex="10pt"/>
    </style:style>
    <style:style style:name="ch19" style:family="chart">
      <style:chart-properties chart:solid-type="cuboid" chart:symbol-type="image" chart:symbol-width="0.35cm" chart:symbol-height="0.35cm">
        <chart:symbol-image xlink:href="Pictures/100002000000000A0000000A8A2ED053E52383D5.gif"/>
      </style:chart-properties>
    </style:style>
    <style:style style:name="ch20" style:family="chart" style:data-style-name="N0">
      <style:chart-properties chart:symbol-type="none" chart:link-data-style-to-source="true"/>
      <style:graphic-properties svg:stroke-width="0.05cm" svg:stroke-color="#000000" draw:fill-color="#00000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424cm" svg:height="14.72cm" xlink:href=".." xlink:type="simple" chart:class="chart:scatter" chart:style-name="ch1">
        <chart:plot-area chart:style-name="ch2" table:cell-range-address="'Cos Sin Tan'.K9:'Cos Sin Tan'.K9 Données.L2:Données.L203 Données.M3:Données.N203 'Cos Sin Tan'.H4:'Cos Sin Tan'.H13 'Cos Sin Tan'.B16:'Cos Sin Tan'.B25" chart:data-source-has-labels="both" svg:x="0.33cm" svg:y="0.153cm" svg:width="14.881cm" svg:height="14.37cm">
          <chartooo:coordinate-region svg:x="0.476cm" svg:y="0.326cm" svg:width="14.641cm" svg:height="14.025cm"/>
          <chart:axis chart:dimension="x" chart:name="primary-x" chart:style-name="ch3" chartooo:axis-type="auto">
            <chart:categories table:cell-range-address="'Cos Sin Tan'.K9:'Cos Sin Tan'.K9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Données.M3:Données.M203" chart:label-cell-address="Données.L2:Données.L2" chart:class="chart:scatter">
            <chart:domain table:cell-range-address="Données.L3:Données.L203"/>
            <chart:data-point chart:repeated="201"/>
          </chart:series>
          <chart:series chart:style-name="ch6" chart:values-cell-range-address="'Cos Sin Tan'.B24:'Cos Sin Tan'.B24" chart:label-cell-address="'Cos Sin Tan'.H12:'Cos Sin Tan'.H12" chart:class="chart:scatter">
            <chart:domain table:cell-range-address="'Cos Sin Tan'.A24:'Cos Sin Tan'.A24"/>
            <chart:data-point/>
          </chart:series>
          <chart:series chart:style-name="ch7" chart:values-cell-range-address="'Cos Sin Tan'.B25:'Cos Sin Tan'.B25" chart:label-cell-address="'Cos Sin Tan'.H13:'Cos Sin Tan'.H13" chart:class="chart:scatter">
            <chart:domain table:cell-range-address="'Cos Sin Tan'.A25:'Cos Sin Tan'.A25"/>
            <chart:data-point chart:style-name="ch8"/>
          </chart:series>
          <chart:series chart:style-name="ch9" chart:values-cell-range-address="'Cos Sin Tan'.B17:'Cos Sin Tan'.B17" chart:label-cell-address="'Cos Sin Tan'.H5:'Cos Sin Tan'.H5" chart:class="chart:scatter">
            <chart:domain table:cell-range-address="'Cos Sin Tan'.A17:'Cos Sin Tan'.A17"/>
            <chart:data-point chart:style-name="ch10"/>
          </chart:series>
          <chart:series chart:style-name="ch11" chart:values-cell-range-address="'Cos Sin Tan'.B21:'Cos Sin Tan'.B21" chart:label-cell-address="'Cos Sin Tan'.H9:'Cos Sin Tan'.H9" chart:class="chart:scatter">
            <chart:domain table:cell-range-address="'Cos Sin Tan'.A21:'Cos Sin Tan'.A21"/>
            <chart:data-point/>
          </chart:series>
          <chart:series chart:style-name="ch12" chart:values-cell-range-address="'Cos Sin Tan'.B22:'Cos Sin Tan'.B22" chart:label-cell-address="'Cos Sin Tan'.H10:'Cos Sin Tan'.H10" chart:class="chart:scatter">
            <chart:domain table:cell-range-address="'Cos Sin Tan'.A22:'Cos Sin Tan'.A22"/>
            <chart:data-point/>
          </chart:series>
          <chart:series chart:style-name="ch13" chart:values-cell-range-address="'Cos Sin Tan'.B23:'Cos Sin Tan'.B23" chart:label-cell-address="'Cos Sin Tan'.H11:'Cos Sin Tan'.H11" chart:class="chart:scatter">
            <chart:domain table:cell-range-address="'Cos Sin Tan'.A23:'Cos Sin Tan'.A23"/>
            <chart:data-point/>
          </chart:series>
          <chart:series chart:style-name="ch14" chart:values-cell-range-address="'Cos Sin Tan'.B18:'Cos Sin Tan'.B18" chart:label-cell-address="'Cos Sin Tan'.H6:'Cos Sin Tan'.H6" chart:class="chart:scatter">
            <chart:domain table:cell-range-address="'Cos Sin Tan'.A18:'Cos Sin Tan'.A18"/>
            <chart:data-point/>
          </chart:series>
          <chart:series chart:style-name="ch15" chart:values-cell-range-address="'Cos Sin Tan'.B19:'Cos Sin Tan'.B19" chart:label-cell-address="'Cos Sin Tan'.H7:'Cos Sin Tan'.H7" chart:class="chart:scatter">
            <chart:domain table:cell-range-address="'Cos Sin Tan'.A19:'Cos Sin Tan'.A19"/>
            <chart:data-point chart:style-name="ch16"/>
          </chart:series>
          <chart:series chart:style-name="ch17" chart:values-cell-range-address="'Cos Sin Tan'.B20:'Cos Sin Tan'.B20" chart:label-cell-address="'Cos Sin Tan'.H8:'Cos Sin Tan'.H8" chart:class="chart:scatter">
            <chart:domain table:cell-range-address="'Cos Sin Tan'.A20:'Cos Sin Tan'.A20"/>
            <chart:data-point/>
          </chart:series>
          <chart:series chart:style-name="ch18" chart:values-cell-range-address="'Cos Sin Tan'.B16:'Cos Sin Tan'.B16" chart:label-cell-address="'Cos Sin Tan'.H4:'Cos Sin Tan'.H4" chart:class="chart:scatter">
            <chart:domain table:cell-range-address="'Cos Sin Tan'.A16:'Cos Sin Tan'.A16"/>
            <chart:data-point chart:style-name="ch19"/>
          </chart:series>
          <chart:series chart:style-name="ch20" chart:values-cell-range-address="Données.N3:Données.N203" chart:label-cell-address="Données.L2:Données.L2" chart:class="chart:scatter">
            <chart:data-point chart:repeated="20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L</text:p>
              </table:table-cell>
              <table:table-cell office:value-type="string">
                <text:p>x</text:p>
                <draw:g>
                  <svg:desc>Données.L2:Données.L2</svg:desc>
                </draw:g>
              </table:table-cell>
              <table:table-cell office:value-type="string">
                <text:p/>
              </table:table-cell>
              <table:table-cell office:value-type="string">
                <text:p>M9</text:p>
                <draw:g>
                  <svg:desc>'Cos Sin Tan'.H12:'Cos Sin Tan'.H12</svg:desc>
                </draw:g>
              </table:table-cell>
              <table:table-cell office:value-type="string">
                <text:p/>
              </table:table-cell>
              <table:table-cell office:value-type="string">
                <text:p>M10</text:p>
                <draw:g>
                  <svg:desc>'Cos Sin Tan'.H13:'Cos Sin Tan'.H13</svg:desc>
                </draw:g>
              </table:table-cell>
              <table:table-cell office:value-type="string">
                <text:p/>
              </table:table-cell>
              <table:table-cell office:value-type="string">
                <text:p>M2</text:p>
                <draw:g>
                  <svg:desc>'Cos Sin Tan'.H5:'Cos Sin Tan'.H5</svg:desc>
                </draw:g>
              </table:table-cell>
              <table:table-cell office:value-type="string">
                <text:p/>
              </table:table-cell>
              <table:table-cell office:value-type="string">
                <text:p>M6</text:p>
                <draw:g>
                  <svg:desc>'Cos Sin Tan'.H9:'Cos Sin Tan'.H9</svg:desc>
                </draw:g>
              </table:table-cell>
              <table:table-cell office:value-type="string">
                <text:p/>
              </table:table-cell>
              <table:table-cell office:value-type="string">
                <text:p>M7</text:p>
                <draw:g>
                  <svg:desc>'Cos Sin Tan'.H10:'Cos Sin Tan'.H10</svg:desc>
                </draw:g>
              </table:table-cell>
              <table:table-cell office:value-type="string">
                <text:p/>
              </table:table-cell>
              <table:table-cell office:value-type="string">
                <text:p>M8</text:p>
                <draw:g>
                  <svg:desc>'Cos Sin Tan'.H11:'Cos Sin Tan'.H11</svg:desc>
                </draw:g>
              </table:table-cell>
              <table:table-cell office:value-type="string">
                <text:p/>
              </table:table-cell>
              <table:table-cell office:value-type="string">
                <text:p>M3</text:p>
                <draw:g>
                  <svg:desc>'Cos Sin Tan'.H6:'Cos Sin Tan'.H6</svg:desc>
                </draw:g>
              </table:table-cell>
              <table:table-cell office:value-type="string">
                <text:p/>
              </table:table-cell>
              <table:table-cell office:value-type="string">
                <text:p>M4</text:p>
                <draw:g>
                  <svg:desc>'Cos Sin Tan'.H7:'Cos Sin Tan'.H7</svg:desc>
                </draw:g>
              </table:table-cell>
              <table:table-cell office:value-type="string">
                <text:p/>
              </table:table-cell>
              <table:table-cell office:value-type="string">
                <text:p>M5</text:p>
                <draw:g>
                  <svg:desc>'Cos Sin Tan'.H8:'Cos Sin Tan'.H8</svg:desc>
                </draw:g>
              </table:table-cell>
              <table:table-cell office:value-type="string">
                <text:p/>
              </table:table-cell>
              <table:table-cell office:value-type="string">
                <text:p>M1</text:p>
                <draw:g>
                  <svg:desc>'Cos Sin Tan'.H4:'Cos Sin Tan'.H4</svg:desc>
                </draw:g>
              </table:table-cell>
              <table:table-cell office:value-type="string">
                <text:p>x</text:p>
                <draw:g>
                  <svg:desc>Données.L2:Données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os Sin Tan'.K9:'Cos Sin Tan'.K9</svg:desc>
                </draw:g>
              </table:table-cell>
              <table:table-cell office:value-type="float" office:value="-1">
                <text:p>-1</text:p>
                <draw:g>
                  <svg:desc>Données.L3:Données.L203</svg:desc>
                </draw:g>
              </table:table-cell>
              <table:table-cell office:value-type="float" office:value="0">
                <text:p>0</text:p>
                <draw:g>
                  <svg:desc>Données.M3:Données.M203</svg:desc>
                </draw:g>
              </table:table-cell>
              <table:table-cell office:value-type="float" office:value="1">
                <text:p>1</text:p>
                <draw:g>
                  <svg:desc>'Cos Sin Tan'.A24:'Cos Sin Tan'.A24</svg:desc>
                </draw:g>
              </table:table-cell>
              <table:table-cell office:value-type="float" office:value="NaN">
                <text:p>NaN</text:p>
                <draw:g>
                  <svg:desc>'Cos Sin Tan'.B24:'Cos Sin Tan'.B24</svg:desc>
                </draw:g>
              </table:table-cell>
              <table:table-cell office:value-type="float" office:value="1">
                <text:p>1</text:p>
                <draw:g>
                  <svg:desc>'Cos Sin Tan'.A25:'Cos Sin Tan'.A25</svg:desc>
                </draw:g>
              </table:table-cell>
              <table:table-cell office:value-type="float" office:value="NaN">
                <text:p>NaN</text:p>
                <draw:g>
                  <svg:desc>'Cos Sin Tan'.B25:'Cos Sin Tan'.B25</svg:desc>
                </draw:g>
              </table:table-cell>
              <table:table-cell office:value-type="float" office:value="1">
                <text:p>1</text:p>
                <draw:g>
                  <svg:desc>'Cos Sin Tan'.A17:'Cos Sin Tan'.A17</svg:desc>
                </draw:g>
              </table:table-cell>
              <table:table-cell office:value-type="float" office:value="NaN">
                <text:p>NaN</text:p>
                <draw:g>
                  <svg:desc>'Cos Sin Tan'.B17:'Cos Sin Tan'.B17</svg:desc>
                </draw:g>
              </table:table-cell>
              <table:table-cell office:value-type="float" office:value="1">
                <text:p>1</text:p>
                <draw:g>
                  <svg:desc>'Cos Sin Tan'.A21:'Cos Sin Tan'.A21</svg:desc>
                </draw:g>
              </table:table-cell>
              <table:table-cell office:value-type="float" office:value="NaN">
                <text:p>NaN</text:p>
                <draw:g>
                  <svg:desc>'Cos Sin Tan'.B21:'Cos Sin Tan'.B21</svg:desc>
                </draw:g>
              </table:table-cell>
              <table:table-cell office:value-type="float" office:value="1">
                <text:p>1</text:p>
                <draw:g>
                  <svg:desc>'Cos Sin Tan'.A22:'Cos Sin Tan'.A22</svg:desc>
                </draw:g>
              </table:table-cell>
              <table:table-cell office:value-type="float" office:value="NaN">
                <text:p>NaN</text:p>
                <draw:g>
                  <svg:desc>'Cos Sin Tan'.B22:'Cos Sin Tan'.B22</svg:desc>
                </draw:g>
              </table:table-cell>
              <table:table-cell office:value-type="float" office:value="1">
                <text:p>1</text:p>
                <draw:g>
                  <svg:desc>'Cos Sin Tan'.A23:'Cos Sin Tan'.A23</svg:desc>
                </draw:g>
              </table:table-cell>
              <table:table-cell office:value-type="float" office:value="NaN">
                <text:p>NaN</text:p>
                <draw:g>
                  <svg:desc>'Cos Sin Tan'.B23:'Cos Sin Tan'.B23</svg:desc>
                </draw:g>
              </table:table-cell>
              <table:table-cell office:value-type="float" office:value="1">
                <text:p>1</text:p>
                <draw:g>
                  <svg:desc>'Cos Sin Tan'.A18:'Cos Sin Tan'.A18</svg:desc>
                </draw:g>
              </table:table-cell>
              <table:table-cell office:value-type="float" office:value="NaN">
                <text:p>NaN</text:p>
                <draw:g>
                  <svg:desc>'Cos Sin Tan'.B18:'Cos Sin Tan'.B18</svg:desc>
                </draw:g>
              </table:table-cell>
              <table:table-cell office:value-type="float" office:value="1">
                <text:p>1</text:p>
                <draw:g>
                  <svg:desc>'Cos Sin Tan'.A19:'Cos Sin Tan'.A19</svg:desc>
                </draw:g>
              </table:table-cell>
              <table:table-cell office:value-type="float" office:value="NaN">
                <text:p>NaN</text:p>
                <draw:g>
                  <svg:desc>'Cos Sin Tan'.B19:'Cos Sin Tan'.B19</svg:desc>
                </draw:g>
              </table:table-cell>
              <table:table-cell office:value-type="float" office:value="1">
                <text:p>1</text:p>
                <draw:g>
                  <svg:desc>'Cos Sin Tan'.A20:'Cos Sin Tan'.A20</svg:desc>
                </draw:g>
              </table:table-cell>
              <table:table-cell office:value-type="float" office:value="NaN">
                <text:p>NaN</text:p>
                <draw:g>
                  <svg:desc>'Cos Sin Tan'.B20:'Cos Sin Tan'.B20</svg:desc>
                </draw:g>
              </table:table-cell>
              <table:table-cell office:value-type="float" office:value="1">
                <text:p>1</text:p>
                <draw:g>
                  <svg:desc>'Cos Sin Tan'.A16:'Cos Sin Tan'.A16</svg:desc>
                </draw:g>
              </table:table-cell>
              <table:table-cell office:value-type="float" office:value="NaN">
                <text:p>NaN</text:p>
                <draw:g>
                  <svg:desc>'Cos Sin Tan'.B16:'Cos Sin Tan'.B16</svg:desc>
                </draw:g>
              </table:table-cell>
              <table:table-cell office:value-type="float" office:value="-0">
                <text:p>-0</text:p>
                <draw:g>
                  <svg:desc>Données.N3:Données.N203</svg:desc>
                </draw:g>
              </table:table-cell>
            </table:table-row>
            <table:table-row>
              <table:table-cell office:value-type="string"/>
              <table:table-cell office:value-type="float" office:value="-0.99">
                <text:p>-0.99</text:p>
              </table:table-cell>
              <table:table-cell office:value-type="float" office:value="0.141067359796659">
                <text:p>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59">
                <text:p>-0.141067359796659</text:p>
              </table:table-cell>
            </table:table-row>
            <table:table-row>
              <table:table-cell office:value-type="string"/>
              <table:table-cell office:value-type="float" office:value="-0.98">
                <text:p>-0.98</text:p>
              </table:table-cell>
              <table:table-cell office:value-type="float" office:value="0.198997487421324">
                <text:p>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24">
                <text:p>-0.198997487421324</text:p>
              </table:table-cell>
            </table:table-row>
            <table:table-row>
              <table:table-cell office:value-type="string"/>
              <table:table-cell office:value-type="float" office:value="-0.97">
                <text:p>-0.97</text:p>
              </table:table-cell>
              <table:table-cell office:value-type="float" office:value="0.243104915622864">
                <text:p>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64">
                <text:p>-0.243104915622864</text:p>
              </table:table-cell>
            </table:table-row>
            <table:table-row>
              <table:table-cell office:value-type="string"/>
              <table:table-cell office:value-type="float" office:value="-0.96">
                <text:p>-0.96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/>
              <table:table-cell office:value-type="float" office:value="-0.95">
                <text:p>-0.95</text:p>
              </table:table-cell>
              <table:table-cell office:value-type="float" office:value="0.31224989991992">
                <text:p>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2">
                <text:p>-0.31224989991992</text:p>
              </table:table-cell>
            </table:table-row>
            <table:table-row>
              <table:table-cell office:value-type="string"/>
              <table:table-cell office:value-type="float" office:value="-0.94">
                <text:p>-0.94</text:p>
              </table:table-cell>
              <table:table-cell office:value-type="float" office:value="0.34117444218464">
                <text:p>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4">
                <text:p>-0.34117444218464</text:p>
              </table:table-cell>
            </table:table-row>
            <table:table-row>
              <table:table-cell office:value-type="string"/>
              <table:table-cell office:value-type="float" office:value="-0.93">
                <text:p>-0.93</text:p>
              </table:table-cell>
              <table:table-cell office:value-type="float" office:value="0.367559518989782">
                <text:p>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82">
                <text:p>-0.367559518989782</text:p>
              </table:table-cell>
            </table:table-row>
            <table:table-row>
              <table:table-cell office:value-type="string"/>
              <table:table-cell office:value-type="float" office:value="-0.92">
                <text:p>-0.92</text:p>
              </table:table-cell>
              <table:table-cell office:value-type="float" office:value="0.391918358845309">
                <text:p>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9">
                <text:p>-0.391918358845309</text:p>
              </table:table-cell>
            </table:table-row>
            <table:table-row>
              <table:table-cell office:value-type="string"/>
              <table:table-cell office:value-type="float" office:value="-0.91">
                <text:p>-0.91</text:p>
              </table:table-cell>
              <table:table-cell office:value-type="float" office:value="0.414608248832558">
                <text:p>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8">
                <text:p>-0.414608248832558</text:p>
              </table:table-cell>
            </table:table-row>
            <table:table-row>
              <table:table-cell office:value-type="string"/>
              <table:table-cell office:value-type="float" office:value="-0.9">
                <text:p>-0.9</text:p>
              </table:table-cell>
              <table:table-cell office:value-type="float" office:value="0.435889894354068">
                <text:p>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8">
                <text:p>-0.435889894354068</text:p>
              </table:table-cell>
            </table:table-row>
            <table:table-row>
              <table:table-cell office:value-type="string"/>
              <table:table-cell office:value-type="float" office:value="-0.89">
                <text:p>-0.89</text:p>
              </table:table-cell>
              <table:table-cell office:value-type="float" office:value="0.45596052460712">
                <text:p>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2">
                <text:p>-0.45596052460712</text:p>
              </table:table-cell>
            </table:table-row>
            <table:table-row>
              <table:table-cell office:value-type="string"/>
              <table:table-cell office:value-type="float" office:value="-0.88">
                <text:p>-0.88</text:p>
              </table:table-cell>
              <table:table-cell office:value-type="float" office:value="0.474973683481517">
                <text:p>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7">
                <text:p>-0.474973683481517</text:p>
              </table:table-cell>
            </table:table-row>
            <table:table-row>
              <table:table-cell office:value-type="string"/>
              <table:table-cell office:value-type="float" office:value="-0.87">
                <text:p>-0.87</text:p>
              </table:table-cell>
              <table:table-cell office:value-type="float" office:value="0.493051721424842">
                <text:p>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2">
                <text:p>-0.493051721424842</text:p>
              </table:table-cell>
            </table:table-row>
            <table:table-row>
              <table:table-cell office:value-type="string"/>
              <table:table-cell office:value-type="float" office:value="-0.86">
                <text:p>-0.86</text:p>
              </table:table-cell>
              <table:table-cell office:value-type="float" office:value="0.510294032886923">
                <text:p>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3">
                <text:p>-0.510294032886923</text:p>
              </table:table-cell>
            </table:table-row>
            <table:table-row>
              <table:table-cell office:value-type="string"/>
              <table:table-cell office:value-type="float" office:value="-0.85">
                <text:p>-0.85</text:p>
              </table:table-cell>
              <table:table-cell office:value-type="float" office:value="0.526782687642637">
                <text:p>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7">
                <text:p>-0.526782687642637</text:p>
              </table:table-cell>
            </table:table-row>
            <table:table-row>
              <table:table-cell office:value-type="string"/>
              <table:table-cell office:value-type="float" office:value="-0.84">
                <text:p>-0.84</text:p>
              </table:table-cell>
              <table:table-cell office:value-type="float" office:value="0.542586398650022">
                <text:p>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22">
                <text:p>-0.542586398650022</text:p>
              </table:table-cell>
            </table:table-row>
            <table:table-row>
              <table:table-cell office:value-type="string"/>
              <table:table-cell office:value-type="float" office:value="-0.83">
                <text:p>-0.83</text:p>
              </table:table-cell>
              <table:table-cell office:value-type="float" office:value="0.557763390695374">
                <text:p>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4">
                <text:p>-0.557763390695374</text:p>
              </table:table-cell>
            </table:table-row>
            <table:table-row>
              <table:table-cell office:value-type="string"/>
              <table:table-cell office:value-type="float" office:value="-0.82">
                <text:p>-0.82</text:p>
              </table:table-cell>
              <table:table-cell office:value-type="float" office:value="0.572363520850168">
                <text:p>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8">
                <text:p>-0.572363520850168</text:p>
              </table:table-cell>
            </table:table-row>
            <table:table-row>
              <table:table-cell office:value-type="string"/>
              <table:table-cell office:value-type="float" office:value="-0.81">
                <text:p>-0.81</text:p>
              </table:table-cell>
              <table:table-cell office:value-type="float" office:value="0.58642987645583">
                <text:p>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3">
                <text:p>-0.58642987645583</text:p>
              </table:table-cell>
            </table:table-row>
            <table:table-row>
              <table:table-cell office:value-type="string"/>
              <table:table-cell office:value-type="float" office:value="-0.8">
                <text:p>-0.8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/>
              <table:table-cell office:value-type="float" office:value="-0.79">
                <text:p>-0.79</text:p>
              </table:table-cell>
              <table:table-cell office:value-type="float" office:value="0.613106842238774">
                <text:p>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4">
                <text:p>-0.613106842238774</text:p>
              </table:table-cell>
            </table:table-row>
            <table:table-row>
              <table:table-cell office:value-type="string"/>
              <table:table-cell office:value-type="float" office:value="-0.78">
                <text:p>-0.78</text:p>
              </table:table-cell>
              <table:table-cell office:value-type="float" office:value="0.625779513886481">
                <text:p>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81">
                <text:p>-0.625779513886481</text:p>
              </table:table-cell>
            </table:table-row>
            <table:table-row>
              <table:table-cell office:value-type="string"/>
              <table:table-cell office:value-type="float" office:value="-0.77">
                <text:p>-0.77</text:p>
              </table:table-cell>
              <table:table-cell office:value-type="float" office:value="0.638043885637971">
                <text:p>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71">
                <text:p>-0.638043885637971</text:p>
              </table:table-cell>
            </table:table-row>
            <table:table-row>
              <table:table-cell office:value-type="string"/>
              <table:table-cell office:value-type="float" office:value="-0.76">
                <text:p>-0.76</text:p>
              </table:table-cell>
              <table:table-cell office:value-type="float" office:value="0.649923072370877">
                <text:p>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7">
                <text:p>-0.649923072370877</text:p>
              </table:table-cell>
            </table:table-row>
            <table:table-row>
              <table:table-cell office:value-type="string"/>
              <table:table-cell office:value-type="float" office:value="-0.75">
                <text:p>-0.75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8">
                <text:p>-0.661437827766148</text:p>
              </table:table-cell>
            </table:table-row>
            <table:table-row>
              <table:table-cell office:value-type="string"/>
              <table:table-cell office:value-type="float" office:value="-0.74">
                <text:p>-0.74</text:p>
              </table:table-cell>
              <table:table-cell office:value-type="float" office:value="0.67260686883201">
                <text:p>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1">
                <text:p>-0.67260686883201</text:p>
              </table:table-cell>
            </table:table-row>
            <table:table-row>
              <table:table-cell office:value-type="string"/>
              <table:table-cell office:value-type="float" office:value="-0.73">
                <text:p>-0.73</text:p>
              </table:table-cell>
              <table:table-cell office:value-type="float" office:value="0.683447144993671">
                <text:p>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1">
                <text:p>-0.683447144993671</text:p>
              </table:table-cell>
            </table:table-row>
            <table:table-row>
              <table:table-cell office:value-type="string"/>
              <table:table-cell office:value-type="float" office:value="-0.72">
                <text:p>-0.72</text:p>
              </table:table-cell>
              <table:table-cell office:value-type="float" office:value="0.693974062915899">
                <text:p>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9">
                <text:p>-0.693974062915899</text:p>
              </table:table-cell>
            </table:table-row>
            <table:table-row>
              <table:table-cell office:value-type="string"/>
              <table:table-cell office:value-type="float" office:value="-0.71">
                <text:p>-0.71</text:p>
              </table:table-cell>
              <table:table-cell office:value-type="float" office:value="0.70420167565833">
                <text:p>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3">
                <text:p>-0.70420167565833</text:p>
              </table:table-cell>
            </table:table-row>
            <table:table-row>
              <table:table-cell office:value-type="string"/>
              <table:table-cell office:value-type="float" office:value="-0.7">
                <text:p>-0.7</text:p>
              </table:table-cell>
              <table:table-cell office:value-type="float" office:value="0.714142842854285">
                <text:p>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5">
                <text:p>-0.714142842854285</text:p>
              </table:table-cell>
            </table:table-row>
            <table:table-row>
              <table:table-cell office:value-type="string"/>
              <table:table-cell office:value-type="float" office:value="-0.69">
                <text:p>-0.69</text:p>
              </table:table-cell>
              <table:table-cell office:value-type="float" office:value="0.723809367167903">
                <text:p>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3">
                <text:p>-0.723809367167903</text:p>
              </table:table-cell>
            </table:table-row>
            <table:table-row>
              <table:table-cell office:value-type="string"/>
              <table:table-cell office:value-type="float" office:value="-0.68">
                <text:p>-0.68</text:p>
              </table:table-cell>
              <table:table-cell office:value-type="float" office:value="0.733212111192935">
                <text:p>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5">
                <text:p>-0.733212111192935</text:p>
              </table:table-cell>
            </table:table-row>
            <table:table-row>
              <table:table-cell office:value-type="string"/>
              <table:table-cell office:value-type="float" office:value="-0.67">
                <text:p>-0.67</text:p>
              </table:table-cell>
              <table:table-cell office:value-type="float" office:value="0.742361098118699">
                <text:p>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9">
                <text:p>-0.742361098118699</text:p>
              </table:table-cell>
            </table:table-row>
            <table:table-row>
              <table:table-cell office:value-type="string"/>
              <table:table-cell office:value-type="float" office:value="-0.66">
                <text:p>-0.66</text:p>
              </table:table-cell>
              <table:table-cell office:value-type="float" office:value="0.751265598839718">
                <text:p>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8">
                <text:p>-0.751265598839718</text:p>
              </table:table-cell>
            </table:table-row>
            <table:table-row>
              <table:table-cell office:value-type="string"/>
              <table:table-cell office:value-type="float" office:value="-0.65">
                <text:p>-0.65</text:p>
              </table:table-cell>
              <table:table-cell office:value-type="float" office:value="0.759934207678533">
                <text:p>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3">
                <text:p>-0.759934207678533</text:p>
              </table:table-cell>
            </table:table-row>
            <table:table-row>
              <table:table-cell office:value-type="string"/>
              <table:table-cell office:value-type="float" office:value="-0.64">
                <text:p>-0.64</text:p>
              </table:table-cell>
              <table:table-cell office:value-type="float" office:value="0.768374908491942">
                <text:p>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2">
                <text:p>-0.768374908491942</text:p>
              </table:table-cell>
            </table:table-row>
            <table:table-row>
              <table:table-cell office:value-type="string"/>
              <table:table-cell office:value-type="float" office:value="-0.63">
                <text:p>-0.63</text:p>
              </table:table-cell>
              <table:table-cell office:value-type="float" office:value="0.776595132614157">
                <text:p>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7">
                <text:p>-0.776595132614157</text:p>
              </table:table-cell>
            </table:table-row>
            <table:table-row>
              <table:table-cell office:value-type="string"/>
              <table:table-cell office:value-type="float" office:value="-0.62">
                <text:p>-0.62</text:p>
              </table:table-cell>
              <table:table-cell office:value-type="float" office:value="0.784601809837322">
                <text:p>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2">
                <text:p>-0.784601809837322</text:p>
              </table:table-cell>
            </table:table-row>
            <table:table-row>
              <table:table-cell office:value-type="string"/>
              <table:table-cell office:value-type="float" office:value="-0.61">
                <text:p>-0.61</text:p>
              </table:table-cell>
              <table:table-cell office:value-type="float" office:value="0.792401413426301">
                <text:p>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01">
                <text:p>-0.792401413426301</text:p>
              </table:table-cell>
            </table:table-row>
            <table:table-row>
              <table:table-cell office:value-type="string"/>
              <table:table-cell office:value-type="float" office:value="-0.6">
                <text:p>-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/>
              <table:table-cell office:value-type="float" office:value="-0.59">
                <text:p>-0.59</text:p>
              </table:table-cell>
              <table:table-cell office:value-type="float" office:value="0.807403244977378">
                <text:p>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8">
                <text:p>-0.807403244977378</text:p>
              </table:table-cell>
            </table:table-row>
            <table:table-row>
              <table:table-cell office:value-type="string"/>
              <table:table-cell office:value-type="float" office:value="-0.58">
                <text:p>-0.58</text:p>
              </table:table-cell>
              <table:table-cell office:value-type="float" office:value="0.814616474176652">
                <text:p>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2">
                <text:p>-0.814616474176652</text:p>
              </table:table-cell>
            </table:table-row>
            <table:table-row>
              <table:table-cell office:value-type="string"/>
              <table:table-cell office:value-type="float" office:value="-0.57">
                <text:p>-0.57</text:p>
              </table:table-cell>
              <table:table-cell office:value-type="float" office:value="0.821644692065859">
                <text:p>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9">
                <text:p>-0.821644692065859</text:p>
              </table:table-cell>
            </table:table-row>
            <table:table-row>
              <table:table-cell office:value-type="string"/>
              <table:table-cell office:value-type="float" office:value="-0.56">
                <text:p>-0.56</text:p>
              </table:table-cell>
              <table:table-cell office:value-type="float" office:value="0.828492607088319">
                <text:p>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9">
                <text:p>-0.828492607088319</text:p>
              </table:table-cell>
            </table:table-row>
            <table:table-row>
              <table:table-cell office:value-type="string"/>
              <table:table-cell office:value-type="float" office:value="-0.55">
                <text:p>-0.55</text:p>
              </table:table-cell>
              <table:table-cell office:value-type="float" office:value="0.835164654424504">
                <text:p>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4">
                <text:p>-0.835164654424504</text:p>
              </table:table-cell>
            </table:table-row>
            <table:table-row>
              <table:table-cell office:value-type="string"/>
              <table:table-cell office:value-type="float" office:value="-0.54">
                <text:p>-0.54</text:p>
              </table:table-cell>
              <table:table-cell office:value-type="float" office:value="0.841665016500033">
                <text:p>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3">
                <text:p>-0.841665016500033</text:p>
              </table:table-cell>
            </table:table-row>
            <table:table-row>
              <table:table-cell office:value-type="string"/>
              <table:table-cell office:value-type="float" office:value="-0.53">
                <text:p>-0.53</text:p>
              </table:table-cell>
              <table:table-cell office:value-type="float" office:value="0.847997641506155">
                <text:p>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5">
                <text:p>-0.847997641506155</text:p>
              </table:table-cell>
            </table:table-row>
            <table:table-row>
              <table:table-cell office:value-type="string"/>
              <table:table-cell office:value-type="float" office:value="-0.52">
                <text:p>-0.52</text:p>
              </table:table-cell>
              <table:table-cell office:value-type="float" office:value="0.854166260162505">
                <text:p>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5">
                <text:p>-0.854166260162505</text:p>
              </table:table-cell>
            </table:table-row>
            <table:table-row>
              <table:table-cell office:value-type="string"/>
              <table:table-cell office:value-type="float" office:value="-0.51">
                <text:p>-0.51</text:p>
              </table:table-cell>
              <table:table-cell office:value-type="float" office:value="0.860174400921116">
                <text:p>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6">
                <text:p>-0.860174400921116</text:p>
              </table:table-cell>
            </table:table-row>
            <table:table-row>
              <table:table-cell office:value-type="string"/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/>
              <table:table-cell office:value-type="float" office:value="-0.49">
                <text:p>-0.49</text:p>
              </table:table-cell>
              <table:table-cell office:value-type="float" office:value="0.871722432887901">
                <text:p>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01">
                <text:p>-0.871722432887901</text:p>
              </table:table-cell>
            </table:table-row>
            <table:table-row>
              <table:table-cell office:value-type="string"/>
              <table:table-cell office:value-type="float" office:value="-0.48">
                <text:p>-0.48</text:p>
              </table:table-cell>
              <table:table-cell office:value-type="float" office:value="0.877268487978453">
                <text:p>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3">
                <text:p>-0.877268487978453</text:p>
              </table:table-cell>
            </table:table-row>
            <table:table-row>
              <table:table-cell office:value-type="string"/>
              <table:table-cell office:value-type="float" office:value="-0.47">
                <text:p>-0.47</text:p>
              </table:table-cell>
              <table:table-cell office:value-type="float" office:value="0.882666414904295">
                <text:p>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5">
                <text:p>-0.882666414904295</text:p>
              </table:table-cell>
            </table:table-row>
            <table:table-row>
              <table:table-cell office:value-type="string"/>
              <table:table-cell office:value-type="float" office:value="-0.46">
                <text:p>-0.46</text:p>
              </table:table-cell>
              <table:table-cell office:value-type="float" office:value="0.887918915216925">
                <text:p>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5">
                <text:p>-0.887918915216925</text:p>
              </table:table-cell>
            </table:table-row>
            <table:table-row>
              <table:table-cell office:value-type="string"/>
              <table:table-cell office:value-type="float" office:value="-0.45">
                <text:p>-0.45</text:p>
              </table:table-cell>
              <table:table-cell office:value-type="float" office:value="0.893028554974588">
                <text:p>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8">
                <text:p>-0.893028554974588</text:p>
              </table:table-cell>
            </table:table-row>
            <table:table-row>
              <table:table-cell office:value-type="string"/>
              <table:table-cell office:value-type="float" office:value="-0.44">
                <text:p>-0.44</text:p>
              </table:table-cell>
              <table:table-cell office:value-type="float" office:value="0.897997772825746">
                <text:p>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6">
                <text:p>-0.897997772825746</text:p>
              </table:table-cell>
            </table:table-row>
            <table:table-row>
              <table:table-cell office:value-type="string"/>
              <table:table-cell office:value-type="float" office:value="-0.429999999999999">
                <text:p>-0.429999999999999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/>
              <table:table-cell office:value-type="float" office:value="-0.42">
                <text:p>-0.42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/>
              <table:table-cell office:value-type="float" office:value="-0.409999999999999">
                <text:p>-0.409999999999999</text:p>
              </table:table-cell>
              <table:table-cell office:value-type="float" office:value="0.912085522305886">
                <text:p>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6">
                <text:p>-0.912085522305886</text:p>
              </table:table-cell>
            </table:table-row>
            <table:table-row>
              <table:table-cell office:value-type="string"/>
              <table:table-cell office:value-type="float" office:value="-0.4">
                <text:p>-0.4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</table:table-row>
            <table:table-row>
              <table:table-cell office:value-type="string"/>
              <table:table-cell office:value-type="float" office:value="-0.389999999999999">
                <text:p>-0.389999999999999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/>
              <table:table-cell office:value-type="float" office:value="-0.379999999999999">
                <text:p>-0.379999999999999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/>
              <table:table-cell office:value-type="float" office:value="-0.369999999999999">
                <text:p>-0.369999999999999</text:p>
              </table:table-cell>
              <table:table-cell office:value-type="float" office:value="0.929031754032122">
                <text:p>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2">
                <text:p>-0.929031754032122</text:p>
              </table:table-cell>
            </table:table-row>
            <table:table-row>
              <table:table-cell office:value-type="string"/>
              <table:table-cell office:value-type="float" office:value="-0.359999999999999">
                <text:p>-0.359999999999999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/>
              <table:table-cell office:value-type="float" office:value="-0.349999999999999">
                <text:p>-0.349999999999999</text:p>
              </table:table-cell>
              <table:table-cell office:value-type="float" office:value="0.93674969975976">
                <text:p>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6">
                <text:p>-0.93674969975976</text:p>
              </table:table-cell>
            </table:table-row>
            <table:table-row>
              <table:table-cell office:value-type="string"/>
              <table:table-cell office:value-type="float" office:value="-0.339999999999999">
                <text:p>-0.339999999999999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</table:table-row>
            <table:table-row>
              <table:table-cell office:value-type="string"/>
              <table:table-cell office:value-type="float" office:value="-0.329999999999999">
                <text:p>-0.329999999999999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/>
              <table:table-cell office:value-type="float" office:value="-0.319999999999999">
                <text:p>-0.319999999999999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/>
              <table:table-cell office:value-type="float" office:value="-0.309999999999999">
                <text:p>-0.309999999999999</text:p>
              </table:table-cell>
              <table:table-cell office:value-type="float" office:value="0.950736556570747">
                <text:p>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7">
                <text:p>-0.950736556570747</text:p>
              </table:table-cell>
            </table:table-row>
            <table:table-row>
              <table:table-cell office:value-type="string"/>
              <table:table-cell office:value-type="float" office:value="-0.299999999999999">
                <text:p>-0.299999999999999</text:p>
              </table:table-cell>
              <table:table-cell office:value-type="float" office:value="0.953939201416946">
                <text:p>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6">
                <text:p>-0.953939201416946</text:p>
              </table:table-cell>
            </table:table-row>
            <table:table-row>
              <table:table-cell office:value-type="string"/>
              <table:table-cell office:value-type="float" office:value="-0.289999999999999">
                <text:p>-0.289999999999999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/>
              <table:table-cell office:value-type="float" office:value="-0.279999999999999">
                <text:p>-0.2799999999999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/>
              <table:table-cell office:value-type="float" office:value="-0.269999999999999">
                <text:p>-0.269999999999999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/>
              <table:table-cell office:value-type="float" office:value="-0.259999999999999">
                <text:p>-0.259999999999999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/>
              <table:table-cell office:value-type="float" office:value="-0.249999999999999">
                <text:p>-0.249999999999999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/>
              <table:table-cell office:value-type="float" office:value="-0.239999999999999">
                <text:p>-0.239999999999999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/>
              <table:table-cell office:value-type="float" office:value="-0.229999999999999">
                <text:p>-0.229999999999999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</table:table-row>
            <table:table-row>
              <table:table-cell office:value-type="string"/>
              <table:table-cell office:value-type="float" office:value="-0.219999999999999">
                <text:p>-0.219999999999999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/>
              <table:table-cell office:value-type="float" office:value="-0.209999999999999">
                <text:p>-0.209999999999999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/>
              <table:table-cell office:value-type="float" office:value="-0.199999999999999">
                <text:p>-0.199999999999999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/>
              <table:table-cell office:value-type="float" office:value="-0.189999999999999">
                <text:p>-0.189999999999999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/>
              <table:table-cell office:value-type="float" office:value="-0.179999999999999">
                <text:p>-0.179999999999999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/>
              <table:table-cell office:value-type="float" office:value="-0.169999999999999">
                <text:p>-0.169999999999999</text:p>
              </table:table-cell>
              <table:table-cell office:value-type="float" office:value="0.985444062339411">
                <text:p>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1">
                <text:p>-0.985444062339411</text:p>
              </table:table-cell>
            </table:table-row>
            <table:table-row>
              <table:table-cell office:value-type="string"/>
              <table:table-cell office:value-type="float" office:value="-0.159999999999999">
                <text:p>-0.159999999999999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/>
              <table:table-cell office:value-type="float" office:value="-0.149999999999999">
                <text:p>-0.149999999999999</text:p>
              </table:table-cell>
              <table:table-cell office:value-type="float" office:value="0.98868599666426">
                <text:p>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6">
                <text:p>-0.98868599666426</text:p>
              </table:table-cell>
            </table:table-row>
            <table:table-row>
              <table:table-cell office:value-type="string"/>
              <table:table-cell office:value-type="float" office:value="-0.139999999999999">
                <text:p>-0.139999999999999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/>
              <table:table-cell office:value-type="float" office:value="-0.129999999999999">
                <text:p>-0.129999999999999</text:p>
              </table:table-cell>
              <table:table-cell office:value-type="float" office:value="0.99151399384981">
                <text:p>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1">
                <text:p>-0.99151399384981</text:p>
              </table:table-cell>
            </table:table-row>
            <table:table-row>
              <table:table-cell office:value-type="string"/>
              <table:table-cell office:value-type="float" office:value="-0.119999999999999">
                <text:p>-0.119999999999999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/>
              <table:table-cell office:value-type="float" office:value="-0.109999999999999">
                <text:p>-0.109999999999999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/>
              <table:table-cell office:value-type="float" office:value="-0.0999999999999992">
                <text:p>-0.0999999999999992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/>
              <table:table-cell office:value-type="float" office:value="-0.0899999999999993">
                <text:p>-0.0899999999999993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/>
              <table:table-cell office:value-type="float" office:value="-0.0799999999999993">
                <text:p>-0.0799999999999993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/>
              <table:table-cell office:value-type="float" office:value="-0.0699999999999993">
                <text:p>-0.0699999999999993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/>
              <table:table-cell office:value-type="float" office:value="-0.0599999999999993">
                <text:p>-0.0599999999999993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/>
              <table:table-cell office:value-type="float" office:value="-0.0499999999999993">
                <text:p>-0.0499999999999993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/>
              <table:table-cell office:value-type="float" office:value="-0.0399999999999992">
                <text:p>-0.0399999999999992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/>
              <table:table-cell office:value-type="float" office:value="-0.0299999999999992">
                <text:p>-0.0299999999999992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/>
              <table:table-cell office:value-type="float" office:value="-0.0199999999999992">
                <text:p>-0.0199999999999992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/>
              <table:table-cell office:value-type="float" office:value="-0.00999999999999925">
                <text:p>-0.00999999999999925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/>
              <table:table-cell office:value-type="float" office:value="7.52869988573934E-016">
                <text:p>7.52869988573934E-0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/>
              <table:table-cell office:value-type="float" office:value="0.0100000000000008">
                <text:p>0.0100000000000008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/>
              <table:table-cell office:value-type="float" office:value="0.0200000000000008">
                <text:p>0.0200000000000008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/>
              <table:table-cell office:value-type="float" office:value="0.0300000000000008">
                <text:p>0.0300000000000008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/>
              <table:table-cell office:value-type="float" office:value="0.0400000000000008">
                <text:p>0.0400000000000008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/>
              <table:table-cell office:value-type="float" office:value="0.0500000000000008">
                <text:p>0.0500000000000008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/>
              <table:table-cell office:value-type="float" office:value="0.0600000000000008">
                <text:p>0.0600000000000008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/>
              <table:table-cell office:value-type="float" office:value="0.0700000000000008">
                <text:p>0.0700000000000008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/>
              <table:table-cell office:value-type="float" office:value="0.0800000000000007">
                <text:p>0.0800000000000007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/>
              <table:table-cell office:value-type="float" office:value="0.0900000000000007">
                <text:p>0.0900000000000007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/>
              <table:table-cell office:value-type="float" office:value="0.100000000000001">
                <text:p>0.100000000000001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/>
              <table:table-cell office:value-type="float" office:value="0.110000000000001">
                <text:p>0.110000000000001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/>
              <table:table-cell office:value-type="float" office:value="0.120000000000001">
                <text:p>0.120000000000001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/>
              <table:table-cell office:value-type="float" office:value="0.130000000000001">
                <text:p>0.130000000000001</text:p>
              </table:table-cell>
              <table:table-cell office:value-type="float" office:value="0.991513993849809">
                <text:p>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09">
                <text:p>-0.991513993849809</text:p>
              </table:table-cell>
            </table:table-row>
            <table:table-row>
              <table:table-cell office:value-type="string"/>
              <table:table-cell office:value-type="float" office:value="0.140000000000001">
                <text:p>0.140000000000001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/>
              <table:table-cell office:value-type="float" office:value="0.150000000000001">
                <text:p>0.150000000000001</text:p>
              </table:table-cell>
              <table:table-cell office:value-type="float" office:value="0.988685996664259">
                <text:p>0.98868599666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59">
                <text:p>-0.988685996664259</text:p>
              </table:table-cell>
            </table:table-row>
            <table:table-row>
              <table:table-cell office:value-type="string"/>
              <table:table-cell office:value-type="float" office:value="0.160000000000001">
                <text:p>0.160000000000001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/>
              <table:table-cell office:value-type="float" office:value="0.170000000000001">
                <text:p>0.170000000000001</text:p>
              </table:table-cell>
              <table:table-cell office:value-type="float" office:value="0.98544406233941">
                <text:p>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">
                <text:p>-0.98544406233941</text:p>
              </table:table-cell>
            </table:table-row>
            <table:table-row>
              <table:table-cell office:value-type="string"/>
              <table:table-cell office:value-type="float" office:value="0.180000000000001">
                <text:p>0.180000000000001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/>
              <table:table-cell office:value-type="float" office:value="0.190000000000001">
                <text:p>0.190000000000001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/>
              <table:table-cell office:value-type="float" office:value="0.200000000000001">
                <text:p>0.200000000000001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/>
              <table:table-cell office:value-type="float" office:value="0.210000000000001">
                <text:p>0.210000000000001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/>
              <table:table-cell office:value-type="float" office:value="0.220000000000001">
                <text:p>0.220000000000001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/>
              <table:table-cell office:value-type="float" office:value="0.230000000000001">
                <text:p>0.230000000000001</text:p>
              </table:table-cell>
              <table:table-cell office:value-type="float" office:value="0.973190628808148">
                <text:p>0.97319062880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8">
                <text:p>-0.973190628808148</text:p>
              </table:table-cell>
            </table:table-row>
            <table:table-row>
              <table:table-cell office:value-type="string"/>
              <table:table-cell office:value-type="float" office:value="0.240000000000001">
                <text:p>0.240000000000001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/>
              <table:table-cell office:value-type="float" office:value="0.250000000000001">
                <text:p>0.250000000000001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/>
              <table:table-cell office:value-type="float" office:value="0.260000000000001">
                <text:p>0.260000000000001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/>
              <table:table-cell office:value-type="float" office:value="0.270000000000001">
                <text:p>0.270000000000001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/>
              <table:table-cell office:value-type="float" office:value="0.280000000000001">
                <text:p>0.280000000000001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/>
              <table:table-cell office:value-type="float" office:value="0.290000000000001">
                <text:p>0.290000000000001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/>
              <table:table-cell office:value-type="float" office:value="0.300000000000001">
                <text:p>0.300000000000001</text:p>
              </table:table-cell>
              <table:table-cell office:value-type="float" office:value="0.953939201416945">
                <text:p>0.9539392014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5">
                <text:p>-0.953939201416945</text:p>
              </table:table-cell>
            </table:table-row>
            <table:table-row>
              <table:table-cell office:value-type="string"/>
              <table:table-cell office:value-type="float" office:value="0.310000000000001">
                <text:p>0.310000000000001</text:p>
              </table:table-cell>
              <table:table-cell office:value-type="float" office:value="0.950736556570746">
                <text:p>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6">
                <text:p>-0.950736556570746</text:p>
              </table:table-cell>
            </table:table-row>
            <table:table-row>
              <table:table-cell office:value-type="string"/>
              <table:table-cell office:value-type="float" office:value="0.320000000000001">
                <text:p>0.320000000000001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/>
              <table:table-cell office:value-type="float" office:value="0.330000000000001">
                <text:p>0.330000000000001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/>
              <table:table-cell office:value-type="float" office:value="0.340000000000001">
                <text:p>0.340000000000001</text:p>
              </table:table-cell>
              <table:table-cell office:value-type="float" office:value="0.940425435640699">
                <text:p>0.94042543564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699">
                <text:p>-0.940425435640699</text:p>
              </table:table-cell>
            </table:table-row>
            <table:table-row>
              <table:table-cell office:value-type="string"/>
              <table:table-cell office:value-type="float" office:value="0.350000000000001">
                <text:p>0.350000000000001</text:p>
              </table:table-cell>
              <table:table-cell office:value-type="float" office:value="0.936749699759759">
                <text:p>0.93674969975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59">
                <text:p>-0.936749699759759</text:p>
              </table:table-cell>
            </table:table-row>
            <table:table-row>
              <table:table-cell office:value-type="string"/>
              <table:table-cell office:value-type="float" office:value="0.360000000000001">
                <text:p>0.360000000000001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/>
              <table:table-cell office:value-type="float" office:value="0.370000000000001">
                <text:p>0.370000000000001</text:p>
              </table:table-cell>
              <table:table-cell office:value-type="float" office:value="0.929031754032121">
                <text:p>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1">
                <text:p>-0.929031754032121</text:p>
              </table:table-cell>
            </table:table-row>
            <table:table-row>
              <table:table-cell office:value-type="string"/>
              <table:table-cell office:value-type="float" office:value="0.380000000000001">
                <text:p>0.380000000000001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/>
              <table:table-cell office:value-type="float" office:value="0.390000000000001">
                <text:p>0.390000000000001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/>
              <table:table-cell office:value-type="float" office:value="0.400000000000001">
                <text:p>0.400000000000001</text:p>
              </table:table-cell>
              <table:table-cell office:value-type="float" office:value="0.916515138991167">
                <text:p>0.91651513899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7">
                <text:p>-0.916515138991167</text:p>
              </table:table-cell>
            </table:table-row>
            <table:table-row>
              <table:table-cell office:value-type="string"/>
              <table:table-cell office:value-type="float" office:value="0.410000000000001">
                <text:p>0.410000000000001</text:p>
              </table:table-cell>
              <table:table-cell office:value-type="float" office:value="0.912085522305885">
                <text:p>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5">
                <text:p>-0.912085522305885</text:p>
              </table:table-cell>
            </table:table-row>
            <table:table-row>
              <table:table-cell office:value-type="string"/>
              <table:table-cell office:value-type="float" office:value="0.420000000000001">
                <text:p>0.420000000000001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/>
              <table:table-cell office:value-type="float" office:value="0.430000000000001">
                <text:p>0.430000000000001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/>
              <table:table-cell office:value-type="float" office:value="0.440000000000001">
                <text:p>0.440000000000001</text:p>
              </table:table-cell>
              <table:table-cell office:value-type="float" office:value="0.897997772825745">
                <text:p>0.89799777282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5">
                <text:p>-0.897997772825745</text:p>
              </table:table-cell>
            </table:table-row>
            <table:table-row>
              <table:table-cell office:value-type="string"/>
              <table:table-cell office:value-type="float" office:value="0.450000000000001">
                <text:p>0.450000000000001</text:p>
              </table:table-cell>
              <table:table-cell office:value-type="float" office:value="0.893028554974587">
                <text:p>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7">
                <text:p>-0.893028554974587</text:p>
              </table:table-cell>
            </table:table-row>
            <table:table-row>
              <table:table-cell office:value-type="string"/>
              <table:table-cell office:value-type="float" office:value="0.460000000000001">
                <text:p>0.460000000000001</text:p>
              </table:table-cell>
              <table:table-cell office:value-type="float" office:value="0.887918915216924">
                <text:p>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4">
                <text:p>-0.887918915216924</text:p>
              </table:table-cell>
            </table:table-row>
            <table:table-row>
              <table:table-cell office:value-type="string"/>
              <table:table-cell office:value-type="float" office:value="0.470000000000001">
                <text:p>0.470000000000001</text:p>
              </table:table-cell>
              <table:table-cell office:value-type="float" office:value="0.882666414904294">
                <text:p>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4">
                <text:p>-0.882666414904294</text:p>
              </table:table-cell>
            </table:table-row>
            <table:table-row>
              <table:table-cell office:value-type="string"/>
              <table:table-cell office:value-type="float" office:value="0.480000000000001">
                <text:p>0.480000000000001</text:p>
              </table:table-cell>
              <table:table-cell office:value-type="float" office:value="0.877268487978452">
                <text:p>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2">
                <text:p>-0.877268487978452</text:p>
              </table:table-cell>
            </table:table-row>
            <table:table-row>
              <table:table-cell office:value-type="string"/>
              <table:table-cell office:value-type="float" office:value="0.490000000000001">
                <text:p>0.490000000000001</text:p>
              </table:table-cell>
              <table:table-cell office:value-type="float" office:value="0.8717224328879">
                <text:p>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">
                <text:p>-0.8717224328879</text:p>
              </table:table-cell>
            </table:table-row>
            <table:table-row>
              <table:table-cell office:value-type="string"/>
              <table:table-cell office:value-type="float" office:value="0.500000000000001">
                <text:p>0.500000000000001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8">
                <text:p>-0.866025403784438</text:p>
              </table:table-cell>
            </table:table-row>
            <table:table-row>
              <table:table-cell office:value-type="string"/>
              <table:table-cell office:value-type="float" office:value="0.510000000000001">
                <text:p>0.510000000000001</text:p>
              </table:table-cell>
              <table:table-cell office:value-type="float" office:value="0.860174400921115">
                <text:p>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5">
                <text:p>-0.860174400921115</text:p>
              </table:table-cell>
            </table:table-row>
            <table:table-row>
              <table:table-cell office:value-type="string"/>
              <table:table-cell office:value-type="float" office:value="0.520000000000001">
                <text:p>0.520000000000001</text:p>
              </table:table-cell>
              <table:table-cell office:value-type="float" office:value="0.854166260162504">
                <text:p>0.85416626016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4">
                <text:p>-0.854166260162504</text:p>
              </table:table-cell>
            </table:table-row>
            <table:table-row>
              <table:table-cell office:value-type="string"/>
              <table:table-cell office:value-type="float" office:value="0.530000000000001">
                <text:p>0.530000000000001</text:p>
              </table:table-cell>
              <table:table-cell office:value-type="float" office:value="0.847997641506153">
                <text:p>0.847997641506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3">
                <text:p>-0.847997641506153</text:p>
              </table:table-cell>
            </table:table-row>
            <table:table-row>
              <table:table-cell office:value-type="string"/>
              <table:table-cell office:value-type="float" office:value="0.540000000000001">
                <text:p>0.540000000000001</text:p>
              </table:table-cell>
              <table:table-cell office:value-type="float" office:value="0.841665016500032">
                <text:p>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2">
                <text:p>-0.841665016500032</text:p>
              </table:table-cell>
            </table:table-row>
            <table:table-row>
              <table:table-cell office:value-type="string"/>
              <table:table-cell office:value-type="float" office:value="0.550000000000001">
                <text:p>0.550000000000001</text:p>
              </table:table-cell>
              <table:table-cell office:value-type="float" office:value="0.835164654424503">
                <text:p>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3">
                <text:p>-0.835164654424503</text:p>
              </table:table-cell>
            </table:table-row>
            <table:table-row>
              <table:table-cell office:value-type="string"/>
              <table:table-cell office:value-type="float" office:value="0.560000000000001">
                <text:p>0.560000000000001</text:p>
              </table:table-cell>
              <table:table-cell office:value-type="float" office:value="0.828492607088318">
                <text:p>0.82849260708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8">
                <text:p>-0.828492607088318</text:p>
              </table:table-cell>
            </table:table-row>
            <table:table-row>
              <table:table-cell office:value-type="string"/>
              <table:table-cell office:value-type="float" office:value="0.570000000000001">
                <text:p>0.570000000000001</text:p>
              </table:table-cell>
              <table:table-cell office:value-type="float" office:value="0.821644692065858">
                <text:p>0.82164469206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8">
                <text:p>-0.821644692065858</text:p>
              </table:table-cell>
            </table:table-row>
            <table:table-row>
              <table:table-cell office:value-type="string"/>
              <table:table-cell office:value-type="float" office:value="0.580000000000001">
                <text:p>0.580000000000001</text:p>
              </table:table-cell>
              <table:table-cell office:value-type="float" office:value="0.814616474176651">
                <text:p>0.81461647417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1">
                <text:p>-0.814616474176651</text:p>
              </table:table-cell>
            </table:table-row>
            <table:table-row>
              <table:table-cell office:value-type="string"/>
              <table:table-cell office:value-type="float" office:value="0.590000000000001">
                <text:p>0.590000000000001</text:p>
              </table:table-cell>
              <table:table-cell office:value-type="float" office:value="0.807403244977377">
                <text:p>0.80740324497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7">
                <text:p>-0.807403244977377</text:p>
              </table:table-cell>
            </table:table-row>
            <table:table-row>
              <table:table-cell office:value-type="string"/>
              <table:table-cell office:value-type="float" office:value="0.600000000000001">
                <text:p>0.600000000000001</text:p>
              </table:table-cell>
              <table:table-cell office:value-type="float" office:value="0.799999999999999">
                <text:p>0.7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9999999999999">
                <text:p>-0.799999999999999</text:p>
              </table:table-cell>
            </table:table-row>
            <table:table-row>
              <table:table-cell office:value-type="string"/>
              <table:table-cell office:value-type="float" office:value="0.610000000000001">
                <text:p>0.610000000000001</text:p>
              </table:table-cell>
              <table:table-cell office:value-type="float" office:value="0.7924014134263">
                <text:p>0.792401413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">
                <text:p>-0.7924014134263</text:p>
              </table:table-cell>
            </table:table-row>
            <table:table-row>
              <table:table-cell office:value-type="string"/>
              <table:table-cell office:value-type="float" office:value="0.620000000000001">
                <text:p>0.620000000000001</text:p>
              </table:table-cell>
              <table:table-cell office:value-type="float" office:value="0.78460180983732">
                <text:p>0.7846018098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">
                <text:p>-0.78460180983732</text:p>
              </table:table-cell>
            </table:table-row>
            <table:table-row>
              <table:table-cell office:value-type="string"/>
              <table:table-cell office:value-type="float" office:value="0.630000000000001">
                <text:p>0.630000000000001</text:p>
              </table:table-cell>
              <table:table-cell office:value-type="float" office:value="0.776595132614156">
                <text:p>0.77659513261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6">
                <text:p>-0.776595132614156</text:p>
              </table:table-cell>
            </table:table-row>
            <table:table-row>
              <table:table-cell office:value-type="string"/>
              <table:table-cell office:value-type="float" office:value="0.640000000000001">
                <text:p>0.640000000000001</text:p>
              </table:table-cell>
              <table:table-cell office:value-type="float" office:value="0.768374908491941">
                <text:p>0.76837490849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1">
                <text:p>-0.768374908491941</text:p>
              </table:table-cell>
            </table:table-row>
            <table:table-row>
              <table:table-cell office:value-type="string"/>
              <table:table-cell office:value-type="float" office:value="0.650000000000001">
                <text:p>0.650000000000001</text:p>
              </table:table-cell>
              <table:table-cell office:value-type="float" office:value="0.759934207678532">
                <text:p>0.75993420767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2">
                <text:p>-0.759934207678532</text:p>
              </table:table-cell>
            </table:table-row>
            <table:table-row>
              <table:table-cell office:value-type="string"/>
              <table:table-cell office:value-type="float" office:value="0.660000000000001">
                <text:p>0.660000000000001</text:p>
              </table:table-cell>
              <table:table-cell office:value-type="float" office:value="0.751265598839717">
                <text:p>0.75126559883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7">
                <text:p>-0.751265598839717</text:p>
              </table:table-cell>
            </table:table-row>
            <table:table-row>
              <table:table-cell office:value-type="string"/>
              <table:table-cell office:value-type="float" office:value="0.670000000000001">
                <text:p>0.670000000000001</text:p>
              </table:table-cell>
              <table:table-cell office:value-type="float" office:value="0.742361098118698">
                <text:p>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8">
                <text:p>-0.742361098118698</text:p>
              </table:table-cell>
            </table:table-row>
            <table:table-row>
              <table:table-cell office:value-type="string"/>
              <table:table-cell office:value-type="float" office:value="0.680000000000001">
                <text:p>0.680000000000001</text:p>
              </table:table-cell>
              <table:table-cell office:value-type="float" office:value="0.733212111192933">
                <text:p>0.73321211119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3">
                <text:p>-0.733212111192933</text:p>
              </table:table-cell>
            </table:table-row>
            <table:table-row>
              <table:table-cell office:value-type="string"/>
              <table:table-cell office:value-type="float" office:value="0.690000000000001">
                <text:p>0.690000000000001</text:p>
              </table:table-cell>
              <table:table-cell office:value-type="float" office:value="0.723809367167902">
                <text:p>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2">
                <text:p>-0.723809367167902</text:p>
              </table:table-cell>
            </table:table-row>
            <table:table-row>
              <table:table-cell office:value-type="string"/>
              <table:table-cell office:value-type="float" office:value="0.700000000000001">
                <text:p>0.700000000000001</text:p>
              </table:table-cell>
              <table:table-cell office:value-type="float" office:value="0.714142842854284">
                <text:p>0.71414284285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4">
                <text:p>-0.714142842854284</text:p>
              </table:table-cell>
            </table:table-row>
            <table:table-row>
              <table:table-cell office:value-type="string"/>
              <table:table-cell office:value-type="float" office:value="0.710000000000001">
                <text:p>0.710000000000001</text:p>
              </table:table-cell>
              <table:table-cell office:value-type="float" office:value="0.704201675658329">
                <text:p>0.70420167565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29">
                <text:p>-0.704201675658329</text:p>
              </table:table-cell>
            </table:table-row>
            <table:table-row>
              <table:table-cell office:value-type="string"/>
              <table:table-cell office:value-type="float" office:value="0.720000000000001">
                <text:p>0.720000000000001</text:p>
              </table:table-cell>
              <table:table-cell office:value-type="float" office:value="0.693974062915898">
                <text:p>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8">
                <text:p>-0.693974062915898</text:p>
              </table:table-cell>
            </table:table-row>
            <table:table-row>
              <table:table-cell office:value-type="string"/>
              <table:table-cell office:value-type="float" office:value="0.730000000000001">
                <text:p>0.730000000000001</text:p>
              </table:table-cell>
              <table:table-cell office:value-type="float" office:value="0.68344714499367">
                <text:p>0.6834471449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">
                <text:p>-0.68344714499367</text:p>
              </table:table-cell>
            </table:table-row>
            <table:table-row>
              <table:table-cell office:value-type="string"/>
              <table:table-cell office:value-type="float" office:value="0.740000000000001">
                <text:p>0.740000000000001</text:p>
              </table:table-cell>
              <table:table-cell office:value-type="float" office:value="0.672606868832008">
                <text:p>0.67260686883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08">
                <text:p>-0.672606868832008</text:p>
              </table:table-cell>
            </table:table-row>
            <table:table-row>
              <table:table-cell office:value-type="string"/>
              <table:table-cell office:value-type="float" office:value="0.750000000000001">
                <text:p>0.750000000000001</text:p>
              </table:table-cell>
              <table:table-cell office:value-type="float" office:value="0.661437827766146">
                <text:p>0.66143782776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6">
                <text:p>-0.661437827766146</text:p>
              </table:table-cell>
            </table:table-row>
            <table:table-row>
              <table:table-cell office:value-type="string"/>
              <table:table-cell office:value-type="float" office:value="0.760000000000001">
                <text:p>0.760000000000001</text:p>
              </table:table-cell>
              <table:table-cell office:value-type="float" office:value="0.649923072370875">
                <text:p>0.64992307237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5">
                <text:p>-0.649923072370875</text:p>
              </table:table-cell>
            </table:table-row>
            <table:table-row>
              <table:table-cell office:value-type="string"/>
              <table:table-cell office:value-type="float" office:value="0.770000000000001">
                <text:p>0.770000000000001</text:p>
              </table:table-cell>
              <table:table-cell office:value-type="float" office:value="0.638043885637969">
                <text:p>0.63804388563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69">
                <text:p>-0.638043885637969</text:p>
              </table:table-cell>
            </table:table-row>
            <table:table-row>
              <table:table-cell office:value-type="string"/>
              <table:table-cell office:value-type="float" office:value="0.780000000000001">
                <text:p>0.780000000000001</text:p>
              </table:table-cell>
              <table:table-cell office:value-type="float" office:value="0.625779513886479">
                <text:p>0.62577951388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79">
                <text:p>-0.625779513886479</text:p>
              </table:table-cell>
            </table:table-row>
            <table:table-row>
              <table:table-cell office:value-type="string"/>
              <table:table-cell office:value-type="float" office:value="0.790000000000001">
                <text:p>0.790000000000001</text:p>
              </table:table-cell>
              <table:table-cell office:value-type="float" office:value="0.613106842238772">
                <text:p>0.61310684223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2">
                <text:p>-0.613106842238772</text:p>
              </table:table-cell>
            </table:table-row>
            <table:table-row>
              <table:table-cell office:value-type="string"/>
              <table:table-cell office:value-type="float" office:value="0.800000000000001">
                <text:p>0.800000000000001</text:p>
              </table:table-cell>
              <table:table-cell office:value-type="float" office:value="0.599999999999998">
                <text:p>0.59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999999999998">
                <text:p>-0.599999999999998</text:p>
              </table:table-cell>
            </table:table-row>
            <table:table-row>
              <table:table-cell office:value-type="string"/>
              <table:table-cell office:value-type="float" office:value="0.810000000000001">
                <text:p>0.810000000000001</text:p>
              </table:table-cell>
              <table:table-cell office:value-type="float" office:value="0.586429876455828">
                <text:p>0.58642987645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28">
                <text:p>-0.586429876455828</text:p>
              </table:table-cell>
            </table:table-row>
            <table:table-row>
              <table:table-cell office:value-type="string"/>
              <table:table-cell office:value-type="float" office:value="0.820000000000001">
                <text:p>0.820000000000001</text:p>
              </table:table-cell>
              <table:table-cell office:value-type="float" office:value="0.572363520850166">
                <text:p>0.57236352085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6">
                <text:p>-0.572363520850166</text:p>
              </table:table-cell>
            </table:table-row>
            <table:table-row>
              <table:table-cell office:value-type="string"/>
              <table:table-cell office:value-type="float" office:value="0.830000000000001">
                <text:p>0.830000000000001</text:p>
              </table:table-cell>
              <table:table-cell office:value-type="float" office:value="0.557763390695372">
                <text:p>0.55776339069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2">
                <text:p>-0.557763390695372</text:p>
              </table:table-cell>
            </table:table-row>
            <table:table-row>
              <table:table-cell office:value-type="string"/>
              <table:table-cell office:value-type="float" office:value="0.840000000000001">
                <text:p>0.840000000000001</text:p>
              </table:table-cell>
              <table:table-cell office:value-type="float" office:value="0.542586398650019">
                <text:p>0.54258639865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19">
                <text:p>-0.542586398650019</text:p>
              </table:table-cell>
            </table:table-row>
            <table:table-row>
              <table:table-cell office:value-type="string"/>
              <table:table-cell office:value-type="float" office:value="0.850000000000001">
                <text:p>0.850000000000001</text:p>
              </table:table-cell>
              <table:table-cell office:value-type="float" office:value="0.526782687642635">
                <text:p>0.52678268764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5">
                <text:p>-0.526782687642635</text:p>
              </table:table-cell>
            </table:table-row>
            <table:table-row>
              <table:table-cell office:value-type="string"/>
              <table:table-cell office:value-type="float" office:value="0.860000000000001">
                <text:p>0.860000000000001</text:p>
              </table:table-cell>
              <table:table-cell office:value-type="float" office:value="0.510294032886921">
                <text:p>0.51029403288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1">
                <text:p>-0.510294032886921</text:p>
              </table:table-cell>
            </table:table-row>
            <table:table-row>
              <table:table-cell office:value-type="string"/>
              <table:table-cell office:value-type="float" office:value="0.870000000000001">
                <text:p>0.870000000000001</text:p>
              </table:table-cell>
              <table:table-cell office:value-type="float" office:value="0.49305172142484">
                <text:p>0.4930517214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">
                <text:p>-0.49305172142484</text:p>
              </table:table-cell>
            </table:table-row>
            <table:table-row>
              <table:table-cell office:value-type="string"/>
              <table:table-cell office:value-type="float" office:value="0.880000000000001">
                <text:p>0.880000000000001</text:p>
              </table:table-cell>
              <table:table-cell office:value-type="float" office:value="0.474973683481514">
                <text:p>0.47497368348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4">
                <text:p>-0.474973683481514</text:p>
              </table:table-cell>
            </table:table-row>
            <table:table-row>
              <table:table-cell office:value-type="string"/>
              <table:table-cell office:value-type="float" office:value="0.890000000000001">
                <text:p>0.890000000000001</text:p>
              </table:table-cell>
              <table:table-cell office:value-type="float" office:value="0.455960524607117">
                <text:p>0.45596052460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17">
                <text:p>-0.455960524607117</text:p>
              </table:table-cell>
            </table:table-row>
            <table:table-row>
              <table:table-cell office:value-type="string"/>
              <table:table-cell office:value-type="float" office:value="0.900000000000001">
                <text:p>0.900000000000001</text:p>
              </table:table-cell>
              <table:table-cell office:value-type="float" office:value="0.435889894354065">
                <text:p>0.43588989435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5">
                <text:p>-0.435889894354065</text:p>
              </table:table-cell>
            </table:table-row>
            <table:table-row>
              <table:table-cell office:value-type="string"/>
              <table:table-cell office:value-type="float" office:value="0.910000000000001">
                <text:p>0.910000000000001</text:p>
              </table:table-cell>
              <table:table-cell office:value-type="float" office:value="0.414608248832555">
                <text:p>0.41460824883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5">
                <text:p>-0.414608248832555</text:p>
              </table:table-cell>
            </table:table-row>
            <table:table-row>
              <table:table-cell office:value-type="string"/>
              <table:table-cell office:value-type="float" office:value="0.920000000000001">
                <text:p>0.920000000000001</text:p>
              </table:table-cell>
              <table:table-cell office:value-type="float" office:value="0.391918358845305">
                <text:p>0.39191835884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5">
                <text:p>-0.391918358845305</text:p>
              </table:table-cell>
            </table:table-row>
            <table:table-row>
              <table:table-cell office:value-type="string"/>
              <table:table-cell office:value-type="float" office:value="0.930000000000001">
                <text:p>0.930000000000001</text:p>
              </table:table-cell>
              <table:table-cell office:value-type="float" office:value="0.367559518989779">
                <text:p>0.36755951898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79">
                <text:p>-0.367559518989779</text:p>
              </table:table-cell>
            </table:table-row>
            <table:table-row>
              <table:table-cell office:value-type="string"/>
              <table:table-cell office:value-type="float" office:value="0.940000000000001">
                <text:p>0.940000000000001</text:p>
              </table:table-cell>
              <table:table-cell office:value-type="float" office:value="0.341174442184636">
                <text:p>0.34117444218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36">
                <text:p>-0.341174442184636</text:p>
              </table:table-cell>
            </table:table-row>
            <table:table-row>
              <table:table-cell office:value-type="string"/>
              <table:table-cell office:value-type="float" office:value="0.950000000000001">
                <text:p>0.950000000000001</text:p>
              </table:table-cell>
              <table:table-cell office:value-type="float" office:value="0.312249899919916">
                <text:p>0.312249899919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16">
                <text:p>-0.312249899919916</text:p>
              </table:table-cell>
            </table:table-row>
            <table:table-row>
              <table:table-cell office:value-type="string"/>
              <table:table-cell office:value-type="float" office:value="0.960000000000001">
                <text:p>0.960000000000001</text:p>
              </table:table-cell>
              <table:table-cell office:value-type="float" office:value="0.279999999999995">
                <text:p>0.279999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9999999999995">
                <text:p>-0.279999999999995</text:p>
              </table:table-cell>
            </table:table-row>
            <table:table-row>
              <table:table-cell office:value-type="string"/>
              <table:table-cell office:value-type="float" office:value="0.970000000000001">
                <text:p>0.970000000000001</text:p>
              </table:table-cell>
              <table:table-cell office:value-type="float" office:value="0.243104915622859">
                <text:p>0.24310491562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59">
                <text:p>-0.243104915622859</text:p>
              </table:table-cell>
            </table:table-row>
            <table:table-row>
              <table:table-cell office:value-type="string"/>
              <table:table-cell office:value-type="float" office:value="0.980000000000001">
                <text:p>0.980000000000001</text:p>
              </table:table-cell>
              <table:table-cell office:value-type="float" office:value="0.198997487421317">
                <text:p>0.19899748742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17">
                <text:p>-0.198997487421317</text:p>
              </table:table-cell>
            </table:table-row>
            <table:table-row>
              <table:table-cell office:value-type="string"/>
              <table:table-cell office:value-type="float" office:value="0.990000000000001">
                <text:p>0.990000000000001</text:p>
              </table:table-cell>
              <table:table-cell office:value-type="float" office:value="0.141067359796649">
                <text:p>0.14106735979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49">
                <text:p>-0.141067359796649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Windows_x86 LibreOffice_project/6cd4f1ef626f15116896b1d8e1398b56da0d0ee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-1" chart:maximum="1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5cm" svg:stroke-color="#000000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image" chart:symbol-width="0.7cm" chart:symbol-height="0.35cm" chart:link-data-style-to-source="true">
        <chart:symbol-image xlink:href="Pictures/100002000000000E00000007920574A49F7B3973.gif"/>
      </style:chart-properties>
      <style:graphic-properties svg:stroke-width="0.08cm" svg:stroke-color="#ff0000" draw:fill-color="#ff0000"/>
      <style:text-properties fo:font-size="10pt" style:font-size-asian="10pt" style:font-size-complex="10pt"/>
    </style:style>
    <style:style style:name="ch7" style:family="chart" style:data-style-name="N0">
      <style:chart-properties chart:symbol-type="image" chart:symbol-width="0.35cm" chart:symbol-height="0.35cm" chart:link-data-style-to-source="true">
        <chart:symbol-image xlink:href="Pictures/100002000000000B0000000BC0C472F3971B5F86.gif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5cm" chart:symbol-height="0.5cm" chart:link-data-style-to-source="true">
        <chart:symbol-image xlink:href="Pictures/100002000000000C0000000C69959ADFEAC38DB9.gif"/>
      </style:chart-properties>
      <style:graphic-properties svg:stroke-width="0.08cm" svg:stroke-color="#ff950e" draw:fill-color="#ff950e"/>
      <style:text-properties fo:font-size="10pt" style:font-size-asian="10pt" style:font-size-complex="10pt"/>
    </style:style>
    <style:style style:name="ch9" style:family="chart">
      <style:chart-properties chart:solid-type="cuboid" chart:symbol-type="image" chart:symbol-width="0.5cm" chart:symbol-height="0.5cm"/>
    </style:style>
    <style:style style:name="ch10" style:family="chart" style:data-style-name="N0">
      <style:chart-properties chart:symbol-type="image" chart:symbol-width="0.7cm" chart:symbol-height="0.7cm" chart:link-data-style-to-source="true">
        <chart:symbol-image xlink:href="Pictures/100002000000001000000010BC7FFBB6C09A3D6B.gif"/>
      </style:chart-properties>
      <style:graphic-properties svg:stroke-width="0.08cm" svg:stroke-color="#009900" draw:fill-color="#009900"/>
      <style:text-properties fo:font-size="10pt" style:font-size-asian="10pt" style:font-size-complex="10pt"/>
    </style:style>
    <style:style style:name="ch11" style:family="chart" style:data-style-name="N0">
      <style:chart-properties chart:symbol-type="image" chart:symbol-width="0.35cm" chart:symbol-height="0.35cm" chart:link-data-style-to-source="true">
        <chart:symbol-image xlink:href="Pictures/100002000000000A0000000A5B354D19DE71D0E4.gif"/>
      </style:chart-properties>
      <style:graphic-properties svg:stroke-width="0.08cm" svg:stroke-color="#0000ff" draw:fill-color="#0000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5cm" svg:height="15.239cm" xlink:href=".." xlink:type="simple" chart:class="chart:scatter" chart:style-name="ch1">
        <chart:plot-area chart:style-name="ch2" table:cell-range-address="Données.L3:Données.N203 'Equations 2'.B4:'Equations 2'.B5 'Equations 2'.B6:'Equations 2'.B8 'Equations 2'.D4:'Equations 2'.D8" chart:data-source-has-labels="row" svg:x="0.472cm" svg:y="0.356cm" svg:width="14.994cm" svg:height="14.412cm">
          <chartooo:coordinate-region svg:x="0.618cm" svg:y="0.529cm" svg:width="14.754cm" svg:height="14.06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Données.M3:Données.M203" loext:label-string="&quot;Cercle haut&quot;" chart:class="chart:scatter">
            <chart:domain table:cell-range-address="Données.L3:Données.L203"/>
            <chart:data-point chart:repeated="201"/>
          </chart:series>
          <chart:series chart:style-name="ch6" chart:values-cell-range-address="'Equations 2'.B4:'Equations 2'.B4" loext:label-string="&quot;Valeur 1 : x_1&quot;" chart:class="chart:scatter">
            <chart:domain table:cell-range-address="'Equations 2'.A4:'Equations 2'.A4"/>
            <chart:data-point/>
          </chart:series>
          <chart:series chart:style-name="ch7" chart:values-cell-range-address="'Equations 2'.B8:'Equations 2'.B8" loext:label-string="&quot;Valeur 5 : x_1&quot;" chart:class="chart:scatter">
            <chart:domain table:cell-range-address="'Equations 2'.A8:'Equations 2'.A8"/>
            <chart:data-point/>
          </chart:series>
          <chart:series chart:style-name="ch7" chart:values-cell-range-address="'Equations 2'.D8:'Equations 2'.D8" loext:label-string="&quot;Valeur 5 : x_2&quot;" chart:class="chart:scatter">
            <chart:domain table:cell-range-address="'Equations 2'.C8:'Equations 2'.C8"/>
            <chart:data-point/>
          </chart:series>
          <chart:series chart:style-name="ch8" chart:values-cell-range-address="'Equations 2'.B7:'Equations 2'.B7" loext:label-string="&quot;Valeur 4 : x_1&quot;" chart:class="chart:scatter">
            <chart:domain table:cell-range-address="'Equations 2'.A7:'Equations 2'.A7"/>
            <chart:data-point chart:style-name="ch9"/>
          </chart:series>
          <chart:series chart:style-name="ch8" chart:values-cell-range-address="'Equations 2'.D7:'Equations 2'.D7" loext:label-string="&quot;Valeur 4 : x_2&quot;" chart:class="chart:scatter">
            <chart:domain table:cell-range-address="'Equations 2'.C7:'Equations 2'.C7"/>
            <chart:data-point/>
          </chart:series>
          <chart:series chart:style-name="ch10" chart:values-cell-range-address="'Equations 2'.B6:'Equations 2'.B6" loext:label-string="&quot;Valeur 3 : x_1&quot;" chart:class="chart:scatter">
            <chart:domain table:cell-range-address="'Equations 2'.A6:'Equations 2'.A6"/>
            <chart:data-point/>
          </chart:series>
          <chart:series chart:style-name="ch10" chart:values-cell-range-address="'Equations 2'.D6:'Equations 2'.D6" loext:label-string="&quot;Valeur 3 : x_2&quot;" chart:class="chart:scatter">
            <chart:domain table:cell-range-address="'Equations 2'.C6:'Equations 2'.C6"/>
            <chart:data-point/>
          </chart:series>
          <chart:series chart:style-name="ch11" chart:values-cell-range-address="'Equations 2'.B5:'Equations 2'.B5" loext:label-string="&quot;Valeur 1 : x_1&quot;" chart:class="chart:scatter">
            <chart:domain table:cell-range-address="'Equations 2'.A5:'Equations 2'.A5"/>
            <chart:data-point/>
          </chart:series>
          <chart:series chart:style-name="ch11" chart:values-cell-range-address="'Equations 2'.D5:'Equations 2'.D5" loext:label-string="&quot;Valeur 2 : x_2&quot;" chart:class="chart:scatter">
            <chart:domain table:cell-range-address="'Equations 2'.C5:'Equations 2'.C5"/>
            <chart:data-point/>
          </chart:series>
          <chart:series chart:style-name="ch6" chart:values-cell-range-address="'Equations 2'.D4:'Equations 2'.D4" loext:label-string="&quot;Valeur 2 : x_1&quot;" chart:class="chart:scatter">
            <chart:domain table:cell-range-address="'Equations 2'.C4:'Equations 2'.C4"/>
            <chart:data-point/>
          </chart:series>
          <chart:series chart:style-name="ch12" chart:values-cell-range-address="Données.N3:Données.N203" loext:label-string="&quot;Cercle bas&quot;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L</text:p>
              </table:table-cell>
              <table:table-cell office:value-type="string">
                <text:p>Cercle haut</text:p>
              </table:table-cell>
              <table:table-cell office:value-type="string">
                <text:p/>
              </table:table-cell>
              <table:table-cell office:value-type="string">
                <text:p>Valeur 1 : x_1</text:p>
              </table:table-cell>
              <table:table-cell office:value-type="string">
                <text:p/>
              </table:table-cell>
              <table:table-cell office:value-type="string">
                <text:p>Valeur 5 : x_1</text:p>
              </table:table-cell>
              <table:table-cell office:value-type="string">
                <text:p/>
              </table:table-cell>
              <table:table-cell office:value-type="string">
                <text:p>Valeur 5 : x_2</text:p>
              </table:table-cell>
              <table:table-cell office:value-type="string">
                <text:p/>
              </table:table-cell>
              <table:table-cell office:value-type="string">
                <text:p>Valeur 4 : x_1</text:p>
              </table:table-cell>
              <table:table-cell office:value-type="string">
                <text:p/>
              </table:table-cell>
              <table:table-cell office:value-type="string">
                <text:p>Valeur 4 : x_2</text:p>
              </table:table-cell>
              <table:table-cell office:value-type="string">
                <text:p/>
              </table:table-cell>
              <table:table-cell office:value-type="string">
                <text:p>Valeur 3 : x_1</text:p>
              </table:table-cell>
              <table:table-cell office:value-type="string">
                <text:p/>
              </table:table-cell>
              <table:table-cell office:value-type="string">
                <text:p>Valeur 3 : x_2</text:p>
              </table:table-cell>
              <table:table-cell office:value-type="string">
                <text:p/>
              </table:table-cell>
              <table:table-cell office:value-type="string">
                <text:p>Valeur 1 : x_1</text:p>
              </table:table-cell>
              <table:table-cell office:value-type="string">
                <text:p/>
              </table:table-cell>
              <table:table-cell office:value-type="string">
                <text:p>Valeur 2 : x_2</text:p>
              </table:table-cell>
              <table:table-cell office:value-type="string">
                <text:p/>
              </table:table-cell>
              <table:table-cell office:value-type="string">
                <text:p>Valeur 2 : x_1</text:p>
              </table:table-cell>
              <table:table-cell office:value-type="string">
                <text:p>Cercle b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Données.L3:Données.L203</svg:desc>
                </draw:g>
              </table:table-cell>
              <table:table-cell office:value-type="float" office:value="0">
                <text:p>0</text:p>
                <draw:g>
                  <svg:desc>Données.M3:Données.M203</svg:desc>
                </draw:g>
              </table:table-cell>
              <table:table-cell office:value-type="float" office:value="NaN">
                <text:p>NaN</text:p>
                <draw:g>
                  <svg:desc>'Equations 2'.A4:'Equations 2'.A4</svg:desc>
                </draw:g>
              </table:table-cell>
              <table:table-cell office:value-type="float" office:value="NaN">
                <text:p>NaN</text:p>
                <draw:g>
                  <svg:desc>'Equations 2'.B4:'Equations 2'.B4</svg:desc>
                </draw:g>
              </table:table-cell>
              <table:table-cell office:value-type="float" office:value="NaN">
                <text:p>NaN</text:p>
                <draw:g>
                  <svg:desc>'Equations 2'.A8:'Equations 2'.A8</svg:desc>
                </draw:g>
              </table:table-cell>
              <table:table-cell office:value-type="float" office:value="NaN">
                <text:p>NaN</text:p>
                <draw:g>
                  <svg:desc>'Equations 2'.B8:'Equations 2'.B8</svg:desc>
                </draw:g>
              </table:table-cell>
              <table:table-cell office:value-type="float" office:value="NaN">
                <text:p>NaN</text:p>
                <draw:g>
                  <svg:desc>'Equations 2'.C8:'Equations 2'.C8</svg:desc>
                </draw:g>
              </table:table-cell>
              <table:table-cell office:value-type="float" office:value="NaN">
                <text:p>NaN</text:p>
                <draw:g>
                  <svg:desc>'Equations 2'.D8:'Equations 2'.D8</svg:desc>
                </draw:g>
              </table:table-cell>
              <table:table-cell office:value-type="float" office:value="NaN">
                <text:p>NaN</text:p>
                <draw:g>
                  <svg:desc>'Equations 2'.A7:'Equations 2'.A7</svg:desc>
                </draw:g>
              </table:table-cell>
              <table:table-cell office:value-type="float" office:value="NaN">
                <text:p>NaN</text:p>
                <draw:g>
                  <svg:desc>'Equations 2'.B7:'Equations 2'.B7</svg:desc>
                </draw:g>
              </table:table-cell>
              <table:table-cell office:value-type="float" office:value="NaN">
                <text:p>NaN</text:p>
                <draw:g>
                  <svg:desc>'Equations 2'.C7:'Equations 2'.C7</svg:desc>
                </draw:g>
              </table:table-cell>
              <table:table-cell office:value-type="float" office:value="NaN">
                <text:p>NaN</text:p>
                <draw:g>
                  <svg:desc>'Equations 2'.D7:'Equations 2'.D7</svg:desc>
                </draw:g>
              </table:table-cell>
              <table:table-cell office:value-type="float" office:value="NaN">
                <text:p>NaN</text:p>
                <draw:g>
                  <svg:desc>'Equations 2'.A6:'Equations 2'.A6</svg:desc>
                </draw:g>
              </table:table-cell>
              <table:table-cell office:value-type="float" office:value="NaN">
                <text:p>NaN</text:p>
                <draw:g>
                  <svg:desc>'Equations 2'.B6:'Equations 2'.B6</svg:desc>
                </draw:g>
              </table:table-cell>
              <table:table-cell office:value-type="float" office:value="NaN">
                <text:p>NaN</text:p>
                <draw:g>
                  <svg:desc>'Equations 2'.C6:'Equations 2'.C6</svg:desc>
                </draw:g>
              </table:table-cell>
              <table:table-cell office:value-type="float" office:value="NaN">
                <text:p>NaN</text:p>
                <draw:g>
                  <svg:desc>'Equations 2'.D6:'Equations 2'.D6</svg:desc>
                </draw:g>
              </table:table-cell>
              <table:table-cell office:value-type="float" office:value="NaN">
                <text:p>NaN</text:p>
                <draw:g>
                  <svg:desc>'Equations 2'.A5:'Equations 2'.A5</svg:desc>
                </draw:g>
              </table:table-cell>
              <table:table-cell office:value-type="float" office:value="NaN">
                <text:p>NaN</text:p>
                <draw:g>
                  <svg:desc>'Equations 2'.B5:'Equations 2'.B5</svg:desc>
                </draw:g>
              </table:table-cell>
              <table:table-cell office:value-type="float" office:value="NaN">
                <text:p>NaN</text:p>
                <draw:g>
                  <svg:desc>'Equations 2'.C5:'Equations 2'.C5</svg:desc>
                </draw:g>
              </table:table-cell>
              <table:table-cell office:value-type="float" office:value="NaN">
                <text:p>NaN</text:p>
                <draw:g>
                  <svg:desc>'Equations 2'.D5:'Equations 2'.D5</svg:desc>
                </draw:g>
              </table:table-cell>
              <table:table-cell office:value-type="float" office:value="NaN">
                <text:p>NaN</text:p>
                <draw:g>
                  <svg:desc>'Equations 2'.C4:'Equations 2'.C4</svg:desc>
                </draw:g>
              </table:table-cell>
              <table:table-cell office:value-type="float" office:value="NaN">
                <text:p>NaN</text:p>
                <draw:g>
                  <svg:desc>'Equations 2'.D4:'Equations 2'.D4</svg:desc>
                </draw:g>
              </table:table-cell>
              <table:table-cell office:value-type="float" office:value="-0">
                <text:p>-0</text:p>
                <draw:g>
                  <svg:desc>Données.N3:Données.N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">
                <text:p>-0.99</text:p>
              </table:table-cell>
              <table:table-cell office:value-type="float" office:value="0.141067359796659">
                <text:p>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59">
                <text:p>-0.1410673597966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8">
                <text:p>-0.98</text:p>
              </table:table-cell>
              <table:table-cell office:value-type="float" office:value="0.198997487421324">
                <text:p>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24">
                <text:p>-0.198997487421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7">
                <text:p>-0.97</text:p>
              </table:table-cell>
              <table:table-cell office:value-type="float" office:value="0.243104915622864">
                <text:p>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64">
                <text:p>-0.243104915622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">
                <text:p>-0.96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5">
                <text:p>-0.95</text:p>
              </table:table-cell>
              <table:table-cell office:value-type="float" office:value="0.31224989991992">
                <text:p>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2">
                <text:p>-0.312249899919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4">
                <text:p>-0.94</text:p>
              </table:table-cell>
              <table:table-cell office:value-type="float" office:value="0.34117444218464">
                <text:p>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4">
                <text:p>-0.341174442184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3">
                <text:p>-0.93</text:p>
              </table:table-cell>
              <table:table-cell office:value-type="float" office:value="0.367559518989782">
                <text:p>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82">
                <text:p>-0.3675595189897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">
                <text:p>-0.92</text:p>
              </table:table-cell>
              <table:table-cell office:value-type="float" office:value="0.391918358845309">
                <text:p>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9">
                <text:p>-0.3919183588453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1">
                <text:p>-0.91</text:p>
              </table:table-cell>
              <table:table-cell office:value-type="float" office:value="0.414608248832558">
                <text:p>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8">
                <text:p>-0.4146082488325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">
                <text:p>-0.9</text:p>
              </table:table-cell>
              <table:table-cell office:value-type="float" office:value="0.435889894354068">
                <text:p>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8">
                <text:p>-0.4358898943540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">
                <text:p>-0.89</text:p>
              </table:table-cell>
              <table:table-cell office:value-type="float" office:value="0.45596052460712">
                <text:p>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2">
                <text:p>-0.455960524607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8">
                <text:p>-0.88</text:p>
              </table:table-cell>
              <table:table-cell office:value-type="float" office:value="0.474973683481517">
                <text:p>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7">
                <text:p>-0.4749736834815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7">
                <text:p>-0.87</text:p>
              </table:table-cell>
              <table:table-cell office:value-type="float" office:value="0.493051721424842">
                <text:p>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2">
                <text:p>-0.4930517214248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6">
                <text:p>-0.86</text:p>
              </table:table-cell>
              <table:table-cell office:value-type="float" office:value="0.510294032886923">
                <text:p>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3">
                <text:p>-0.5102940328869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5">
                <text:p>-0.85</text:p>
              </table:table-cell>
              <table:table-cell office:value-type="float" office:value="0.526782687642637">
                <text:p>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7">
                <text:p>-0.5267826876426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4">
                <text:p>-0.84</text:p>
              </table:table-cell>
              <table:table-cell office:value-type="float" office:value="0.542586398650022">
                <text:p>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22">
                <text:p>-0.5425863986500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3">
                <text:p>-0.83</text:p>
              </table:table-cell>
              <table:table-cell office:value-type="float" office:value="0.557763390695374">
                <text:p>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4">
                <text:p>-0.5577633906953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2">
                <text:p>-0.82</text:p>
              </table:table-cell>
              <table:table-cell office:value-type="float" office:value="0.572363520850168">
                <text:p>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8">
                <text:p>-0.5723635208501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1">
                <text:p>-0.81</text:p>
              </table:table-cell>
              <table:table-cell office:value-type="float" office:value="0.58642987645583">
                <text:p>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3">
                <text:p>-0.586429876455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">
                <text:p>-0.8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9">
                <text:p>-0.79</text:p>
              </table:table-cell>
              <table:table-cell office:value-type="float" office:value="0.613106842238774">
                <text:p>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4">
                <text:p>-0.6131068422387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8">
                <text:p>-0.78</text:p>
              </table:table-cell>
              <table:table-cell office:value-type="float" office:value="0.625779513886481">
                <text:p>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81">
                <text:p>-0.6257795138864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7">
                <text:p>-0.77</text:p>
              </table:table-cell>
              <table:table-cell office:value-type="float" office:value="0.638043885637971">
                <text:p>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71">
                <text:p>-0.6380438856379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6">
                <text:p>-0.76</text:p>
              </table:table-cell>
              <table:table-cell office:value-type="float" office:value="0.649923072370877">
                <text:p>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7">
                <text:p>-0.6499230723708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5">
                <text:p>-0.75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8">
                <text:p>-0.6614378277661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4">
                <text:p>-0.74</text:p>
              </table:table-cell>
              <table:table-cell office:value-type="float" office:value="0.67260686883201">
                <text:p>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1">
                <text:p>-0.672606868832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3">
                <text:p>-0.73</text:p>
              </table:table-cell>
              <table:table-cell office:value-type="float" office:value="0.683447144993671">
                <text:p>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1">
                <text:p>-0.6834471449936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2">
                <text:p>-0.72</text:p>
              </table:table-cell>
              <table:table-cell office:value-type="float" office:value="0.693974062915899">
                <text:p>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9">
                <text:p>-0.6939740629158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1">
                <text:p>-0.71</text:p>
              </table:table-cell>
              <table:table-cell office:value-type="float" office:value="0.70420167565833">
                <text:p>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3">
                <text:p>-0.704201675658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">
                <text:p>-0.7</text:p>
              </table:table-cell>
              <table:table-cell office:value-type="float" office:value="0.714142842854285">
                <text:p>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5">
                <text:p>-0.7141428428542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9">
                <text:p>-0.69</text:p>
              </table:table-cell>
              <table:table-cell office:value-type="float" office:value="0.723809367167903">
                <text:p>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3">
                <text:p>-0.7238093671679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8">
                <text:p>-0.68</text:p>
              </table:table-cell>
              <table:table-cell office:value-type="float" office:value="0.733212111192935">
                <text:p>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5">
                <text:p>-0.7332121111929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7">
                <text:p>-0.67</text:p>
              </table:table-cell>
              <table:table-cell office:value-type="float" office:value="0.742361098118699">
                <text:p>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9">
                <text:p>-0.7423610981186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6">
                <text:p>-0.66</text:p>
              </table:table-cell>
              <table:table-cell office:value-type="float" office:value="0.751265598839718">
                <text:p>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8">
                <text:p>-0.7512655988397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5">
                <text:p>-0.65</text:p>
              </table:table-cell>
              <table:table-cell office:value-type="float" office:value="0.759934207678533">
                <text:p>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3">
                <text:p>-0.7599342076785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4">
                <text:p>-0.64</text:p>
              </table:table-cell>
              <table:table-cell office:value-type="float" office:value="0.768374908491942">
                <text:p>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2">
                <text:p>-0.7683749084919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3">
                <text:p>-0.63</text:p>
              </table:table-cell>
              <table:table-cell office:value-type="float" office:value="0.776595132614157">
                <text:p>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7">
                <text:p>-0.7765951326141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2">
                <text:p>-0.62</text:p>
              </table:table-cell>
              <table:table-cell office:value-type="float" office:value="0.784601809837322">
                <text:p>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2">
                <text:p>-0.7846018098373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1">
                <text:p>-0.61</text:p>
              </table:table-cell>
              <table:table-cell office:value-type="float" office:value="0.792401413426301">
                <text:p>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01">
                <text:p>-0.7924014134263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">
                <text:p>-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9">
                <text:p>-0.59</text:p>
              </table:table-cell>
              <table:table-cell office:value-type="float" office:value="0.807403244977378">
                <text:p>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8">
                <text:p>-0.8074032449773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8">
                <text:p>-0.58</text:p>
              </table:table-cell>
              <table:table-cell office:value-type="float" office:value="0.814616474176652">
                <text:p>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2">
                <text:p>-0.8146164741766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">
                <text:p>-0.57</text:p>
              </table:table-cell>
              <table:table-cell office:value-type="float" office:value="0.821644692065859">
                <text:p>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9">
                <text:p>-0.8216446920658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6">
                <text:p>-0.56</text:p>
              </table:table-cell>
              <table:table-cell office:value-type="float" office:value="0.828492607088319">
                <text:p>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9">
                <text:p>-0.8284926070883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5">
                <text:p>-0.55</text:p>
              </table:table-cell>
              <table:table-cell office:value-type="float" office:value="0.835164654424504">
                <text:p>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4">
                <text:p>-0.8351646544245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4">
                <text:p>-0.54</text:p>
              </table:table-cell>
              <table:table-cell office:value-type="float" office:value="0.841665016500033">
                <text:p>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3">
                <text:p>-0.8416650165000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3">
                <text:p>-0.53</text:p>
              </table:table-cell>
              <table:table-cell office:value-type="float" office:value="0.847997641506155">
                <text:p>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5">
                <text:p>-0.8479976415061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2">
                <text:p>-0.52</text:p>
              </table:table-cell>
              <table:table-cell office:value-type="float" office:value="0.854166260162505">
                <text:p>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5">
                <text:p>-0.8541662601625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1">
                <text:p>-0.51</text:p>
              </table:table-cell>
              <table:table-cell office:value-type="float" office:value="0.860174400921116">
                <text:p>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6">
                <text:p>-0.8601744009211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9">
                <text:p>-0.49</text:p>
              </table:table-cell>
              <table:table-cell office:value-type="float" office:value="0.871722432887901">
                <text:p>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01">
                <text:p>-0.8717224328879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">
                <text:p>-0.48</text:p>
              </table:table-cell>
              <table:table-cell office:value-type="float" office:value="0.877268487978453">
                <text:p>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3">
                <text:p>-0.8772684879784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7">
                <text:p>-0.47</text:p>
              </table:table-cell>
              <table:table-cell office:value-type="float" office:value="0.882666414904295">
                <text:p>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5">
                <text:p>-0.8826664149042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6">
                <text:p>-0.46</text:p>
              </table:table-cell>
              <table:table-cell office:value-type="float" office:value="0.887918915216925">
                <text:p>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5">
                <text:p>-0.8879189152169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5">
                <text:p>-0.45</text:p>
              </table:table-cell>
              <table:table-cell office:value-type="float" office:value="0.893028554974588">
                <text:p>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8">
                <text:p>-0.8930285549745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4">
                <text:p>-0.44</text:p>
              </table:table-cell>
              <table:table-cell office:value-type="float" office:value="0.897997772825746">
                <text:p>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6">
                <text:p>-0.8979977728257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29999999999999">
                <text:p>-0.429999999999999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">
                <text:p>-0.42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09999999999999">
                <text:p>-0.409999999999999</text:p>
              </table:table-cell>
              <table:table-cell office:value-type="float" office:value="0.912085522305886">
                <text:p>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6">
                <text:p>-0.9120855223058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">
                <text:p>-0.4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89999999999999">
                <text:p>-0.389999999999999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79999999999999">
                <text:p>-0.379999999999999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69999999999999">
                <text:p>-0.369999999999999</text:p>
              </table:table-cell>
              <table:table-cell office:value-type="float" office:value="0.929031754032122">
                <text:p>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2">
                <text:p>-0.9290317540321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59999999999999">
                <text:p>-0.359999999999999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49999999999999">
                <text:p>-0.349999999999999</text:p>
              </table:table-cell>
              <table:table-cell office:value-type="float" office:value="0.93674969975976">
                <text:p>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6">
                <text:p>-0.936749699759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39999999999999">
                <text:p>-0.339999999999999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29999999999999">
                <text:p>-0.329999999999999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19999999999999">
                <text:p>-0.319999999999999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09999999999999">
                <text:p>-0.309999999999999</text:p>
              </table:table-cell>
              <table:table-cell office:value-type="float" office:value="0.950736556570747">
                <text:p>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7">
                <text:p>-0.9507365565707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0.953939201416946">
                <text:p>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6">
                <text:p>-0.9539392014169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89999999999999">
                <text:p>-0.289999999999999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79999999999999">
                <text:p>-0.2799999999999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69999999999999">
                <text:p>-0.269999999999999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59999999999999">
                <text:p>-0.259999999999999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49999999999999">
                <text:p>-0.249999999999999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39999999999999">
                <text:p>-0.239999999999999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29999999999999">
                <text:p>-0.229999999999999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19999999999999">
                <text:p>-0.219999999999999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09999999999999">
                <text:p>-0.209999999999999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89999999999999">
                <text:p>-0.189999999999999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79999999999999">
                <text:p>-0.179999999999999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69999999999999">
                <text:p>-0.169999999999999</text:p>
              </table:table-cell>
              <table:table-cell office:value-type="float" office:value="0.985444062339411">
                <text:p>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1">
                <text:p>-0.9854440623394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59999999999999">
                <text:p>-0.159999999999999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49999999999999">
                <text:p>-0.149999999999999</text:p>
              </table:table-cell>
              <table:table-cell office:value-type="float" office:value="0.98868599666426">
                <text:p>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6">
                <text:p>-0.988685996664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39999999999999">
                <text:p>-0.139999999999999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29999999999999">
                <text:p>-0.129999999999999</text:p>
              </table:table-cell>
              <table:table-cell office:value-type="float" office:value="0.99151399384981">
                <text:p>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1">
                <text:p>-0.991513993849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19999999999999">
                <text:p>-0.119999999999999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09999999999999">
                <text:p>-0.109999999999999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999999999999992">
                <text:p>-0.0999999999999992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899999999999993">
                <text:p>-0.0899999999999993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799999999999993">
                <text:p>-0.0799999999999993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699999999999993">
                <text:p>-0.0699999999999993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599999999999993">
                <text:p>-0.0599999999999993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499999999999993">
                <text:p>-0.0499999999999993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399999999999992">
                <text:p>-0.0399999999999992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299999999999992">
                <text:p>-0.0299999999999992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199999999999992">
                <text:p>-0.0199999999999992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999999999999925">
                <text:p>-0.00999999999999925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52869988573934E-016">
                <text:p>7.52869988573934E-0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00000000000008">
                <text:p>0.0100000000000008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00000000000008">
                <text:p>0.0200000000000008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00000000000008">
                <text:p>0.0300000000000008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00000000000008">
                <text:p>0.0400000000000008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00000000000008">
                <text:p>0.0500000000000008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00000000000008">
                <text:p>0.0600000000000008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00000000000008">
                <text:p>0.0700000000000008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00000000000007">
                <text:p>0.0800000000000007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00000000000007">
                <text:p>0.0900000000000007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0000000000001">
                <text:p>0.110000000000001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0000000000001">
                <text:p>0.120000000000001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0000000000001">
                <text:p>0.130000000000001</text:p>
              </table:table-cell>
              <table:table-cell office:value-type="float" office:value="0.991513993849809">
                <text:p>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09">
                <text:p>-0.9915139938498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0000000000001">
                <text:p>0.140000000000001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0000000000001">
                <text:p>0.150000000000001</text:p>
              </table:table-cell>
              <table:table-cell office:value-type="float" office:value="0.988685996664259">
                <text:p>0.98868599666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59">
                <text:p>-0.9886859966642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0000000000001">
                <text:p>0.160000000000001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70000000000001">
                <text:p>0.170000000000001</text:p>
              </table:table-cell>
              <table:table-cell office:value-type="float" office:value="0.98544406233941">
                <text:p>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">
                <text:p>-0.985444062339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0000000000001">
                <text:p>0.180000000000001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0000000000001">
                <text:p>0.190000000000001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10000000000001">
                <text:p>0.210000000000001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0000000000001">
                <text:p>0.220000000000001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0000000000001">
                <text:p>0.230000000000001</text:p>
              </table:table-cell>
              <table:table-cell office:value-type="float" office:value="0.973190628808148">
                <text:p>0.97319062880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8">
                <text:p>-0.9731906288081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0000000000001">
                <text:p>0.240000000000001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0000000000001">
                <text:p>0.250000000000001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60000000000001">
                <text:p>0.260000000000001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0000000000001">
                <text:p>0.270000000000001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80000000000001">
                <text:p>0.280000000000001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90000000000001">
                <text:p>0.290000000000001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953939201416945">
                <text:p>0.9539392014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5">
                <text:p>-0.9539392014169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0000000000001">
                <text:p>0.310000000000001</text:p>
              </table:table-cell>
              <table:table-cell office:value-type="float" office:value="0.950736556570746">
                <text:p>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6">
                <text:p>-0.9507365565707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0000000000001">
                <text:p>0.320000000000001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0000000000001">
                <text:p>0.330000000000001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40000000000001">
                <text:p>0.340000000000001</text:p>
              </table:table-cell>
              <table:table-cell office:value-type="float" office:value="0.940425435640699">
                <text:p>0.94042543564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699">
                <text:p>-0.9404254356406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0000000000001">
                <text:p>0.350000000000001</text:p>
              </table:table-cell>
              <table:table-cell office:value-type="float" office:value="0.936749699759759">
                <text:p>0.93674969975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59">
                <text:p>-0.9367496997597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0000000000001">
                <text:p>0.360000000000001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0000000000001">
                <text:p>0.370000000000001</text:p>
              </table:table-cell>
              <table:table-cell office:value-type="float" office:value="0.929031754032121">
                <text:p>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1">
                <text:p>-0.9290317540321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0000000000001">
                <text:p>0.380000000000001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90000000000001">
                <text:p>0.390000000000001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0.916515138991167">
                <text:p>0.91651513899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7">
                <text:p>-0.9165151389911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10000000000001">
                <text:p>0.410000000000001</text:p>
              </table:table-cell>
              <table:table-cell office:value-type="float" office:value="0.912085522305885">
                <text:p>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5">
                <text:p>-0.9120855223058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20000000000001">
                <text:p>0.420000000000001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30000000000001">
                <text:p>0.430000000000001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0000000000001">
                <text:p>0.440000000000001</text:p>
              </table:table-cell>
              <table:table-cell office:value-type="float" office:value="0.897997772825745">
                <text:p>0.89799777282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5">
                <text:p>-0.8979977728257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50000000000001">
                <text:p>0.450000000000001</text:p>
              </table:table-cell>
              <table:table-cell office:value-type="float" office:value="0.893028554974587">
                <text:p>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7">
                <text:p>-0.8930285549745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60000000000001">
                <text:p>0.460000000000001</text:p>
              </table:table-cell>
              <table:table-cell office:value-type="float" office:value="0.887918915216924">
                <text:p>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4">
                <text:p>-0.8879189152169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70000000000001">
                <text:p>0.470000000000001</text:p>
              </table:table-cell>
              <table:table-cell office:value-type="float" office:value="0.882666414904294">
                <text:p>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4">
                <text:p>-0.8826664149042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80000000000001">
                <text:p>0.480000000000001</text:p>
              </table:table-cell>
              <table:table-cell office:value-type="float" office:value="0.877268487978452">
                <text:p>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2">
                <text:p>-0.8772684879784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90000000000001">
                <text:p>0.490000000000001</text:p>
              </table:table-cell>
              <table:table-cell office:value-type="float" office:value="0.8717224328879">
                <text:p>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">
                <text:p>-0.87172243288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8">
                <text:p>-0.8660254037844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10000000000001">
                <text:p>0.510000000000001</text:p>
              </table:table-cell>
              <table:table-cell office:value-type="float" office:value="0.860174400921115">
                <text:p>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5">
                <text:p>-0.8601744009211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20000000000001">
                <text:p>0.520000000000001</text:p>
              </table:table-cell>
              <table:table-cell office:value-type="float" office:value="0.854166260162504">
                <text:p>0.85416626016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4">
                <text:p>-0.8541662601625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30000000000001">
                <text:p>0.530000000000001</text:p>
              </table:table-cell>
              <table:table-cell office:value-type="float" office:value="0.847997641506153">
                <text:p>0.847997641506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3">
                <text:p>-0.8479976415061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0000000000001">
                <text:p>0.540000000000001</text:p>
              </table:table-cell>
              <table:table-cell office:value-type="float" office:value="0.841665016500032">
                <text:p>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2">
                <text:p>-0.8416650165000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50000000000001">
                <text:p>0.550000000000001</text:p>
              </table:table-cell>
              <table:table-cell office:value-type="float" office:value="0.835164654424503">
                <text:p>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3">
                <text:p>-0.8351646544245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60000000000001">
                <text:p>0.560000000000001</text:p>
              </table:table-cell>
              <table:table-cell office:value-type="float" office:value="0.828492607088318">
                <text:p>0.82849260708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8">
                <text:p>-0.8284926070883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70000000000001">
                <text:p>0.570000000000001</text:p>
              </table:table-cell>
              <table:table-cell office:value-type="float" office:value="0.821644692065858">
                <text:p>0.82164469206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8">
                <text:p>-0.8216446920658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80000000000001">
                <text:p>0.580000000000001</text:p>
              </table:table-cell>
              <table:table-cell office:value-type="float" office:value="0.814616474176651">
                <text:p>0.81461647417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1">
                <text:p>-0.8146164741766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90000000000001">
                <text:p>0.590000000000001</text:p>
              </table:table-cell>
              <table:table-cell office:value-type="float" office:value="0.807403244977377">
                <text:p>0.80740324497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7">
                <text:p>-0.8074032449773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.799999999999999">
                <text:p>0.7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9999999999999">
                <text:p>-0.7999999999999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10000000000001">
                <text:p>0.610000000000001</text:p>
              </table:table-cell>
              <table:table-cell office:value-type="float" office:value="0.7924014134263">
                <text:p>0.792401413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">
                <text:p>-0.79240141342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0000000000001">
                <text:p>0.620000000000001</text:p>
              </table:table-cell>
              <table:table-cell office:value-type="float" office:value="0.78460180983732">
                <text:p>0.7846018098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">
                <text:p>-0.784601809837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30000000000001">
                <text:p>0.630000000000001</text:p>
              </table:table-cell>
              <table:table-cell office:value-type="float" office:value="0.776595132614156">
                <text:p>0.77659513261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6">
                <text:p>-0.7765951326141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0000000000001">
                <text:p>0.640000000000001</text:p>
              </table:table-cell>
              <table:table-cell office:value-type="float" office:value="0.768374908491941">
                <text:p>0.76837490849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1">
                <text:p>-0.7683749084919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50000000000001">
                <text:p>0.650000000000001</text:p>
              </table:table-cell>
              <table:table-cell office:value-type="float" office:value="0.759934207678532">
                <text:p>0.75993420767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2">
                <text:p>-0.7599342076785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60000000000001">
                <text:p>0.660000000000001</text:p>
              </table:table-cell>
              <table:table-cell office:value-type="float" office:value="0.751265598839717">
                <text:p>0.75126559883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7">
                <text:p>-0.7512655988397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0000000000001">
                <text:p>0.670000000000001</text:p>
              </table:table-cell>
              <table:table-cell office:value-type="float" office:value="0.742361098118698">
                <text:p>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8">
                <text:p>-0.7423610981186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0000000000001">
                <text:p>0.680000000000001</text:p>
              </table:table-cell>
              <table:table-cell office:value-type="float" office:value="0.733212111192933">
                <text:p>0.73321211119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3">
                <text:p>-0.7332121111929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0000000000001">
                <text:p>0.690000000000001</text:p>
              </table:table-cell>
              <table:table-cell office:value-type="float" office:value="0.723809367167902">
                <text:p>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2">
                <text:p>-0.7238093671679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00000000000001">
                <text:p>0.700000000000001</text:p>
              </table:table-cell>
              <table:table-cell office:value-type="float" office:value="0.714142842854284">
                <text:p>0.71414284285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4">
                <text:p>-0.7141428428542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0000000000001">
                <text:p>0.710000000000001</text:p>
              </table:table-cell>
              <table:table-cell office:value-type="float" office:value="0.704201675658329">
                <text:p>0.70420167565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29">
                <text:p>-0.7042016756583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0000000000001">
                <text:p>0.720000000000001</text:p>
              </table:table-cell>
              <table:table-cell office:value-type="float" office:value="0.693974062915898">
                <text:p>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8">
                <text:p>-0.6939740629158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30000000000001">
                <text:p>0.730000000000001</text:p>
              </table:table-cell>
              <table:table-cell office:value-type="float" office:value="0.68344714499367">
                <text:p>0.6834471449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">
                <text:p>-0.683447144993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40000000000001">
                <text:p>0.740000000000001</text:p>
              </table:table-cell>
              <table:table-cell office:value-type="float" office:value="0.672606868832008">
                <text:p>0.67260686883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08">
                <text:p>-0.6726068688320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50000000000001">
                <text:p>0.750000000000001</text:p>
              </table:table-cell>
              <table:table-cell office:value-type="float" office:value="0.661437827766146">
                <text:p>0.66143782776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6">
                <text:p>-0.6614378277661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60000000000001">
                <text:p>0.760000000000001</text:p>
              </table:table-cell>
              <table:table-cell office:value-type="float" office:value="0.649923072370875">
                <text:p>0.64992307237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5">
                <text:p>-0.6499230723708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70000000000001">
                <text:p>0.770000000000001</text:p>
              </table:table-cell>
              <table:table-cell office:value-type="float" office:value="0.638043885637969">
                <text:p>0.63804388563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69">
                <text:p>-0.63804388563796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80000000000001">
                <text:p>0.780000000000001</text:p>
              </table:table-cell>
              <table:table-cell office:value-type="float" office:value="0.625779513886479">
                <text:p>0.62577951388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79">
                <text:p>-0.6257795138864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613106842238772">
                <text:p>0.61310684223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2">
                <text:p>-0.6131068422387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.599999999999998">
                <text:p>0.59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999999999998">
                <text:p>-0.5999999999999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586429876455828">
                <text:p>0.58642987645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28">
                <text:p>-0.5864298764558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20000000000001">
                <text:p>0.820000000000001</text:p>
              </table:table-cell>
              <table:table-cell office:value-type="float" office:value="0.572363520850166">
                <text:p>0.57236352085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6">
                <text:p>-0.5723635208501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30000000000001">
                <text:p>0.830000000000001</text:p>
              </table:table-cell>
              <table:table-cell office:value-type="float" office:value="0.557763390695372">
                <text:p>0.55776339069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2">
                <text:p>-0.5577633906953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40000000000001">
                <text:p>0.840000000000001</text:p>
              </table:table-cell>
              <table:table-cell office:value-type="float" office:value="0.542586398650019">
                <text:p>0.54258639865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19">
                <text:p>-0.5425863986500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526782687642635">
                <text:p>0.52678268764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5">
                <text:p>-0.5267826876426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510294032886921">
                <text:p>0.51029403288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1">
                <text:p>-0.5102940328869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70000000000001">
                <text:p>0.870000000000001</text:p>
              </table:table-cell>
              <table:table-cell office:value-type="float" office:value="0.49305172142484">
                <text:p>0.4930517214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">
                <text:p>-0.493051721424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474973683481514">
                <text:p>0.47497368348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4">
                <text:p>-0.4749736834815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455960524607117">
                <text:p>0.45596052460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17">
                <text:p>-0.4559605246071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435889894354065">
                <text:p>0.43588989435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5">
                <text:p>-0.4358898943540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414608248832555">
                <text:p>0.41460824883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5">
                <text:p>-0.4146082488325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20000000000001">
                <text:p>0.920000000000001</text:p>
              </table:table-cell>
              <table:table-cell office:value-type="float" office:value="0.391918358845305">
                <text:p>0.39191835884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5">
                <text:p>-0.3919183588453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.367559518989779">
                <text:p>0.36755951898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79">
                <text:p>-0.3675595189897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341174442184636">
                <text:p>0.34117444218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36">
                <text:p>-0.3411744421846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312249899919916">
                <text:p>0.312249899919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16">
                <text:p>-0.3122498999199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279999999999995">
                <text:p>0.279999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9999999999995">
                <text:p>-0.2799999999999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243104915622859">
                <text:p>0.24310491562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59">
                <text:p>-0.24310491562285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0.198997487421317">
                <text:p>0.19899748742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17">
                <text:p>-0.1989974874213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0.141067359796649">
                <text:p>0.14106735979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49">
                <text:p>-0.1410673597966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Windows_x86 LibreOffice_project/6cd4f1ef626f15116896b1d8e1398b56da0d0ee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